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Times"/>
    </style:style>
    <style:style style:name="T3" style:family="text">
      <style:text-properties style:font-name="Songti TC"/>
    </style:style>
    <style:style style:name="T4" style:family="text">
      <style:text-properties style:font-name="AppleMyungjo"/>
    </style:style>
    <style:style style:name="T5"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ANNE   |  2014.04.30 22:01   |   <text:a xlink:type="simple" xlink:href="http://palinfo.habago.org/Entry?Command=Information_PrintForum&amp;iPage=438#FORUM32378"><text:span text:style-name="T1">#</text:span></text:a></text:p>
      <text:p text:style-name="P2">陳醫師您好<text:span text:style-name="T2">:<text:line-break/></text:span>我喜歡您的文章，用狗腿的講法，我著迷於您的文章。喜歡的意思就像看到一幅畫就覺得著迷。但我不是畫評者，我說不出喜歡的道理。也不是價值判斷，好不好，對不對，哪一部份好，哪一部份對<text:span text:style-name="T2">?</text:span>或引經據典搬出一堆理論支持自己的喜歡，喜歡這件事情對我而言，並沒有一個對立面的不喜歡在那裏。我個人的腦袋簡單，我的思維結構中往往沒有對稱狀態。有些東西也許對稱會好些。例如<text:span text:style-name="T2">:</text:span>筷子，襪子。大部份以對稱的狀態存在。但若一雙襪子少了一支，自然也就不穿它了。是否對稱這個問題也就不存在了。<text:span text:style-name="T2">(</text:span>所以懶人的方法是買整打完全一樣的襪子，讓他們成為一群一模一樣的襪子，所以就算掉了一支也完全不影響。這招使得襪子失去了對稱的問題。同樣的襪子也無左派或右派之分<text:span text:style-name="T2">)</text:span>，雙手也是一種對稱的狀態，但失去一隻手的人，對我來說他仍是一個完完整整分毫不差的人。所以看起來，雙手應該是對稱的好，但少了一隻手也不影響，所以這個應該對稱的狀態應該不是一個真正的問題。<text:span text:style-name="T2"><text:line-break/></text:span>如果說我喜歡您的文章，那並不表示我不喜歡楊照的文章。因為若我喜歡您的文章我自然會仔細讀上幾回。但我對楊照的文章沒有太多印象，如果我真的讀了楊照的文章，沒有留下什麼深刻的印象，那也不是不喜歡楊照的文章。只是有些文章若不能讓我著迷地想多讀幾次，或我讀完也忘了，或我根本也不讀那文章。這文章也對我來說是不存在的。但這些文章不會被放上我不喜歡的文章清單上。因為我沒有這張清單。<text:span text:style-name="T2"><text:line-break/></text:span>在我的國家<text:span text:style-name="T2">(</text:span>如果我說我的國家是四個字的，就會有一群人衝出來咚咚咚亂箭將我射到對立面的牆上釘著，滾回大陸去<text:span text:style-name="T2">….</text:span>藍狗<text:span text:style-name="T2">…..</text:span>黨工<text:span text:style-name="T2">….</text:span>若我說我的國家是三個字，咚咚咚我就會被射飛到另一面牆上釘著<text:span text:style-name="T2">….</text:span>暴民，綠蛆<text:span text:style-name="T2">……….),</text:span>所以我只能說我的國家<text:span text:style-name="T2">…….</text:span>我不會告訴你我的國家是三個字還是四個字。<text:span text:style-name="T2"><text:line-break/>4/29</text:span>傍晚，有一群人癱瘓忠孝東路，新聞上的畫面，下班回家的騎士怒喊，我要我的路<text:span text:style-name="T2">….</text:span>民眾<text:span text:style-name="T2">:</text:span>馬英九<text:span text:style-name="T2"><text:s/></text:span>馬英九。騎士<text:span text:style-name="T2">:</text:span>我要過，我要我的路<text:span text:style-name="T2">…</text:span>民眾<text:span text:style-name="T2">:</text:span>滾回大陸<text:span text:style-name="T2">(</text:span>或路<text:span text:style-name="T2">?)</text:span>去，騎士<text:span text:style-name="T2">@@@(</text:span>忠孝東路已經是大路了<text:span text:style-name="T2">……)<text:line-break/></text:span>將另一種台灣新文法套在另一場景<text:span text:style-name="T2">:<text:line-break/></text:span>甲<text:span text:style-name="T2">:</text:span>我喜歡吃西瓜<text:span text:style-name="T2">….<text:line-break/></text:span>乙<text:span text:style-name="T2">:</text:span>所以你討厭木瓜。你有沒羞恥<text:span text:style-name="T2">? </text:span>木瓜農人都快餓死了。你還在吃西瓜<text:span text:style-name="T2">?</text:span>若因為你喜歡吃西瓜而造成木瓜農民餓死。我跟你拼命<text:span text:style-name="T2">……..<text:line-break/></text:span>我再次重申我沒有價值判斷，我說的只是我看到的現象。不要問我喜不喜歡這個現象。在我這裏是沒有不喜歡這個清單的。<text:span text:style-name="T2"><text:line-break/></text:span>今年三月之前我真的很喜歡吃香蕉。但今年三月之後我再也沒吃過一根香蕉，以後也不會吃了。是真的。我不再吃香蕉並不表示任何意義，只是有一天醒來香蕉這個東西已經從我的腦袋中消失無蹤。這只是一種狀態。同時間消失的還有太陽餅<text:span text:style-name="T2">(</text:span>也許本來我的腦袋要刪除的應該是太陽，但執行上有所困難。<text:span text:style-name="T2">)</text:span>大腸與向日葵。<text:span text:style-name="T2"><text:line-break/></text:span>我發誓他們就是不見了，這不代表我喜歡或不喜歡。<text:span text:style-name="T2"><text:line-break/></text:span>我哥哥有段時間總拿鞋拔子教訓<text:span text:style-name="T2">(</text:span>沒真的打只是嚇<text:span text:style-name="T2">)</text:span>五歲的小孩，有一天我家的鞋拔子消失無蹤，很不方便，我哥怒問五歲兒子<text:span text:style-name="T2">:</text:span>鞋拔子呢<text:span text:style-name="T2">?</text:span>五歲兒子說<text:span text:style-name="T2">:</text:span>我吃掉了。<text:span text:style-name="T2"><text:line-break/></text:span>真的，我吃掉了。<text:span text:style-name="T2"><text:line-break/></text:span>真的。我沒有喜歡或不喜歡任何。只是有些東西就那樣消失了。</text:p>
      <text:p text:style-name="P1"><text:span text:style-name="T3">陳翼君</text:span><text:s/>  |  2014.04.30 17:55   |   <text:a xlink:type="simple" xlink:href="http://palinfo.habago.org/Entry?Command=Information_PrintForum&amp;iPage=438#FORUM32377"><text:span text:style-name="T1">#</text:span></text:a></text:p>
      <text:p text:style-name="P3">陳真醫師<text:span text:style-name="T2">,<text:line-break/></text:span>我不知為何您會講到家長主義，但就在日前，我看了一部在<text:span text:style-name="T2">youtube</text:span>的短片<text:span text:style-name="T2">,</text:span>美國電視台<text:span text:style-name="T2">ABC</text:span>播出的節目「<text:span text:style-name="T2">What would you do? </text:span>你會怎麼做<text:span text:style-name="T2">?</text:span>」題目是當美國人看見亞洲人的打罵教育，他們會怎麼做<text:span text:style-name="T2">? https://www.youtube.com/watch?feature=youtu.be&amp;v=54NgJtOOUAQ&amp;app=desktop <text:line-break/></text:span>場景安排在紐約的某間餐館，節目安排兩位亞洲演員扮演一對母子，讓母親在大庭廣眾之下大聲嚴厲斥責小孩，再用事先架在暗處的攝影機，紀錄餐館的顧客會有什麼反應<text:span text:style-name="T2">...<text:line-break/><text:line-break/></text:span>其實我第一次看的時候，是感動流淚的，那些挺身而出的顧客，他們的態度讓我感受到人性的光輝。所以當看到您說的家長主義與林義雄先生，我忽然想到林義雄先生就好似短片裡的母親，而小孩就代表台灣，影片裡母親使用相當於暴力的方式去教導他的小孩，在美國，有人會出面告訴這位母親這種方式是不對的，縱使每個人包含那位小孩都知道也同意，母親的出發點是良善，但就是不會有人悶聲不響甚至去同意母親的行為，除了影片中那位亞洲男人<text:span text:style-name="T2">...<text:line-break/><text:line-break/></text:span>其他學術中立的部分，我比較膚淺，只是想到如果有位親綠教授底下的學生，那怕只有一位也好，是政治傾向藍到發亮的，相對於其他綠同學，這位教授會對他有差別待遇嗎<text:span text:style-name="T2">?</text:span>有時思想被枷鎖的痛苦遠勝於身體啊</text:p>
      <text:p text:style-name="P1"><text:span text:style-name="T3">陳真</text:span><text:s/>  |  2014.04.30 15:01   |   <text:a xlink:type="simple" xlink:href="http://palinfo.habago.org/Entry?Command=Information_PrintForum&amp;iPage=438#FORUM32376"><text:span text:style-name="T1">#</text:span></text:a></text:p>
      <text:p text:style-name="P2">當綠衛兵為所欲為時，綠營政客一片叫好，可當他們自己不慎也遭波及時，便突然明是非了。<text:span text:style-name="T2"><text:line-break/><text:line-break/></text:span>誰膽敢對綠衛兵有所不敬，你看，每一個都得被迫道歉個不停。例如在校園裏，有些老師一時不小心，不慎流露出對綠色生物不夠尊敬的口氣，馬上就會接到無數的威脅恐嚇辱罵抹黑騷擾等等等，有些老師因此連夜裏都不敢在自己的校園裏走動。<text:span text:style-name="T2"><text:line-break/><text:line-break/></text:span>林義雄自述生平最嚮往羅素的一句話<text:span text:style-name="T2">: "</text:span>我隱隱地看到一個充滿喜樂的世界，在那裏，心靈得以擴展，希望無窮。<text:span text:style-name="T2">" </text:span>經常引用此話做為他一生奮鬥的目標。<text:span text:style-name="T2"><text:line-break/><text:line-break/></text:span>但我對羅素其人其思，不管是數學上的，政治上的，乃至性解放的，瞭若指掌，知之甚詳。林義雄跟羅素剛好是兩個極端。<text:span text:style-name="T2"><text:line-break/><text:line-break/>1903</text:span>年，羅素寫了<text:span text:style-name="T2"><text:s/>"</text:span>數學原理<text:span text:style-name="T2">" </text:span>一書，震驚世界，聲望如日中天。<text:span text:style-name="T2">1914</text:span>年，第一次世界大戰爆發期間，英國的愛國熱潮洶湧，羅素卻起來倡導反戰，鼓吹<text:span text:style-name="T2">CO</text:span>，亦即鼓吹人們應以良知為依據，拒服兵役，拒絕參戰。<text:span text:style-name="T2"><text:line-break/><text:line-break/></text:span>在英國社會一片愛國熱血沸騰中，羅素的反戰言論不但沒有多少支持者，反而不管走到哪就會被人們抗議、怒罵及暴力攻擊。就連校方師生也很賭爛他，後來，劍橋大學決定給他兩條路，一條是收回不愛國言論，並罰款一百一十鎊，一條就是解聘。<text:span text:style-name="T2"><text:line-break/><text:line-break/></text:span>羅素選擇了解聘，同時留下一句名言：<text:span text:style-name="T2">"</text:span>愛國就是為了一些很無聊的理由去殺人或被殺。<text:span text:style-name="T2">"<text:line-break/><text:line-break/></text:span>羅素的思想及生平種種，我得寫上一大本書才講得完。他和林義雄，幾乎是剛好背道而馳的兩種人。<text:span text:style-name="T2"><text:line-break/><text:line-break/></text:span>維根斯坦說，羅素的書應該標明兩種顏色，一種是哲學家或數學家必讀，例如<text:span text:style-name="T2"><text:s/>"</text:span>數學原理<text:span text:style-name="T2">"</text:span>，一種則應該列為禁書或根本不值得讀，而後者這一種恰恰佔了絕大多數。<text:span text:style-name="T2"><text:line-break/><text:line-break/></text:span>羅素其人其思，非常<text:span text:style-name="T2"><text:s/>"</text:span>放浪形骸<text:span text:style-name="T2">"</text:span>，連我這樣社會化程度很低、厭惡教條的野生動物看了都覺得自慚形穢，更不用說方方面面都走聖人之道、熱烈愛鄉愛國的林義雄。<text:span text:style-name="T2"><text:line-break/><text:line-break/></text:span>羅素還說過，<text:span text:style-name="T2">"</text:span>如果要我為理念而死，我決不幹，因為我的理念有可能是錯的。<text:span text:style-name="T2">"<text:line-break/><text:line-break/></text:span>我的指導教授之一叫<text:span text:style-name="T2"><text:s/>Peter Lipton</text:span>，幾年前突然過世。他很風趣幽默。有一回聽他說，他太太常和他吵架爭論，但他思想略勝一籌，總是佔上風。不過，吵到最後，他太太就會逼問他，你講得這麼頭頭是道，<text:span text:style-name="T2">But,are you sure?(</text:span>你真的這麼確定嗎？<text:span text:style-name="T2">)<text:line-break/><text:line-break/></text:span>我的老師說，他只好承認說<text:span text:style-name="T2"><text:s/>No, I'm not sure. "</text:span>因為我是個哲學家<text:span text:style-name="T2">"</text:span>，我沒法那麼容易確定一個想法，我有可能是錯的。<text:span text:style-name="T2"><text:line-break/><text:line-break/></text:span>差不多是<text:span text:style-name="T2">1992</text:span>吧？我和底下這位愛義雄救台灣人民的簡錫<text:span text:style-name="T2">(</text:span>土皆<text:span text:style-name="T2">)</text:span>，成立了一個社運團體叫<text:span text:style-name="T2"><text:s/>"</text:span>上班族團結組織<text:span text:style-name="T2">"</text:span>，成立大會後，幾個主要核心人士一起吃飯。<text:span text:style-name="T2"><text:line-break/><text:line-break/></text:span>席間，各言爾志，大夥得輪流說說自己的心志。輪到我時，我就講了一個紕漏<text:span text:style-name="T2">(Pyrrho)</text:span>先生的故事，紕先生就是古希臘最早提出懷疑主義思想的哲學家。<text:span text:style-name="T2"><text:line-break/><text:line-break/></text:span>話說有一天，紕漏先生邊走路邊思考哲學，結果不慎掉入水溝中，兩隻腳到栽蔥，忙著喊救命。<text:span text:style-name="T2"><text:line-break/><text:line-break/></text:span>剛好來了一個學生，一看，老師怎麼掉進水溝裏了。這還得了。本來想趕緊救他，但突然又一想，不對啊，我有什麼理由一定要救他嗎？想了半天，想不出個堅實有力的理由，於是決定撒手不管。<text:span text:style-name="T2"><text:line-break/><text:line-break/></text:span>還好後來又來了一個學生，什麼都沒多想，就把紕漏老師救起來。<text:span text:style-name="T2"><text:line-break/><text:line-break/></text:span>紕漏老師獲救之後，公開讚賞那個沒救他的學生，說他真正具有懷疑主義的精神。<text:span text:style-name="T2"><text:line-break/><text:line-break/></text:span>我當年講這故事給大家聽，為的是表明心跡，說我並無特定心志，我對各種所謂理所當然的事，總是充滿疑惑。記得我講完之後，原本熱絡的聚餐氣氛，一下就冷了下來，因為大家一時也不知道怎麼搭腔。後來，有個女生開口了，說：<text:span text:style-name="T2">"</text:span>哎唷陳醫師，你的想法好奇怪哦。<text:span text:style-name="T2">"<text:line-break/><text:line-break/></text:span>世上有兩種人，一種老是以為自己抱持著真理，哪怕那些所謂真理只不過就像咱們晚上應該吃水餃或菜粽那樣的選擇。但有另一種人卻甚至對於這是否真的是我的手，都充滿了難解的困惑。<text:span text:style-name="T2"><text:line-break/><text:line-break/></text:span>前者或許比較幸福，但旁人可就慘了，都得聽從他的真理行事才行，否則<text:span text:style-name="T2">....<text:line-break/><text:line-break/></text:span>後者卻比較可憐，連一為何等於一都覺得疑雲滿天。但這種人比較開明開放，不太會變成真理教主，但他自己可就苦了。羅素小時候甚至懷疑自己是不是有神經病。他阿嬤也很擔心，要不然乖孫為何整天老想著什麼是<text:span text:style-name="T2">MATTER(</text:span>物質<text:span text:style-name="T2">)</text:span>，什麼是<text:span text:style-name="T2"><text:s/>MIND(</text:span>心靈<text:span text:style-name="T2">)</text:span>。<text:span text:style-name="T2"><text:line-break/><text:line-break/></text:span>阿嬤於是給為了<text:span text:style-name="T2">mind and matter </text:span>而苦惱不已的乖孫小羅素講了句名言：<text:span text:style-name="T2">"What is matter? Never mind! What is mind? It doesn't matter."<text:line-break/><text:line-break/></text:span>小羅素仍然很擔心自己可能有神經病，擔心自己是不是長腦瘤了？在羅素五歲時，他對自己的悲慘人生在日記本上發出感嘆。他說：依照平均壽命<text:span text:style-name="T2">70</text:span>歲來算，我的悲慘人生至今竟然只過了<text:span text:style-name="T2">14</text:span>分之<text:span text:style-name="T2">1</text:span>。<text:span text:style-name="T2"><text:line-break/><text:line-break/></text:span>不過，羅素來到劍橋後，確定自己應該沒病，因為他說周遭比他嚴重的人很多。他最常鼓勵去看我這一科的人，就是維根斯坦，老勸他要不要去精神科掛個號。<text:span text:style-name="T2"><text:line-break/><text:line-break/></text:span>有一天，羅素看見維根斯坦晚上不睡覺，在房間裏很不安地走來走去。於是問他說，怎麼了？老毛病又犯了，你是在思考你的罪呢？還是在思考邏輯？維根斯坦說，<text:span text:style-name="T2">Both (</text:span>兩者都有<text:span text:style-name="T2">)</text:span>。<text:span text:style-name="T2"><text:line-break/><text:line-break/></text:span>維根斯坦不講罪，只講邏輯，對他而言，實際上卻是同一回事。但還好他只講邏輯，一般人不可能看懂，要不然在台灣恐怕不知道要冒出多少維根斯坦專家了。<text:span text:style-name="T2"><text:line-break/><text:line-break/></text:span>陳真<text:span text:style-name="T2"><text:line-break/>==============<text:line-break/></text:span>蕭美琴質疑民主被罵<text:span text:style-name="T2"><text:s/></text:span>道歉擔心難獲認同<text:span text:style-name="T2"><text:line-break/><text:line-break/></text:span>中廣新聞網中廣新聞網<text:span text:style-name="T2"><text:s/>– 2014</text:span>年<text:span text:style-name="T2">4</text:span>月<text:span text:style-name="T2">30</text:span>日<text:span text:style-name="T2"><text:line-break/><text:line-break/></text:span>公投盟總召蔡丁貴昨發動群眾阻擋立法院出口，攔阻立委，民進黨立委蕭美琴被民眾圍堵，質疑這是民主嗎？引發大批網友撻伐，蕭美琴道歉表示，自己有些情緒是事實，但本意並不是指責包圍她的公民。<text:span text:style-name="T2"><text:line-break/><text:line-break/></text:span>蕭美琴說，不在乎一時的不便，在意的是所嘗試的各種手段，至少要能夠凝聚更大的社會認同。以限制他人自由的手段來達到落實更多民主的目的，在邏輯上有個基本的矛盾，難以帶動社會更大的共鳴。<text:span text:style-name="T2"><text:line-break/><text:line-break/></text:span>蕭美琴表示，眾人的努力同時在進行，本來應該是團結力量大，「反而今天所經歷的是社會的撕裂與矛盾加劇，動盪不安加深，這就是所有關心台灣的人最不想見到的結果。」<text:span text:style-name="T2"><text:line-break/><text:line-break/>==============<text:line-break/></text:span>林義雄女<text:span text:style-name="T2">:</text:span>別怪選出你的人民<text:span text:style-name="T2"><text:line-break/>2014/4/30 <text:line-break/><text:line-break/></text:span>廢核團體昨天包圍立法院，讓許多藍綠立委都寸步難行！民進黨立委蕭美琴更忍不住當眾開罵，「難道這就是我們要的民主嗎？」<text:span text:style-name="T2"><text:line-break/><text:line-break/></text:span>不過，相較於蕭美琴跟抗議民眾當面對嗆，也有立委以各種妙招順利脫身，像是親民黨立委李桐豪，就是變裝換上鴨舌帽跟運動服離開，民進黨立委陳唐山則是說出「我跟你們是同一國的」，也順利脫困。<text:span text:style-name="T2"><text:line-break/><text:line-break/></text:span>民眾封鎖立院出入口，立委寸步難行，江惠貞告知民眾有急事，還遭反嗆急什麼急？讓他氣壞。<text:span text:style-name="T2"><text:line-break/><text:line-break/></text:span>還有人直接趴上吳育昇的車頂，親民黨李桐豪為了怕再刺激學生，乾脆換上鴨舌帽跟運動服，變裝離開沒人察覺。<text:span text:style-name="T2"><text:line-break/></text:span>民進黨陳唐山一路支持學運，講明「我跟你們是同一國的」，妙招換取學生信任也被放行。<text:span text:style-name="T2"><text:line-break/><text:line-break/></text:span>而蕭美琴要接受國外雜誌專訪，卻也出不去，忍不住開罵。但這一罵，不僅讓蔡丁貴回嗆學生不是吃飽沒事，來聽你發脾氣。<text:span text:style-name="T2"><text:line-break/><text:line-break/></text:span>連林義雄女兒林奐均都在蕭美琴臉書留言，「不要責備人民，你是他們選出來的」。<text:span text:style-name="T2"><text:line-break/><text:line-break/></text:span>學生癱瘓交通，台北市１９９９專線被支持公權力驅離的電話打爆，讓力挺社運的立委也質疑，抗爭手法是不是走偏了路？</text:p>
      <text:p text:style-name="P1"><text:span text:style-name="T3">陳真</text:span><text:s/>  |  2014.04.30 11:54   |   <text:a xlink:type="simple" xlink:href="http://palinfo.habago.org/Entry?Command=Information_PrintForum&amp;iPage=438#FORUM32375"><text:span text:style-name="T1">#</text:span></text:a></text:p>
      <text:p text:style-name="P3">「愛林義雄救台灣人民行動」的這三位老兄我都認識，他們是好人，但唯恐天下不亂。<text:span text:style-name="T2"><text:line-break/><text:line-break/></text:span>如果愛林義雄，就不會一再得寸進尺，明明核四已經停建，超過一半的所謂民意滿意政府的這項處置。不是說要尊重民意嗎？民意很顯然是能認同的，卻硬要咬文嚼字說什麼一定要廢核，或是節外生枝故意弄一個更難達成的什麼特別條例。<text:span text:style-name="T2"><text:line-break/><text:line-break/></text:span>愛林義雄就應該別再亂搞，大家回去開慶功宴，林義雄看見<text:span text:style-name="T2"><text:s/>"</text:span>民意<text:span text:style-name="T2">" </text:span>平息，看見<text:span text:style-name="T2"><text:s/>"</text:span>偉大的台灣人民<text:span text:style-name="T2">" </text:span>已滿意，他就會停止禁食。<text:span text:style-name="T2"><text:line-break/><text:line-break/></text:span>至於<text:span text:style-name="T2"><text:s/>"</text:span>救台灣人民<text:span text:style-name="T2">"</text:span>，別把大家害慘就很感激了。<text:span text:style-name="T2"><text:line-break/><text:line-break/></text:span>也許是因為胡適在李敖貧困時曾經濟援助，總之不管什麼原因，李敖相當推崇胡適。胡適講過一句名言：<text:span text:style-name="T2">"</text:span>容忍比自由還更重要<text:span text:style-name="T2">"</text:span>。胡適說，當他年歲越長，他越發覺得，在大事情上，<text:span text:style-name="T2">Tolerance is more important than freedom</text:span>。<text:span text:style-name="T2"><text:line-break/><text:line-break/></text:span>這話其實是美國歷史學家<text:span text:style-name="T2"><text:s/>George Burr </text:span>說給胡適聽的。胡適晚年去康乃爾大學找這個人，席間有此一句感慨。<text:span text:style-name="T2"><text:line-break/><text:line-break/></text:span>高中時從胡適書上讀到這句話，沒啥感覺。因為感覺一直在忍，忍得還不夠嗎？許多年之後，這話有時就不經意會浮上腦海。我年少時常不解，胡適是個頭腦清楚、思想十分開放、風趣幽默的好人，怎麼會替蔣介石那個獨裁者工作？慢慢地，這些疑問也不再是疑問。<text:span text:style-name="T2"><text:line-break/><text:line-break/></text:span>胡適一直是我佩服的人。小學念台南永福國小，老師們的辦公室放了一個鐵櫃，裏面放些什麼東西不知道，外頭寫著<text:span text:style-name="T2">: "</text:span>胡適文存<text:span text:style-name="T2">" </text:span>四個大字，另外牆上還掛著胡適寫的兩幅書法。我問老師，胡適是誰？老師說不知道。<text:span text:style-name="T2"><text:line-break/><text:line-break/></text:span>長大後上了國中，開始接觸匪情資料，準備<text:span text:style-name="T2"><text:s/>"</text:span>出國<text:span text:style-name="T2">" </text:span>比賽，才開始大量讀到胡適寫的東西及相關資料。我才明白，為何永福國小一直有<text:span text:style-name="T2"><text:s/>"</text:span>胡適<text:span text:style-name="T2">" </text:span>這個名字出現，因為他小時候曾隨父親胡鐵花來台灣，一家人就住在永福國小裏一間宿舍。<text:span text:style-name="T2"><text:line-break/><text:line-break/></text:span>後來，一家人又回大陸，直到國民黨來台灣，胡適又跟著來。睽違六十年後，舊地重遊來到永福，十分感慨，留下一些字句；國小內有一棵榕樹，便是胡適當年所栽。<text:span text:style-name="T2"><text:line-break/><text:line-break/></text:span>黨外那個年代，孫文，胡適、魯迅等等都算是一號人物，朗朗上口，現在卻全說成反動象徵。在台南街頭圓環中心處有一小塊綠地叫民生綠園，裏頭有一尊從路邊經過根本連看都看不見、與世無爭的小銅像，也要硬生生扯斷頸，踩在地上踐踏，說是中國毒素。扯銅像的那些人，這兩天，正帶領愛台灣的群眾們，在立法院及總統府街頭奔竄圍堵敵人，呼嘯吶喊著救國救民的口號呢。<text:span text:style-name="T2"><text:line-break/><text:line-break/></text:span>台南中山公園我常去的，現在也不能叫中山了，因為孫中山是中國毒素，改名叫什麼公園我也記不住。也許哪天就改叫什麼南榕公園了。<text:span text:style-name="T2"><text:line-break/><text:line-break/></text:span>歷史真的很像月經，每隔一段時間就把同樣的折磨再來一遍。不知何日方休。<text:span text:style-name="T2"><text:line-break/><text:line-break/></text:span>陳真<text:span text:style-name="T2"><text:line-break/><text:line-break/>===========<text:line-break/></text:span>搶救林義雄<text:span text:style-name="T2"><text:s/>5</text:span>月<text:span text:style-name="T2">4</text:span>日上凱道禁食<text:span text:style-name="T2"><text:line-break/><text:line-break/></text:span>自由時報自由時報<text:span text:style-name="T2"><text:s/>– 2014</text:span>年<text:span text:style-name="T2">4</text:span>月<text:span text:style-name="T2">30</text:span>日<text:span text:style-name="T2"><text:line-break/><text:line-break/></text:span>〔自由時報記者李欣芳、吳柏軒／台北報導〕禁食反核四的前民進黨主席林義雄正就醫調養中，而由環保學者高成炎、社運人士簡錫堦、核四公投促進會執行長葉博文等人組成「愛林義雄救台灣人民行動」，今天將召開記者會，宣布五月四日前進凱道進行大規模禁食抗議行動，要求立院速通過核四公投特別條例，達成廢核四的目標。<text:span text:style-name="T2"><text:line-break/><text:line-break/></text:span>佔領凱道<text:span text:style-name="T2"><text:s/></text:span>將與林義雄同進退<text:span text:style-name="T2"><text:line-break/><text:line-break/></text:span>反核團體也指出，目前在凱道的佔領活動，將與林義雄的禁食行動同進退。<text:span text:style-name="T2"><text:line-break/><text:line-break/></text:span>「愛林義雄救台灣人民行動」的總指揮簡錫堦說，這項行動將「拆除鐵絲網、逼近總統府」，號召民眾五月四日下午群聚凱道，採取積極非暴力抗爭，同時進行大規模禁食抗議，直到達成訴求。<text:span text:style-name="T2"><text:line-break/><text:line-break/></text:span>簡錫堦等人認為，林義雄的身體已漸虛弱，每拖一日，林義雄就愈逼近險境，因此要求立院立即通過「核四公投特別條例」，配合年底選舉舉辦公投，廢除核四，並在特別條例通過後請林義雄停止禁食。<text:span text:style-name="T2"><text:line-break/><text:line-break/></text:span>他們將呼籲民眾在體力情況許可下禁食，不會強制要求無限期禁食，盼先爭取立院在五月六日將「核四公投特別條例草案」逕付二讀。<text:span text:style-name="T2"><text:line-break/><text:line-break/></text:span>此外，全國廢核行動平台昨晚在凱道舉辦「林義雄祈福」晚會，由牧師領銜，透過禱告詞為林義雄祈福。<text:span text:style-name="T2"><text:line-break/><text:line-break/>=============<text:line-break/></text:span>蕭美琴：這是民主嗎<text:span text:style-name="T2"><text:line-break/><text:line-break/></text:span>中時電子報作者：<text:span text:style-name="T2"><text:s/></text:span>徐子晴、顧佳欣、林思慧、張企群╱台北報導<text:span text:style-name="T2"><text:s/>| 2014</text:span>年<text:span text:style-name="T2">4</text:span>月<text:span text:style-name="T2">30</text:span>日<text:span text:style-name="T2"><text:line-break/><text:line-break/></text:span>「停建核四！回去開會！」為表達反核訴求，抗議群眾昨天怒圍立法院，以肉身擋車、擋路，要求立委「只進不出」。不僅行政、立法兩院院長必須以車隊突圍，就連民進黨立委蕭美琴、陳唐山也被波及，蕭還與民眾僵持，當下便直言，「這樣限制人身自由，是我們要的民主嗎？」<text:span text:style-name="T2"><text:line-break/><text:line-break/></text:span>林義雄的女兒林奐均，昨晚在蕭美琴臉書也緩頰說，不要因為一時的不便而責備這些民眾，不要罵他們，反而要同情他們、感謝他們的熱心，並且更努力地為他們發聲，「因為你（蕭）是這些人民選出來的，你也承諾要代表他們的心聲，你應當責備的是逼得這些人民鋌而走險的專制政權。」</text:p>
      <text:p text:style-name="P1"><text:span text:style-name="T3">馬鑑一</text:span><text:s/>  |  2014.04.30 10:41   |   <text:a xlink:type="simple" xlink:href="http://palinfo.habago.org/Entry?Command=Information_PrintForum&amp;iPage=438#FORUM32374"><text:span text:style-name="T1">#</text:span></text:a></text:p>
      <text:p text:style-name="P2">有些人認為<text:span text:style-name="T2"><text:s/></text:span>遷都<text:span text:style-name="T2"><text:s/></text:span>會打壓台北的房價<text:span text:style-name="T2"><text:s/></text:span>其實只看到了很小的部分<text:span text:style-name="T2"><text:line-break/><text:line-break/></text:span>台北房價固然會回檔<text:span text:style-name="T2"><text:s/></text:span>但是因為台北基礎設施完善<text:span text:style-name="T2"><text:line-break/><text:line-break/></text:span>因此很多人仍然喜歡定居台北<text:span text:style-name="T2"><text:s/></text:span>所以房價有強大支撐<text:span text:style-name="T2"><text:line-break/><text:line-break/><text:line-break/><text:line-break/><text:line-break/></text:span>遷都的優點<text:span text:style-name="T2"><text:line-break/><text:line-break/><text:line-break/><text:line-break/><text:line-break/>1. </text:span>地利共享<text:span text:style-name="T2"><text:s/></text:span>台北若是沒有完善的大眾運輸系統<text:span text:style-name="T2">(</text:span>捷運<text:span text:style-name="T2">+</text:span>公車<text:span text:style-name="T2">)<text:line-break/><text:line-break/></text:span>根本無法讓六七百萬人生活在這裡<text:span text:style-name="T2"><text:s/></text:span>而且大眾運輸系統<text:span text:style-name="T2"><text:s/></text:span>節省了很多能源消耗<text:span text:style-name="T2"><text:line-break/><text:line-break/></text:span>但也因此拉高房價<text:span text:style-name="T2"><text:s/></text:span>政府投入建設獲得地利<text:span text:style-name="T2"><text:s/></text:span>現在正是將地利回歸全民的時候<text:span text:style-name="T2"><text:line-break/><text:line-break/></text:span>光是博愛特區<text:span text:style-name="T2"><text:s/></text:span>每坪土地價值可達一二千萬台幣<text:span text:style-name="T2"><text:s/></text:span>逢高賣出<text:span text:style-name="T2"><text:s/></text:span>可以取得巨額建設經費<text:span text:style-name="T2"><text:line-break/><text:line-break/><text:line-break/><text:line-break/><text:line-break/>2. </text:span>一千四百萬人生活便利<text:span text:style-name="T2"><text:s/></text:span>台中高雄之所以無法讓六七百萬人生活在這裡<text:span text:style-name="T2"><text:line-break/><text:line-break/></text:span>因為沒有完善的大眾運輸系統<text:span text:style-name="T2">(</text:span>捷運<text:span text:style-name="T2">+</text:span>公車<text:span text:style-name="T2">) </text:span>但是建設完善的大眾運輸系統<text:span text:style-name="T2">(</text:span>捷運<text:span text:style-name="T2">+</text:span>公車<text:span text:style-name="T2">) <text:line-break/><text:line-break/></text:span>需要龐大資金沒有中央的大力挹注<text:span text:style-name="T2"><text:s/></text:span>根本無法達成<text:span text:style-name="T2"><text:s/></text:span>遷都取得了這項龐大的資金<text:span text:style-name="T2"> <text:line-break/><text:line-break/></text:span>二十年後<text:span text:style-name="T2"><text:s/></text:span>新都可以也擁有六七百萬人<text:span text:style-name="T2"><text:s/></text:span>全台灣將有一千四百萬人生活便利<text:span text:style-name="T2"><text:line-break/><text:line-break/><text:line-break/><text:line-break/><text:line-break/>3. </text:span>大幅提高競爭力<text:span text:style-name="T2"><text:s/></text:span>生活在便利的大都市<text:span text:style-name="T2"><text:s/></text:span>節省很多能源及時間<text:span text:style-name="T2"><text:line-break/><text:line-break/><text:line-break/><text:line-break/><text:line-break/>4. </text:span>房價將更合理<text:span text:style-name="T2"><text:s/></text:span>現今台北房價一枝獨秀<text:span text:style-name="T2"><text:line-break/><text:line-break/></text:span>是因為全台灣只有台北有完善的大眾運輸系統二十年後<text:span text:style-name="T2"> <text:line-break/><text:line-break/></text:span>則有兩個<text:span text:style-name="T2"><text:s/></text:span>因為選擇機會變多<text:span text:style-name="T2"><text:s/></text:span>房價自然將合理化<text:span text:style-name="T2"><text:line-break/><text:line-break/><text:line-break/><text:line-break/><text:line-break/>5. </text:span>國土保育<text:span text:style-name="T2"><text:s/></text:span>當台灣有一千四百萬人生活在大都市<text:span text:style-name="T2"><text:line-break/><text:line-break/></text:span>其他偏遠地區的山坡地開發<text:span text:style-name="T2"><text:s/></text:span>將大幅漸少<text:span text:style-name="T2"><text:line-break/><text:line-break/><text:line-break/><text:line-break/><text:line-break/>6. </text:span>增加很多工作機會<text:span text:style-name="T2"><text:s/></text:span>遷都及建設新都<text:span text:style-name="T2"><text:s/></text:span>需要大量人力投入<text:span text:style-name="T2"><text:line-break/><text:line-break/><text:line-break/><text:line-break/><text:line-break/>7. </text:span>台北都更問題迎刃而解<text:span text:style-name="T2"><text:s/></text:span>因為台北國有地逢高賣出<text:span text:style-name="T2"><text:s/></text:span>土地供給大幅增加<text:span text:style-name="T2"><text:line-break/><text:line-break/></text:span>都更需求將大幅降低</text:p>
      <text:p text:style-name="P1">jade yuan   |  2014.04.30 04:04   |   <text:a xlink:type="simple" xlink:href="http://palinfo.habago.org/Entry?Command=Information_PrintForum&amp;iPage=438#FORUM32371"><text:span text:style-name="T1">#</text:span></text:a></text:p>
      <text:p text:style-name="P3">陳真：<text:span text:style-name="T2"><text:line-break/><text:line-break/></text:span>這不算留言，請勿公開。<text:span text:style-name="T2"><text:line-break/></text:span>只是我個人一點感觸。<text:span text:style-name="T2"><text:line-break/></text:span>看你一堆言論，原本不想做任何發言，但是看了<text:span text:style-name="T2">2014.04.30 01:51 </text:span>這一則，感覺有點蒼涼。<text:span text:style-name="T2"><text:line-break/><text:line-break/></text:span>（因為看到你似乎是可以過濾留言的，所以用留言發送）</text:p>
      <text:p text:style-name="P1"><text:span text:style-name="T3">陳真</text:span><text:s/>  |  2014.04.30 01:51   |   <text:a xlink:type="simple" xlink:href="http://palinfo.habago.org/Entry?Command=Information_PrintForum&amp;iPage=438#FORUM32370"><text:span text:style-name="T1">#</text:span></text:a></text:p>
      <text:p text:style-name="P2">阿彥，你不用道歉啊，你又沒有錯，何歉之有。我習慣於對就說對，錯就說錯，事物如何便說如何，文字上不太管溫良恭儉讓，言語粗魯，倒無任何不悅。<text:span text:style-name="T2"><text:line-break/><text:line-break/></text:span>你說的沒錯啊，例如反日，有害中日雙方。但情緒也者，情緒也，沒法說個理字。縱然理字珍貴，情緒這東西仍得敬它三分；概念上，我們希望事物應如何，但現實上卻不一定能如何。<text:span text:style-name="T2"><text:line-break/><text:line-break/></text:span>藍營一方，往往難以體會綠營群眾的情緒；這將註定許多原可避免的悲劇。<text:span text:style-name="T2"><text:line-break/><text:line-break/></text:span>所謂山不轉路轉，路不轉，我自己轉。我們希望事情如何<text:span text:style-name="T2"><text:s/>"</text:span>才對<text:span text:style-name="T2">"</text:span>，但現實上這個<text:span text:style-name="T2"><text:s/>"</text:span>才對<text:span text:style-name="T2">" </text:span>通常不會發生。這時候，就別一直執著於<text:span text:style-name="T2"><text:s/>"</text:span>才對<text:span text:style-name="T2">" </text:span>了，趕緊穿上彈性褲襪，順著山轉路轉或自己轉，有點彈性其實對大家都好。<text:span text:style-name="T2"><text:line-break/><text:line-break/></text:span>林義雄的問題就在於毫無彈性，不轉彎。遇山不轉，便硬要愚公移山。萬一遇到一位愚公力氣奇大無比，力拔山河氣蓋世，依我看，我若是山，就趕緊隨愚公指揮，以免山崩。<text:span text:style-name="T2"><text:line-break/><text:line-break/></text:span>這意思並非讚揚愚公，而只是說路不會只有一條，何苦硬碰硬比氣魄；若搞到一定要砍小孩，一人分一半，那麼，依我看，誰要是小孩的爹娘，自然會知道這時該怎麼辦最好。<text:span text:style-name="T2"><text:line-break/><text:line-break/></text:span>至於你對林義雄及其血案的理解方式，我看全走了樣，理解得很不對勁，顯然是臨時抱佛腳。但這事我就不說了。</text:p>
      <text:p text:style-name="P4"/>
      <text:p text:style-name="P1"><text:span text:style-name="T3">陳真</text:span><text:s/>  |  2014.04.30 01:30   |   <text:a xlink:type="simple" xlink:href="http://palinfo.habago.org/Entry?Command=Information_PrintForum&amp;iPage=439#FORUM32369"><text:span text:style-name="T1">#</text:span></text:a></text:p>
      <text:p text:style-name="P2">憶心，我不懂氫能源啊，其實什麼能源我都不懂，所知一切全屬粗淺二手資料。任何一個人也許只要花個兩天時間，他的核能知識應該就能跟我並駕齊驅了。<text:span text:style-name="T2"><text:line-break/><text:line-break/></text:span>如果你一定要寄，我也不反對，但我不保證我會看，因為我應該也看不懂，就算看得懂，我也不打算再去關心能源這些事。<text:span text:style-name="T2"><text:line-break/><text:line-break/></text:span>若有數位版，就寄到<text:span text:style-name="T2"><text:s/>emirchen@gmail.com</text:span>，若是書面，就請你先用<text:span text:style-name="T2">email</text:span>跟我連絡，我再私下告訴你我的通訊地址。</text:p>
      <text:p text:style-name="P1"><text:span text:style-name="T3">陳真</text:span><text:s/>  |  2014.04.30 01:18   |   <text:a xlink:type="simple" xlink:href="http://palinfo.habago.org/Entry?Command=Information_PrintForum&amp;iPage=439#FORUM32368"><text:span text:style-name="T1">#</text:span></text:a></text:p>
      <text:p text:style-name="P3">若我沒記錯，大約是<text:span text:style-name="T2">1988</text:span>年吧，朱高正在立法院開啟打架先例。當時，黨外支持者一片激昂興奮，歡聲雷動，朱也因此逐漸成為民進黨內第一號人物；有很長一段時間，朱所到之處，萬眾沸騰，宛若神明出巡。<text:span text:style-name="T2"><text:line-break/><text:line-break/></text:span>李敖當年是黨外教父，不論是在反抗尺度上或思想水平上，都是個<text:span text:style-name="T2"><text:s/>"</text:span>頭<text:span text:style-name="T2">"</text:span>。鄭南榕要辦黨外雜誌，得找他掛名當總監，做為一種反抗精神的頭號正字標記。當黨外仍奉行三不政策<text:span text:style-name="T2">(</text:span>不碰蔣家，不碰軍方，不喊台獨<text:span text:style-name="T2">)</text:span>時，李敖卻放言批蔣，膽大包天。<text:span text:style-name="T2"><text:line-break/><text:line-break/></text:span>這樣一個勇於對抗獨裁者的人，卻對於朱高正在立法院打架的行為深表不以為然。他說，這只會讓台灣民主倒退。當時我很不解。拉丁美洲有些國家都得流血革命才行，國會打個架算什麼？幾年之後，我的不解方才豁然開朗。<text:span text:style-name="T2"><text:line-break/><text:line-break/></text:span>有些東西就像困在盒子裏的邪靈妖精，一旦釋放，將很難再叫他回盒子裏窩著。妖邪之物一旦出洞，不搞個幾十年亂很難罷休。李敖當年的示警與預言，的確應了驗，國會變成一種競技場。<text:span text:style-name="T2"><text:line-break/><text:line-break/></text:span>不過，全是表演賽，幾乎沒有一次打假是打真的；許多時候，藍綠白天打完友誼賽，給支持者有個交待之後，晚上就不分藍綠了，大夥在酒店女人堆裏你兄我弟、左擁右抱，其樂融融。<text:span text:style-name="T2"><text:line-break/><text:line-break/></text:span>架雖是打假的，但國會如兒戲卻是真的，表演花招多得是，動不動就是舉牌、推擠，練拳頭、潑水、撕文件、堵大門、佔領主席台、破壞麥克風等等等。台灣人自信心低，老喜歡強調全世界都在看，的確如此，不過卻是全世界都在看笑話。<text:span text:style-name="T2"><text:line-break/><text:line-break/></text:span>大家舉三反一，理應知道藉此一例我想說些什麼。妖怪要放出來很容易，但要收回盒子裏去卻很難。<text:span text:style-name="T2"><text:line-break/><text:line-break/></text:span>外國人有的，我們都有。例如紅綠燈，斑馬線，人家有，咱們也有。民主更是隆重，高聲高調，眾聲沸騰。但這全是表面而無內涵，裝飾用。<text:span text:style-name="T2"><text:line-break/><text:line-break/></text:span>仍是老話，當世界以一種不可思議的速度往前飛奔，而我們卻加速復古，就像歷史倒帶一樣，時光倒著走。依這速度，恐怕很快就會來到中古世紀。<text:span text:style-name="T2"><text:line-break/><text:line-break/></text:span>不過，換個角度想，其實也挺有意思，這下歷史不需要讀了，而是直接演給你看，搞不好還能親自當主角呢，把歷史給復活，重演一遍聖君再起，板蕩忠貞。<text:span text:style-name="T2"><text:line-break/><text:line-break/></text:span>核四停工，反核已全面大勝，不然還要怎麼樣？難道要立個法，禁止世世代代子子孫孫不准再提核電二字才能如願？<text:span text:style-name="T2"><text:line-break/><text:line-break/></text:span>有些事很唯心，沒法驗證，但就我的過去與現在之經驗與感受，我發現：大多數群眾及反核陣營和綠營政客，十之八九其實是不在乎、甚至很樂意看到林義雄死掉的。<text:span text:style-name="T2"><text:line-break/><text:line-break/></text:span>反核即便再神聖再偉大，政府不是都已決定停工了嗎？許多年後，擁核者若想要翻案，便得透過高門檻的公投才能恢復興建。也就是說，這事已解決，毫無急迫性了，若真在乎林義雄一條命，難道大家不是應該趕緊靜下來，慶祝反核已獲成功的事實，然後藉由眾人之力懇請林義雄理應停止禁食才對，而不是反其道而行，硬是變相鼓勵他繼續不講理、繼續堅持<text:span text:style-name="T2">(</text:span>我已經不知道他在堅持什麼了<text:span text:style-name="T2">)</text:span>，直到死。<text:span text:style-name="T2"><text:line-break/><text:line-break/></text:span>我相信很多綠營政客其實心知肚明，林義雄之死，將是他們選舉的大利多，這個黨將所向無敵。而且，很多藍營的人包括其支持者，恐怕都會倒大霉。這樣一種混亂，在<text:span text:style-name="T2">2016</text:span>年總統大選之前，恐怕都難以休止。<text:span text:style-name="T2"><text:line-break/><text:line-break/></text:span>對我來說，瘋狂也是一種自由。人們喜歡這樣搞事情，我也沒啥話可說，該說、能說的也只是這樣。唯一難以釋懷的不過就是林義雄一條命以及他所承受的痛苦。若非世上仍有掛念，我不惜拿我一命逼他放過自己一命，要不就一命抵一命。<text:span text:style-name="T2"><text:line-break/><text:line-break/>1984</text:span>年，林義雄獲釋出獄，我寫了一封信給他，登在黨外雜誌上，歡迎他的歸來。倏忽三十年，這信的影本我至今都還留著。<text:span text:style-name="T2"><text:line-break/><text:line-break/></text:span>這十多年來，他行事荒腔走板，但卻自認真理一方。我與他，緣已盡；此生無解，但求來世再會。他肯定能上天堂，而我呢，打算人間輪迴再一個千年。<text:span text:style-name="T2"><text:line-break/><text:line-break/></text:span>他說骨灰想灑在母親墳上，我也是。我倆的母親都因為兒子眛於所謂理想而死，唯一能報，唯有骨灰一把。但我跟他不同的是，他想灰飛凐滅，不留痕跡，而我呢，不妨留灰一把，立石為記，寫著：<text:span text:style-name="T2">"</text:span>陳真，<text:span text:style-name="T2">1963-1991</text:span>。<text:span text:style-name="T2">" 1991</text:span>這一年，我母親過世，幾乎帶走我所有的明天，之後全屬餘生。<text:span text:style-name="T2"><text:line-break/><text:line-break/></text:span>生前不知道<text:span text:style-name="T2"><text:s/>"</text:span>家<text:span text:style-name="T2">" </text:span>長什麼樣，自小常如孤魂般漂流野外荒地自生自滅，倒希望死後能有個家，就像我給<text:span text:style-name="T2"><text:s/>"</text:span>梅豔芳和維根斯坦<text:span text:style-name="T2">" </text:span>寫的祝禱文所說：<text:span text:style-name="T2">"</text:span>生前寂寞的人，死後就不寂寞了。生前飄泊的人，最後也都會找到他們永遠的家<text:span text:style-name="T2">"</text:span>。</text:p>
      <text:p text:style-name="P1"><text:span text:style-name="T3">安憶心</text:span><text:s/>  |  2014.04.30 01:01   |   <text:a xlink:type="simple" xlink:href="http://palinfo.habago.org/Entry?Command=Information_PrintForum&amp;iPage=439#FORUM32367"><text:span text:style-name="T1">#</text:span></text:a></text:p>
      <text:p text:style-name="P2">很喜歡您的文章。也許我的留言讓您覺得這題目不太哲學。<text:span text:style-name="T2"><text:line-break/></text:span>最近看到討論綠色能源，唯獨缺少氫能這一塊。氫能的資訊貧乏在台灣是個悲劇<text:span text:style-name="T2">(</text:span>借用您的話<text:span text:style-name="T2">)</text:span>，而氫能產業在台灣更是一個悲劇。悲劇的原因並非氫能不可為，氫能是可為的，因為全球暖化的緣故，人類已別無選擇，必須從碳經濟跨入氫經濟。因為氫能是怎樣都沒有<text:span text:style-name="T2">CO2</text:span>排放的。我們是氫能源工作者，在台灣做為氫能源工作當然也是悲劇。<text:span text:style-name="T2"><text:line-break/></text:span>希望能跟您請教，如何可以寄信給您<text:span text:style-name="T2">?</text:span>是否可容我寄一些氫能源的資料給您。也許您可以給我們一些指正。簡單而言，政策的錯誤，大多數人們對於氫能若有些微認知，會說哦那是燃料電池<text:span text:style-name="T2">,</text:span>我們曾多次提醒能源局長官，氫能不等於燃料電池，長官的回覆是我們不管我們只補助燃料電池。美國能源署四十年氫能計劃架構，全世界氫能發展不可能跳出這個架構。這架構分為五塊<text:span text:style-name="T2">:1</text:span>氫氣的生產<text:span text:style-name="T2">(</text:span>氫怎麼來<text:span text:style-name="T2">)2</text:span>氫氣怎麼運送<text:span text:style-name="T2">3</text:span>氫氣怎樣儲存<text:span text:style-name="T2">?4.</text:span>氫氣的應用<text:span text:style-name="T2">(1)</text:span>直接燃料氫氣<text:span text:style-name="T2"><text:s/></text:span>氫引擎與渦輪機<text:span text:style-name="T2"><text:s/>(2)</text:span>化學氫能<text:span text:style-name="T2">(</text:span>燃料電池<text:span text:style-name="T2">)5.</text:span>氫能終端消費市場<text:span text:style-name="T2"><text:line-break/></text:span>這好比說，狗的組成分成五個部份<text:span text:style-name="T2">:</text:span>狗頭<text:span text:style-name="T2"><text:s/></text:span>狗脖子<text:span text:style-name="T2"><text:s/></text:span>狗身子<text:span text:style-name="T2"><text:s/></text:span>狗腳與狗尾巴。但我國氫能政策的意思說<text:span text:style-name="T2">:</text:span>狗只有一個部份，狗尾巴。<text:span text:style-name="T2"><text:line-break/></text:span>正常的狗可以搖尾巴，狗尾巴搖不了狗。我司的儲氫產品與燃料電池系統主要銷售以德國為主的歐洲與美洲市場。我們並不在乎政府的政策錯誤與補助。但氫能是個好東西，我們可以做出氫能產品全球第一品牌。但是我們沒有餘力對大眾推廣氫能的觀念與建立論述。最近核四的問題沸沸揚揚，因此拜讀您的大作。如果以我的觀點<text:span text:style-name="T2">(</text:span>僅僅就是我所知的觀點<text:span text:style-name="T2">)</text:span>，氫能的渦輪機，可以解決核四甚至核一二三都停工也沒問題。以直接發電成本而言，一度電成本<text:span text:style-name="T2">0.07</text:span>台幣。<text:span text:style-name="T2">(</text:span>外部成本是核電的九百頭牛之一毛，就不提之<text:span text:style-name="T2">)</text:span>因為沒有產生二氧化碳，所以還可以將省下的碳賣掉。這是完美夢幻的發電方式。發電量<text:span text:style-name="T2">:25MV </text:span>機組放置空間<text:span text:style-name="T2">:20</text:span>坪。日夜都可發電，無污染無燥音，不會有任何環團抗議問題。我知道這樣說簡直像在說夢話，但沒辦法，真的是這樣。好。最後一個問題，也是最吊詭的一題。氫從哪裏來。因為我司是做氫氣儲存的，所以所有會產生氫氣的廠都來找我談過，包括中油<text:span text:style-name="T2"><text:s/></text:span>台塑<text:span text:style-name="T2"><text:s/></text:span>台電<text:span text:style-name="T2"><text:s/></text:span>華紙<text:span text:style-name="T2"><text:s/></text:span>半導體廠<text:span text:style-name="T2">…..<text:line-break/></text:span>很難想像台灣怎會有這麼多的氫氣。氫氣是石化產業的副產品，台塑告訴我，六輕有很多廠，一個廠每日產氫量為<text:span text:style-name="T2">100</text:span>公噸<text:span text:style-name="T2">(</text:span>只是六輕的一個廠<text:span text:style-name="T2">)25mv</text:span>氫能蒸氣渦輪機。每秒需要燒掉<text:span text:style-name="T2">17</text:span>克的氫氣。一公克氫氣<text:span text:style-name="T2">11.2</text:span>公升。台塑一公噸的氫氣<text:span text:style-name="T2">(</text:span>若賣得出去<text:span text:style-name="T2">)1000</text:span>美元。<text:span text:style-name="T2"><text:line-break/></text:span>一公噸的氫氣。可產生<text:span text:style-name="T2">408496</text:span>度電。完美發電方式，台灣有全球最好的條件。另一不是問題但也是問題的問題<text:span text:style-name="T2">,</text:span>這麼完美的發電方式，不能跟國民黨政府提案，因為再怎麼正確的科學問題，由國民黨政府做就有超過一半的人會反對。反之亦然。正確的方法是將這機組建立在麥寥六輕的汽電共生發點廠，再由台電收購。台塑會賺翻台電也不會缺電。核電全部廢掉，電費不會上漲。<text:span text:style-name="T2"><text:line-break/></text:span>再生能源真正的觀念不是哪一種能源方式<text:span text:style-name="T2">(</text:span>例太陽能或風能<text:span text:style-name="T2">)</text:span>整碗捧走或捧不走的問題。綠能的觀念是分散式的<text:span text:style-name="T2">(</text:span>數十<text:span text:style-name="T2">MV</text:span>的分散式小型電廠，不應再搞幾百萬<text:span text:style-name="T2">MV</text:span>的超大型電廠<text:span text:style-name="T2">)</text:span>，綠能的觀念是依當地最佳的條件資源決定要用哪一種綠能。大家一直拿德國來講太陽能，但問題是台灣的住宅與德國很不一樣吧<text:span text:style-name="T2">!</text:span>在台灣有屋頂的家庭有多少<text:span text:style-name="T2">?</text:span>德國夏天極短，家家戶戶都沒冷氣。冬天全市統一供暖，德國家庭就算屋頂有太陽板，但白天要上班，晚上回家沒太陽，電也是賣給政府。德國家庭因為沒冷氣，平均家戶需電功率大概<text:span text:style-name="T2">1kW</text:span>就夠，台灣每戶夏季用電功率約要每戶<text:span text:style-name="T2">5KW</text:span>。德國電價是台灣的四倍，家戶用電費用每月也不會超過台灣的家戶用電費用。拿德國跟台灣比太陽能是很不精準的比較，環境條件完全不同。冰島大力發展地熱，無他，因為他有取之不盡的地熱。也不用再說台灣不產能源，台灣有用不完的氫氣。氫的熱值<text:span text:style-name="T2">(</text:span>卡路里<text:span text:style-name="T2">)</text:span>是油的四倍。石化燃料<text:span text:style-name="T2">(</text:span>油或<text:span text:style-name="T2">LPG)</text:span>是碳氫化合物，氫原子佔其中四分之一。所以純氫可產生熱值是油的四倍。直接燒氫才是完美選項。</text:p>
      <text:p text:style-name="P1"><text:span text:style-name="T3">阿彥</text:span><text:s/>  |  2014.04.29 23:30   |   <text:a xlink:type="simple" xlink:href="http://palinfo.habago.org/Entry?Command=Information_PrintForum&amp;iPage=439#FORUM32366"><text:span text:style-name="T1">#</text:span></text:a></text:p>
      <text:p text:style-name="P3">陳醫師好<text:span text:style-name="T2"><text:line-break/></text:span>之前我之直言，是我失禮。沒注意規矩就一股腦的把看完感想結論寫下，向您道歉賠禮。<text:span text:style-name="T2"><text:line-break/><text:line-break/></text:span>拜讀完您所說的林義雄的絕食以及故事，外加讀完您所說的<text:span text:style-name="T2"><text:s/>“David Hume</text:span>那句老話：<text:span text:style-name="T2">"</text:span>理性只是老二，情緒才是老大。<text:span text:style-name="T2">" ” </text:span>心裏有莫名的感覺。<text:span text:style-name="T2"><text:s/></text:span>看過許多故事，也了解<text:span text:style-name="T2"><text:s/>Emotion </text:span>的確是一個很了不起的武器，也改變了世界<text:span text:style-name="T2"><text:s/>(</text:span>吳三桂<text:span text:style-name="T2"><text:s/></text:span>衝冠一怒為陳圓圓，加速朝代更替<text:span text:style-name="T2">,</text:span>還有更多想不起來<text:span text:style-name="T2">)</text:span>。<text:span text:style-name="T2"><text:s/></text:span>不過我很害怕情緒，因為裏面有許多不確定性，如果沒有理性來互補，往往讓我在處世上面出大災難。<text:span text:style-name="T2"> <text:line-break/><text:line-break/></text:span>我承認，看完林先生的血案故事，真的感覺同情，其資訊真的眾多，很難裁定到底兇手來源為何，疑點重重。覺得他絕食之舉，也同情以及感動他的動機。但是理性來看，到底公投門檻以及非核家園與國家發展的利害關系相權時，這糾結不是一般的心情。<text:span text:style-name="T2"> <text:line-break/><text:line-break/></text:span>我認為，林先生之血案這不論是迫害也好，被怎麼樣也好，的確是一場人倫悲劇。為了自己的理念到處奔波，這樣結果，不是任何人可以接受。<text:span text:style-name="T2"><text:s/></text:span>如果是被政府迫害，這歷史上一筆，絕對不會輕饒當時的國民黨政府，而此也可做爾後人民以及歷史當借鏡警惕，千萬不可如此卑鄙的搞。而對於未來的國家發展，是否希望不要因為對於歷史上的情緒，而繼續仇視<text:span text:style-name="T2"><text:s/></text:span>或者<text:span text:style-name="T2"><text:s/></text:span>因為某些固定人群之前很悲哀，所以大家應該特別同情。<text:span text:style-name="T2"><text:s/></text:span>我是不確定，但是其有點給予特別待遇的味道。<text:span text:style-name="T2"><text:s/></text:span>仇視的話，那就看前幾年大陸大量反日活動，現在不僅大陸經濟受傷了，日本也很慘的兩敗俱傷<text:span text:style-name="T2"><text:s/></text:span>而變成一種對於未來的一種絆腳石。<text:span text:style-name="T2"> <text:line-break/><text:line-break/></text:span>或許，理性來說，真的很冷。可能有如<text:span text:style-name="T2">David Hume</text:span>所說的<text:span text:style-name="T2">“</text:span>理性只是老二，情緒才是老大<text:span text:style-name="T2">"</text:span>，聽起來更有人味吧！<text:span text:style-name="T2"><text:s/></text:span>要我的話，可能會覺得<text:span text:style-name="T2"><text:s/>”</text:span>情緒雖是老大，但理性更為貴<text:span text:style-name="T2">“</text:span>。這也是哲學辯論，我也無權批評任何人，討論一下罷了。<text:span text:style-name="T2"><text:line-break/><text:line-break/>P.S. </text:span>對於寫述中文的討論性文章，本人不在行，所以繼續在拜讀學習各位前輩的貼文</text:p>
      <text:p text:style-name="P1"><text:span text:style-name="T3">王修亮</text:span><text:s/>  |  2014.04.29 22:00   |   <text:a xlink:type="simple" xlink:href="http://palinfo.habago.org/Entry?Command=Information_PrintForum&amp;iPage=439#FORUM32365"><text:span text:style-name="T1">#</text:span></text:a></text:p>
      <text:p text:style-name="P2">抱歉，我極少在網路留言，不太注意留言的規則。忘記註明前一篇留言是回復余夫先生的引用，並非是寫給陳先生的。真失禮。</text:p>
      <text:p text:style-name="P1"><text:span text:style-name="T3">陳真</text:span><text:s/>  |  2014.04.29 21:26   |   <text:a xlink:type="simple" xlink:href="http://palinfo.habago.org/Entry?Command=Information_PrintForum&amp;iPage=439#FORUM32364"><text:span text:style-name="T1">#</text:span></text:a></text:p>
      <text:p text:style-name="P3">剛剛從後台解放了兩個留言。其中一個是沒有臉的綠色生物，本該刪除，但姑且留著當生物標本。這類生物究竟有沒有腦子，我真的很納悶。<text:span text:style-name="T2"><text:line-break/><text:line-break/></text:span>我常說腦子的事，很容易讓人以為我理性至上，重視智能，但我不是。我只是納悶，為何一群智能不高<text:span text:style-name="T2">(</text:span>或應該說相當低<text:span text:style-name="T2">)</text:span>的人，為何總是會有這麼多鋼鐵般的意見，而且教條般不許不敬。<text:span text:style-name="T2"><text:line-break/><text:line-break/></text:span>羅素說，這世界最大的問題是：聰明人總是想很多，充滿困惑，但蠢蛋卻熱血沸騰，一堆鋼鐵般的結論。<text:span text:style-name="T2"><text:line-break/><text:line-break/></text:span>另外，如果有人願意給我五千萬方便移民，離開這個鳥人島，我就弄個臉書叫大家追隨。<text:span text:style-name="T2"><text:line-break/><text:line-break/></text:span>當然這是玩笑話，就算送給我一個銀河系當系王，我也沒有絲毫意願想影響他人，更不用說什麼追隨了。大多數人向光，但並非每個人皆如此。哲學家就像貓頭鷹，夜來了，深了，方才起飛。而且，貓頭鷹總是放單飛，不成群。</text:p>
      <text:p text:style-name="P1"><text:span text:style-name="T3">陳真</text:span><text:s/>  |  2014.04.29 20:53   |   <text:a xlink:type="simple" xlink:href="http://palinfo.habago.org/Entry?Command=Information_PrintForum&amp;iPage=439#FORUM32363"><text:span text:style-name="T1">#</text:span></text:a></text:p>
      <text:p text:style-name="P2">王先生，我<text:span text:style-name="T2">email: emirchen@gmail.com<text:line-break/><text:line-break/></text:span>我不太明白我誤解之處，方便的話，請明示。我其實沒有在回應誰，不過自言自語。</text:p>
      <text:p text:style-name="P1"><text:span text:style-name="T3">王修亮</text:span><text:s/>  |  2014.04.29 17:41   |   <text:a xlink:type="simple" xlink:href="http://palinfo.habago.org/Entry?Command=Information_PrintForum&amp;iPage=439#FORUM32362"><text:span text:style-name="T1">#</text:span></text:a></text:p>
      <text:p text:style-name="P3">這個<text:span text:style-name="T2">……</text:span>孟子切入的角度，不是在論操守，更和前總統無關。而是印證陳真先生這段話。<text:span text:style-name="T2"><text:line-break/></text:span>「<text:span text:style-name="T2">"</text:span>理性只是老二，情緒才是老大。<text:span text:style-name="T2">" </text:span>理性者，對於民主社會的發展說詞固然言之成理，令人肅然起敬，但理性並非無血無淚憑空存在的一種社會支撐，你還是得想一想人們的感受，他的情緒，他的愛，他的恨。理性之為物很重要，但它畢竟不是最重要的。」<text:span text:style-name="T2"><text:line-break/><text:line-break/></text:span>夫舜惡得而禁之？夫有所受之也。<text:span text:style-name="T2"><text:line-break/></text:span>舜是大同時代（類同民主）的聖王，遵循禮法制度，所以不能也無權「禁之」，不能禁止法官逮捕父親，他知道父親的確做錯了，必須承受這個罪名。如同陳先生所說：「概念上或理念上，我毫無疑問反對林義雄這種反民主、撕裂社會、重創社會發展的行為。」<text:span text:style-name="T2"><text:line-break/></text:span>視棄天下猶棄敝蹝也。<text:span text:style-name="T2"><text:line-break/></text:span>舜丟棄天下，不只是丟棄名聲利益，同時也丟棄了自己的責任、理念。天下很可能因此選了個壞皇帝來繼承，或是一個好名好利的人趁機奪取帝位，使大同世界倒退回亂世，但舜不在乎。「終身訢然，樂而忘天下。」<text:span text:style-name="T2"><text:line-break/></text:span>因為，「在重大事物上真正起了決定性的作用者，往往是情感、情緒、信念、信仰等等這些東西。也許你可以概括給它一個詞：靈魂。」「有此有彼，才是一個完整的生命，完整的社會。」「有理性的人說，不應該為了一個人破壞整個體制的正常運作，但我仍是老話，別說太平洋上一個小島，就算是羅馬帝國都應該為一個義人無私的心而沉淪，就像愛情或親情那樣，哪怕多愚眛多荒唐，該陪葬就陪葬，在某些看不見的東西面前，理性便無足輕重了。」<text:span text:style-name="T2"><text:line-break/></text:span>舜違法棄責的愚昧與荒唐，在親情中彰顯了真實的正直與公義。<text:span text:style-name="T2"><text:line-break/></text:span>直在其中。<text:span text:style-name="T2"><text:line-break/></text:span>我這個人向來覺得自己很本分，能做出來的事都是原來就該做的，被讚許會令我慚愧而害羞。感覺陳先生也是個不喜歡被別人捧個不停誇獎上了天的人，所以，我引這段孟子，為的是婉轉的表達讚許陳先生。可惜被誤解了，不得已只好說明一下，因為其他地方就算了，我可很不希望在若雪網站這樣的地方被誤解。<text:span text:style-name="T2"><text:line-break/><text:line-break/></text:span>另外，我有按照「聯絡我們」的郵址寫信給陳先生，不知是否郵址有錯誤。如未接到，請教我明確的郵址英文打法。我對郵址、英文這種新玩意，真的很無知。</text:p>
      <text:p text:style-name="P1"><text:span text:style-name="T3">鄭濱瀚</text:span><text:s/>  |  2014.04.29 17:21   |   <text:a xlink:type="simple" xlink:href="http://palinfo.habago.org/Entry?Command=Information_PrintForum&amp;iPage=439#FORUM32361"><text:span text:style-name="T1">#</text:span></text:a></text:p>
      <text:p text:style-name="P2">陳真醫生您好，經過這次學運看見有人轉載您此處的文章，<text:span text:style-name="T2"><text:line-break/></text:span>拜讀後真的感覺收穫匪淺，於是想請問您願不願意創建臉書或部落格，<text:span text:style-name="T2"><text:line-break/></text:span>方便更多年輕人追隨拜讀呢？我相信從反服貿到如今的反核四，<text:span text:style-name="T2"><text:line-break/></text:span>這些說起來不太理性也不太理智的活動，<text:span text:style-name="T2"><text:line-break/></text:span>社會上充滿他們一面倒的聲音，但不代表不說話的人是認同他們的，<text:span text:style-name="T2"><text:line-break/></text:span>一定有很多人願意看看您的文章，去思考這些問題，<text:span text:style-name="T2"><text:line-break/></text:span>希望陳真醫生能考慮一下我的建議，<text:span text:style-name="T2"><text:line-break/></text:span>用一些較多人使用的工具推廣您的想法。</text:p>
      <text:p text:style-name="P1"><text:span text:style-name="T3">魚翅馬</text:span><text:s/>  |  2014.04.29 16:02   |   <text:a xlink:type="simple" xlink:href="http://palinfo.habago.org/Entry?Command=Information_PrintForum&amp;iPage=439#FORUM32360"><text:span text:style-name="T1">#</text:span></text:a></text:p>
      <text:p text:style-name="P3">有人用大中國的邏輯思維批評別人<text:span text:style-name="T2"><text:line-break/></text:span>真可笑<text:span text:style-name="T2"><text:line-break/></text:span>我才國小畢業比這種書讀到當醫生的人還懂邏輯</text:p>
      <text:p text:style-name="P1"><text:span text:style-name="T3">余夫</text:span><text:s/>  |  2014.04.29 16:01   |   <text:a xlink:type="simple" xlink:href="http://palinfo.habago.org/Entry?Command=Information_PrintForum&amp;iPage=439#FORUM32359"><text:span text:style-name="T1">#</text:span></text:a></text:p>
      <text:p text:style-name="P2">「桃應問曰：舜為天子，皋陶為士，瞽叟殺人，則如之何？孟子曰<text:span text:style-name="T2">:</text:span>執之而己矣。然則舜不禁與？曰：夫舜惡得而禁之？夫有所受之也。然則舜如之何？曰：舜視棄天下猶棄敝蹝也，竊負而逃，遵海濱而處，終身訢然，樂而忘天下。」<text:span text:style-name="T2"><text:line-break/><text:line-break/></text:span>我以為舜帝是至孝<text:span text:style-name="T2">, </text:span>所以當忠孝難兩全的狀況底下<text:span text:style-name="T2">, </text:span>帶著自己的父親遠走高飛<text:span text:style-name="T2">, </text:span>這是人之常情<text:span text:style-name="T2">, </text:span>否則舜帝大可以利用大家對他的愛戴<text:span text:style-name="T2">, </text:span>利用他個人的政治影響力<text:span text:style-name="T2">, </text:span>寬恕他父親<text:span text:style-name="T2">, </text:span>孟子從這角度切入<text:span text:style-name="T2">, </text:span>說明了操守的重要性<text:span text:style-name="T2">, </text:span>即使是父親犯錯<text:span text:style-name="T2">, </text:span>但依然選擇下台<text:span text:style-name="T2">, </text:span>反觀前總統和他太太的關係<text:span text:style-name="T2">, </text:span>並非採用孟子的說法<text:span text:style-name="T2">, </text:span>但這例子並不適合套用在林義雄身上<text:span text:style-name="T2">~~</text:span></text:p>
      <text:p text:style-name="P4"/>
      <text:p text:style-name="P1"><text:span text:style-name="T3">陳真</text:span><text:s/>  |  2014.04.29 15:16   |   <text:a xlink:type="simple" xlink:href="http://palinfo.habago.org/Entry?Command=Information_PrintForum&amp;iPage=440#FORUM32358"><text:span text:style-name="T1">#</text:span></text:a></text:p>
      <text:p text:style-name="P2">西洋有句話說<text:span text:style-name="T2">: "</text:span>善意舖往地獄之路。<text:span text:style-name="T2">" </text:span>我有一番好意，或是許多家長常說的<text:span text:style-name="T2"><text:s/>"</text:span>我是為你好<text:span text:style-name="T2">"</text:span>，用心良善，無可否認，但這番好意，往往帶來悲劇，帶來可怕的、痛苦的後果。<text:span text:style-name="T2"><text:line-break/><text:line-break/></text:span>有時候，我們自願被綁架（例如親情愛情友情），但大多數時候，不想被綁架也不行，因為也許歹徒或聖徒手上有人質。不管歹徒或聖徒，綁架的本質其實都一樣。<text:span text:style-name="T2"><text:line-break/><text:line-break/>1996</text:span>年左右，那時在中部工作，以核四公投中區小組名義辦了一個讀書會，並且常舉辦演講。黃文雄刺蔣之後消失<text:span text:style-name="T2">26</text:span>年，復出人間，我就曾透過陳菊介紹，請他來演講。林義雄也來過幾次，不過都是當聽眾或參加讀書會。<text:span text:style-name="T2"><text:line-break/><text:line-break/></text:span>記得有一次，剛好讀書會講到政治上的家長主義（<text:span text:style-name="T2">paternalism</text:span>），林義雄來晚了，會中休息期間就問我說你們今天在讀什麼？我說家長主義<text:span text:style-name="T2">--paternalism</text:span>，他說什麼是<text:span text:style-name="T2">paternalism</text:span>？我覺得家長主義還挺適合拿他當例子，就趕緊把這意思講述給他聽。但我覺得他好像有聽沒有懂。<text:span text:style-name="T2"><text:line-break/><text:line-break/></text:span>家長主義就是，俺是你家長，俺是為你好，俺全都幫你想好了，答案也都出來了，你就聽我的照著辦就行。<text:span text:style-name="T2"><text:line-break/><text:line-break/></text:span>柏楊發明過一個很有名的辭彙叫<text:span text:style-name="T2"><text:s/>"</text:span>三作牌＂，作之親，作之君，作之師，指的就是警察。據說這是以前警察局掛在牆上的座右銘，警察不但是人民保姆，愛護人民的爹，也是人民的道德導師，更是人民的君王，指導人民正確的生活與倫理。<text:span text:style-name="T2"><text:line-break/><text:line-break/></text:span>這些當然也都全出自好意，但這樣一種好意卻往往傷害了自主權，帶來悲劇。<text:span text:style-name="T2"><text:line-break/><text:line-break/></text:span>我倒比較喜歡林肯的話，他說：<text:span text:style-name="T2">"</text:span>沒有人聰明得可以管理別人而不需經過別人的同意＂。我就算再聰明，也不可能知道你的無數處境細節，你的種種品味，你的意向與傾向，你的難處與痛處，因此，大夥的事就得大夥喬，沒法讓一、二善意<text:span text:style-name="T2"><text:s/>"</text:span>家長＂說了算，除非我們想改國號變成比方說義雄帝國元年。<text:span text:style-name="T2"><text:line-break/><text:line-break/></text:span>至於學術中立。我不太知道你的意思。學術不可能中立也不需要中立。學術一定充滿各種偏見或一己之見（所謂觀點），否則哪來學術？<text:span text:style-name="T2"><text:line-break/><text:line-break/></text:span>中立也者，不偏不倚也，這應該正是知識或學術所應排斥的一種屬性。政客才需要面面俱到，不偏不倚，但學術不需要。很多學術的重要價值，恰恰就在於它獨樹一幟，相當挑釁而偏頗。<text:span text:style-name="T2"><text:line-break/><text:line-break/></text:span>我想你要批評的不是學術的內部形成，而是指學者對外行使影響力。這我並不是很認同。學者對外行使影響力並沒有問題，問題是台灣自古以來有一種御用學者的文化，簡單說就是台灣的學者總是在一種很安全而且有利可圖、有美名、有鎂光燈照耀的時候，勇猛地、張牙舞爪地、爭先恐後地<text:span text:style-name="T2"><text:s/>"</text:span>挺身而出＂。<text:span text:style-name="T2"><text:line-break/><text:line-break/></text:span>簡單說就是永遠<text:span text:style-name="T2"><text:s/>"</text:span>覺醒得剛剛好<text:span text:style-name="T2">"</text:span>，永遠都是在一種最爽的時間點上，講出最有利於己的所謂改革語言或漂亮話。<text:span text:style-name="T2"><text:line-break/><text:line-break/></text:span>這樣一種永遠<text:span text:style-name="T2"><text:s/>"</text:span>覺醒得剛剛好<text:span text:style-name="T2">" </text:span>的影響力，在這個品味低俗的鬼島上，透過與其品味十分相近的主流鎂光燈之大量曝曬、美化與推銷販售，永遠所向披靡<text:span text:style-name="T2"><text:line-break/><text:line-break/></text:span>就如那些什麼親綠學者便是一例。這些人從沒見過他們幹過什麼像樣的事，但卻像個什麼全方位領袖一般，整天開記者會、搞聯署，光出一張嘴，姿態巍峨，矯柔造作，左右逢源。<text:span text:style-name="T2"><text:line-break/><text:line-break/></text:span>但這並不是說學者不應該對外行使影響力，而是說，影響力有很多種，有好的，有壞的，有噁心下流齷齪的，也有正直良善吃盡苦頭的。<text:span text:style-name="T2"><text:line-break/><text:line-break/></text:span>在我看來，不管什麼影響力都一樣，最好別讓自己受影響，就如胡適所說，你得學習用自己的耳朵、自己的腦子去理解事情，形成自己的觀點。<text:span text:style-name="T2"><text:line-break/><text:line-break/></text:span>我一億個不喜歡影響任何人，誰要是說他被我影響或說他是我的粉絲，我就很挫折，因為那非我所願。我既不喜歡看見噁心的英雄碑，自己斷然也不會想給自己造一個。<text:span text:style-name="T2"><text:line-break/><text:line-break/></text:span>學術不需中立也不可能中立，但醫療卻非中立不可。但台灣的醫界一片綠油油，動輒就要以醫生身份企圖對社會造成影響，而且這種影響往往不是思想層次上的，而是很低俗的選綠棄藍、反中愛台灣的政治層次。<text:span text:style-name="T2"><text:line-break/><text:line-break/></text:span>我是醫界聯盟<text:span text:style-name="T2">39</text:span>個發起之一，其他<text:span text:style-name="T2">38</text:span>人全是台灣醫界大老，只有我是剛畢業的住院醫師。台灣醫界非常講究輩份，當發起人這樣一種姿態巍峨的風光事，理應輪不到年輕醫師，更何況剛畢業的我。<text:span text:style-name="T2"><text:line-break/><text:line-break/></text:span>我之所以成為醫界聯盟的發起人，而且後來還當了兩年幹部，純粹是因為二十幾年前有一天假日，清晨大約七點多，有人打電話來把我吵醒，電話另一頭傳來沙啞蒼老的聲音，用老一輩人的台語說：<text:span text:style-name="T2">"</text:span>我是李鎮源，我是以前台大醫學院的院長<text:span text:style-name="T2">...</text:span>＂。<text:span text:style-name="T2"><text:line-break/><text:line-break/></text:span>李鎮源就是後來醫界聯盟的創會會長。他來電表示想成立一個醫界團體，希望我幫忙。我一開始很猶豫，說我很想脫離社運和政治圈，覺得自己個性不適合，而且搞到後來其實都只是在搞政治鬥爭，搞選舉。<text:span text:style-name="T2"><text:line-break/><text:line-break/></text:span>李鎮源說，他保證絕對不會。他說，醫界聯盟將會是一個類似日據時期的文化協會或讀報社那樣，希望在文化深度和思想深度及各種普世價值上，能夠有所提倡。<text:span text:style-name="T2"><text:line-break/><text:line-break/></text:span>李鎮源是我仰慕的人，聽他這麼說，於是我又下海了，因為這樣一種想法其實也就是我當時幫忙推廣功能圖書館的初衷，總覺得這個社會好像很智障，而且沒有半點文化，鄙俗不堪，活在其中，甚為難受，簡直要窒息。<text:span text:style-name="T2"><text:line-break/><text:line-break/></text:span>但是，事實證明，醫界聯盟還是一樣，仍然只是充當綠營的一個尾巴團體，老是運用醫界影響力來達到某種很形而下的政治企圖，實在看不出來它提昇了什麼文化與思想、人文的深度。<text:span text:style-name="T2"><text:line-break/><text:line-break/></text:span>特別是李鎮源不久過世後，醫界聯盟就更不像話了。我差不多待了不到兩年就退出，算是自己又再一次上當的經驗。<text:span text:style-name="T2"><text:line-break/><text:line-break/></text:span>我一直認為，運用醫師的影響力來影響病患或影響社會大眾去投票給自己所愛的黨是完全不對的，這樣一種影響力不但不對，而且卑鄙。醫療應保持它應有的中立性，否則，如我過去常說，你若遇到一個戴著扁帽（阿扁之友）的醫師幫你開刀，你還敢說你想投給馬英九嗎？</text:p>
      <text:p text:style-name="P1"><text:span text:style-name="T3">王修亮</text:span><text:s/>  |  2014.04.29 13:54   |   <text:a xlink:type="simple" xlink:href="http://palinfo.habago.org/Entry?Command=Information_PrintForum&amp;iPage=440#FORUM32357"><text:span text:style-name="T1">#</text:span></text:a></text:p>
      <text:p text:style-name="P3">我是只讀過經書，沒讀過任何西洋論述的老人。陳貞老師的說法滿深入淺出的，終於讓我明白整天把哲學名詞掛在嘴邊的那些政客、學者、學生等等等，說的是蝦咪碗糕。<text:span text:style-name="T2"><text:line-break/></text:span>原來他們刻意模糊甚至錯置概念與規範性，讓我以為自己頭腦是糨糊。<text:span text:style-name="T2"><text:line-break/></text:span>女兒昨天晚上一面看網路，一面很生氣地說<text:span text:style-name="T2">:</text:span>「有人講<text:span text:style-name="T2">:</text:span>『只有利益跟恐懼可以綁架人，從未有道德與理想可綁架人這種事情！』胡說<text:span text:style-name="T2">!</text:span>任何事物與情感都可以綁架他人，包括老爹老娘的親情，我同學從四樓跳下來，就是父母太愛他了<text:span text:style-name="T2">!</text:span>擔心他選的科系將來沒飯吃，希望他未來有錢有勢過得幸福。你看<text:span text:style-name="T2">!</text:span>最真誠的愛與幸福不是也綁架了子女的生死嘛<text:span text:style-name="T2">!</text:span>」<text:span text:style-name="T2"><text:line-break/></text:span>父母用親情綁架子女，子女用親情綁架父母，即使逼迫到對方因失去自我尊嚴與意志而寧願選擇死亡，完全以愛為出發點的親人，甚至痛苦到陪伴著被綁架者一起死的親人，仍然愚蠢到不明白自己以愛為名是一種綁架。道德與理想也是一樣的<text:span text:style-name="T2">......</text:span>例子太多了，報上常常有，只是名氣不如林義雄，關鍵時刻不如反核。<text:span text:style-name="T2"><text:line-break/></text:span>我不認為民主是當前世界最佳選擇，但是我尊重民主的機制，核能要公投可以，公投要<text:span text:style-name="T2">50%</text:span>還是<text:span text:style-name="T2">20%</text:span>都可以，從<text:span text:style-name="T2">50%</text:span>來說，達不到上限，證明人民的民主水準不夠，政府老師父母自身都有錯，一個也不缺，因為教化教育家教自覺反省都該到位，不能只怪其中一個。從<text:span text:style-name="T2">20%</text:span>來講，如果支持興建核能的人嫌<text:span text:style-name="T2">%</text:span>數太少不公平，說服別人來投贊成票啊<text:span text:style-name="T2">!</text:span>說服不了，一樣只好認了，趕緊先來推動教化教育家教自覺自省，下一代還有希望。但是當堅持民主真諦者自己都不遵守民主程序，而以聖人的影響力來綁架政策時，那就不是民主，而是聖王降世。聖王也沒什麼不好，各有優缺點，但和民主絕對不同。這種明明相異的概念和規範性，糨糊一樣被搞在一起，難怪單純可愛的老人家以為自己腦殘。<text:span text:style-name="T2"><text:line-break/></text:span>另外，想到個歷史的寓言。<text:span text:style-name="T2"><text:line-break/></text:span>「桃應問曰：舜為天子，皋陶為士，瞽叟殺人，則如之何？孟子曰<text:span text:style-name="T2">:</text:span>執之而己矣。然則舜不禁與？曰：夫舜惡得而禁之？夫有所受之也。然則舜如之何？曰：舜視棄天下猶棄敝蹝也，竊負而逃，遵海濱而處，終身訢然，樂而忘天下。」<text:span text:style-name="T2"><text:line-break/></text:span>陳老師認為林義雄的綁架行為不宜，還是應該接受公評。<text:span text:style-name="T2"><text:line-break/></text:span>夫舜惡得而禁之？夫有所受之也。<text:span text:style-name="T2"><text:line-break/></text:span>陳老師希望林義雄活下去，即使他的綁架行為不宜，你也認為可失天下與民主，不可失聖人與家人。<text:span text:style-name="T2"><text:line-break/></text:span>視棄天下猶棄敝蹝也。<text:span text:style-name="T2"><text:line-break/></text:span>直在其中矣。</text:p>
      <text:p text:style-name="P1"><text:span text:style-name="T3">陳翼君</text:span><text:s/>  |  2014.04.29 13:44   |   <text:a xlink:type="simple" xlink:href="http://palinfo.habago.org/Entry?Command=Information_PrintForum&amp;iPage=440#FORUM32356"><text:span text:style-name="T1">#</text:span></text:a></text:p>
      <text:p text:style-name="P2">陳醫師<text:span text:style-name="T2">,<text:line-break/></text:span>不知道你對<text:span text:style-name="T2">"</text:span>學術中立<text:span text:style-name="T2">"</text:span>的看法是什麼<text:span text:style-name="T2">?<text:line-break/></text:span>我一直以為，為人師作學問的總是要清高些<text:span text:style-name="T2"><text:line-break/></text:span>但從這次學運後，從來沒有聽過這個詞彙，也沒有人敢提<text:span text:style-name="T2"><text:line-break/></text:span>這是為什麼<text:span text:style-name="T2">?</text:span></text:p>
      <text:p text:style-name="P1"><text:span text:style-name="T3">陳真＿</text:span><text:s/>  |  2014.04.29 11:56   |   <text:a xlink:type="simple" xlink:href="http://palinfo.habago.org/Entry?Command=Information_PrintForum&amp;iPage=440#FORUM32355"><text:span text:style-name="T1">#</text:span></text:a></text:p>
      <text:p text:style-name="P3"><text:span text:style-name="T2">(</text:span>續<text:span text:style-name="T2">)<text:line-break/><text:line-break/></text:span>今天我如果要發射一艘太空船去冥王星，光拿我手上這電子錶來抓時間，是會發生慘劇的。但今天我如果只是要搭公車出門去上班，我這個偶而慢個一兩分鐘的手錶，基本上還能用，一點問題也沒有。<text:span text:style-name="T2"><text:line-break/><text:line-break/></text:span>同樣一種<text:span text:style-name="T2"><text:s/>"</text:span>準時<text:span text:style-name="T2">" </text:span>概念，操作方式卻大不同。這裏頭並沒有任何矛盾、兩難或不一致等等足以破壞概念合法性或有效性的問題存在。<text:span text:style-name="T2"><text:line-break/><text:line-break/></text:span>今天如果有位張三，要求把公投門檻從<text:span text:style-name="T2">25%</text:span>提高到<text:span text:style-name="T2">30%</text:span>，否則也是要禁食至死，我們恐怕只會一頭霧水，不懂他為何有此一奇怪的要求。當然。再荒唐的要求我們還是有可能得屈從他，但首先得知道這個實例的主角是<text:span text:style-name="T2"><text:s/>"</text:span>誰<text:span text:style-name="T2">"</text:span>。<text:span text:style-name="T2"><text:line-break/><text:line-break/></text:span>概念就像一種數學運算，沒有<text:span text:style-name="T2"><text:s/>"</text:span>誰<text:span text:style-name="T2">" </text:span>的問題。但在實際操作上，<text:span text:style-name="T2">"</text:span>誰<text:span text:style-name="T2">" </text:span>卻使得運算結果大不同。為何會有這麼奇怪的事？因為任何概念都有個消除不掉的東西叫規範性<text:span text:style-name="T2">(normativity)</text:span>，規範性使得每一次的操作結果都不一樣。<text:span text:style-name="T2"><text:line-break/><text:line-break/></text:span>所謂規範性意思是說，概念本身無法自動獲得對錯評價，它得有個判準才行，而這個判準必然具有某種人為協商的成份，大家喬出一種共識，一種結果，這個<text:span text:style-name="T2"><text:s/>"</text:span>喬<text:span text:style-name="T2">" </text:span>的成份就叫做規範性。<text:span text:style-name="T2"><text:line-break/><text:line-break/></text:span>這意味著概念既不是長在樹上的天然之物，當然，它也不是你可以任意彈性調整的東西。</text:p>
      <text:p text:style-name="P1"><text:span text:style-name="T3">陳真</text:span><text:s/>  |  2014.04.29 11:24   |   <text:a xlink:type="simple" xlink:href="http://palinfo.habago.org/Entry?Command=Information_PrintForum&amp;iPage=440#FORUM32354"><text:span text:style-name="T1">#</text:span></text:a></text:p>
      <text:p text:style-name="P2">宥呈，<text:span text:style-name="T2"><text:line-break/><text:line-break/></text:span>你所提的狀況是一種所謂<text:span text:style-name="T2"><text:s/>"</text:span>思考實驗<text:span text:style-name="T2">"</text:span>，亦即它不存在於現實，或尚未存在於現實，但概念上卻有可能存在。<text:span text:style-name="T2"><text:line-break/><text:line-break/></text:span>我的想法是，概念上有無數種可能，例如我能想像無數的道德兩難，但是，唯有當一個概念上的想像性<text:span text:style-name="T2"><text:s/>"</text:span>例子<text:span text:style-name="T2">"</text:span>，當它變成一種實例時，我們才有辦法對它提出比較有效的決策性或操作性思考。<text:span text:style-name="T2"><text:line-break/><text:line-break/></text:span>因為，概念之為物，就像數學，純粹而缺乏細節，但實例卻不然，實例有著種種細節與個別性。換個方式說，概念<text:span text:style-name="T2">(concept)</text:span>與操作<text:span text:style-name="T2">(practice)</text:span>基本上是兩種內在性質迥異的思維，兩者之間，很容易被誤以為是一種類似<text:span text:style-name="T2"><text:s/>"</text:span>交通規則<text:span text:style-name="T2">" </text:span>之於<text:span text:style-name="T2"><text:s/></text:span>實際違規行為<text:span text:style-name="T2">" </text:span>之間那樣一種關係。但它顯然並不是那樣一種直接蘊涵的運算關係或指導原則。<text:span text:style-name="T2"><text:line-break/><text:line-break/></text:span>當概念上的不同例子，萬一在現實上得到不同的結果時，可別驚訝怎麼概念可以存在這樣一種不一致性？這一點都沒有不一致，因為當概念上的想像狀況變成一種實例時，對於這個實例的考量自然和另一實例很有可能會有截然不同的操作方式。<text:span text:style-name="T2"><text:line-break/><text:line-break/></text:span>為什麼？因為這本來就是<text:span text:style-name="T2"><text:s/>"</text:span>兩個<text:span text:style-name="T2">" </text:span>例子，而不是同一個例子的兩種狀況。香蕉有香蕉的思維與操作，芭樂有芭樂自身的衡量。這裏頭並沒有任何不一致。<text:span text:style-name="T2"><text:line-break/><text:line-break/></text:span>你提這樣一種例子，也許就是為了質疑內在可能產生的不一致，但這樣一種不一致並不存在。<text:span text:style-name="T2"><text:line-break/><text:line-break/></text:span>即便不以概念與操作之間的鴻溝來思考例子本質的不同，光就概念本身也一樣難以得出不一致的必然結論。<text:span text:style-name="T2"><text:line-break/><text:line-break/></text:span>比方說，質疑動物權人士老是喜歡說蟑螂蚊子也是動物，為何不保護。但這樣一種質疑是沒有力量的。因為任何一種概念都具有一種延伸性，就像光線一樣，在明與暗之間，或是在哪些是例子哪些不是例子之間，沒法有個明確界限，就如維根斯坦說的，我不知道眼前的檯燈灑出的光線的界限在哪，但我們不會因此而懷疑這道光線是假的。<text:span text:style-name="T2"><text:line-break/><text:line-break/></text:span>概念也一樣，它具有一種模糊曖眛性，我們不知道它該或它將延伸至何處，但這絲毫不影響它成為一個合法的概念，我們不會因此說這概念是假的或無效的。<text:span text:style-name="T2"><text:line-break/><text:line-break/></text:span>我還能繼續講下去，但恐怕得寫上一本有關<text:span text:style-name="T2">concept &amp; practice</text:span>的書才講得完整了。不過，光是以上這樣一些極其簡單的說明，理應就足以回應你的質疑。</text:p>
      <text:p text:style-name="P1"><text:span text:style-name="T3">林宥呈</text:span><text:s/>  |  2014.04.29 10:39   |   <text:a xlink:type="simple" xlink:href="http://palinfo.habago.org/Entry?Command=Information_PrintForum&amp;iPage=440#FORUM32353"><text:span text:style-name="T1">#</text:span></text:a></text:p>
      <text:p text:style-name="P3">陳真先生您好。<text:span text:style-name="T2"><text:line-break/><text:line-break/></text:span>您之前說林義雄出於利他，民主原則重要是重要，但沒有完全不變的必要性。<text:span text:style-name="T2"><text:line-break/><text:line-break/></text:span>這個脈絡我是能理解的。<text:span text:style-name="T2"><text:line-break/><text:line-break/></text:span>然後我想作個想像實驗，如果因為林，所以把門檻調到比如說<text:span text:style-name="T2">25</text:span>之後，然後有個跟林一樣利他的普通人，他認為門檻<text:span text:style-name="T2">30</text:span>才是最好的，他有意志力，也決定實行禁食到政府願意改。<text:span text:style-name="T2"><text:line-break/><text:line-break/></text:span>請問您的看法是？<text:span text:style-name="T2"><text:line-break/><text:line-break/><text:line-break/></text:span></text:p>
      <text:p text:style-name="P1"><text:span text:style-name="T3">陳真</text:span><text:s/>  |  2014.04.29 09:58   |   <text:a xlink:type="simple" xlink:href="http://palinfo.habago.org/Entry?Command=Information_PrintForum&amp;iPage=440#FORUM32352"><text:span text:style-name="T1">#</text:span></text:a></text:p>
      <text:p text:style-name="P2">底下這位阿彥應該是在回應我，他說：<text:span text:style-name="T2">"</text:span>歷史可以拿來做借鏡，但是不能將其變成未來的羈絆。<text:span text:style-name="T2">" </text:span>我就拿這樣沒頭沒腦的一句回應來做點有關思想或概念這東西的補充。<text:span text:style-name="T2"><text:line-break/><text:line-break/></text:span>類似像這種話，其實說了等於沒說。你要拿來借鏡，但不要成為羈絆哦。但借鏡是怎麼個借法才不會羈絆卻啥也沒說。<text:span text:style-name="T2"><text:line-break/><text:line-break/></text:span>高中時有個老師很有趣，他說，同學們，你們如果實驗題不會寫，千萬不要空白，你就多少寫幾句，比方說就寫：<text:span text:style-name="T2">"</text:span>拿起砝碼時，不要太用力，但也不能都不出點力。<text:span text:style-name="T2">" "</text:span>準備實驗器材，要先擦拭燒杯，但不要擦得太用力，但也不能不出點力，否則擦不乾淨。<text:span text:style-name="T2">" <text:line-break/><text:line-break/></text:span>他說，你就這樣煞有介事地瞎掰幾句，改考卷的老師看你可憐，就多少會給你一點分數。<text:span text:style-name="T2"><text:line-break/><text:line-break/></text:span>所謂借鏡或羈絆，全是修辭，也就是說，它只是一種姿態，一種表態，而不是一種具有實質意義的反駁。在一種回應或討論中，只會使用修辭，恰恰是一種思考上無能的特徵。<text:span text:style-name="T2"><text:line-break/><text:line-break/></text:span>網路這東西，流行輕薄短小，似乎使得現代人更進一步地<text:span text:style-name="T2"><text:s/></text:span>思想弱化、大腦萎縮，弱化萎縮到有時簡直就沒大腦只剩小腦了，變成只會什麼<text:span text:style-name="T2"><text:s/>"</text:span>按讚<text:span text:style-name="T2">" (</text:span>媽的，寫出這種低俗的字眼我就想吐<text:span text:style-name="T2">)</text:span>或謾罵，只會講一兩句話表示一種姿態，要不就是只會轉貼。<text:span text:style-name="T2"><text:line-break/><text:line-break/></text:span>當然，任令大腦萎縮也是一種自由。</text:p>
      <text:p text:style-name="P1"><text:span text:style-name="T3">陳真</text:span><text:s/>  |  2014.04.29 08:50   |   <text:a xlink:type="simple" xlink:href="http://palinfo.habago.org/Entry?Command=Information_PrintForum&amp;iPage=440#FORUM32351"><text:span text:style-name="T1">#</text:span></text:a></text:p>
      <text:p text:style-name="P3">有些人的可恥、噁心和齷齪，就算我願意降低水平，給各位做一番說明，其實也說明不來。你如何可能說明比方說一團屎有多髒多臭。屎這東西如果你還聞不出它啥味道，旁人其實也沒法幫你說明什麼了。<text:span text:style-name="T2"><text:line-break/><text:line-break/></text:span>我沒有任何潔癖，許多時候我比一般人還更耐髒，但有些人與事的骯髒噁心程度實在不是我能忍受。但我不是在指楊照或他的文字。那麼究竟指誰？我並非因為怕被人控告而不敢指名道姓。我之不願與之有所是非牽扯純粹是因為我們沒法直接去批評一些人或一些事，因為那樣一種批評會壞了自己的水平。就好像唐伯虎不會指名道姓去批評馬文才一樣，那只是抬舉了馬文才，而且馬文才何其多，有可能一一指名嗎？<text:span text:style-name="T2"><text:line-break/><text:line-break/></text:span>比方說，林義雄很看不起李登輝，對之充滿厭惡與不屑<text:span text:style-name="T2">(</text:span>林義雄很少對人有這種反應<text:span text:style-name="T2">)</text:span>。然而，李登輝卻是台灣許多人的最愛。因此，林義雄十多年前每次演講，總會有聽眾問他對於李登輝的看法。我在一旁看了，總為林義雄感到一種難以言喻的窩囊與無奈，你怎麼老是問唐伯虎對於馬文才有啥看法？<text:span text:style-name="T2"><text:line-break/><text:line-break/></text:span>我注意到林義雄一開始還勉強會對李登輝做點惡評，後來他都乾脆一律拒答而只說一句：<text:span text:style-name="T2">"</text:span>李登輝不值得任何批評。<text:span text:style-name="T2">"<text:line-break/><text:line-break/></text:span>這大約也就是我對一些根本不值得批評但卻是許多台灣人的最愛的感受。<text:span text:style-name="T2"><text:line-break/><text:line-break/></text:span>各位看我批評過許多政治人物，例如阿扁，例如施明德，有沒有看過我批評過蔡姓女士？沒有。我甚至連寫出這些人的名字都有一千萬個不願意。為什麼？因為<text:span text:style-name="T2"><text:s/>"</text:span>不值得任何批評<text:span text:style-name="T2">"</text:span>。<text:span text:style-name="T2"><text:line-break/><text:line-break/></text:span>各位看我罵小表哥小表妹，或是罵那些把每樣水果統統污染一遍的所謂學運，但有沒有看過我會寫出誰的姓名？肯定沒有。為什麼？因為這樣那樣一些馬文才何其多，我們怎麼可能會樂意貶低自己來批評一些根本不值得批評的人。<text:span text:style-name="T2"><text:line-break/><text:line-break/></text:span>李敖曾經說，我們打老虎打猛獸，不打狗，打狗只是壞了我們自己的格調。但有時狗實在太吵了，<text:span text:style-name="T2"><text:s/></text:span>他說了句名言，<text:span text:style-name="T2">"</text:span>只好連狗也一起打<text:span text:style-name="T2">"</text:span>。但我覺得這話得做點補充：萬一連狗都只好一起打時，我們只批發處理，不搞零售。為什麼？因為狗太多了。<text:span text:style-name="T2"><text:line-break/><text:line-break/></text:span>對不起，我污辱了狗，搞物種歧視。但我只是藉李敖的話，做點比方。</text:p>
      <text:p text:style-name="P1">J.Z.   |  2014.04.29 05:12   |   <text:a xlink:type="simple" xlink:href="http://palinfo.habago.org/Entry?Command=Information_PrintForum&amp;iPage=440#FORUM32350"><text:span text:style-name="T1">#</text:span></text:a></text:p>
      <text:p text:style-name="P2">記得有條版規是轉貼文章必需加上自己看法<text:span text:style-name="T2">, </text:span>但面對這樣一個超過我理智能理解的人和事<text:span text:style-name="T2">, </text:span>總覺任何的說明都顯得多餘了。<text:span text:style-name="T2"><text:line-break/><text:line-break/><text:line-break/>By </text:span>楊照<text:span text:style-name="T2"><text:line-break/><text:line-break/></text:span>上週六（<text:span text:style-name="T2">4</text:span>月<text:span text:style-name="T2">26</text:span>日）在誠品松菸店『忠於自己靈魂的人：卡謬與【異鄉人】』新書發表會上所言．（第一部分）<text:span text:style-name="T2"><text:line-break/><text:line-break/></text:span>一、<text:span text:style-name="T2"><text:line-break/><text:line-break/></text:span>請容我從林義雄談起．<text:span text:style-name="T2"><text:line-break/><text:line-break/><text:line-break/></text:span>前一陣子，讀到老友吳叡人今年二月二十八日在「慈林基金會」說話的講稿，其中有一段他比較了李登輝和林義雄．他說：李登輝是「快樂的哲學家皇帝，他有權力，他很現實」．那麼林義雄呢？林義雄則是「薛西弗斯：一個『存在主義』哲學常常引用的希臘神話的著名英雄，神懲罰他一生都要推一顆巨石，從山腳下推到山頂上，推到快到山頂時就會掉下來，然後要從頭再推起，永不停止。<text:span text:style-name="T2"><text:s/></text:span>」<text:span text:style-name="T2"><text:line-break/><text:line-break/></text:span>果然，吳叡人和我，我們是同代人，曾經受過「存在主義」影響，會記得薛西弗斯的那一代人．薛西弗斯就是因為卡謬而和「存在主義」結下不解之緣的．卡謬寫的『荒謬三部曲』中，其中一部書名就叫做『薛西弗斯的神話』．卡謬對於薛西弗斯神話的解讀，最驚人之處，在於這麼一段話：「每一個這樣的片刻，．．．他高於自己的命運．他比他的石頭更強壯．．．．我們必須想像薛西佛斯是快樂的．」<text:span text:style-name="T2"><text:line-break/><text:line-break/></text:span>薛西弗斯不是受到最可怕的詛咒懲罰嗎？他的生活只剩下一件事，沒有其他的，他只能一而再再而三推著一顆巨石上山，然後眼睜睜看巨石又滾落谷底，等著他徒勞地再去推一次，如此沒完沒了的反覆．這樣的人，怎麼可能「高於自己的命運」？更不可思議的，卡謬怎麼可能主張薛西弗斯會是「快樂的」？<text:span text:style-name="T2"><text:line-break/><text:line-break/></text:span>卡謬解釋：每當薛西弗斯把石頭推到山頂，然後石頭宿命地停留不住，立即沿著山坡往那如無底深淵般滾落的瞬間，薛西弗斯別無選擇，必然感受到自己生命的徒勞無功，必須面對自己生命的無意義．推石上山之際，用盡全身的力氣，他或許還能在心中保存著一點自欺的錯覺，認為自己在做一件有意義的事，因而連帶地活著也是有意義的．但等到石頭推到頂，轟隆落下去了，那剎那，自欺的錯覺隨而消失了，所有的希望隨而滅絕了，薛西弗斯只能不依靠任何希望，無法掌握任何意義，繼續活下去．<text:span text:style-name="T2"><text:line-break/><text:line-break/></text:span>這是最艱難、最勇敢的生活．拿掉了所有希望，不需要別人給的、自己虛構的任何意義，如實面對，如實活著．所以卡謬說「每一個這樣的片刻」，薛西弗斯「高於他的命運」，「比他的石頭更強壯」，我們應該去體會他的勇氣，理解這種勇氣帶來的「快樂」．<text:span text:style-name="T2"><text:line-break/><text:line-break/></text:span>這不見得是吳叡人的原意，但我覺得，從卡謬對薛西弗斯神話的解釋上，的確可以讓我們對於林義雄所做的事，少些荒唐離譜的看法．林義雄不是因為覺得禁食可以換來他要的目的，所以禁食．禁食不是他換取什麼目的的手段，禁食是他面對自己，表達信念的方法．那是他推著上山的巨石，不管有沒有希望，面對自己，他必須去推這塊巨石，儘管他早已明白推石上山的結果，很可能就是站在山頂看著巨石滾回似乎無底的深淵．<text:span text:style-name="T2"><text:line-break/><text:line-break/></text:span>如果他在意的是結果，他不會採取如此毫無把握的方法．他不傷害任何人，他甚至不影響任何人，他給這個社會什麼威脅嗎？唯一的威脅，不就只是傷害自己而已嗎？<text:span text:style-name="T2"><text:line-break/><text:line-break/></text:span>竟然有人能將如此的選擇，說成是霸道的「<text:span text:style-name="T2">My way or no way</text:span>」，真是不可思議．如果這是可以霸道威脅社會就範的手段，為什麼從來沒見過有任何其他霸道的人採取這種手段而能得到自己要的呢？不，所有這個社會上有一點點霸道形象的人，所有這個社會上有一點點精明算計形象的人，都不曾也不會嘗試採用禁食、絕食手段的．<text:span text:style-name="T2"><text:line-break/><text:line-break/></text:span>林義雄不是聖人，他也不是以聖人的姿態禁食、絕食的．任何指摘他不完美，舉證他曾經犯過怎樣錯誤的意見，都搞錯重點了．林義雄的力量，不在他的完美，而在他的堅決，他的堅決甚至超越了希望與成敗，在這點上，他一點都不現實，的確比較接近神話，我們可以對這樣的神話搖搖頭說：「荒唐！」然後走開，去過自己有著各種希望與各種算計的現實人生．不過也有可能，我們會在如此的神話前面，猝不及防地被感動、被震撼，因而無法假裝什麼事都沒發生地掉頭走開．</text:p>
      <text:p text:style-name="P1"><text:span text:style-name="T3">阿彥</text:span><text:s/>  |  2014.04.29 02:08   |   <text:a xlink:type="simple" xlink:href="http://palinfo.habago.org/Entry?Command=Information_PrintForum&amp;iPage=440#FORUM32349"><text:span text:style-name="T1">#</text:span></text:a></text:p>
      <text:p text:style-name="P3">恕我直言，歷史可以拿來做借鏡，但是不能將其變成未來的羈絆。</text:p>
      <text:p text:style-name="P1"><text:span text:style-name="T3">陳真</text:span><text:s/>  |  2014.04.29 01:34   |   <text:a xlink:type="simple" xlink:href="http://palinfo.habago.org/Entry?Command=Information_PrintForum&amp;iPage=440#FORUM32348"><text:span text:style-name="T1">#</text:span></text:a></text:p>
      <text:p text:style-name="P2">你可以反對林義雄的做法，也可以嘲弄他之封建獨裁，但任何人若要說他有什麼不良居心，那就是睜眼說瞎話。別說政治立場，即便是交戰雙方都各有英雄，並不是我方就全是好人，敵人就全是壞蛋。<text:span text:style-name="T2"><text:line-break/><text:line-break/></text:span>以自己當祭品，連活命都有問題，這會是一種<text:span text:style-name="T2"><text:s/>"</text:span>政治表演<text:span text:style-name="T2">" </text:span>嗎？命都快沒了，還能收割什麼<text:span text:style-name="T2"><text:s/>"</text:span>成果<text:span text:style-name="T2">"</text:span>？林義雄若不是好人，以我閱人之廣，台灣大概找不到半個好人了。<text:span text:style-name="T2"><text:line-break/><text:line-break/></text:span>林義雄禁食七天了，到了這時候，就算最後能保住一命，往往也會造成肝腎器官的嚴重傷害甚至衰竭，各位若不信，請自己禁食個五天看看肝腎功能會不會破壞。<text:span text:style-name="T2"><text:line-break/><text:line-break/></text:span>你可以反對他的做法，但不要以為禁食是很簡單的事。別說七天，一般人連餓三天都絕對會受不了。我大學因極度貧窮，曾挨餓過五、六天，一粒米也沒得吃，肉體上的痛苦極難承受。<text:span text:style-name="T2"><text:line-break/><text:line-break/></text:span>林義雄很會撐，不容易顯示痛苦模樣。例如<text:span text:style-name="T2">1992</text:span>年他和許信良要求總統直選，發起抗爭，佔領台北火車站及附近交通要道六天五夜。那一次活動我有參加，天天下著大雨，風強雨勁，全身濕透，夜裏非常冷，而且幾乎沒有一天能睡覺，就這樣一直硬撐站著，十分難熬。<text:span text:style-name="T2"><text:line-break/><text:line-break/></text:span>從<text:span text:style-name="T2">1986</text:span>年<text:span text:style-name="T2">519</text:span>龍山寺反戒嚴綠色行動開始，一直到後來的千里苦行，十年內我參與過上百場街頭抗爭，算是經驗豐富，很能撐場。但<text:span text:style-name="T2">1992</text:span>年那一次要求總統直選的六天抗爭，真是非常非常累，累到我當時幾乎想放棄。<text:span text:style-name="T2"><text:line-break/><text:line-break/></text:span>但我發現，那幾天，林義雄就像一尊銅像那樣，不管夜裏風雨多強烈，他就直挺挺站在抗爭隊伍最前方，幾乎一動也不動。<text:span text:style-name="T2"><text:line-break/><text:line-break/></text:span>現代絕大多數人稍微累一下就哇哇叫，但林義雄卻有一種鋼鐵般的超人意志，好像永遠都不會露出衰弱模樣。即便他理應已經很痛苦了，也都還是一副沒事的神色。<text:span text:style-name="T2"><text:line-break/><text:line-break/></text:span>但我剛剛看見他衰弱的樣子，滿臉痛苦的表情，看了心裏實在很難過。我從未在他身上看過那樣一種衰弱、痛苦的神情。<text:span text:style-name="T2"><text:line-break/><text:line-break/></text:span>有些事我不願多說，只能說，各位如果知道他曾經遭遇過什麼樣的刑求，遭遇過什麼樣的身體摧殘，也許你對他的很多態度會因此改變。<text:span text:style-name="T2"><text:line-break/><text:line-break/></text:span>很多人說，民主社會如何如何，豈能容一人綁架。什麼義人，我還意仁湯咧，人民的集體福祇與民意，豈能聽從一、二人？這些有關民主的理性思維，我全都不反對，而且舉雙手表認同。但一個社會，難道就只有抽象道理、理性原則？沒有其它非理性因素的立足空間？<text:span text:style-name="T2"><text:line-break/><text:line-break/></text:span>我實在不相信比方說堅持五成高門檻而不願降為兩成五，會比林義雄一條命重要。他充當綁匪，綁架自己，的確有害民主，但誰能否認他純粹出於利他、出於善。面對這樣一個人的生命和巨大痛苦，<text:span text:style-name="T2">x</text:span>它<text:span text:style-name="T2">x</text:span>所謂民主原則究竟能值幾兩重？堅持五成有那麼偉大？降到兩三成，民主就垮了，有那麼嚴重？<text:span text:style-name="T2"><text:line-break/><text:line-break/></text:span>林宅血案發生之前，我常去那附近一家英文補習班參加不定期英文考試比賽。考完後，常去林宅附近巷口不遠處一家麵攤吃麵。有一天，走到巷口，突然有個人留個小平頭，很不客氣跑過來大聲喝斥：<text:span text:style-name="T2"><text:s/>“</text:span>你幹什麼？<text:span text:style-name="T2">” “</text:span>住哪？<text:span text:style-name="T2">” </text:span>我很訝異，反問他你是誰啊？我來吃麵不行嗎？<text:span text:style-name="T2"><text:line-break/><text:line-break/></text:span>然後，那個兇悍的怪人就走掉了。我問老闆娘這是幹啥？這人有神經病嗎？老闆娘說那是特務。那時林義雄已經被捕，蔣經國打算槍斃林義雄等幾個帶頭者。老闆娘隨即小聲跟我說，<text:span text:style-name="T2">"</text:span>林義雄住這附近<text:span text:style-name="T2">"</text:span>。我問她說他家是哪一間？老闆娘支吾幾句講個大概就不願再說。<text:span text:style-name="T2"><text:line-break/><text:line-break/></text:span>後來我就自己進去巷子裡探索。有一次，來到一家小商店類似甘媽店，老板說巷裡情治人員到處都是，連對面屋頂都有人在監視林宅。<text:span text:style-name="T2"><text:line-break/><text:line-break/></text:span>不久之後，<text:span text:style-name="T2">1980</text:span>年的<text:span text:style-name="T2">2</text:span>月<text:span text:style-name="T2">28</text:span>日，林宅血案就發生了。<text:span text:style-name="T2"><text:line-break/><text:line-break/></text:span>小學作文課一定會有個題目叫<text:span text:style-name="T2">“</text:span>我的志願<text:span text:style-name="T2">”</text:span>，我每次都寫我的志願是當農夫。那時候南部人大多務農，老師可能覺得我心理不太正常，找我去輔導，老師問我說，<text:span text:style-name="T2">"</text:span>農夫也能算是一種志願嗎？<text:span text:style-name="T2">" </text:span>問我為何想當農夫。我說我喜歡看菜園，覺得很美。老師搖頭說，你這樣很沒志氣。<text:span text:style-name="T2"><text:line-break/><text:line-break/></text:span>後來，為了避免約談輔導，我修改了我的志願，改成以後要當個研究基礎醫學的科學家。事實上，我從國中就一直在計劃將來要去東京大學念基礎醫學。<text:span text:style-name="T2"><text:line-break/><text:line-break/></text:span>林宅血案發生後，我受到很大衝擊。我相信那一定是國民黨幹的。但是媒體卻一面倒故意把它導向是黨外自己殺的，然後要嫁禍抹黑政府。<text:span text:style-name="T2"><text:line-break/><text:line-break/></text:span>當時四週的人們都傾向這麼說。我每次聽到或看到一般人的這類影射或推測都很生氣，但也只能氣在心裡，因為在任何一個時代，當你的想法屬於極少數時，你誰也說服不了，你連稍微表示異議別人都會覺得你腦袋壞掉或人格有問題。<text:span text:style-name="T2"><text:line-break/><text:line-break/></text:span>可是，美麗島事件後，林宅日夜二十四小時裏裏外外全被情治人員給嚴密監控，連我一個高中生都會被當街攔查盤問，兇手若非就是他們自己，如何可能大白天殺人一家而且還在屋裡逗留許久？<text:span text:style-name="T2"><text:line-break/><text:line-break/></text:span>後來，有一天，在重慶南路一家書局看到一本書，書名叫<text:span text:style-name="T2">“</text:span>林義雄的悲劇<text:span text:style-name="T2">”</text:span>。我買了下來做為一種見證，見證那個時代的可恨與荒謬。書裡所寫就跟當時的主流媒體中時和聯合報一樣，努力要把林宅滅門血案導向林義雄及黨外自導自演的苦肉計。<text:span text:style-name="T2"><text:line-break/><text:line-break/></text:span>我自小喜歡看書、看菜園及做研究，嚮往整天窩在實驗室裏看顯微鏡觀察細胞的生涯，壓根沒想到有一天竟然會走入群眾走向街頭踏上演講台。<text:span text:style-name="T2"><text:line-break/><text:line-break/></text:span>林宅血案那段期間，滿腔憤懣，心裡逐漸升起一個隱隱約約的預感：也許我終究有一天會走上像林義雄那樣一條路。<text:span text:style-name="T2"><text:line-break/><text:line-break/></text:span>兩年後，我開始提筆為文，並拿起麥克風，踏上群眾演講台，學著組織群眾，成為一名也許當時最年輕的黨外人士。<text:span text:style-name="T2"><text:line-break/><text:line-break/></text:span>那時除了調查局還有警備總部，他們幾次約談我，總是告訴我說我太傻了，他們指證歷歷說黨外的許多檯面人物或幹部，品性一個比一個低劣，有的根本就是黑道流氓。<text:span text:style-name="T2"><text:line-break/><text:line-break/></text:span>但我心裡想，邪惡總該有個尺度，當邪惡超過某種尺度時，別說黑道流氓，我寧可支持一隻蟑螂，也不可能支持那樣一個會殺人老母稚女而且還打算嫁禍給當事人的政權。<text:span text:style-name="T2"><text:line-break/><text:line-break/></text:span>寫這一堆仍然還是想呼應<text:span text:style-name="T2"><text:s/>David Hume</text:span>那句老話：<text:span text:style-name="T2">"</text:span>理性只是老二，情緒才是老大。<text:span text:style-name="T2">" </text:span>理性者，對於民主社會的發展說詞固然言之成理，令人肅然起敬，但理性並非無血無淚憑空存在的一種社會支撐，你還是得想一想人們的感受，他的情緒，他的愛，他的恨。理性之為物很重要，但它畢竟不是最重要的。<text:span text:style-name="T2"><text:line-break/><text:line-break/></text:span>關於林義雄，林宅血案，有一些事，我實在很想把它們統統說出來。我知道，如果我說出這些事，你們聽了會掉眼淚，你們所謂的民主原則與理性會崩盤。<text:span text:style-name="T2"><text:line-break/><text:line-break/></text:span>陳真<text:span text:style-name="T2"><text:line-break/>============<text:line-break/>SET</text:span>三立新聞網<text:span text:style-name="T2"> <text:line-break/><text:line-break/></text:span>董智森：林義雄綁架台灣社會，收割太陽花豐碩成果<text:span text:style-name="T2"><text:line-break/><text:line-break/>2014/04/23 <text:line-break/><text:line-break/></text:span>政治中心／綜合報導<text:span text:style-name="T2"><text:line-break/><text:line-break/></text:span>資深媒體人董智森，昨天（<text:span text:style-name="T2">22</text:span>日）在飛碟電台的《董智森時間》節目中，火力全開批評為反核四靜坐的林義雄，直言「林義雄是我很看不起的一個政治人物」，還說他是「表演天才」，並痛批「林義雄綁架台灣社會」。<text:span text:style-name="T2"><text:line-break/><text:line-break/></text:span>曾主持<text:span text:style-name="T2">TVBS</text:span>《<text:span text:style-name="T2">2100</text:span>週末開講》的董智森，廣播節目一開始就表示「林義雄我看不起你」，並罵說「林義雄一再的綁架台灣社會，看到太陽花學運有所謂的豐碩成果，趕快急著來收割，這就是林義雄啊！」<text:span text:style-name="T2"><text:line-break/><text:line-break/></text:span>董智森並質疑，林義雄有什麼值得尊敬的？並說自己雖然同情林宅血案，但「同情歸同情，人不是我殺的」，並提及陳水扁在擔任台北市長期間，曾邀侯友宜展開「撥雲專案」重啟調查，但後來也沒有下文。<text:span text:style-name="T2"><text:line-break/><text:line-break/></text:span>此外，董智森表示自己跑過台電新聞，所以對核能和核四很了解、很懂，並質疑民進黨執政<text:span text:style-name="T2">8</text:span>年期間，「台灣有反核人士嗎？」痛批反核人士說的有<text:span text:style-name="T2">90</text:span>幾<text:span text:style-name="T2">%</text:span>都是假的，他更直言核四有<text:span text:style-name="T2">60%</text:span>都是在民進黨任內完成的。<text:span text:style-name="T2"><text:line-break/><text:line-break/></text:span>董智森也表示，林義雄「如果發生不幸，就是掌權者殺了我」的說法，很像家中小孩吵鬧的作法，並說「是你自己害死自己，跟掌權者有什麼關係」，並建議林義雄別用這種方式自殺，可以打張老師、<text:span text:style-name="T2">1995</text:span>尋求協助。</text:p>
      <text:p text:style-name="P4"/>
      <text:p text:style-name="P1"><text:span text:style-name="T3">陳真</text:span><text:s/>  |  2014.04.28 13:03   |   <text:a xlink:type="simple" xlink:href="http://palinfo.habago.org/Entry?Command=Information_PrintForum&amp;iPage=441#FORUM32347"><text:span text:style-name="T1">#</text:span></text:a></text:p>
      <text:p text:style-name="P2">真大牌，大家都得畢恭畢敬向他報告，而且還只能見到小李子，見不著老佛爺。我還以為時光倒流到明清時代了呢。<text:span text:style-name="T2"><text:line-break/><text:line-break/></text:span>其實，台灣人如果這麼過不慣民主生活，何不乾脆恢復帝制？恭請林義雄當皇上，凡事就朕說了算，哪需要什麼國會、行政院，直接發佈聖旨豈不省事多了，根本也不用搞什麼研究評估報告那麼麻煩。<text:span text:style-name="T2"><text:line-break/><text:line-break/></text:span>陳真<text:span text:style-name="T2"><text:line-break/><text:line-break/>=========<text:line-break/></text:span>江揆赴義光教會轉停工結論<text:span text:style-name="T2"><text:s/></text:span>籲林停禁食<text:span text:style-name="T2"><text:line-break/><text:line-break/></text:span>新頭殼作者：<text:span text:style-name="T2"><text:s/>NewTalk <text:line-break/>2014</text:span>年<text:span text:style-name="T2">4</text:span>月<text:span text:style-name="T2">27</text:span>日<text:span text:style-name="T2"><text:line-break/><text:line-break/></text:span>張永安<text:span text:style-name="T2">/</text:span>綜合報導<text:span text:style-name="T2"><text:line-break/><text:line-break/></text:span>針對核四問題，國民黨主席馬英九今<text:span text:style-name="T2">(27)</text:span>天召集府院黨舉行會議，並達成即日起核四<text:span text:style-name="T2">1</text:span>號機不施工、安檢後封存，<text:span text:style-name="T2">2</text:span>號機全部停工等<text:span text:style-name="T2">2</text:span>項共識。行政院長江宜樺會後隨即前往義光教會，請人將此結論轉達前民進黨主席林義雄，並希望他能夠停止禁食。</text:p>
      <text:p text:style-name="P1"><text:span text:style-name="T3">陳真</text:span><text:s/>  |  2014.04.28 11:33   |   <text:a xlink:type="simple" xlink:href="http://palinfo.habago.org/Entry?Command=Information_PrintForum&amp;iPage=441#FORUM32346"><text:span text:style-name="T1">#</text:span></text:a></text:p>
      <text:p text:style-name="P3">挺瑜，<text:span text:style-name="T2"><text:line-break/><text:line-break/></text:span>判斷這些問題，我看不出需要什麼智能，當然也不需要因此去研究什麼哲學或心理學。如果有人在這些問題上發高燒，蠢話講個不停，那若不是因為他頭殼壞去，就是因為他滿腦子反共愛國思想。<text:span text:style-name="T2"><text:line-break/><text:line-break/></text:span>寫這些東西所需心力大約就跟打個噴嚏一樣，絲毫不費事，不需毅力，更無所謂耕耘。<text:span text:style-name="T2"><text:line-break/><text:line-break/></text:span>韓國最近不是船難嗎？我對乘船遇到歹事的想法是這樣：<text:span text:style-name="T2"><text:line-break/><text:line-break/></text:span>你看到大夥忙著拆甲板拿來烤肉、玩飆速、急轉彎，說這樣才是正港的台灣人，玩得不亦樂乎，你看了覺得很不妙，發出警告說這樣船會沉哦。人們說，這就是民主，這就是自由，誰敢不從，就是賣台公敵。<text:span text:style-name="T2"><text:line-break/><text:line-break/></text:span>當你能說的也都說了，能做的也做了。接下來當然就是趕緊看好逃生路線，穿好救生衣，因為那些拆甲板的人，其實老早就在海上買了一堆度假小島，備好逃生艇。至於底下蠢血沸騰的搖旗吶喊者，你也只能隨他去沸騰了。哪天遇到海水灌入，也許自然就會降溫。<text:span text:style-name="T2"><text:line-break/><text:line-break/></text:span>我是很感冒所謂使命感這種東西的，我們並沒有什麼道德優勢或權力能夠把別人當成自己的使命對象。使命感這種東西，通常是那些比較適合當皇帝的人，才比較會有的特質。但在我看來，即便是選擇瘋狂，也是一種自由。<text:span text:style-name="T2"><text:line-break/><text:line-break/></text:span>當然，跟一群瘋狂的人一道乘船，風險很高。但就像柏楊說的，當一個社會有幻聽的比沒幻聽的人數還多，那麼，沒有幻聽的，看是要假裝也有幻聽，跟著大夥也吶喊兩句，要不就沉默是金少說兩句。<text:span text:style-name="T2"><text:line-break/><text:line-break/></text:span>萬一真的想不開，非說不可，那你也該知道，說了其實也不會有用。誰能在文革中對著紅衛兵講道理談理性呢？時代的悲劇通常就像祭天敬拜神明那樣，經由各種自願或非自願的祭品，從漫漫光陰中去償還。<text:span text:style-name="T2"><text:line-break/><text:line-break/></text:span>一個人的生命，學事情懂道理，很容易從無到有，形成一番成就，但一個社會的發展卻極其緩慢。不說別的，光是稀奇古怪的各種知識都曾主導人類歷史千年。<text:span text:style-name="T2"><text:line-break/><text:line-break/></text:span>我常說，國民黨禍台五十年，接著便是由另一個綠出於藍的黨，繼續這項禍台的使命再一個五十年，或許才會再換另一種顏色與口號。究竟要幾個五十年才能超脫輪迴宿命？我看恐怕得五個五十年或許才有那麼一點文明的曙光。<text:span text:style-name="T2"><text:line-break/><text:line-break/></text:span>到那時候，咱們全都在歷史書上交會了。後代的人，也許會像唐吉訶德、像項羽那樣，對人事滄桑發出嘆息，把眼淚灑向天際。</text:p>
      <text:p text:style-name="P1"><text:span text:style-name="T3">陳真</text:span><text:s/>  |  2014.04.28 04:17   |   <text:a xlink:type="simple" xlink:href="http://palinfo.habago.org/Entry?Command=Information_PrintForum&amp;iPage=441#FORUM32345"><text:span text:style-name="T1">#</text:span></text:a></text:p>
      <text:p text:style-name="P2">挺瑜，謝謝妳的留言，正要關機時，剛剛才看到。明天有機會再細看、回覆妳<text:span text:style-name="T2">--</text:span>如果有我能回覆之處的話。</text:p>
      <text:p text:style-name="P1"><text:span text:style-name="T3">陳真</text:span><text:s/>  |  2014.04.28 04:07   |   <text:a xlink:type="simple" xlink:href="http://palinfo.habago.org/Entry?Command=Information_PrintForum&amp;iPage=441#FORUM32344"><text:span text:style-name="T1">#</text:span></text:a></text:p>
      <text:p text:style-name="P3">理想與現實，或概念與操作，沒法一而二，二而一，兩者之間永遠有著一道鴻溝。時間或許可以縮短兩者之間的距離，但這時間之漫長，往往不是一個人的一生所能比擬。<text:span text:style-name="T2"><text:line-break/><text:line-break/></text:span>理想上，我們可以說得很圓滿很充份，但現實上往往不能盡如人意。概念上或理念上，可以思索得很周全，但操作上卻仍得五五六六，七折八扣。<text:span text:style-name="T2"><text:line-break/><text:line-break/></text:span>概念上或理念上，我毫無疑問反對林義雄這種反民主、撕裂社會、重創社會發展的行為，但操作上，難道要大夥來個硬碰硬？難道一定要把小孩扯成兩半，一人一半才叫堅持理念？<text:span text:style-name="T2"><text:line-break/><text:line-break/></text:span>我相信時間，相信詩。可我對台灣早已不抱期望與熱情，只求這社會對我的各種虐待能夠少一些便已心滿意足。包括實際生活上的，例如極度髒亂吵鬧宛如地獄般的交通及不守秩序及無一食品是安全的事情等等，以及永無止盡的爆奶爆紅暴夯之所謂<text:span text:style-name="T2"><text:s/>"</text:span>新聞<text:span text:style-name="T2">"</text:span>、翻來覆去永遠就那幾句措詞的低能粗糙表達方式，或是誰又出了什麼洋相，誰又成為台灣之光，或是網友弄了什麼好好笑哦的<text:span text:style-name="T2">kuso</text:span>、網友說這樣網友說那樣等等的心靈刑求及智能虐待等等，希望能少一些，否則實在很痛苦。<text:span text:style-name="T2"><text:line-break/><text:line-break/></text:span>可當我年少時，直到<text:span text:style-name="T2">1997</text:span>年出國之前，對這社會仍有期待與一片赤忱熱情。<text:span text:style-name="T2"><text:line-break/><text:line-break/></text:span>出國前夕，一位同事，是位臨床心理師，請我吃東西，做為餞別。她問我，將來返國後有何打算？我跟她說，如果林義雄的慈林文教基金會那邊有書可以教，我就去那邊教書，如果慈林終究不打算成立學院或學校，我想自己就來辦一所學院，規模不必很大，但這學院必須要有一點對於知識與真理的熱情，就像二零年代胡適曾擔任校長的中國公學那樣。<text:span text:style-name="T2"><text:line-break/><text:line-break/></text:span>我跟她說，以我認識的人脈之廣，如果我願意開口募集金錢及土地，辦一所這樣的小型學院並非遙不可及的夢。<text:span text:style-name="T2"><text:line-break/><text:line-break/></text:span>這個其實從小就有的念頭，隨著某種社會主流勢力的興起及荒腔走板，很快就破滅了。每次回想起當初對這位同事的這番理想告白，總覺得很難堪，不堪回首。<text:span text:style-name="T2"><text:line-break/><text:line-break/></text:span>從小學到大學，家裏連個可以坐下休息的椅子也沒有，更不用說書桌了，而且，家中極度敵視任何課外書籍或音樂等等一切會使人墮落不思長進的東西，因此，嗜書如命、沒有音樂會死的我，只好從小便想盡辦法讓這些不良活動全數潛入地下。我的唐吉訶德、西遊記及伽俐略傳和麥田捕手、紅樓夢等等等，全部只好藏在床底深處或各個陰暗角落，利用各種雜物掩飾。<text:span text:style-name="T2"><text:line-break/><text:line-break/></text:span>另外一個方法就是跑遍各個圖書館或書局，當然也有看課內書，不過，大部份時間則是小說不離手。特別是寒暑假，每當放假的第一天，我往往就像個毒癮難耐的病患那樣，衝往圖書館或書局。我常幻想，要是有一天我有錢，就弄個圖書館免費讓人看。<text:span text:style-name="T2"><text:line-break/><text:line-break/></text:span>高中去台北念書，寒暑假回台南，幾乎一整天就都待在公園旁那個台南市立圖書館，我恐怕比館員都還更清楚各種藏書位置。<text:span text:style-name="T2"><text:line-break/><text:line-break/></text:span>後來有一天，高三暑假回台南，無意中看到長榮路上有一間圖書館，外表很寒酸，像甘媽店那樣，掛個小牌子寫著<text:span text:style-name="T2">: "</text:span>功能圖書館<text:span text:style-name="T2">"</text:span>。我好奇進去一看，哇，想不到裏頭這麼多書。而且很多書是我從未見過的。之後，我就幾乎天天來。我就是在那裏把但丁神曲給看完的。<text:span text:style-name="T2"><text:line-break/><text:line-break/></text:span>那間圖書館很特別，任何人都能借書回去看，沒有館員，完全採良心制。有一天，突然有個人走過來問我從哪來，說他很好奇我年紀輕輕，為什麼在看這麼大部頭的一本<text:span text:style-name="T2"><text:s/>"</text:span>自由主義<text:span text:style-name="T2">" </text:span>的書。若我沒記錯，那書收錄一些像林毓生寫的文章。<text:span text:style-name="T2"><text:line-break/><text:line-break/></text:span>這個人原來就是館長，這地方就是他租下的。讓我覺得很不可思議的是，這人月薪才一兩萬，卻全花在這個圖書館上，藏書上萬冊。為了推廣閱讀，他決定採良心制，讓人任意取閱書籍，自己登記，自己把書帶走，看完再憑良心自行歸還。<text:span text:style-name="T2"><text:line-break/><text:line-break/></text:span>這位館長，當時大約也只有二、三十歲，勞工階級，卻把所有能花的薪水全拿來買書以及支付圖書館房租。他家人對他這種行為相當不諒解，而我對他的<text:span text:style-name="T2"><text:s/>"</text:span>瘋狂<text:span text:style-name="T2">" </text:span>雖感到訝異，但也很感動。於是就決定幫他忙。<text:span text:style-name="T2"><text:line-break/><text:line-break/></text:span>那時，我已經和柏楊先生有在通信，於是就把這事告訴柏楊，他聽了也很感動，因為他也常在文章裏頭感嘆台灣是個文化沙漠，人們幾乎都不看書。柏楊從那時候開始，就常寄書來，同時還幫我找了幾位文化界的人，請他們寄書給這圖書館。<text:span text:style-name="T2"><text:line-break/><text:line-break/></text:span>這圖書館後來運作到幾時我不知道，因為我上大學後就連家也沒法回去了，一貧如洗，過著跟乞丐沒兩樣的物質生活，一年<text:span text:style-name="T2">365 </text:span>天，能不餓肚子的日子恐怕不會超過<text:span text:style-name="T2">5</text:span>天。有一段時間甚至還住在高雄火車站，每到夜裏冷到受不了，要不就是得面對幾百隻蚊子的攻擊。警察常來驅趕。趕出火車站之後，我就覷個空，再翻牆進去椅子上睡覺。<text:span text:style-name="T2"><text:line-break/><text:line-break/></text:span>這個功能圖書館，在我還幫忙跟柏楊及詩人郭楓等人募集書籍的期間，便已問題叢生。因為它開放時間很長，結果晚上往往聚集一些不良少年在這裏打牌叫囂。<text:span text:style-name="T2"><text:line-break/><text:line-break/></text:span>至於良心借書制，遇到台灣人是根本不講良心的，每個月總會減少數百本書。後來，它不得不停止運作，所有書全捐給台南市政府。<text:span text:style-name="T2"><text:line-break/><text:line-break/></text:span>這已是三十幾年前的<text:span text:style-name="T2"><text:s/>"</text:span>童年<text:span text:style-name="T2">" </text:span>往事；年少熱情已成灰，把青春、健康、家人和一切幾乎都給燃燒殆盡了。我曾以為，詩就算不能救世界，至少可以讓世界多一些惆悵，多一些溫暖，讓它看起來顯得美麗一些。<text:span text:style-name="T2"><text:line-break/><text:line-break/></text:span>結果呢？似乎並不是這樣。詩確實是救了我自己，但那些屬於公眾的夢終歸還是夢。</text:p>
      <text:p text:style-name="P1"><text:span text:style-name="T3">邱挺瑜</text:span><text:s/>  |  2014.04.28 03:37   |   <text:a xlink:type="simple" xlink:href="http://palinfo.habago.org/Entry?Command=Information_PrintForum&amp;iPage=441#FORUM32343"><text:span text:style-name="T1">#</text:span></text:a></text:p>
      <text:p text:style-name="P2">陳真醫師<text:span text:style-name="T2">,<text:line-break/><text:line-break/></text:span>無意間看到這裡<text:span text:style-name="T2">,</text:span>真的讓我如獲至寶<text:span text:style-name="T2">.</text:span>也非常開心<text:span text:style-name="T2">.<text:line-break/><text:line-break/></text:span>看了學運<text:span text:style-name="T2">,</text:span>深入了解核電議題<text:span text:style-name="T2">,</text:span>發現我不清楚是因為害怕未知是人的本能<text:span text:style-name="T2">,</text:span>大多數人會因此智商降低<text:span text:style-name="T2">,</text:span>利用集體聚結來提高認同來掩埋心底的<text:span text:style-name="T2">"</text:span>畏懼<text:span text:style-name="T2">",</text:span>所以也刻意忽略了<text:span text:style-name="T2">"</text:span>理性<text:span text:style-name="T2">"? </text:span>還是綠營或這些社運分子的操弄可以這麼高竿<text:span text:style-name="T2">?<text:line-break/></text:span>可以維持理性的人究竟是少數<text:span text:style-name="T2">,</text:span>還是不敢說真話或表達呢<text:span text:style-name="T2">?<text:line-break/><text:line-break/></text:span>核四議題在<text:span text:style-name="T2">N</text:span>年前就吵到今天<text:span text:style-name="T2">,</text:span>社運卻有不同的對待<text:span text:style-name="T2">?</text:span>如果社運和環評這些明顯偏頗綠營<text:span text:style-name="T2">,</text:span>那麼我始終不解究竟好處能夠在哪<text:span text:style-name="T2">?<text:line-break/><text:line-break/></text:span>所有的一切多數人說更進步<text:span text:style-name="T2">,</text:span>現在的年輕人不一樣了<text:span text:style-name="T2">...</text:span>我卻完全看不出來也不能理解<text:span text:style-name="T2">...</text:span>要反服貿不了解服貿<text:span text:style-name="T2">,</text:span>要反核不了解核<text:span text:style-name="T2">..</text:span>要反藍綠不了解藍綠<text:span text:style-name="T2">..</text:span>然後從歷史角度來看<text:span text:style-name="T2">,</text:span>無論是政治人物或是每個人民卻都在不同的時間有不同甚至相反的價值選擇<text:span text:style-name="T2">?</text:span>實在讓我非常錯亂<text:span text:style-name="T2">.<text:line-break/><text:line-break/></text:span>似乎現在很多更年輕的朋友<text:span text:style-name="T2">,</text:span>是可以不思考就大聲撕裂和說話的<text:span text:style-name="T2">,</text:span>而只要有個比自己會思考的人當領隊和自己同個立場<text:span text:style-name="T2">,</text:span>自己就可以義憤填膺幻化成正義的代表成了慷慨赴死的棋子<text:span text:style-name="T2"><text:s/>(</text:span>話說<text:span text:style-name="T2">,</text:span>當死亡真的橫臨面前就又是一回事了<text:span text:style-name="T2">.)<text:line-break/><text:line-break/></text:span>已經不年輕的我<text:span text:style-name="T2">,</text:span>真的沒辦法理解<text:span text:style-name="T2">,</text:span>為什麼每個人的價值觀會隨時跟著議題變動<text:span text:style-name="T2">,</text:span>深究到最後就會發現感受現在是不是過去更糟<text:span text:style-name="T2">,</text:span>因為<text:span text:style-name="T2">... </text:span>意識凌駕正確<text:span text:style-name="T2"><text:s/></text:span>意識凌駕政治<text:span text:style-name="T2"><text:s/></text:span>意識凌駕專業<text:span text:style-name="T2"><text:s/></text:span>意識凌駕理性<text:span text:style-name="T2"><text:s/></text:span>然後繼續撕裂<text:span text:style-name="T2">...<text:line-break/><text:line-break/></text:span>我開始了解這是群體問題<text:span text:style-name="T2">,</text:span>這是心理問題<text:span text:style-name="T2">,</text:span>當我要找出這樣的脈絡和痕跡時<text:span text:style-name="T2">,</text:span>我才知道最後仍然可能要往往哲學心理的問題去看才會有真相<text:span text:style-name="T2">...</text:span>還弄了佛洛伊德的群體心理學來看<text:span text:style-name="T2">(</text:span>可是有些好艱深<text:span text:style-name="T2"><text:s/>Orz).<text:line-break/><text:line-break/></text:span>我突然感覺<text:span text:style-name="T2">:</text:span>是不是很多時候<text:span text:style-name="T2">,</text:span>少數的精神病人往往比較符合真相和理性<text:span text:style-name="T2">,</text:span>而沒精神病的反而感覺像神經病占了多數<text:span text:style-name="T2">?</text:span>因為我都要錯亂了<text:span text:style-name="T2">.<text:line-break/><text:line-break/></text:span>真理常是需要勇敢打破<text:span text:style-name="T2">,</text:span>承認懦弱或無知才能重建的<text:span text:style-name="T2">,</text:span>當然大多數人都不願意這樣做<text:span text:style-name="T2">.</text:span>縱然我也始終不明白為何大多數人不願意承認自己的狹隘<text:span text:style-name="T2">.</text:span>卻讓自己跟著其他人的狹隘前行<text:span text:style-name="T2">.<text:line-break/><text:line-break/></text:span>上街談議題前<text:span text:style-name="T2">,</text:span>所有問題不講技術，不願深入了解，沒有確實數據，沒有科學探究，只憑民粹和恐懼的簡化<text:span text:style-name="T2">,</text:span>就可以大談議題和民主<text:span text:style-name="T2">?<text:line-break/><text:line-break/></text:span>我很不解也開始疑惑<text:span text:style-name="T2">,</text:span>為什麼上街闡述議題<text:span text:style-name="T2">,</text:span>可以不定義議題<text:span text:style-name="T2">?</text:span>反核的訴求到底是什麼？會有人在反之前先清楚定義自己想反什麼嗎？<text:span text:style-name="T2"><text:line-break/>1</text:span>，反拼裝的核四<text:span text:style-name="T2"><text:line-break/>2</text:span>，反藍營核四<text:span text:style-name="T2"><text:line-break/>3</text:span>，反現行核四公投，要修正門檻<text:span text:style-name="T2"><text:line-break/>4</text:span>，反核四公投，應該要直接停建違約<text:span text:style-name="T2"><text:line-break/>5</text:span>，只反核四，不反其他核<text:span text:style-name="T2">X<text:line-break/>6</text:span>，全反核<text:span text:style-name="T2"><text:line-break/><text:line-break/>1</text:span>的話，台灣的重大建設都是拼裝的啊，捷運是，高鐵是，當初也因為拼裝所以反過的樣子，可是時至今日，台鐵問題比捷運高鐵多太多了。<text:span text:style-name="T2"><text:line-break/><text:line-break/>2</text:span>的話，我不能理解，因為綠營在的時候曾經停建，卻因為承擔不起後果又復建，所以綠營在位時一樣在建啊，怎麼都沒啥聲音？當然綠營現在把問題丟給藍營或公投有利無害，既可以撿尾刀又能脫責任。<text:span text:style-name="T2"><text:line-break/><text:line-break/>3</text:span>的話，修正門檻以後，公投結果是停建<text:span text:style-name="T2">OK</text:span>，如果不是咧？真的不會再有問題嗎？畢竟這門檻也是當初定好的，現在還不是反悔？<text:span text:style-name="T2"><text:line-break/><text:line-break/>5</text:span>的話，就顯得神奇了，是只要在台灣的核<text:span text:style-name="T2">X</text:span>都不行嗎？而老舊的核<text:span text:style-name="T2">123</text:span>延役真的會比核四安全嗎？還是要等<text:span text:style-name="T2">DPP</text:span>重蓋就可以？<text:span text:style-name="T2"><text:line-break/><text:line-break/>4</text:span>和<text:span text:style-name="T2">6</text:span>的話，我能理解，管他什麼專業和世界趨勢，反正結果就是全民選擇，全民承擔而已。<text:span text:style-name="T2"><text:line-break/><text:line-break/></text:span>奇怪，由歷史軌跡看來其實綠營根本不反核，藍營就乾脆在這時間下台放棄重選讓綠營上台就好啦，既得歷史定位，又讓綠營或公投社運份子去承擔全民的未來，不是很好？<text:span text:style-name="T2"><text:line-break/><text:line-break/></text:span>就算降到多低門檻又如何，反正選擇錯誤也是綠營的責任或是公投的決定啊<text:span text:style-name="T2">?</text:span>反正不敢承擔的一律放諸意識公投就好，我也很想知道當所有議題全都是政治意識凌駕專業討論的時候，到底台灣會變成更好還是更糟？<text:span text:style-name="T2"><text:line-break/><text:line-break/></text:span>是不是有時候放手才是最好的，而不是死握著不放<text:span text:style-name="T2">…<text:line-break/><text:line-break/></text:span>成熟有能力的政府並不會與生俱來，什麼樣的人民素質才會擁有什麼樣的政府，無論顏色或左右派。<text:span text:style-name="T2"><text:line-break/><text:line-break/></text:span>當人民不想負起代價，不願自省還沒承受嚴重後果之時是不會覺醒的，當幾次輪替以後發現每次上街頭，或怎麼選擇都錯的時候，才會開始思考是不是自己有問題。<text:span text:style-name="T2"><text:s/></text:span>所以何必呢？不如就亂到底，隨便到底，意識到底吧<text:span text:style-name="T2">.<text:line-break/><text:line-break/></text:span>我認為每個人真理的疑惑箱子只要開始想要解開<text:span text:style-name="T2">,</text:span>價值準則建立在理性上<text:span text:style-name="T2">,</text:span>大略有了一份答案<text:span text:style-name="T2">,</text:span>人生和心理都才能擁有天地無法撼動的基柱<text:span text:style-name="T2">.<text:line-break/><text:line-break/></text:span>看到您之前的回覆可以理解您對提問人的資訊覺得不解<text:span text:style-name="T2">,</text:span>不只是因為您對台灣或世界史或心理的博學<text:span text:style-name="T2">,</text:span>而是看見您的觀點和價值觀的清晰脈絡讓我更覺得高興<text:span text:style-name="T2">.</text:span>從您回覆學到很多<text:span text:style-name="T2">,</text:span>所以留言感謝您<text:span text:style-name="T2">~<text:line-break/><text:line-break/></text:span>我是自營商<text:span text:style-name="T2">,</text:span>我的觀點或想法只在<text:span text:style-name="T2">FB</text:span>私領域或部落格發布<text:span text:style-name="T2">,</text:span>但原因很簡單<text:span text:style-name="T2">,</text:span>因為我不想因為多數盲從的觀點而精神錯亂<text:span text:style-name="T2">,</text:span>我也沒有那份心力<text:span text:style-name="T2">,</text:span>我自私的想<text:span text:style-name="T2">,</text:span>反正最終都要為自己的選擇付出代價<text:span text:style-name="T2">.<text:line-break/></text:span>人總是不見棺材不掉淚<text:span text:style-name="T2">,</text:span>所以照顧好自己和周遭的同事家人就好<text:span text:style-name="T2">,</text:span>在風暴來臨之前<text:span text:style-name="T2">,</text:span>儲好糧<text:span text:style-name="T2">,</text:span>過好活<text:span text:style-name="T2">,</text:span>幾本書<text:span text:style-name="T2">,</text:span>幾杯咖啡就好<text:span text:style-name="T2">,</text:span>何必淌這樣的渾水<text:span text:style-name="T2">?<text:line-break/><text:line-break/></text:span>但其實我想說的真正問題是<text:span text:style-name="T2">,</text:span>為何陳真醫師您可以持續在這裡有毅力的耕耘呢<text:span text:style-name="T2">?</text:span>難道這些日子您的毅力和熱心都沒被損耗掉嗎<text:span text:style-name="T2">? </text:span>我真的很想知道<text:span text:style-name="T2">!</text:span>感謝您<text:span text:style-name="T2"><text:line-break/></text:span></text:p>
      <text:p text:style-name="P1"><text:span text:style-name="T3">陳真</text:span><text:s/>  |  2014.04.28 01:29   |   <text:a xlink:type="simple" xlink:href="http://palinfo.habago.org/Entry?Command=Information_PrintForum&amp;iPage=441#FORUM32342"><text:span text:style-name="T1">#</text:span></text:a></text:p>
      <text:p text:style-name="P3">在某個意義上，林義雄其實就是一名<text:span text:style-name="T2"><text:s/>"</text:span>綁匪<text:span text:style-name="T2">"</text:span>，跟一般綁匪的差別就在於他綁架的人質就是他自己。這名綁匪因此顯得相當無私，因為一旦其要求的條件未予滿足，人質<text:span text:style-name="T2">--</text:span>也就是他自己，將會被撕票；而且，在撕票過程中，人質分分秒秒都不好過。<text:span text:style-name="T2"><text:line-break/><text:line-break/></text:span>一般綁匪很常見，抓取他人性命充當談判籌碼，藉以要求金錢或某種政治讓步或釋囚或放棄某種政策或軍事行動等等。世界各國表面上或口頭上對於綁匪通常都不願接受其勒索，但實際上的發展或私下暗盤則大多還是會跟對方談條件，做出讓步。<text:span text:style-name="T2"><text:line-break/><text:line-break/></text:span>例如許多記者，在戰亂地區經常被交戰中較為弱勢的一方鎖定成為人質對象，案例層出不窮，但絕大多數仍生還。至於政府暗中付出多少巨大代價，通常成為機密。<text:span text:style-name="T2"><text:line-break/><text:line-break/></text:span>林姓<text:span text:style-name="T2"><text:s/>"</text:span>綁匪<text:span text:style-name="T2">" </text:span>很特別，他要求的條件並非全然沒有道理，依目前看來，只要能把公投門檻降低到一個比較中低位階的水平，他就會釋放<text:span text:style-name="T2"><text:s/>"</text:span>人質<text:span text:style-name="T2">"</text:span>。<text:span text:style-name="T2"><text:line-break/><text:line-break/></text:span>一般人若想如法炮製也當起綁匪是很難成功的，但林卻能捲起風潮，製造談判壓力，一部份原因當然就在於他所開出的條件能取得許多人的認同。<text:span text:style-name="T2"><text:line-break/><text:line-break/></text:span>在這種狀況下，一個執政者就算不是出於任何善意考量，而是出於政治盤算，也該知道這盤棋該怎麼下，對自己的損失會最少。<text:span text:style-name="T2"><text:line-break/><text:line-break/></text:span>今天，如果林義雄提出的條件荒謬絕倫，那麼，被要脅者要不要屈服自然另當別論。可是，如果雙方之間能找到一個合理的解套方式<text:span text:style-name="T2">--</text:span>亦即降低門檻並進行公投，或直接停工，直到公投同意恢復興建，那麼，堅持絕不退讓便是頭殼壞掉。<text:span text:style-name="T2"><text:line-break/><text:line-break/></text:span>也許你會說，馬英九代表七百多萬票的民意，為何要屈從於<text:span text:style-name="T2"><text:s/>"</text:span>少數？可是，他近年民調支持度之低，卻也是事實。我認為這樣一種超低支持度對他並不公平；重點是：就算不公平，你還是得接受喪失民心的事實。<text:span text:style-name="T2"><text:line-break/><text:line-break/></text:span>我今天如果當班長，自己覺得幹得挺好，很辛苦很努力，對全班同學貢獻良多，即便這些都是客觀事實，但如果全班只有十分之一的人滿意我的表現，而且一堆同學經常為了反對我，反得整個班級天天雞犬不寧，這時候，我肯定會馬上引咎辭職。這裏頭並沒有什麼公不公平的問題。<text:span text:style-name="T2"><text:line-break/><text:line-break/></text:span>更何況，馬英九當初反扁時，曾說扁之民調只有<text:span text:style-name="T2">18</text:span>趴，已無法適當行使總統職權，理應下台。如今，馬英九的民調卻是<text:span text:style-name="T2">18</text:span>趴打對折只有<text:span text:style-name="T2">9</text:span>趴，豈能忘記當初自己講過的話？就算不下台，難道應該依舊如此強勢？<text:span text:style-name="T2"><text:line-break/><text:line-break/></text:span>實際上，我始終認為馬英九做為一名政治人物是非常值得肯定的：清廉，正直，現代，文明，尊重法制。但不管他客觀上幹得多好都一樣，如果人們不支持你，那你就算覺得很冤枉很不公平，你也得認了。<text:span text:style-name="T2"><text:line-break/><text:line-break/></text:span>甘地在國大黨表現再好，可是，如果人民或黨員根本不覺得他有什麼好，他每次也都只好摸著鼻子下台一鞠躬不是嗎？<text:span text:style-name="T2"><text:line-break/><text:line-break/></text:span>我確實覺得台灣人如此反馬，然後卻把一些人渣級的綠營人物當成偶像當成寶，實在是頭殼徹底壞去，但基本上我還算是頗能適應民主生活。你再好也沒用，人家不認同你，你也只好啞巴吃黃蓮。至於人渣再爛，你也只好眼睜睜看著蠢到爆的一堆人對之搖旗吶喊，視為偶像、救星。<text:span text:style-name="T2"><text:line-break/><text:line-break/></text:span>我如果沒法接受這種荒謬的現實，硬要用各種不合理不文明甚至卑劣的手段企圖改變現狀，那我豈不是跟那些綠色生物有著一模一樣的思維和基因，總以為自己支持的人與事就必然是神聖不可侵犯，非徹底貫徹不可。<text:span text:style-name="T2"><text:line-break/><text:line-break/></text:span>我講的這些想法很瑣碎，實無須多言，因為它理應只是民主的<text:span text:style-name="T2">ABC</text:span>。台灣缺乏大腦、蠢血沸騰、行事作風非常不正直的綠色生物已經夠多，我們沒必要也不應該再向他們看齊。</text:p>
      <text:p text:style-name="P1"><text:span text:style-name="T3">吳荻文</text:span><text:s/>  |  2014.04.27 16:27   |   <text:a xlink:type="simple" xlink:href="http://palinfo.habago.org/Entry?Command=Information_PrintForum&amp;iPage=441#FORUM32341"><text:span text:style-name="T1">#</text:span></text:a></text:p>
      <text:p text:style-name="P2">在財團法人國家政策研究基金會上有一篇各國公投的比較<text:span text:style-name="T2">(http://www.npf.org.tw/post/3/12335)</text:span>。先不論該篇內容的結論，至少該篇中附錄的各國公投門檻比較表內的資料來源，應該要是可信的。這裡我先視此篇比較表的內容可信，然後就會得到：<text:span text:style-name="T2"><text:line-break/>1.</text:span>全國層級下的公投門檻：<text:span text:style-name="T2"><text:line-break/></text:span>在<text:span text:style-name="T2">"</text:span>允許全國層級公投<text:span text:style-name="T2">"</text:span>並且<text:span text:style-name="T2">"</text:span>有明確設定全國層級公投門檻<text:span text:style-name="T2">"</text:span>的國家中，台灣的確是與義大利並列最高。若只論憲法的部份，台灣則是從提案門檻開始就高的無人能比。這個最高這不包括不允許全國層級公投，或是以個案處理全國層級公投與沒有法源等等類型的國家。<text:span text:style-name="T2"><text:line-break/>2.</text:span>地方層級下的公投門檻：<text:span text:style-name="T2"><text:line-break/></text:span>在<text:span text:style-name="T2">"</text:span>允許地方層級公投<text:span text:style-name="T2">"</text:span>並且<text:span text:style-name="T2">"</text:span>有明確設定地方層級公投門檻<text:span text:style-name="T2">"</text:span>的國家中，台灣的門檻不算低，但比台灣高的卻也不少。<text:span text:style-name="T2"><text:line-break/>3.</text:span>存在有不允許國家層級公投，或是限定國家層級公投議題，以個案型式來由議會主導，與僅止步於資詢性公投等等的狀況。<text:span text:style-name="T2"><text:line-break/>4.</text:span>一部份的國家並不允許由民眾提案聯署來發動公投，台灣方面是只有憲法層級上不允許由民眾提案聯署公投。<text:span text:style-name="T2"><text:line-break/>5."</text:span>投票率<text:span text:style-name="T2">"</text:span>門檻先不看，至少<text:span text:style-name="T2">"</text:span>得票率<text:span text:style-name="T2">"</text:span>過半的的部份為許多國家採用。<text:span text:style-name="T2"><text:line-break/><text:line-break/></text:span>看完比較之後<text:span text:style-name="T2">...</text:span>我們來想想幾個問題：<text:span text:style-name="T2"><text:line-break/>1.</text:span>蘇貞昌先生說台灣有<text:span text:style-name="T2">7</text:span>成<text:span text:style-name="T2">4</text:span>民眾反核<text:span text:style-name="T2">4</text:span>，亦有電視台民調表示會有<text:span text:style-name="T2">6</text:span>成民眾站出來投反對票。不管是<text:span text:style-name="T2">7</text:span>成<text:span text:style-name="T2">4</text:span>還是<text:span text:style-name="T2">6</text:span>成的反對人數，不是都比投票人數門檻的<text:span text:style-name="T2">5</text:span>成高？這還是不算入贊成票票數的狀況<text:span text:style-name="T2">…</text:span>那門檻太高是指哪裡太高？<text:span text:style-name="T2"><text:line-break/>2.</text:span>門檻太高固然可以下修，但可以一下子降到<text:span text:style-name="T2">"</text:span>簡單多數決<text:span text:style-name="T2">"</text:span>，連得票數過半都不用？<text:span text:style-name="T2"><text:line-break/>3.**</text:span>世界上的公投有強制公投（強制投票並有法律拘束力）、非強制公投（自由投票並有法律拘束力）、資詢性公投（自由投票並無法律拘束力）<text:span text:style-name="T2">…</text:span>那麼多種類。台灣的公投法目前只有非強制公投<text:span text:style-name="T2">1</text:span>種，要修法的話，需不需要把這些類型分門別類然後各別規定？<text:span text:style-name="T2">(</text:span>其實最主要是在想這個問題<text:span text:style-name="T2">)<text:line-break/><text:line-break/></text:span>我不是要問以上這些問題的答案，也不是要藉此討論門檻問題。不過，我很想問，光是門檻的規定就千變萬化，<text:span text:style-name="T2">"</text:span>公投<text:span text:style-name="T2">"</text:span>會不會是一門大學問呢？<text:span text:style-name="T2"><text:line-break/><text:line-break/></text:span>接下來跟公投沒有直接關係，跟核四比較有關係，我想了一下，想到兩個論點。不過這些論點連想到的我都不見得支持，我個人是認為應該要用核四取代舊核電廠，特別是核一。也不知道才剛懂事時就已經進入人民選舉時代的我自身<text:span text:style-name="T2">(1988</text:span>出生<text:span text:style-name="T2">)</text:span>是虧欠了禁食中的林先生什麼。<text:span text:style-name="T2"><text:line-break/>1.</text:span>沒有進行核反應的話就不會有所謂幅射污染，所以其實建不建完核四只是一個關於蓋房子的問題，放不放燃料棒才需要討論。<text:span text:style-name="T2"><text:line-break/>2.</text:span>福島跟核一一樣是第<text:span text:style-name="T2">2</text:span>代反應爐，圍阻體也是同型。三哩島跟核三一樣是壓水式反應爐。說不反核只是反核四的用這兩個例子反核四，是不是該改成反核一或核三？<text:span text:style-name="T2"><text:line-break/></text:span>其實我們都知道，核四的建築用途是<text:span text:style-name="T2">"</text:span>核電廠<text:span text:style-name="T2">"</text:span>，所以蓋不蓋才會是個問題。其實我們也知道，不管是不是同型，已往的事件都必須做為警惕。所以這兩個論點理所當然是有問題的。<text:span text:style-name="T2"><text:line-break/></text:span>那麼，跟反核民眾超過<text:span text:style-name="T2">7</text:span>成所以投票率<text:span text:style-name="T2">5</text:span>成的公投門檻要下修，或是林先生選擇為了廢核禁食而死會讓他變成<text:span text:style-name="T2">228</text:span>受害者兩個論點比較起來的話，是哪邊看起來比較合理呢？我真的感覺這些理由好奇怪<text:span text:style-name="T2">…<text:line-break/></text:span>從<text:span text:style-name="T2">318</text:span>開始我就在想，我們台灣人是不是已經忘了怎麼說服別人呢？</text:p>
      <text:p text:style-name="P1"><text:span text:style-name="T3">賴品澄</text:span><text:s/>  |  2014.04.27 13:36   |   <text:a xlink:type="simple" xlink:href="http://palinfo.habago.org/Entry?Command=Information_PrintForum&amp;iPage=441#FORUM32339"><text:span text:style-name="T1">#</text:span></text:a></text:p>
      <text:p text:style-name="P3">有關於<text:span text:style-name="T2">pchunter</text:span>所說的各國公投門檻<text:span text:style-name="T2"><text:line-break/></text:span>他在<text:span text:style-name="T2">ptt</text:span>的政黑板上也有<text:span text:style-name="T2">po</text:span>文<text:span text:style-name="T2"><text:line-break/></text:span>當時他有附上資料來源的連結<text:span text:style-name="T2">:http://www.npf.org.tw/post/3/12335<text:line-break/><text:line-break/></text:span>給陳醫師當作參考<text:span text:style-name="T2"><text:line-break/></text:span>蠻有參考價值的<text:span text:style-name="T2"><text:line-break/></text:span>看了之後<text:span text:style-name="T2"><text:s/></text:span>我覺得別的國家所謂的公投<text:span text:style-name="T2"><text:line-break/></text:span>也沒我們想像中的寬鬆<text:span text:style-name="T2"><text:line-break/><text:line-break/></text:span>我個人是認為<text:span text:style-name="T2">40%</text:span>門檻<text:span text:style-name="T2"><text:line-break/></text:span>勉強可以接受<text:span text:style-name="T2"><text:s/></text:span>再低我認為不妥<text:span text:style-name="T2"><text:line-break/></text:span>歷年公投投票率最低也有<text:span text:style-name="T2">26%</text:span>最高有到<text:span text:style-name="T2">45%<text:line-break/></text:span>但公投題目大部分都很無聊且無意義<text:span text:style-name="T2"><text:line-break/></text:span>被各黨當作工具使用<text:span text:style-name="T2"><text:line-break/></text:span>如果再提低門檻<text:span text:style-name="T2"><text:line-break/></text:span>那公投將被玩到什麼地步<text:span text:style-name="T2"><text:s/></text:span>實在不敢想像<text:span text:style-name="T2"><text:line-break/></text:span>所以我是不贊同陳醫師<text:span text:style-name="T2"><text:line-break/></text:span>認為公投門檻降到兩三成沒什麼的意見</text:p>
      <text:p text:style-name="P1"><text:span text:style-name="T3">莊立</text:span><text:s/>  |  2014.04.27 12:58   |   <text:a xlink:type="simple" xlink:href="http://palinfo.habago.org/Entry?Command=Information_PrintForum&amp;iPage=441#FORUM32338"><text:span text:style-name="T1">#</text:span></text:a></text:p>
      <text:p text:style-name="P5"><text:span text:style-name="T3">人生在線</text:span><text:s/>- <text:span text:style-name="T3">賈樟柯</text:span><text:line-break/>https://www.youtube.com/watch?v=ldrNqYSiojs</text:p>
      <text:p text:style-name="P1"><text:span text:style-name="T3">黃明華</text:span><text:s/>  |  2014.04.27 04:40   |   <text:a xlink:type="simple" xlink:href="http://palinfo.habago.org/Entry?Command=Information_PrintForum&amp;iPage=441#FORUM32337"><text:span text:style-name="T1">#</text:span></text:a></text:p>
      <text:p text:style-name="P3">執政黨目前提的以後是否商轉由公投決定<text:span text:style-name="T2">.</text:span>在我看來已經是一個很大的讓步了<text:span text:style-name="T2">,</text:span>因為是否要達到<text:span text:style-name="T2">5</text:span>成投票率已經變成是支持核能的要傷腦筋了<text:span text:style-name="T2">,</text:span>所以有點搞不懂林義雄在堅持什麼<text:span text:style-name="T2">?<text:line-break/></text:span>還是他堅持的是不管怎樣公投法一定要修<text:span text:style-name="T2">?<text:line-break/></text:span>我想執政黨馬英九現在最傷腦筋的應該怕被軟土深掘吧<text:span text:style-name="T2">,</text:span>那天看電視聽到賴士葆提到才知道原來現在朝野協商已經搞成只要王金平或是在野黨團有人不同意<text:span text:style-name="T2">,</text:span>就不能表決<text:span text:style-name="T2">,</text:span>這表示制度早就崩毀了<text:span text:style-name="T2">,</text:span>現在台灣多數黨根本一點用都沒有<text:span text:style-name="T2"><text:line-break/><text:line-break/></text:span>關於台灣核能的評估<text:span text:style-name="T2"><text:s/>,</text:span>我看到網路上有人自己找資料做了功課<text:span text:style-name="T2">,</text:span>寫了一份很不錯的評論<text:span text:style-name="T2">,</text:span>可以給大家參考<text:span text:style-name="T2">:<text:line-break/><text:line-break/></text:span>我看核四<text:span text:style-name="T2"><text:s/>- richliu<text:line-break/>http://blog.richliu.com/2013/08/14/1487/comment-page-1/<text:line-break/></text:span></text:p>
      <text:p text:style-name="P1"><text:span text:style-name="T3">陳真</text:span><text:s/>  |  2014.04.27 03:25   |   <text:a xlink:type="simple" xlink:href="http://palinfo.habago.org/Entry?Command=Information_PrintForum&amp;iPage=441#FORUM32336"><text:span text:style-name="T1">#</text:span></text:a></text:p>
      <text:p text:style-name="P2">說要<text:span text:style-name="T2"><text:s/>"</text:span>學習怎麼不說話<text:span text:style-name="T2">" </text:span>的林義雄，老是話說得比誰都驚天動地、震耳欲聾。<text:span text:style-name="T2"><text:line-break/><text:line-break/></text:span>他曾是毒蛇猛獸，絕望孤獨；在獄中禁食<text:span text:style-name="T2">21</text:span>天，有意求死。但約莫從上個世紀末開始，頭上卻開始戴起神聖光環，飽受眾人歌頌，如神一般，彷彿永不犯錯。幸或不幸很難說。在我看來卻異常可悲。<text:span text:style-name="T2"><text:line-break/><text:line-break/></text:span>股市有句名言：<text:span text:style-name="T2">"</text:span>行情總在絕望中誕生，在疑懼中成長，在一片歡呼中落幕。<text:span text:style-name="T2">" </text:span>行情如是，人亦如是。<text:span text:style-name="T2"><text:line-break/><text:line-break/></text:span>當災難遠颺，痛苦不再，一片燦爛之際，我們常會發現，最美好的時光，原來就在那最絕望孤獨的一刻。<text:span text:style-name="T2"><text:line-break/><text:line-break/></text:span>我常想念那些逝去的痛苦時光，在影廬，在獅子林，在一夜未眠凌晨曙光乍現的西門町街頭，在林口公西的花街暗巷某個污穢民宅的頂樓，家破人亡，四面楚歌，人生已來到絕處，卻沒有比那晚更美的月光了。<text:span text:style-name="T2"><text:line-break/><text:line-break/></text:span>那天下班，在林口長庚的門口大廳，我用身邊所有錢，生平領到的第一筆醫師月薪四萬元，買了一個天文望遠鏡。黑暗的夜，滿天的繁星。巷頭街角有人推個西瓜攤，遠在幾里外的三、五人群，透過鏡頭，竟倏忽來到眼前。明月當頭，美麗如斯，我突然明白，上天待我不薄。<text:span text:style-name="T2"><text:line-break/><text:line-break/></text:span>霸王別姬，千古傳唱。項羽一生最大功業竟不在其攻城掠地，力拔秦國山河，而在於其四面楚歌的烏江邊。<text:span text:style-name="T2"><text:line-break/><text:line-break/></text:span>史書載，虞美人自幼聰潁，心地善良，憐花愛草。安徽墳上石碑有詩云：<text:span text:style-name="T2">“</text:span>虞兮奈何？自古紅顏多薄命；姬耶安在？獨留青塚向黃昏。<text:span text:style-name="T2">(</text:span>虞姬墓：<text:span text:style-name="T2">http://anhui.abang.com/od/mingshengguji/a/minshenguji.--6Y.htm)<text:line-break/><text:line-break/></text:span>人力渺茫，勝負難料，唯神能訴，問天下誰是英雄。一把劍，兩刎頸。多情江山，人事輝煌，竟在此一刻。小武、項羽俱往矣，成敗皆空，能不悵然？</text:p>
      <text:p text:style-name="P4"/>
      <text:p text:style-name="P1"><text:span text:style-name="T3">陳真</text:span><text:s/>  |  2014.04.27 02:46   |   <text:a xlink:type="simple" xlink:href="http://palinfo.habago.org/Entry?Command=Information_PrintForum&amp;iPage=442#FORUM32335"><text:span text:style-name="T1">#</text:span></text:a></text:p>
      <text:p text:style-name="P2">剛出國念書時，參加學校一個組成份子相當曖眛含糊的哲學小組，是個年輕女老師主持。這小組不談別的，專門就是研究曖昧含糊（<text:span text:style-name="T2">vagueness</text:span>）。成員除了哲學本科外，也有數學、法律系的師生。<text:span text:style-name="T2"><text:line-break/><text:line-break/></text:span>人不多，原本二十幾個，也許越討論越含糊，人也隨之越來越少，最後只剩四個。於是我就有點緊張了，趕緊也溜之大吉，因為我怕下回來參加會只剩我和女老師談<text:span text:style-name="T2"><text:s/>"</text:span>曖眛<text:span text:style-name="T2">" </text:span>就很尷尬了。<text:span text:style-name="T2"><text:line-break/><text:line-break/>vagueness</text:span>意思很簡單，比方說，二十五人自然可以說是一個小組，若少個三、五人也不礙事，當然還是個小組。<text:span text:style-name="T2">“</text:span>小組<text:span text:style-name="T2"><text:s/>”</text:span>這個概念究竟應該幾人才算，並沒有個明確界限<text:span text:style-name="T2">(boundary)</text:span>。<text:span text:style-name="T2"><text:line-break/><text:line-break/></text:span>可是，萬一哪天膨脹到<text:span text:style-name="T2">25</text:span>萬人或萎縮到只剩下董事長一人自言自語，這時還稱不稱得上小組，自然相當可疑。可是，在極端狀況發生之前，何謂小組是很曖昧模糊的。<text:span text:style-name="T2"><text:line-break/><text:line-break/></text:span>比方說你去海邊玩堆沙堆。風一來，吹走了幾粒沙，你依然篤定，自己對自己說：<text:span text:style-name="T2">"</text:span>嗯，沙堆還在，不礙事。<text:span text:style-name="T2">" </text:span>話才剛說完，又來了一陣風，又吹走了幾粒沙，於是你又告訴自己說：<text:span text:style-name="T2">"</text:span>免驚，勇敢的沙堆還在。<text:span text:style-name="T2">" </text:span>可是，如此一陣又一陣的風，終究會有個時候你會開始懷疑，就剩這幾粒沙了，這還能算是個沙堆嗎？<text:span text:style-name="T2"><text:line-break/><text:line-break/></text:span>問題是，你始終沒法找出從<text:span text:style-name="T2"><text:s/>"</text:span>沙堆<text:span text:style-name="T2">" </text:span>變成<text:span text:style-name="T2"><text:s/>"</text:span>不是沙堆<text:span text:style-name="T2">" </text:span>的那個明確臨界點。<text:span text:style-name="T2"><text:line-break/><text:line-break/></text:span>也許你覺得講這些很無聊，可是，咱們的語言、概念其實就像在搞沙堆，你沒法給它畫個明確界限。詩或隱喻之所以可能存在，無非還是得訴諸於這樣一種曖昧與含糊。它就像一種空間，使得概念的使用、變化與轉換成為可能。<text:span text:style-name="T2"><text:line-break/><text:line-break/></text:span>硬要否認這個曖昧空間是很令人窒息的。你看市面上那些頭腦其介如石、硬得跟花崗岩一樣的人，老喜歡扣帽子，喜歡高舉特定概念不可侵犯的神聖性，於是稍微有個什麼綠豆芝麻大的小瑕疵，他就馬上蠢血沸騰說咱們民主淪喪了，民意被強姦了。<text:span text:style-name="T2"><text:line-break/><text:line-break/></text:span>所謂三成、五成的門檻差異不也如此？難道五成就是民主沙堆，降低為三成就是強姦民主？民主如果這麼一清二楚，這麼容易被強姦，那也未免太誇張。<text:span text:style-name="T2"><text:line-break/><text:line-break/></text:span>有個著名的維根斯坦學者，是個邏輯學家，芬蘭人，名叫<text:span text:style-name="T2">Jaakko Hintikka</text:span>。有一回講到懷疑主義，講了一句話，忘了是他講的或他引用別人的話。那話是嘲笑一些自以為深具懷疑精神的哲學家過於誇大他們所發現的一些問題之重要性。他說，這些人<text:span text:style-name="T2"><text:s/>"</text:span>只不過是揚起了幾粒灰塵，然後就講得好像滿天疑雲，根本看不見前方的路了。<text:span text:style-name="T2">"<text:line-break/><text:line-break/></text:span>現實世界也差不多。人們為了打擊對手，於是，只不過是鼻屎大的一點小暇疵小問題，就說唉呀，不得了啦，民主死了，勇敢的台灣人趕快站出來反抗暴政，拯救咱的子子孫孫之類。<text:span text:style-name="T2"><text:line-break/><text:line-break/></text:span>前些日子，<text:span text:style-name="T2">TVBS</text:span>邀我參加一個談話性節目，受訪，座談。我婉拒。理由很簡單，我自認是個詩人，只是用哲學語言寫詩，向來說話沒個準兒，總是曖曖昧昧的。但在鎂光燈前或螢光幕上，能讓你這樣講話嗎？恐怕不可能。除非讓我開一門<text:span text:style-name="T2"><text:s/>"</text:span>世紀大講堂<text:span text:style-name="T2">"</text:span>，讓我講一年，或許才有可能讓我把意思給說得像樣些、清楚些。<text:span text:style-name="T2"><text:line-break/><text:line-break/></text:span>一般而言，麥克風遞上來擺明就是要你亮旗、選答案的，而我恰恰沒有這樣一些東西可亮相。於是就連朋友同事同學的政治諮詢我也怕，十分害怕與人言，因為人們通常只是要跟你討一個答案，要一種粗糙的結論，你沒法跟人講微妙談抽象，而只能被迫以一種非常粗糙、全然扭曲的方式講話。<text:span text:style-name="T2"><text:line-break/><text:line-break/></text:span>於是，每跟人講話完，常常心靈嚴重受創，痛苦不堪，因為那完全不是我的意思。痛苦到常覺得不如乾脆捏<text:span text:style-name="T2"><text:s/>LP </text:span>自殺算了。<text:span text:style-name="T2"><text:line-break/><text:line-break/></text:span>當然，不受訪的最主要原因是，我怎麼可能對林義雄做那樣的事。在我心目中，我把他當家人看。當家人命在旦夕，我豈有可能像個什麼神祕佳賓那樣，走上螢光幕前對他批評指教。<text:span text:style-name="T2"><text:line-break/><text:line-break/></text:span>我只能以這樣一種流通性極其有限的方式，寫點聊勝於無的文字，一來表不認同其所為，一來希望他能活下。<text:span text:style-name="T2"><text:line-break/><text:line-break/></text:span>最近很多人要我弄什麼臉書，可是，我看起來會是那樣一種人嗎？我的確有個臉書帳號，設定於至少六、七年前，但那純粹是個誤會。那是我在閱讀一本哲學期刊時，一直看不到文章內容，以為要先加入他們的會員才能瀏覽。<text:span text:style-name="T2"><text:line-break/><text:line-break/></text:span>我沒料到當時加入的不是期刊會員，而是臉書。自此之後，這個臉書帳號就刪不掉了。不過，反正我也從來不曾再去理會它，只是常接到人們的什麼邀請成為朋友或粉絲之類，老是得跟人解釋說明我根本不用那類東西，覺得煩不勝煩。</text:p>
      <text:p text:style-name="P1"><text:span text:style-name="T3">陳志鴻</text:span><text:s/>  |  2014.04.27 02:36   |   <text:a xlink:type="simple" xlink:href="http://palinfo.habago.org/Entry?Command=Information_PrintForum&amp;iPage=442#FORUM32334"><text:span text:style-name="T1">#</text:span></text:a></text:p>
      <text:p text:style-name="P3">陳醫師您好，我是前天問您問題，中原大學大四生陳志鴻同學。<text:span text:style-name="T2"><text:line-break/></text:span>這個留言可以馬上刪除，單純想要感謝陳醫師百忙中回覆我的問題，能讓您這樣經歷資深的人指教，內心感受特別難得可貴。<text:span text:style-name="T2"><text:line-break/></text:span>另外最近從<text:span text:style-name="T2">0318</text:span>那天以後的文章我都有看，特別是過去的經歷讓我很感動。<text:span text:style-name="T2"><text:line-break/><text:line-break/></text:span></text:p>
      <text:p text:style-name="P1"><text:span text:style-name="T3">陳真</text:span><text:s/>  |  2014.04.27 01:34   |   <text:a xlink:type="simple" xlink:href="http://palinfo.habago.org/Entry?Command=Information_PrintForum&amp;iPage=442#FORUM32333"><text:span text:style-name="T1">#</text:span></text:a></text:p>
      <text:p text:style-name="P2">對不起，沒注意到更早之前一些人的留言也讓笨狗給擋了。已放行。<text:span text:style-name="T2"><text:line-break/><text:line-break/></text:span>回覆張天麟先生：<text:span text:style-name="T2"><text:line-break/><text:line-break/></text:span>許多炸彈客當然也是義人，就如許多士兵是英雄一般。<text:span text:style-name="T2"><text:line-break/><text:line-break/></text:span>我不太喜歡用<text:span text:style-name="T2"><text:s/>"</text:span>義人<text:span text:style-name="T2">" </text:span>這個褻瀆神明的詞，只是姑且一用，用以說明某些人的確心存良善，充滿利他精神。當然，這完全不保證他的行為是正義的，就如林義雄，我始終景仰其為人之正直，但其所為，長年來我大多不認同，甚至很感冒。<text:span text:style-name="T2"><text:line-break/><text:line-break/></text:span>這回禁食，我當然還是不認同。但我明白，這回若不依他，再過幾天便是天人永隔。<text:span text:style-name="T2"><text:line-break/><text:line-break/></text:span>我並非說客觀上來講，他的一條命比其他人的命重要，而是說，他的利他精神，值得一個國家為它而沉淪，因為長遠來看，我相信一個國家或社會就跟人一樣，得有個非理性的<text:span text:style-name="T2"><text:s/>"</text:span>靈魂<text:span text:style-name="T2">" </text:span>才行，而非僅有理性運作，美還是很重要。<text:span text:style-name="T2"><text:line-break/><text:line-break/></text:span>當然，我眼裏的美，也許在你看來奇醜無比。對此我不否認。但我明白，美醜的事，只能訴諸以情以詩以眼淚，而沒法動之以理。<text:span text:style-name="T2"><text:line-break/><text:line-break/></text:span>我常說，很希望台灣人能揭竿起義，為台灣這種超沒水準<text:span text:style-name="T2">(</text:span>特別是南部<text:span text:style-name="T2">)</text:span>的看電影文化<text:span text:style-name="T2">(</text:span>手機聲，聊天聲，滿屋惡臭的鹹酥雞味道等等<text:span text:style-name="T2">)</text:span>，發起一場文化大革命。<text:span text:style-name="T2"><text:line-break/><text:line-break/></text:span>我知道大多數人一定不認同，因為你會說這有什麼重要，哪有人為了看電影而發起革命的，但在我看來，何止看電影，如果哪天有個國家，願意為一條無辜受難的狗而發起革命，我會相信這在某個重要意義上是值得的。</text:p>
      <text:p text:style-name="P1"><text:span text:style-name="T3">蔡嘉紋</text:span><text:s/>  |  2014.04.27 01:04   |   <text:a xlink:type="simple" xlink:href="http://palinfo.habago.org/Entry?Command=Information_PrintForum&amp;iPage=442#FORUM32332"><text:span text:style-name="T1">#</text:span></text:a></text:p>
      <text:p text:style-name="P3">希望去<text:span text:style-name="T2">FACEBOOK</text:span>上開粉絲團，這樣才好發摟您的新文。</text:p>
      <text:p text:style-name="P1"><text:span text:style-name="T3">陳真</text:span><text:s/>  |  2014.04.27 00:50   |   <text:a xlink:type="simple" xlink:href="http://palinfo.habago.org/Entry?Command=Information_PrintForum&amp;iPage=442#FORUM32331"><text:span text:style-name="T1">#</text:span></text:a></text:p>
      <text:p text:style-name="P2">底下陳技宏先生反對我說台灣公投門檻太高的說法，但這並不是一種說法，而是一種事實，因為你應該很難在世界上找到比五成還更高的門檻了。<text:span text:style-name="T2"><text:line-break/><text:line-break/></text:span>門檻高不高是跟其它國家的公投規定來比較，不是以台灣內部特定議題來衡量。<text:span text:style-name="T2"><text:line-break/><text:line-break/></text:span>當然，我也認為林義雄先生以死做為手段是一種對於民意的侵犯，但如果今天不是五成的高門檻，而是比方說兩三成，我想他<text:span text:style-name="T2"><text:s/>100%</text:span>會接受公投決定核四存廢。<text:span text:style-name="T2"><text:line-break/><text:line-break/></text:span>還有，<text:span text:style-name="T2">"</text:span>不投票<text:span text:style-name="T2">" </text:span>其實也是一種意向的表達，亦即我沒什麼強烈意見。這樣一種意向表達，自然應解釋成支持維持現狀，也就是續建。因此，若想改變政策現狀，就應有足夠的數量來呈現，否則一群少數狂熱者很可能反倒主導了大局。<text:span text:style-name="T2"><text:line-break/><text:line-break/></text:span>當然，這仍回到五成門檻高不高的問題。毫無疑問，它是太高了。令我不滿的並不是有人要求降門檻，而是那些要求降門檻的人往往故意昧於事實，故意要說這是國民黨的什麼獨裁結果，但事實上這是民進黨當初自己幹的好事。<text:span text:style-name="T2"><text:line-break/><text:line-break/></text:span>就如什麼反服貿黑箱，媽的，現行的狀況其實是國民黨當年爭取出來的一種更透明、更尊重立法機關的結果。若依當時蔡英文主掌行政院時的法條，根本就是黑箱到伸手不見五指。<text:span text:style-name="T2"><text:line-break/><text:line-break/></text:span>但我發現，綠營支持者似乎普遍智能不高，很容易被媒體及政客操弄，而且嚴重缺乏基本的認知能力，就跟個爐子一樣，讓人開開關關，要他沸騰就會沸騰。而且，就算你把鋼鐵般的事實拿到他眼前，他也不可能改變原有的偏見或誤解。</text:p>
      <text:p text:style-name="P1"><text:span text:style-name="T3">陳真</text:span><text:s/>  |  2014.04.27 00:33   |   <text:a xlink:type="simple" xlink:href="http://palinfo.habago.org/Entry?Command=Information_PrintForum&amp;iPage=442#FORUM32330"><text:span text:style-name="T1">#</text:span></text:a></text:p>
      <text:p text:style-name="P3">至於很多人來這裏問問題，其實就算我想答也很難回答，因為我根本不認識你們，而你們也無絲毫意願想讓大家認識。<text:span text:style-name="T2"><text:line-break/><text:line-break/></text:span>例如什麼<text:span text:style-name="T2"><text:s/>"</text:span>海人<text:span text:style-name="T2">"</text:span>。我既不知道你是男是女，是哪一國人，是幼稚園小朋友還是個歷經滄桑的老公公，究竟幹哪一行，有著什麼樣的社會身份，什麼樣的一種知識背景或教育層級<text:span text:style-name="T2">...</text:span>等等等，當我對這一切完全一無所知時，我怎麼有可能回答你？<text:span text:style-name="T2"><text:line-break/><text:line-break/></text:span>難道我該對每一個問題寫上一本書，從頭教起，假設你們可能一無所知？還是我應假設你們知識水平都相當高，閱歷豐富，我只要三言兩語就能說明清楚。一個問題的回應，難道不是應該根據對方的屬性才有可能適當回答？各位畢竟不是在問路吧。問路當然就不需要先表明自己是誰了。<text:span text:style-name="T2"><text:line-break/><text:line-break/></text:span>這種網路匿名文化，老實說，實在很病態，那只是在傷害自己的靈魂和品性我覺得。<text:span text:style-name="T2"><text:line-break/><text:line-break/></text:span>過去沒有網路的時代，也一樣常有許多讀者透過報社或雜誌社寫信來，通常大部份人都會先自我介紹，說自己是誰，在哪做事或讀書，家裏住哪，平常讀些什麼書，做些什麼活動，有些什麼想法或疑問，會講得很清楚，這樣你才有辦法跟他溝通不是嗎？否則，難道你去上公廁，看到牆上有人亂塗鴨問你問題，然後你憑空就能回答一團你對他全然一無所知的空氣？<text:span text:style-name="T2"><text:line-break/><text:line-break/></text:span>有了網路之後，其實還是有極少數人仍然讓自己維持一種<text:span text:style-name="T2"><text:s/>"</text:span>人<text:span text:style-name="T2">" </text:span>的身份和品質，而不是把自己扭曲成一個毫無意義的符號或代號。<text:span text:style-name="T2"><text:line-break/><text:line-break/></text:span>還有，問人問題跟派作業給人寫應該不一樣，問問題是應該自己先詳詳細細把自己的想法寫清楚了，然後別人才有可能從你的想法中去回答你的問題，而不是直接派給對方一個作業或作文題目：<text:span text:style-name="T2">"</text:span>請問絕食在政治上的作用為何？<text:span text:style-name="T2">" </text:span>那我是應該寫一篇作文來回覆你所交待的、奇怪的、沒頭沒腦不知所云的作業嗎？<text:span text:style-name="T2"><text:line-break/><text:line-break/></text:span>在台灣社會，我對一切討論或教學毫無信心。幾十年來一直都只能反覆講同樣的事，只能反覆教人家說你要先自我介紹哦，要先把自己的問題表達清楚哦，要先說清楚自己的看法哦<text:span text:style-name="T2">...<text:line-break/><text:line-break/></text:span>我發現，台灣人對於提問的能力大概永遠都只停留在問路的水平。<text:span text:style-name="T2"><text:line-break/><text:line-break/></text:span>無意得罪或輕視各位，重點是，我就算想得罪或輕視也根本辦不到，因為根本沒有人知道你們是誰。</text:p>
      <text:p text:style-name="P1"><text:span text:style-name="T3">陳真</text:span><text:s/>  |  2014.04.27 00:14   |   <text:a xlink:type="simple" xlink:href="http://palinfo.habago.org/Entry?Command=Information_PrintForum&amp;iPage=442#FORUM32329"><text:span text:style-name="T1">#</text:span></text:a></text:p>
      <text:p text:style-name="P2">謝謝這位<text:span text:style-name="T2"><text:s/>pchunter</text:span>所提供的資訊，但我存疑，如果有資料來源當然更好。同時，我認為，這樣一種匿名提供資訊的方式其實無甚意義，因為那意味著你根本不想為你的言論負起任何責任，就跟公廁牆上的亂塗鴉其實是同一回事。<text:span text:style-name="T2"><text:line-break/><text:line-break/></text:span>台灣人好像很習慣以這樣一種完全不負責任的方式散播資訊，同時好像也很習慣道聽塗說，隨便亂看就亂吸收。<text:span text:style-name="T2"><text:line-break/><text:line-break/></text:span>網路上平常不也一堆什麼養生資訊或生活資訊嗎？我估計應该<text:span text:style-name="T2">99.999999999...%</text:span>都是錯的，假的，瞎掰的，但台灣人卻很輕易就會<text:span text:style-name="T2"><text:s/>"</text:span>用力傳<text:span text:style-name="T2">" </text:span>給大家，甚至信以為真。<text:span text:style-name="T2"><text:line-break/><text:line-break/></text:span>當然，所謂負責任並不是給個<text:span text:style-name="T2"><text:s/>"</text:span>名字<text:span text:style-name="T2">"</text:span>，而是讓大家或至少讓一部份人知道你是誰，別人也才有辦法判斷究竟應該如何取捨你所提供的資訊品質及可信度。<text:span text:style-name="T2"><text:line-break/><text:line-break/></text:span>蘇格蘭九月就要公投決定要不要脫離英國而獨立，門檻是四成以上的投票率，半數以上通過。<text:span text:style-name="T2"><text:line-break/><text:line-break/></text:span>這麼大的一件領土分裂的事，也只需要四成投票率，台灣只不過一個核電廠，一定要堅持五成那樣一種高門檻不可嗎？</text:p>
      <text:p text:style-name="P1"><text:span text:style-name="T3">羅毓蘭</text:span><text:s/>  |  2014.04.26 19:16   |   <text:a xlink:type="simple" xlink:href="http://palinfo.habago.org/Entry?Command=Information_PrintForum&amp;iPage=442#FORUM32328"><text:span text:style-name="T1">#</text:span></text:a></text:p>
      <text:p text:style-name="P3">在此跟陳真醫生及貴版讀者分享此影片<text:span text:style-name="T2">:<text:line-break/><text:line-break/>http://amara.org/v/CfLR/<text:line-break/><text:line-break/></text:span>政治光譜：左右派的分別正確嗎？<text:span text:style-name="T2"> <text:line-break/><text:line-break/></text:span>看完後或許大家可以思考<text:span text:style-name="T2">,</text:span>我們是要追求一個以法治精神為主的共和國抑或是打著民主國家的口號<text:span text:style-name="T2">,</text:span>最後卻不知不覺邁向過度崇拜精神領袖或神主牌的寡頭政治國家<text:span text:style-name="T2">?</text:span></text:p>
      <text:p text:style-name="P1">Rita Lin   |  2014.04.26 15:24   |   <text:a xlink:type="simple" xlink:href="http://palinfo.habago.org/Entry?Command=Information_PrintForum&amp;iPage=442#FORUM32327"><text:span text:style-name="T1">#</text:span></text:a></text:p>
      <text:p text:style-name="P5">Do true. You're not alone.</text:p>
      <text:p text:style-name="P1"><text:span text:style-name="T3">馬鑑一</text:span><text:s/>  |  2014.04.26 13:08   |   <text:a xlink:type="simple" xlink:href="http://palinfo.habago.org/Entry?Command=Information_PrintForum&amp;iPage=442#FORUM32326"><text:span text:style-name="T1">#</text:span></text:a></text:p>
      <text:p text:style-name="P3">公投法適用不在籍投票<text:span text:style-name="T2"><text:line-break/><text:line-break/></text:span>這樣<text:span text:style-name="T2"><text:s/></text:span>不用修門檻<text:span text:style-name="T2"><text:s/></text:span>也不必擔心<text:span text:style-name="T2"><text:s/></text:span>反動員<text:span text:style-name="T2"><text:line-break/><text:line-break/></text:span>這是<text:span text:style-name="T2"><text:s/></text:span>小弟我剛才和板友討論問題時<text:span text:style-name="T2"><text:s/></text:span>想出的方法<text:span text:style-name="T2"><text:line-break/><text:line-break/></text:span>凡事比勢不比理<text:span text:style-name="T2"><text:s/></text:span>則永無寧日<text:span text:style-name="T2"><text:line-break/><text:line-break/></text:span>勿忘初衷</text:p>
      <text:p text:style-name="P1"><text:span text:style-name="T3">王懷慈</text:span><text:s/>  |  2014.04.26 13:05   |   <text:a xlink:type="simple" xlink:href="http://palinfo.habago.org/Entry?Command=Information_PrintForum&amp;iPage=442#FORUM32325"><text:span text:style-name="T1">#</text:span></text:a></text:p>
      <text:p text:style-name="P2">陳醫師非常真誠，值得吾人致上最高之敬意。但他畢竟不是個政治家。政治家不應冷血不仁，但也不能公私不分，感情用事。<text:span text:style-name="T2"><text:line-break/><text:line-break/><text:line-break/></text:span>民主政治中，無私為政治家高尚之道德，但非正確決策之必要，更非充分之條件。一個義人修道者可以取無私之心而捨帝國之榮華；但若政治家屈從一自以為義的人所主張而有待討論或證明之意見，從而賠上百姓福祉，只是博得一己無私之名譽，這是不道德不負責的決定，故其良心亦不能安。而民選總統放棄對全民的承諾與責任，屈從某一個人的意見，不啻政治自殺。如果你的家人以性命相脅，要你自殺，你可願意？你的政敵以性命要脅你背棄選民與政治承諾，你會同意？即令你沒問題，你可有立場勸別人政治自殺<text:span text:style-name="T2">? <text:line-break/><text:line-break/></text:span>何況，此一自以為義之人，既不能證明其必然正確，甚至極可能為錯誤，而且有立場，工計算。今天，顯而易見，林義雄以自由之身，自行絕食綁架公共議題，扼殺全民理性討論機制，且指控絕食若死，則為政敵所害。即為平凡小民困窮無告而出此下策，吾人雖矜憫其哀情，固知其不當而不可從；民進黨前主席、聖人政治家林義雄何以如此？豈應如此？試問若有另一聖人，以絕食要求民進黨承諾絕不台獨，林義雄與民進黨可願接受？如果此事成為慣例，則一切選舉與民意代表，皆可取消。凡有重大政策，在聖人絕食比賽後舉辦公投決定即可。此等行為，不啻回到部落長老政治，大開民主倒車。凡此在在說明，林義雄不願以理溝通說服其他人，態度傲慢，民主素養不足，雙重標準，且敵我分明，立場不公。雖不貪戀富貴，是否無私，殊堪質疑。<text:span text:style-name="T2"><text:line-break/><text:line-break/></text:span>最重要的是，此種行為不可取法。不論究竟動機如何無私，人格如何偉大，目的如何正義，一再施行絕食苦行之類要脅政策改變的手段，行為的後果明顯有害無益。國人一再聽從，無疑構成示範作用，鼓勵後續類似行為。林義雄的絕食已非首次，可以證明。今天林義雄的作法，形同再次以威脅引爆自身性命，勒索人民情感，藉此換取犧牲公共政策與民主體制的重大政治贖金。親屬當然可以付出天價贖金以保全親人性命，但無權要求旁人代為償付。為什麼政府對於劫持人質者不可妥協？難道被挾持的人們不無辜不重要？因為根據經驗權衡利弊，如果屈從綁匪要求，等同激勵無數的未來綁匪，間接促成更多人民受害。吾人不能為了一個自殺炸彈客，捨棄當下，甚至明日無數個潛在但可見的受害者。其理至明。若是因為個人感情而一再屈從，造成這類行為層出不窮，整個社會必然永無寧日，成為台灣霹靂火長壽劇，從而一個真正成熟的民主公民社會，到來之日遙遙無期。每個人的性命都非常珍貴，無有高下之分。以一人之性命施行沒有商量不可妥協之對抗，若能促成全民之福祉與社會的長治久安，仍非可取可循之正軌；若是反有危害，然則吾人即使不能阻止，也不可間接鼓勵，更無權在個人決定之外，勸告甚至勉強別人去接受。<text:span text:style-name="T2"><text:line-break/><text:line-break/></text:span>總之，死有重於泰山，輕於鴻毛。林義雄有權高貴殉道，但不應該建立在因為他比別人更為高貴，從而剝奪公民自主，理性平等原則，犧牲全民福祉與民主體制的代價上。最後，林義雄活著痛苦。他若死了，無疑家人與國人均有不捨，但其實，旁人無權也不必，勉強他一定要留在世間，繼續生不如死，僅僅為了滿足我們不捨的心情。<text:span text:style-name="T2"><text:line-break/><text:line-break/><text:line-break/><text:line-break/></text:span>說這麼多，單純表達個人萬般無奈又只能被迫接受的不平之鳴。畢竟，林義雄這麼做，台灣人一定買帳。這點有多顯而易見？只要看台灣人認為，司法關說沒什麼，馬英九在王金平嫁女兒時（？）追究此事乃無情無義，還有一幫法政學者鼓吹這是違憲作為，就知道了。</text:p>
      <text:p text:style-name="P4"/>
      <text:p text:style-name="P1"><text:span text:style-name="T3">馬鑑一</text:span><text:s/>  |  2014.04.26 12:51   |   <text:a xlink:type="simple" xlink:href="http://palinfo.habago.org/Entry?Command=Information_PrintForum&amp;iPage=443#FORUM32324"><text:span text:style-name="T1">#</text:span></text:a></text:p>
      <text:p text:style-name="P2">公投法適用不在籍投票<text:span text:style-name="T2"><text:line-break/><text:line-break/></text:span>這樣<text:span text:style-name="T2"><text:s/></text:span>不用修門檻<text:span text:style-name="T2"><text:s/></text:span>也不必擔心<text:span text:style-name="T2"><text:s/></text:span>反動員<text:span text:style-name="T2"><text:line-break/><text:line-break/></text:span>這是<text:span text:style-name="T2"><text:s/></text:span>小弟我剛才和板友討論問題時<text:span text:style-name="T2"><text:s/></text:span>想出的方法<text:span text:style-name="T2"><text:line-break/><text:line-break/></text:span>凡事比勢不比理<text:span text:style-name="T2"><text:s/></text:span>則永無寧日<text:span text:style-name="T2"><text:line-break/><text:line-break/></text:span>勿忘初衷</text:p>
      <text:p text:style-name="P1"><text:span text:style-name="T3">鄭啟承</text:span><text:s/>  |  2014.04.26 12:36   |   <text:a xlink:type="simple" xlink:href="http://palinfo.habago.org/Entry?Command=Information_PrintForum&amp;iPage=443#FORUM32323"><text:span text:style-name="T1">#</text:span></text:a></text:p>
      <text:p text:style-name="P3">後台的發言我給放出來了，重覆的發言則刪掉了，巴勒網似乎有不少讀者，發言講各種想法是好事，但請不要指名道姓對著人用一種喊話式或檢查思想式的態度發言。巴勒網沒有版規的，但很注重態度，態度是巴勒網的全部，沒有好的態度，一切這裡的發言都沒有存在價值。</text:p>
      <text:p text:style-name="P1"><text:span text:style-name="T3">黃津</text:span><text:s/>  |  2014.04.26 06:09   |   <text:a xlink:type="simple" xlink:href="http://palinfo.habago.org/Entry?Command=Information_PrintForum&amp;iPage=443#FORUM32320"><text:span text:style-name="T1">#</text:span></text:a></text:p>
      <text:p text:style-name="P2">林義雄先生的無私是令人敬佩的一個人<text:span text:style-name="T2">,</text:span>我尊重他表達意見的陳述方式<text:span text:style-name="T2">,</text:span>只是我不認同用這種方法<text:span text:style-name="T2">,</text:span>萬一真的不幸的殉道<text:span text:style-name="T2">,</text:span>將成為鬼島上一個新的災難<text:span text:style-name="T2">,</text:span>有心人仕會搶著扛他的神主牌來騙吃拐<text:span text:style-name="T2">X,</text:span>這個島將永無寧日的沈淪。<text:span text:style-name="T2"><text:line-break/><text:line-break/></text:span>就像<text:span text:style-name="T2">228</text:span>一樣<text:span text:style-name="T2">,</text:span>每當選舉都可拿來操弄<text:span text:style-name="T2">,</text:span>民進黨真的關心<text:span text:style-name="T2">228</text:span>事件的傷痛就不會一直製造對立<text:span text:style-name="T2">,</text:span>而是該教育下一代如何避免這種不幸別再次發生。現在民粹瘟疫正在漫延<text:span text:style-name="T2">,</text:span>悲情比正義更容易得到群眾的支持<text:span text:style-name="T2">,</text:span>而且屢試不爽。看清楚是非曲直沒活在這些人的夢裡就不是台灣人<text:span text:style-name="T2">,</text:span>為了避免被扣上民族罪人的大帽子<text:span text:style-name="T2">,</text:span>大家都陷入沈默螺裡。<text:span text:style-name="T2"><text:line-break/><text:line-break/></text:span>依您根正苗紅的背景敢出來發聲<text:span text:style-name="T2">,</text:span>相信您現在還是會受到不少質疑與抹黑<text:span text:style-name="T2">,</text:span>更別說沒有參與過民主運動的人會受到如何責難與攻擊<text:span text:style-name="T2">,</text:span>可惜現在大部分沒人想論是非了<text:span text:style-name="T2">,</text:span>當年李敖在立院阻擋軍購案也不敢再連任<text:span text:style-name="T2">,</text:span>因為下任如果再擋可能現在只能懷念他了。<text:span text:style-name="T2"><text:line-break/><text:line-break/></text:span>國民黨是個無惡不作的政黨<text:span text:style-name="T2">,</text:span>民進黨卻是一個無所不騙的詐騙集團<text:span text:style-name="T2">,</text:span>台灣真的有未來嗎<text:span text:style-name="T2">?</text:span>通常在別的地方講這句話<text:span text:style-name="T2">,</text:span>應該會有人要叫我太平洋沒加蓋滾出台灣吧<text:span text:style-name="T2">,</text:span>別唱衰台灣。當然如果小弟有錢何嘗不想離開這個是非之地<text:span text:style-name="T2">,</text:span>效法台獨大老們在美國愛台灣。現在只能默默的承受即將山雨欲來的變化。<text:span text:style-name="T2"><text:line-break/><text:line-break/></text:span>雖然沒像您這麼的深入政治核心<text:span text:style-name="T2">,</text:span>我只碰到那層皮毛就覺得此地不可久留<text:span text:style-name="T2">,</text:span>因為擁抱理想的人是政客最好的肥料<text:span text:style-name="T2">,</text:span>連骨頭都會被吸乾<text:span text:style-name="T2">,</text:span>這些是我個人小小的維根斯坦式看法<text:span text:style-name="T2">,</text:span>可能與您觀念層次不同<text:span text:style-name="T2">,</text:span>但我是真心認同您所表達的觀點。</text:p>
      <text:p text:style-name="P1"><text:span text:style-name="T3">陳真</text:span><text:s/>  |  2014.04.26 05:31   |   <text:a xlink:type="simple" xlink:href="http://palinfo.habago.org/Entry?Command=Information_PrintForum&amp;iPage=443#FORUM32319"><text:span text:style-name="T1">#</text:span></text:a></text:p>
      <text:p text:style-name="P3">剛剛才看到後台擋了一堆人。可是天快亮，該睡了。明晚再找時間給各位放行。本台養了一隻哈巴狗，很忠心，但也很笨，有時連主人也不認得，把我也給擋在門外。<text:span text:style-name="T2"><text:line-break/><text:line-break/></text:span>今天周六有賈樟柯的<text:span text:style-name="T2"><text:s/>"</text:span>站台<text:span text:style-name="T2">" </text:span>和<text:span text:style-name="T2"><text:s/>"</text:span>任逍遙<text:span text:style-name="T2">"</text:span>。很期待，也很徬惶。風雨之際，我不知道該抱持著什麼樣的心情去看電影。<text:span text:style-name="T2"><text:line-break/><text:line-break/></text:span>常希望有一天，能有機會去虞姬墳上一拜。項羽四面楚歌之際，尚有虞姬。世上活物盡皆巧妙，你看小武比項羽更慘，連虞姬都跟人跑了。可是，事情就是這麼奇怪，當一個人落入絕望，眾人離棄，當一切都失去時，他反倒獲得了高貴的尊嚴。</text:p>
      <text:p text:style-name="P1"><text:span text:style-name="T3">陳真</text:span><text:s/>  |  2014.04.26 05:06   |   <text:a xlink:type="simple" xlink:href="http://palinfo.habago.org/Entry?Command=Information_PrintForum&amp;iPage=443#FORUM32318"><text:span text:style-name="T1">#</text:span></text:a></text:p>
      <text:p text:style-name="P2">不是有個故事嗎？兩個婦女搶一小娃，都宣稱自己才是親娘。僵持不下，求助於所羅門王，王喬半天也沒輒，於是說不然一人一半好了。結果其中一個一聽嚇壞了，自願放棄。為什麼？因為她才是孩子的娘，她不願分到僅有上半身的小孩。<text:span text:style-name="T2"><text:line-break/><text:line-break/></text:span>一個事情或爭議，如果搞到要把孩子扯成兩半才能解決時，我寧可把小孩給你算了。為什麼？因為我才是孩子的爹。<text:span text:style-name="T2"><text:line-break/><text:line-break/></text:span>我若是馬英九，處理這事根本一點都不難，差不多一個上午就能解決。看你們要求什麼我都<text:span text:style-name="T2">ok</text:span>啦，只求別把孩子給扯成兩半。<text:span text:style-name="T2"><text:line-break/><text:line-break/></text:span>如果我覺得我什麼都<text:span text:style-name="T2">ok</text:span>的作法有害國家制度法律尊嚴等等，這還不簡單，那我就下台一鞠躬向國人謝罪不就得了。人們也會因此而相信我真的在乎那些所謂典章制度的事，同時也顧全了對手的一切，更不會把孩子扯成兩半。<text:span text:style-name="T2"><text:line-break/><text:line-break/></text:span>求敗往往比求勝更難，但人與事卻往往在失敗中取得成就，在一片歌頌中敗亡。<text:span text:style-name="T2"><text:line-break/><text:line-break/></text:span>三十幾年前，林宅滅門血案發生後，國民黨政府一度准許林義雄暫時出來奔喪。林先生走在台北街頭，家家戶戶趕緊門窗緊閉，視為洪水猛獸，彷彿連多看林義雄一眼都有可能給自己惹禍上身。<text:span text:style-name="T2"><text:line-break/><text:line-break/></text:span>那時我便明白，眼前這個遭受最可怕的刑求和屠戮、身心受殘、幾乎失去一切的人，總有一天會撼動這個社會。<text:span text:style-name="T2"><text:line-break/><text:line-break/></text:span>理性是處理所有公眾事務的原則，但<text:span text:style-name="T2">David Hume</text:span>曾說過：＂理性只是老二，情緒<text:span text:style-name="T2">(emotion)</text:span>才是老大。＂表面上我們依理性行事，但理性終究有個盡頭，終究它也只是為情緒老大服務。<text:span text:style-name="T2"><text:line-break/><text:line-break/></text:span>這意思是說，在重大事物上真正起了決定性的作用者，往往是情感、情緒、信念、信仰等等這些東西。也許你可以概括給它一個詞：靈魂。<text:span text:style-name="T2"><text:line-break/><text:line-break/></text:span>有一次，聽和信醫院黃達夫院長提到，有人說，和信是一家有靈魂的醫院。我很認同這句話。我看過國內外無數醫院，包括劍橋這樣所謂世界頂尖一流的醫院，但我從未見過一家醫院能比和信醫院更好，並非因為他有著最好的技術，而是因為它照顧了自己的靈魂。<text:span text:style-name="T2"><text:line-break/><text:line-break/></text:span>我相信一個國家或社會也一樣，在某個層次底下，我們談制度談原則，以理性為依歸，但在某個層次之上，真正起了作用的卻是那些看不見、無法量化分析的東西。<text:span text:style-name="T2"><text:line-break/><text:line-break/></text:span>知道<text:span text:style-name="T2">(knowing)</text:span>很容易，但<text:span text:style-name="T2">knowing with or without feeling</text:span>卻才能看出高下。兩個音樂家，技巧相同，但感情深淺卻使得他們大不同。<text:span text:style-name="T2"><text:line-break/><text:line-break/></text:span>維根斯坦說，有感情地唸出一首詩，跟照本宣科地念，兩者大不同，他說，有感情地吟唱，彷彿給了這詩歌一個截然不同的鈴聲。<text:span text:style-name="T2"><text:line-break/><text:line-break/></text:span>理性像個海上的小島，有起有始，再厲害也不過就那麼一小塊。但小島以外的一片非理性的茫茫大海，其實終究才是萬物生物的依靠。<text:span text:style-name="T2"><text:line-break/><text:line-break/></text:span>我並非鼓吹把非理性應用於理性可輕易解決的問題上，而是說，有此有彼，才是一個完整的生命，完整的社會。</text:p>
      <text:p text:style-name="P1"><text:span text:style-name="T3">陳真</text:span><text:s/>  |  2014.04.26 04:49   |   <text:a xlink:type="simple" xlink:href="http://palinfo.habago.org/Entry?Command=Information_PrintForum&amp;iPage=443#FORUM32317"><text:span text:style-name="T1">#</text:span></text:a></text:p>
      <text:p text:style-name="P3">依我的了解，只要國民黨同意降低公投門檻，一旦修法通過，確定擇日公投，林義雄便會立即停止絕食。<text:span text:style-name="T2"><text:line-break/><text:line-break/></text:span>至於何時依新法進行公投，以及公投前應有的討論、辯論及公聽會等等，林義雄當然不會反對，也不會等到這些程序完成後才停止禁食，因此，後面這些事需要花幾個月時間都不是問題。<text:span text:style-name="T2"><text:line-break/><text:line-break/></text:span>至於門檻五成，絕不會有人說這門檻不高。因此，降個一兩成或兩三成，我看不出會有什麼天崩地裂的負面影響。就算有點影響，經過幾次實證之後，難道不能再次提高門檻？<text:span text:style-name="T2"><text:line-break/><text:line-break/></text:span>堅持原則性的東西，說得過去，但若堅持五成或三成這樣一種相對性的問題，實屬荒唐。如我之前所說，綠營一方原本是同意採五成門檻進行公投，無奈林義雄反對到底。徹底反對五成門檻，實屬荒唐，但堅決就是不降門檻，不也一樣荒唐？不但荒唐，而且給人冷血之感。<text:span text:style-name="T2"><text:line-break/><text:line-break/></text:span>江宜樺自己也說五成門檻確實過高，同意降低，但隔天見了馬英九後，便又改口說五成不降。<text:span text:style-name="T2"><text:line-break/><text:line-break/></text:span>所謂維護國家體制原則、程序正義、不能因個案而改變通則等等這些說詞，畢竟都是說詞，就如那些發高燒的小表哥小表妹所謂反服貿，一開始也是以此為說詞。<text:span text:style-name="T2"><text:line-break/><text:line-break/></text:span>若要舉出反例，我能舉出千千萬萬。比方說吳寶春好像曾經打算再念書，但礙於國內法令，只好出國留學。馬英九不是馬上說他可以替他修法解套嗎？這時候怎麼不說絕對不能以個案影響通則的一致性完整性。<text:span text:style-name="T2"><text:line-break/><text:line-break/></text:span>假設今天並非事關林義雄一條命，而是事關一場大選的勝負關鍵，很多義正詞嚴的說詞肯定又會另有一番彈性處理。<text:span text:style-name="T2"><text:line-break/><text:line-break/></text:span>不需要有太大彈性的時候，政客們個個卻像穿了彈性褲襪那樣，彈性十足，但應該有點權宜考量時卻反倒其介如石，硬得像花崗岩。<text:span text:style-name="T2"><text:line-break/><text:line-break/></text:span>許多事，旁觀者清，就如林義雄，自以為義，雖是一番純粹利他善意，卻弄得民不聊生。馬英九何嘗不也是這樣。我相信他也絕不是<text:span text:style-name="T2"><text:s/>"</text:span>故意<text:span text:style-name="T2">"</text:span>　要耍官僚，他一定也深信自己乃是為了顧全國家體制的穩定性完整性云云，但以為自己是這樣那樣，並不意味著自己之所作所為真的是這樣那樣。<text:span text:style-name="T2"><text:line-break/><text:line-break/></text:span>就如很多人以為自己很有理想，但其實往往也只是<text:span text:style-name="T2"><text:s/>"</text:span>以為＂而已。我常以為自己頭髮很整齊，但據說這也只是我自己以為而已。</text:p>
      <text:p text:style-name="P1"><text:span text:style-name="T3">施冠群</text:span><text:s/>  |  2014.04.26 03:43   |   <text:a xlink:type="simple" xlink:href="http://palinfo.habago.org/Entry?Command=Information_PrintForum&amp;iPage=443#FORUM32315"><text:span text:style-name="T1">#</text:span></text:a></text:p>
      <text:p text:style-name="P2">陳醫師您好<text:span text:style-name="T2"><text:line-break/></text:span>我今天看到民進黨提出的將公投門檻降為合法投票人口的<text:span text:style-name="T2">25%</text:span>時<text:span text:style-name="T2">,</text:span>當下是覺得蠻支持的<text:span text:style-name="T2">,</text:span>但後來仔細想想<text:span text:style-name="T2">,</text:span>這是一把兩面刃<text:span text:style-name="T2">,</text:span>我認為這有可能造成國民兩黨比誰會動員來投票的局面<text:span text:style-name="T2">,</text:span>完全無須說服對國民兩黨無特殊偏袒的中間選民<text:span text:style-name="T2">,</text:span>我認為這對民主是一種傷害<text:span text:style-name="T2"><text:line-break/><text:line-break/></text:span>是否回到與一般選舉相同<text:span text:style-name="T2">,</text:span>以實際投票的人數來區分得票高低來通過公投會比較好呢<text:span text:style-name="T2">?</text:span></text:p>
      <text:p text:style-name="P1"><text:span text:style-name="T3">陳技宏</text:span><text:s/>  |  2014.04.26 03:03   |   <text:a xlink:type="simple" xlink:href="http://palinfo.habago.org/Entry?Command=Information_PrintForum&amp;iPage=443#FORUM32310"><text:span text:style-name="T1">#</text:span></text:a></text:p>
      <text:p text:style-name="P3">陳真先生，你說現行的公投法門檻太高？<text:span text:style-name="T2"><text:line-break/><text:line-break/></text:span>依照<text:span text:style-name="T2">2013/3/14</text:span>財訊的民調（<text:span text:style-name="T2">http://tinyurl.com/l4dmyv6</text:span>），如果真的有<text:span text:style-name="T2">77%</text:span>的人反對<text:span text:style-name="T2"><text:line-break/></text:span>核四，卻只有<text:span text:style-name="T2">45%</text:span>的人願意在公投時站出來投反對票，<text:span text:style-name="T2"><text:line-break/><text:line-break/></text:span>那請問，這<text:span text:style-name="T2">"</text:span>只有<text:span text:style-name="T2">45%</text:span>的人願意在公投時站出來投反對票的情況<text:span text:style-name="T2">"</text:span>，難道不也是人民自己的選擇？<text:span text:style-name="T2"><text:line-break/><text:line-break/></text:span>為什麼不能尊重人民自己的選擇，反而倒過來要把公投門檻降低？<text:span text:style-name="T2"><text:line-break/><text:line-break/></text:span>這到底是在尊重民意，還是在挾持民意？<text:span text:style-name="T2"><text:line-break/><text:line-break/></text:span>有一種情況是，<text:span text:style-name="T2"><text:line-break/><text:line-break/></text:span>「我感情上也反對核四，我也希望是非核家園，但為了台灣經濟的發展，我理智上還是無法去投下反對票，所以我選擇棄權。因為我也投不下贊成票，因為我感情上不允許。」<text:span text:style-name="T2"><text:line-break/><text:line-break/></text:span>難道這樣不行嗎？為什麼要故意降低門檻，來剝奪，扭曲我的聲音？<text:span text:style-name="T2"><text:line-break/><text:line-break/></text:span>換句話說，如果今天堅持表達反對續建核四的人不夠多（他不論情感上或實際投票上都反對，也就是他完全沒有理智上的懷疑），未達全台灣合格選民的<text:span text:style-name="T2">1/2</text:span>的話，那為什麼核四應該停建呢？這個正當性在哪裡？<text:span text:style-name="T2"><text:line-break/><text:line-break/></text:span>陳真先生，請你回答我。</text:p>
      <text:p text:style-name="P1"><text:span text:style-name="T3">陳宜元</text:span><text:s/>  |  2014.04.26 01:40   |   <text:a xlink:type="simple" xlink:href="http://palinfo.habago.org/Entry?Command=Information_PrintForum&amp;iPage=443#FORUM32306"><text:span text:style-name="T1">#</text:span></text:a></text:p>
      <text:p text:style-name="P2">反對喊價式的修法<text:span text:style-name="T2">,</text:span>過去倉促搞立委減半已經證明是一個重大錯誤<text:span text:style-name="T2">,</text:span>不希望公投法也發生這種情況。<text:span text:style-name="T2"><text:s/></text:span>況且<text:span text:style-name="T2">,</text:span>就算改了門檻<text:span text:style-name="T2">,</text:span>公投前難道不用舉行說明會公聽會辯論會這些東西嗎<text:span text:style-name="T2">? </text:span>就讓公民蒙着眼睛投票決定一個重大公共政策的生死<text:span text:style-name="T2">? </text:span>就算今晚挑燈夜戰把門檻降了<text:span text:style-name="T2">,</text:span>這整個流程還是要跑好幾個月<text:span text:style-name="T2">,</text:span>也救不了一個絕食的人<text:span text:style-name="T2">,</text:span>現在只有他自己能救自己<text:span text:style-name="T2">.</text:span></text:p>
      <text:p text:style-name="P1"><text:span text:style-name="T3">彭家誠</text:span><text:s/>  |  2014.04.26 00:27   |   <text:a xlink:type="simple" xlink:href="http://palinfo.habago.org/Entry?Command=Information_PrintForum&amp;iPage=443#FORUM32305"><text:span text:style-name="T1">#</text:span></text:a></text:p>
      <text:p text:style-name="P6"><text:span text:style-name="T3">提供一些關於公民投票的資料</text:span><text:line-break/><text:line-break/><text:span text:style-name="T3">由國際經驗看公民投票</text:span><text:line-break/><text:span text:style-name="T3">黃偉峰</text:span><text:line-break/><text:span text:style-name="T3">中央研究院歐美研究所</text:span><text:line-break/>http://www.taiwanncf.org.tw/seminar/19980321/19980321-1.pdf<text:line-break/><text:line-break/><text:span text:style-name="T3">歐洲國家公民投票經驗之跨國</text:span><text:line-break/><text:span text:style-name="T3">比較：議題、時程與結果</text:span><text:line-break/><text:span text:style-name="T4">李俊達</text:span><text:line-break/>http://www2.scu.edu.tw/politics/journal/doc/j271/2.pdf<text:line-break/><text:line-break/><text:span text:style-name="T3">供參考</text:span></text:p>
      <text:p text:style-name="P1"><text:span text:style-name="T3">海人</text:span><text:s/>  |  2014.04.25 18:01   |   <text:a xlink:type="simple" xlink:href="http://palinfo.habago.org/Entry?Command=Information_PrintForum&amp;iPage=443#FORUM32303"><text:span text:style-name="T1">#</text:span></text:a></text:p>
      <text:p text:style-name="P2">陳醫師<text:span text:style-name="T2"><text:line-break/><text:line-break/></text:span>我是從別處連結到這兒的，看到您談反服貿以及核四公投。<text:span text:style-name="T2"><text:line-break/></text:span>過去（<text:span text:style-name="T2">2002</text:span>年左右以前）我是很支持民進黨的，關於他們對於自由、對於民主制度，以及對於國家一些奇怪之處的思辨與指摘。但是，感動的政黨輪替之後，我越來越不瞭解這個自己曾經瘋狂支持的政黨，開始學著國民黨那套為自己的無能找藉口、或是傲慢的不回應反對意見。<text:span text:style-name="T2"><text:line-break/></text:span>以及發動各種口號，例如「十一寇」、「錢進大陸、債留台灣」等，而這些惡意的背後，沒有理性的論述，只強調對立。<text:span text:style-name="T2"><text:line-break/></text:span>熱情冷卻之後，只剩下淡淡地荒謬感，對於林義雄用生命作為籌碼（由於他過去的經歷、只需一人生命就取得極大象徵意義的籌碼，今天要是一名默默無名的小人物以同樣訴求進行絕食抗議，是否能得到同樣的迴響<text:span text:style-name="T2">....</text:span>）進行的反核活動。我無法理解的是絕食這種慢性自殺、把自己的生命當作談判（或是威脅）條件的作法，是否適合拿來用在國家重大政策的議論上。<text:span text:style-name="T2"><text:line-break/></text:span>因為一條生命正不斷地流逝，在這種情況下，雙方有辦法理性的針對議題完整討論嗎？<text:span text:style-name="T2"><text:line-break/></text:span>畢竟反核、反核四都不是只需一個是<text:span text:style-name="T2">/</text:span>非決定就可以完結的議題，後續該怎麼做，作法國民是否都同意等，都是需要更細緻的討論，在這當下，雙方都不適合做任何承諾或是決定。<text:span text:style-name="T2"><text:line-break/></text:span>一點想法，也想聽聽陳醫師對於「絕食」行為在政治上（談判上？）的意義何在。</text:p>
      <text:p text:style-name="P4"/>
      <text:p text:style-name="P1">pchunter   |  2014.04.25 14:25   |   <text:a xlink:type="simple" xlink:href="http://palinfo.habago.org/Entry?Command=Information_PrintForum&amp;iPage=444#FORUM32302"><text:span text:style-name="T1">#</text:span></text:a></text:p>
      <text:p text:style-name="P2">美國：<text:span text:style-name="T2"><text:line-break/></text:span>必須合格選民過半數同意（如麻塞諸塞州）才算通過<text:span text:style-name="T2"><text:line-break/><text:line-break/></text:span>德國：<text:span text:style-name="T2"><text:line-break/></text:span>邦憲法複決上，大部分通過門檻均為合格選民數過半同意，方為通過<text:span text:style-name="T2"><text:line-break/><text:line-break/></text:span>日本：<text:span text:style-name="T2"><text:line-break/></text:span>愛知縣高浜市「住民投票條例」第<text:span text:style-name="T2">23</text:span>條規定，住民投票案未達有投票權者總數<text:span text:style-name="T2"><text:line-break/></text:span>二分之一以上投票，不進行開票；經有效投票數過半數同意，為可決成立。<text:span text:style-name="T2"><text:line-break/><text:line-break/></text:span>瑞典：<text:span text:style-name="T2"><text:line-break/></text:span>通過門檻為投票率須達<text:span text:style-name="T2">50%</text:span>，過半數同意通過<text:span text:style-name="T2"><text:line-break/><text:line-break/></text:span>義大利：<text:span text:style-name="T2"><text:line-break/></text:span>採雙重門檻，不僅要合格選民的一半參與投票，同意票數還要過半數方能通過</text:p>
      <text:p text:style-name="P1"><text:span text:style-name="T3">張天麟</text:span><text:s/>  |  2014.04.25 14:12   |   <text:a xlink:type="simple" xlink:href="http://palinfo.habago.org/Entry?Command=Information_PrintForum&amp;iPage=444#FORUM32301"><text:span text:style-name="T1">#</text:span></text:a></text:p>
      <text:p text:style-name="P3">陳真醫師您好<text:span text:style-name="T2"><text:line-break/><text:line-break/></text:span>近日拜讀多頁貴網誌大作<text:span text:style-name="T2">, </text:span>實在對於文中快意熱血的剖析與歷史沉重感感到震撼不已<text:span text:style-name="T2">.<text:line-break/><text:line-break/></text:span>然則對於林義雄的絕食行為恕難以認同<text:span text:style-name="T2">.<text:line-break/><text:line-break/></text:span>若不為己<text:span text:style-name="T2">, </text:span>無私的一意孤行<text:span text:style-name="T2">, </text:span>對於所造成的傷害不論<text:span text:style-name="T2">, </text:span>都能算是義人<text:span text:style-name="T2">.<text:line-break/><text:line-break/></text:span>那麼我想所有自殺炸彈客都是義人了<text:span text:style-name="T2">? </text:span>他們的行為保證一意孤行且自身無法得利<text:span text:style-name="T2">.<text:line-break/><text:line-break/></text:span>又或<text:span text:style-name="T2">, </text:span>如果今天有人坐在林義雄先生的對面為了支持核四而絕食<text:span text:style-name="T2">. </text:span>那是否就可以中和林義雄先生的所謂義舉了呢<text:span text:style-name="T2">?<text:line-break/><text:line-break/></text:span>還是<text:span text:style-name="T2">, </text:span>我們終歸要把人放到天平上看看誰比較有價值呢<text:span text:style-name="T2">?<text:line-break/><text:line-break/></text:span>一些雜感<text:span text:style-name="T2">, </text:span>還望海涵指教<text:span text:style-name="T2">.</text:span></text:p>
      <text:p text:style-name="P1"><text:span text:style-name="T3">張雋梅</text:span><text:s/>  |  2014.04.25 12:48   |   <text:a xlink:type="simple" xlink:href="http://palinfo.habago.org/Entry?Command=Information_PrintForum&amp;iPage=444#FORUM32300"><text:span text:style-name="T1">#</text:span></text:a></text:p>
      <text:p text:style-name="P2">「世界上不會有哪一種行為具有內在必然的善，行為的外部效益更與善惡無關，善惡與否，存乎一心。」是的就是這樣，反而不是人們如何行為，恰恰是我選擇如何看待他；我如何看待，其實無關緊要。<text:span text:style-name="T2"><text:line-break/><text:line-break/></text:span>但是陳真，林義雄先生禁食有可能是出於善念嗎<text:span text:style-name="T2">?<text:line-break/><text:line-break/></text:span>是的我確實相信他篤定自己這個選擇是出於善意，惡全歸咎他人了。<text:span text:style-name="T2"><text:line-break/></text:span>一意孤行，沒有明確標的，哪來的脅迫力道<text:span text:style-name="T2">?<text:line-break/><text:line-break/></text:span>我的意思是林義雄先生豁出性命，實心在給停建核四串連行動押陣，還說無私？在說什麼呢？完全就是一種不見血的強制暴力，非常血腥！<text:span text:style-name="T2"><text:line-break/><text:line-break/></text:span>陳真，請你少少也吃一點吧，至少維持基本運作。<text:span text:style-name="T2"><text:line-break/><text:line-break/></text:span></text:p>
      <text:p text:style-name="P1"><text:span text:style-name="T3">陳真</text:span><text:s/>  |  2014.04.25 12:38   |   <text:a xlink:type="simple" xlink:href="http://palinfo.habago.org/Entry?Command=Information_PrintForum&amp;iPage=444#FORUM32299"><text:span text:style-name="T1">#</text:span></text:a></text:p>
      <text:p text:style-name="P3">廢棄瓶裝骨灰<text:span text:style-name="T2"><text:s/></text:span>撒母親墳上<text:span text:style-name="T2"><text:line-break/><text:line-break/></text:span>中國時報【林佩怡╱台北報導】<text:span text:style-name="T2"><text:line-break/>2014. 4. 18.<text:line-break/><text:line-break/>73</text:span>歲的林義雄，歷經滅門血案的痛苦，<text:span text:style-name="T2">4</text:span>年前他寫下遺書，交代女兒奐均，只要他一斷氣，就用舊床單包裹屍體，盡快火化，並用家裡準備丟棄的瓶罐裝骨灰，隨即送到慈林墓園，撒在他母親林游阿妹的墳上，不留下任何痕跡。<text:span text:style-name="T2"><text:line-break/><text:line-break/></text:span>為何要使用廢棄瓶罐裝骨灰？林義雄指，這些台灣人丟棄的瓶罐，在窮苦國家被視為罕見的寶貝，他一生中丟棄許多為他服務、帶給他歡樂的瓶罐，只好用這種方式，對瓶罐表示敬意、謝意和歉意。<text:span text:style-name="T2"><text:line-break/><text:line-break/></text:span>林義雄特立獨行，連交代後事也很「特別」，他不要傳統的入殮、告別、出殯等儀式，只要很少的至親摯友幫忙處理遺體，並送最後一程；也謝絕奠儀、鮮花，更不要舉辦紀念會；萬一有人要寫傳記，要求林奐均不要提供任何資料。<text:span text:style-name="T2"><text:line-break/><text:line-break/></text:span>居喪期間，林義雄還要求前<text:span text:style-name="T2">3</text:span>天不接見客人及任何形式的弔唁；並準備番薯粥、番薯葉和土豆，供家人和來訪親友隨自己需要食用；大家追思往事時，最好談談他的糗事，作為教訓後代子孫的反面教材。<text:span text:style-name="T2"><text:line-break/><text:line-break/></text:span>慈林基金會是為了紀念他被殺死的母親和女兒而成立，這也是林義雄最掛心的事。林在遺書中要求奐均，他死後<text:span text:style-name="T2">20</text:span>年內，不管有多少勸說和壓力，都不能擔任慈林董事長，也不可以由任何親人來擔任。<text:span text:style-name="T2"><text:line-break/><text:line-break/></text:span>林義雄也談到妻子方素敏，認為此生虧欠最多的人是妻子，希望在死後，奐均應陪伴母親，讓她有比較快樂的餘生。他還告訴女兒，「我死了、您活著，到底誰快活？只有天知道。」<text:span text:style-name="T2"><text:line-break/><text:line-break/></text:span>回顧一生，林義雄認為自己一生中犯了許多錯誤，虧欠別人和社會太多了，但他也相信，死亡和出生一樣，只是另一個開始，死亡後的一切，應該不會比出生後的一切來得糟。他甚至說，如果能選擇，「要我再出生在台灣一次，那我是絕對不幹的。」</text:p>
      <text:p text:style-name="P1"><text:span text:style-name="T3">陳真</text:span><text:s/>  |  2014.04.25 12:29   |   <text:a xlink:type="simple" xlink:href="http://palinfo.habago.org/Entry?Command=Information_PrintForum&amp;iPage=444#FORUM32298"><text:span text:style-name="T1">#</text:span></text:a></text:p>
      <text:p text:style-name="P2">正在看電視上的馬蘇會，看得很憤慨。蘇表示，民進黨願意接受把公投門檻降到<text:span text:style-name="T2">25%</text:span>。我覺得這是一個非常合理的妥協，如果國民黨連這樣都不接受，寧可坐看林的死亡，這樣一種政黨，無疑是在自掘墳墓。<text:span text:style-name="T2"><text:line-break/><text:line-break/>25%</text:span>的門檻不算低，現行的<text:span text:style-name="T2">50%</text:span>門檻卻非常高，因為我找不到世界各國的公投法有這麼高的門檻，一般頂多也只到<text:span text:style-name="T2">30%</text:span>。<text:span text:style-name="T2"><text:line-break/><text:line-break/></text:span>這個<text:span text:style-name="T2">50%</text:span>的門檻雖然是<text:span text:style-name="T2">2003</text:span>年民進黨提出的版本，而且是四黨同意下的共同決定，不能老是要誣賴給國民黨。但蘇貞昌說得對，過去的是是非非不如暫且擱置不議，就先考慮眼前的狀況就好，因為有人已經禁食四天，快死了。</text:p>
      <text:p text:style-name="P1"><text:span text:style-name="T3">陳真</text:span><text:s/>  |  2014.04.25 11:03   |   <text:a xlink:type="simple" xlink:href="http://palinfo.habago.org/Entry?Command=Information_PrintForum&amp;iPage=444#FORUM32297"><text:span text:style-name="T1">#</text:span></text:a></text:p>
      <text:p text:style-name="P3">雋梅，<text:span text:style-name="T2"><text:line-break/><text:line-break/></text:span>這樣的串連若由我來做，三天就能做到，何況是這些熱情如火也好、發高燒也罷、能力遠勝於我的人。<text:span text:style-name="T2"><text:line-break/><text:line-break/></text:span>妳的意思是林義雄的禁食早有預謀？所以不能說是無私？可是，禁食既然是一種抗爭手段，當然要先跟各方勢力講好然後再來選擇一個黃道吉日正式開始啊。這樣做有什麼不對或不好嗎？<text:span text:style-name="T2"><text:line-break/><text:line-break/></text:span>林義雄自然是<text:span text:style-name="T2"><text:s/>"</text:span>一意孤行<text:span text:style-name="T2">"</text:span>，但他是無私地一意孤行。從他五十幾年來的種種作為，可以看得出，他並不為己謀，並且一再願意付出重大代價。他若有私心，政壇上無人能攖其鋒。<text:span text:style-name="T2"><text:line-break/><text:line-break/></text:span>他是那種你即便把一整個地球的財富以及全世界的歌頌都送給他，他都不會想要的人，而這樣的人，當他缺乏某種理性時，自然就會形成一種災難。所謂無欲則剛，但若剛得很非理性，那就很可怕。<text:span text:style-name="T2"><text:line-break/><text:line-break/></text:span>我們肯定一個人，得把他的意念和行動效果分開看。功利主義者傾向看後者，對某種行為的實際效益進行利害評估以決定其善惡程度，但康德之類思維的人相信，世上無善，唯有善念。世界上不會有哪一種行為具有內在必然的善，行為的外部效益更與善惡無關，善惡與否，存乎一心。<text:span text:style-name="T2"><text:line-break/><text:line-break/></text:span>很多所謂做好事的人，其實是個混蛋，就猶如社運界文化界進步界學運界十個有九個是人渣，越是光鮮亮麗，越是臭不可聞。如果有人想了解人渣長啥樣，那就請他來這些界瞧瞧，到處都是。反之亦然，許多做奸犯科者，或思想言行落後反動者，在做為一個<text:span text:style-name="T2"><text:s/>"</text:span>人<text:span text:style-name="T2">" </text:span>的基礎上，乾淨得很。</text:p>
      <text:p text:style-name="P1"><text:span text:style-name="T3">張雋梅</text:span><text:s/>  |  2014.04.25 09:50   |   <text:a xlink:type="simple" xlink:href="http://palinfo.habago.org/Entry?Command=Information_PrintForum&amp;iPage=444#FORUM32296"><text:span text:style-name="T1">#</text:span></text:a></text:p>
      <text:p text:style-name="P2"><text:span text:style-name="T2">http://www.peoplenews.tw/news/80455aa5-d163-4ac4-b30f-c4c3181e3852<text:line-break/><text:line-break/></text:span>上面這是一張組織圖，禁食同日發佈的動員令。明眼人一看就知道，電腦繪圖一天之內當然可以做出來，圖像裡面一筆資料是一個團體，一個團體從提議到討論、研議出具體時間地點及其集會形式、做出結論，乃至彙合給發起單位，或是由發起單位來溝通連繫，種種過程不可能輕省。<text:span text:style-name="T2"><text:line-break/><text:line-break/></text:span>這樣串連的過程，一個月的時間，做得出來嗎<text:span text:style-name="T2">?<text:line-break/><text:line-break/></text:span>看到這張組織圖，不能不明白，林義雄先生禁食行動是為「祭旗」，他是給這一波行動押陣的「精神堡壘」。<text:span text:style-name="T2"><text:line-break/><text:line-break/></text:span>這樣能說是無私之心嗎<text:span text:style-name="T2">?<text:line-break/><text:line-break/></text:span>還是一意孤行的制高點<text:span text:style-name="T2">?</text:span></text:p>
      <text:p text:style-name="P1"><text:span text:style-name="T3">秉叡</text:span><text:s/>  |  2014.04.25 04:25   |   <text:a xlink:type="simple" xlink:href="http://palinfo.habago.org/Entry?Command=Information_PrintForum&amp;iPage=444#FORUM32294"><text:span text:style-name="T1">#</text:span></text:a></text:p>
      <text:p text:style-name="P6"><text:span text:style-name="T3">轉自</text:span>Abdullah in Taiwan <text:span text:style-name="T3">認識穆斯林與伊斯蘭議題之窗</text:span><text:line-break/><text:line-break/><text:span text:style-name="T3">【巴勒斯坦兩大政治派系和解的評論分析】</text:span><text:line-break/><text:line-break/>http://electronicintifada.net/blogs/ali-abunimah/another-stillborn-palestinian-reconciliation<text:line-break/><text:span text:style-name="T3">＝＝＝＝＝＝＝＝＝＝＝＝＝＝＝＝＝＝＝＝＝＝＝＝＝＝＝</text:span><text:line-break/><text:line-break/><text:span text:style-name="T3">【半島電台：加薩隧道紀錄片】</text:span><text:line-break/><text:line-break/>https://www.youtube.com/watch?v=gPTKpMmiiKM<text:line-break/><text:span text:style-name="T3">＝＝＝＝＝＝＝＝＝＝＝＝＝＝＝＝＝＝＝＝＝＝＝</text:span><text:line-break/><text:line-break/><text:span text:style-name="T3">【</text:span>BBC<text:span text:style-name="T3">為以色列國家宣傳而服務】</text:span><text:line-break/><text:line-break/>"In March, the BBC ignored the killings of Palestinian youths in the West Bank, choosing instead to run dubious stories on arms shipments to Gaza and 'terror tunnels', both of which propagate Israel’s hasbara viewpoint of Palestinians as terrorists hellbent on its destruction.<text:line-break/>"The truthful image of Palestinians that Israel does not want promoted – that of victims of unprovoked Israeli aggression – is kept from BBC audiences."<text:line-break/><text:line-break/>http://electronicintifada.net/blogs/amena-saleem/bbc-service-israeli-propaganda<text:line-break/><text:span text:style-name="T3">＝＝＝＝＝＝＝＝＝＝＝＝＝＝＝＝＝＝＝＝＝＝＝＝</text:span><text:line-break/><text:line-break/><text:span text:style-name="T3">【研究巴勒斯坦議題的電子文獻】</text:span><text:line-break/><text:line-break/><text:span text:style-name="T3">資料相當豐富。</text:span><text:line-break/><text:line-break/>http://palestinereview.com/ebooks.htm</text:p>
      <text:p text:style-name="P1"><text:span text:style-name="T3">陳真</text:span><text:s/>  |  2014.04.25 03:23   |   <text:a xlink:type="simple" xlink:href="http://palinfo.habago.org/Entry?Command=Information_PrintForum&amp;iPage=444#FORUM32293"><text:span text:style-name="T1">#</text:span></text:a></text:p>
      <text:p text:style-name="P2"><text:span text:style-name="T2">(</text:span>續之前<text:span text:style-name="T2">)<text:line-break/><text:line-break/></text:span>林義雄除了幫我寫推薦信，我出國前他還寫來一封信，信裡附一張支票，對於經濟拮据的我們來說，金額不小。我很感動。出國前夕，特地跑去找他說再見。<text:span text:style-name="T2"><text:line-break/><text:line-break/></text:span>我問他，你留學海外四、五年，為何不乾脆念個博士？他說，當一個學者教授教書這些東西，對他已經沒有任何意義。他反問我為何出國念書，我說我心裡有一些困惑很痛苦，想出去念哲學，解決心裡的困惑。<text:span text:style-name="T2"><text:line-break/><text:line-break/></text:span>他說，文史哲這些東西當成興趣私下自己有空時讀一讀就好了，有必要花那麼多年去念個學位嗎？他說，要念也應該念一些像社會學或政治學或公共行政比較有用。我說我只想到自己心裡的困惑和興趣，不管前途，不管市場就業，也不管它有用沒用。<text:span text:style-name="T2"><text:line-break/><text:line-break/></text:span>就這樣有一搭沒一搭地聊著，聊些什麼幾乎全忘了。但有一事讓我印象很深刻。他提到他在哈佛念碩士時，老師曾問他說你怎麼上課從不發言？林義雄說他跟老師說，他是來學怎麼樣不講話的，而不是來學怎麼講話。<text:span text:style-name="T2"><text:line-break/><text:line-break/></text:span>這話當然有點玩笑性質，但我明白他所謂<text:span text:style-name="T2"><text:s/>"</text:span>學習怎麼不講話<text:span text:style-name="T2">" </text:span>的意思，而且很能認同。只是後來我發現他<text:span text:style-name="T2"><text:s/>"</text:span>學習怎麼不講話<text:span text:style-name="T2">" </text:span>似乎學得很不好，簡直是吵死了。<text:span text:style-name="T2"><text:line-break/><text:line-break/></text:span>所以，我大約在<text:span text:style-name="T2">2003-2006</text:span>年之間寫了許多文章登在報上批評他嘴巴上說要沉默，但一點都不沉默。老實說，我沒見過比他更<text:span text:style-name="T2"><text:s/>"</text:span>吵<text:span text:style-name="T2">" </text:span>的人。<text:span text:style-name="T2"><text:line-break/><text:line-break/></text:span>我這意思不好理解，容易被曲解。簡單說，沉默與否並不是一種音量，也不是一種耳朵具體可聽見的聲音，而是指一個人跟公眾世界的距離與關係。<text:span text:style-name="T2"><text:line-break/><text:line-break/></text:span>維根斯坦說，<text:span text:style-name="T2">"</text:span>任世界如其所是<text:span text:style-name="T2">" (Leave the world as it is) </text:span>約莫就是這個意思。<text:span text:style-name="T2"><text:line-break/><text:line-break/></text:span>我發現世上有兩種人，一種是維根斯坦型，在世時雖然很多人知其名，但他就像山洞裏隱居的小和尚那樣，跟公眾世界在心靈上保持一種非常遙遠的距離。他一生寫了千萬言，但就是不出書，不演講，不受訪，不對公眾發言，看到麥克風、鎂光燈，看到仰慕者就全身不舒服。<text:span text:style-name="T2"><text:line-break/><text:line-break/></text:span>有位研究者說，維根斯坦盡其一生傾全力努力避免一件事，那就是<text:span text:style-name="T2"><text:s/>"</text:span>公眾化<text:span text:style-name="T2">"</text:span>，不但避免，而且極度厭惡。<text:span text:style-name="T2"><text:line-break/><text:line-break/></text:span>我發現，這使他的一切所言所行，具有一種濃濃的存在主義者的氣息。就跟寫麥田捕手的<text:span text:style-name="T2">SALINGER</text:span>一樣，非常排斥公眾世界，極度厭惡被眾人認識、追逐或議論那種非常吵鬧、不乾不淨的感覺。我完全能體會這種力求安靜、乾淨的強烈個性傾向。<text:span text:style-name="T2"><text:line-break/><text:line-break/></text:span>另一種類型就是羅素，一年演講五百場，一生出版了近百本書，其中大多亂寫一通，毫無閱讀價值；就像個花蝴蝶那樣，整天救國救民，忙著四處座談、演講、抗爭等等等。<text:span text:style-name="T2"><text:line-break/><text:line-break/></text:span>對於這兩種人，我喜歡前者，不喜歡後者。前者私密、安靜、乾乾淨淨，後者卻聒噪吵鬧，瑣碎而缺乏意義。<text:span text:style-name="T2"><text:line-break/><text:line-break/></text:span>不過，還有比羅素更吵的，這種人幾乎佔了世界人口的<text:span text:style-name="T2">90%</text:span>。他不一定是個名人，但他很留意眾人的眼光，關注公眾世界的動態，對於公眾評價非常在乎。如果有機會的話，他很樂意成為名人或明星，成為典範，成為台灣之光，享受眾人的仰慕眼神。萬一跟不上公眾標準，便自覺矮人一等。<text:span text:style-name="T2"><text:line-break/><text:line-break/></text:span>所謂安靜或沉默，重點不在於話語數量，你不能說維根斯坦寫了幾千萬字就說他很吵，重點在於你對誰講話以及你講些<text:span text:style-name="T2"><text:s/>"</text:span>什麼<text:span text:style-name="T2">"</text:span>。<text:span text:style-name="T2"><text:line-break/><text:line-break/></text:span>你或許也不能說羅素很吵，雖然他的確十分公眾化，簡直全天下無人不知無人不曉。但羅素終究不是在講一種<text:span text:style-name="T2"><text:s/>"</text:span>意見<text:span text:style-name="T2">"</text:span>。你不能說他最關心的反戰和反核武是一種意見。那是一種價值，而不是一種見仁見智的意見。<text:span text:style-name="T2"><text:line-break/><text:line-break/></text:span>我要說的意思其實一句話就可以講完：<text:span text:style-name="T2">"</text:span>我總羞於對公眾說出一己之見。<text:span text:style-name="T2">" <text:line-break/><text:line-break/></text:span>不管我說了多少話語，你若要我對公眾說出我的一己之見，我真的寧可咬舌自盡。<text:span text:style-name="T2"><text:line-break/><text:line-break/></text:span>原因無它，原因就是：意見就那幾種，有什麼好說的？在意見面前，我只不過是千千萬萬人之一，就像大海裏的一滴水那樣，我的意見根本毫無價值，毫無意義。<text:span text:style-name="T2"><text:line-break/><text:line-break/></text:span>我若說出一己之見，無異等於在羞辱自己，彷彿我愚蠢、低級、聒噪到竟然會以為自己比別人優越，因此一己意見也應更為優越。可是，我就算品格再壞也不至於壞到這種地步；我就算再不要臉也不至於毫無羞赧就能對人說出一己之見；我就算再聒燥也不至於聒噪到想要去講述一己之見。<text:span text:style-name="T2"><text:line-break/><text:line-break/></text:span>講到這裏，大家或許多少能明白我十多年來一直批評林義雄一點都不沉默的意思。他表面上很安靜，不太對媒體說話，但沉默與否並不是這種表面音量的安靜。安靜理應是<text:span text:style-name="T2">Leave the world as it is</text:span>，不要老是企圖要去改變世界。安靜是與公眾世界保持至少一萬光年的距離，安靜更是一種<text:span text:style-name="T2"><text:s/>"</text:span>羞於說出一己之見<text:span text:style-name="T2">" </text:span>的強烈傾向。<text:span text:style-name="T2"><text:line-break/><text:line-break/></text:span>最近台灣很亂，害我連手機都不敢接，<text:span text:style-name="T2">email</text:span>也不敢看，還好最近剛好生病病得不輕，整天跑醫院，口不能言，剛好可以不接電話。因為我很害怕人們又要問我的意見。<text:span text:style-name="T2"><text:line-break/><text:line-break/></text:span>但我是個文人，不是個政治家或改革家或評論家，更不是座談會專家，我可以講一種很個人很微妙的感覺，我也可以講一種所有人理應都會同意的價值或普通常識，例如一加一等於二。但我實在沒有意見值得說。硬要逼我說出一己之見，只是在逼我蹧踏自己，羞辱自己，彷彿自己的一己之見真有什麼特別的意義似的；我再壞也不至於壞到這種地步；再笨也不至於愚蠢若此。<text:span text:style-name="T2"><text:line-break/><text:line-break/></text:span>這其實也是我對林義雄幾十年來最不滿的一點，實在是太吵了。他自己說他一直想<text:span text:style-name="T2"><text:s/>"</text:span>學習怎麼不說話<text:span text:style-name="T2">"</text:span>，但他卻顯然沒有學得很好。事實上，我沒見過比他更吵的人了。<text:span text:style-name="T2"><text:line-break/><text:line-break/></text:span>不管多麼瑣碎的相對性技術問題，他都有意見，例如什麼國會減半或是今的核電問題都是。這些問題，個人見解能有多少意義？值得如此高調說出？不但說出，而且還大聲說，說得驚天動地，而且用一條命強迫大家一定要接受，說這才是民主，一定要完全依照他的意見徹底貫徹才行，否則<text:span text:style-name="T2">...</text:span>我真是很無言。<text:span text:style-name="T2"><text:line-break/><text:line-break/></text:span>今天已經是第三天了。我不知道他還能撐多久。有理性的人說，不應該為了一個人破壞整個體制的正常運作，但我仍是老話，別說太平洋上一個小島，就算是羅馬帝國都應該為一個義人無私的心而沉淪，就像愛情或親情那樣，哪怕多愚眛多荒唐，該陪葬就陪葬，在某些看不見的東西面前，理性便無足輕重了。<text:span text:style-name="T2"><text:line-break/><text:line-break/></text:span>制度毀了可以重來，社會瓦解了照樣能重建，沒啥了不起。同樣地，任何一條命的存亡其實也沒有任何特別的意義，但無私之心卻理應勝過這一切有形之物。<text:span text:style-name="T2"><text:line-break/><text:line-break/></text:span>甘地說，<text:span text:style-name="T2">"</text:span>一個民族的高貴與否，可以從這民族對待動物的態度上看得出來。<text:span text:style-name="T2">" </text:span>我也同樣相信，如果一個國家或社會對於一個義人之死絲毫無動於衷，我不相信這樣一個國家或社會能創造出什麼值得令人留戀的社會制度與價值。<text:span text:style-name="T2"><text:line-break/><text:line-break/></text:span>就像一個人如果他不打算為任何一種感情犧牲一切，那我不太相信這麼理性的一個人還能有什麼值得令人仰望之處。美麗肯定會比一切利害更重要，人如此，社會與國家亦然。</text:p>
      <text:p text:style-name="P1"><text:span text:style-name="T3">楊世主</text:span><text:s/>  |  2014.04.25 00:35   |   <text:a xlink:type="simple" xlink:href="http://palinfo.habago.org/Entry?Command=Information_PrintForum&amp;iPage=444#FORUM32292"><text:span text:style-name="T1">#</text:span></text:a></text:p>
      <text:p text:style-name="P3">我的想法是一條漢子對自己的死亡是負責任的，會說是我自己決定要死的，而不會怪罪他人的不公義害死自己<text:span text:style-name="T2">.<text:line-break/></text:span>而好人，則是為了他人的利益願意赴死<text:span text:style-name="T2">.<text:line-break/></text:span>對不起我的發言有觸犯戒條，可以刪除或者留著當錯誤例子也行<text:span text:style-name="T2">.</text:span></text:p>
      <text:p text:style-name="P1"><text:span text:style-name="T3">陳真</text:span><text:s/>  |  2014.04.25 00:25   |   <text:a xlink:type="simple" xlink:href="http://palinfo.habago.org/Entry?Command=Information_PrintForum&amp;iPage=444#FORUM32291"><text:span text:style-name="T1">#</text:span></text:a></text:p>
      <text:p text:style-name="P2">陳同學你好，<text:span text:style-name="T2"><text:line-break/><text:line-break/></text:span>一個稍微有點大腦和真實熱情的人，不會因為一個自己從不清楚也從不關心甚至連聽都沒聽過的東西突然流行了，媒體報不停了，大家美化了，就趕緊跑去跟人湊熱鬧。這不但顯示出一種個性上的脆弱及智能上的低下，同時更顯示一種虛榮。<text:span text:style-name="T2"><text:line-break/><text:line-break/></text:span>台灣人向來都是這樣。以前黨外遊行經過比方說北一女，教室還沸騰得嚇人呢，傳來一陣陣激昂的集體歌聲，例如梅花、中華民國頌等等。差別只是現在改唱不一樣的曲子了，但一窩蜂的本質及讓人開開關關的爐子性格始終一樣，沒有大腦，也看不出任何真實熱情。<text:span text:style-name="T2"><text:line-break/><text:line-break/></text:span>發高燒要喝伏冒，感冒才會好，但一時莫名其妙發高燒畢竟不同於長久穩定的熱情。兩個都很熱，但前者是一堆人一起發燒，面目模糊像蛆一樣一大團，沒頭沒腦地燒不停，但後者卻是各有一張臉，輪廓清楚，專注、平靜且長久。<text:span text:style-name="T2"><text:line-break/><text:line-break/></text:span>露營不也是在外淋雨吹風，但可浪漫了，那也稱得上什麼痛苦嗎？那應該是很爽很浪漫很驕傲很得意的一種感覺才對。你沒看到大夥聚集出動說要去抗爭救國那種彷彿要去遠足的興奮樣嗎？<text:span text:style-name="T2"><text:line-break/><text:line-break/></text:span>我的想法是，完全不用理會別人，自己想自己的、自己走自己的路便行，當然，那會使自己在一窩醬缸蛆<text:span text:style-name="T2">(</text:span>柏楊形容同胞的慣用語<text:span text:style-name="T2">)</text:span>中顯得十分怪異，甚至成為眾矢之的。對此，個性不夠強的，恐怕很難忍受。當蛆很容易，當個<text:span text:style-name="T2"><text:s/>"</text:span>人<text:span text:style-name="T2">" </text:span>可難了。</text:p>
      <text:p text:style-name="P4"/>
      <text:p text:style-name="P1"><text:span text:style-name="T3">陳志鴻</text:span><text:s/>  |  2014.04.25 00:06   |   <text:a xlink:type="simple" xlink:href="http://palinfo.habago.org/Entry?Command=Information_PrintForum&amp;iPage=445#FORUM32290"><text:span text:style-name="T1">#</text:span></text:a></text:p>
      <text:p text:style-name="P2">陳醫師您好！我目前還在大學就讀。<text:span text:style-name="T2"><text:line-break/></text:span>有同學跟我說：「他們為什麼甘願在立法院前、街頭上風吹雨淋呢？誰不想待在溫暖的家裡？」。<text:span text:style-name="T2"><text:line-break/></text:span>我也覺得有道理，似乎真心是想為國家奮鬥。<text:span text:style-name="T2"><text:line-break/></text:span>身處在大學瘋學運的環境下，讓我常常懷疑自己是否就是韓國船難那些聽船長話的孩子，缺乏叛逆精神就等死呢？<text:span text:style-name="T2"><text:line-break/></text:span>希望陳醫師能幫我解惑。感謝！</text:p>
      <text:p text:style-name="P1"><text:span text:style-name="T3">陳真</text:span><text:s/>  |  2014.04.24 23:41   |   <text:a xlink:type="simple" xlink:href="http://palinfo.habago.org/Entry?Command=Information_PrintForum&amp;iPage=445#FORUM32289"><text:span text:style-name="T1">#</text:span></text:a></text:p>
      <text:p text:style-name="P3"><text:span text:style-name="T2">1. </text:span>賓拉登說：我們和美國人的最大差別是：我們熱愛死亡，而他們卻熱愛生命。蘇格拉底宗教性不高，但林義雄宗教性卻非常高，宗教性越高者，越嚮往死亡，亦即嚮往永生。所以他引用蘇格拉底的話對林奐均說，我死了，妳活著，誰比較快樂還不知道。<text:span text:style-name="T2"><text:line-break/><text:line-break/>2.</text:span>跟蘇格拉底被判死刑一樣，林義雄自認遭到獨裁政權迫害，所以他說若禁食至死，是獨裁政權<text:span text:style-name="T2"><text:s/>"</text:span>殺害<text:span text:style-name="T2">" </text:span>了他。他並無意自尋死亡。<text:span text:style-name="T2"><text:line-break/><text:line-break/>3.</text:span>林義雄也沒有什麼<text:span text:style-name="T2"><text:s/>"</text:span>自己審判自己<text:span text:style-name="T2">"</text:span>。<text:span text:style-name="T2"><text:line-break/><text:line-break/>4. </text:span>應該也沒有人會說他自信比上帝還厲害。<text:span text:style-name="T2"><text:line-break/><text:line-break/>5. </text:span>林太太在以她名義發表<text:span text:style-name="T2">(</text:span>其實是林雙不寫的<text:span text:style-name="T2">)</text:span>詩<text:span text:style-name="T2"><text:s/>"</text:span>盼望<text:span text:style-name="T2">" </text:span>中說：人家說你是好漢，我就哭了，我寧願你只是孩子的父親。<text:span text:style-name="T2">" </text:span>林義雄若不是一條漢子，世界上恐怕就沒有幾個人稱得上了。<text:span text:style-name="T2"><text:line-break/><text:line-break/>6.</text:span>我不懂為何<text:span text:style-name="T2"><text:s/>"</text:span>好漢<text:span text:style-name="T2">" </text:span>和<text:span text:style-name="T2"><text:s/>"</text:span>好人<text:span text:style-name="T2">" </text:span>是對立的概念。<text:span text:style-name="T2"><text:line-break/><text:line-break/></text:span>我很無奈做以上回應。總之，希望大家不要把留言板當<text:span text:style-name="T2">email</text:span>。<text:span text:style-name="T2"><text:line-break/><text:line-break/></text:span>喜歡以一種八卦角度對人或對人的心靈情緒狀態等等唯心不可言喻的私密領域任意信口開河、指指點點的，請回到各自的<text:span text:style-name="T2">email</text:span>去講，不要公開對人或人心狀態指指點點。<text:span text:style-name="T2"><text:line-break/><text:line-break/></text:span>這些話講過幾百萬次，實在很不願意永無止盡地一直重申基本原則。以後我一概直接刪除，不再浪費時間反覆做同樣的說明或做出一些連回應也不應該的回應。<text:span text:style-name="T2"><text:line-break/><text:line-break/></text:span>請各位明白這一點，任何人都無例外。我們只能討論那些可以討論的事物，而不該去碰觸任何不能討論的領域，不要對<text:span text:style-name="T2"><text:s/>"</text:span>人<text:span text:style-name="T2">" </text:span>指指點點。即便對方是個十惡不赦的敵人或仇人，也不該對他如此。</text:p>
      <text:p text:style-name="P1"><text:span text:style-name="T3">楊世主</text:span><text:s/>  |  2014.04.24 21:48   |   <text:a xlink:type="simple" xlink:href="http://palinfo.habago.org/Entry?Command=Information_PrintForum&amp;iPage=445#FORUM32287"><text:span text:style-name="T1">#</text:span></text:a></text:p>
      <text:p text:style-name="P2">蘇格拉底並不嚮往死，他是被判處死刑，所以面對世間的法，當然要用合乎自己身分的心態來呼應死亡，耶穌也是一樣被世間判死刑，所以用順服上帝的旨意來呼應，釘死前夕不也在花園向上帝呼求願這苦杯離開他？可是林義雄卻不是，沒有人判他死刑，此刻他卻自己先審判自己，看似自義，當然我不相信他有那種自己比上帝厲害比世界厲害的自義想法，我相信他不是條漢子，而是個平凡的好人，會哭會笑會甜會苦的好人而已<text:span text:style-name="T2">.</text:span></text:p>
      <text:p text:style-name="P1"><text:span text:style-name="T3">陳真</text:span><text:s/>  |  2014.04.24 19:50   |   <text:a xlink:type="simple" xlink:href="http://palinfo.habago.org/Entry?Command=Information_PrintForum&amp;iPage=445#FORUM32286"><text:span text:style-name="T1">#</text:span></text:a></text:p>
      <text:p text:style-name="P3">看不太懂妳寫的。林義雄是公眾人物，讓人朝他心裡面寫作文，講一些他沒法證明也沒法反駁的描述，也是沒辦法的事。不過，這樣畢竟不太厚道。<text:span text:style-name="T2"><text:line-break/><text:line-break/></text:span>所以，敬請各位在這版面談到他人時，即便對是個公眾人物，也請各位只講道理、談想法，別往私人層面或唯心層面做文章，儘管你可能出於好意，但是朝私人層面如父女親情或心靈狀態做文章總是非常侵略而冒犯。<text:span text:style-name="T2"><text:line-break/><text:line-break/></text:span>這些話已重申數百萬次，在這版面即便對一個混蛋政客也不該涉及任何無法討論的私領域或心靈狀態等等。<text:span text:style-name="T2"><text:line-break/><text:line-break/></text:span>就我對林義雄三十年來的理解，他心裡沒有那樣一種苦，同時也不陰暗，他是條漢子，不窩囊，不是婆婆媽媽的人。他對林奐均講的一些話就來自斐多篇，該書記錄蘇格拉底飲毒酒殉道之前對其學生所講的一些話。<text:span text:style-name="T2"><text:line-break/><text:line-break/></text:span>蘇格拉底死前不但毫無悲情，言談思維反倒充滿對死後世界的熱情嚮往與自信。林義雄並不苦也不無奈，別把他講得那樣不堪。<text:span text:style-name="T2"><text:line-break/><text:line-break/></text:span>總之，請討論事情討論想法討論公眾議題公眾言行，尊敬不可說的<text:span text:style-name="T2"><text:s/>“</text:span>心靈<text:span text:style-name="T2">”</text:span>，放<text:span text:style-name="T2"><text:s/>“</text:span>人<text:span text:style-name="T2">” </text:span>一馬。</text:p>
      <text:p text:style-name="P1"><text:span text:style-name="T3">楊世主</text:span><text:s/>  |  2014.04.24 17:32   |   <text:a xlink:type="simple" xlink:href="http://palinfo.habago.org/Entry?Command=Information_PrintForum&amp;iPage=445#FORUM32285"><text:span text:style-name="T1">#</text:span></text:a></text:p>
      <text:p text:style-name="P2">如果不是有著巨大的苦在無光的深處蟄伏，不時揮手呼喚，誰會拒絕迎接美麗的晨曦與清晨的露珠？海面的七色妖風忙著興浪作亂，將一艘即將淹沒的獨舟急急鎖入深淵，讀著林奐均的信，心裡實在難受，求上帝憐憫這微弱的氣息，在那深處點一盞溫暖的燈，讓風浪止住，平靜怒海，讓女兒與心愛的爸爸一起回家<text:span text:style-name="T2">.</text:span></text:p>
      <text:p text:style-name="P1"><text:span text:style-name="T3">陳真</text:span><text:s/>  |  2014.04.24 14:36   |   <text:a xlink:type="simple" xlink:href="http://palinfo.habago.org/Entry?Command=Information_PrintForum&amp;iPage=445#FORUM32284"><text:span text:style-name="T1">#</text:span></text:a></text:p>
      <text:p text:style-name="P3">如果馬英九以總統身份承諾核四公投是<text:span text:style-name="T2"><text:s/>"</text:span>欠缺憲政常識，法律素養不足<text:span text:style-name="T2">"</text:span>，那麼，<text:span text:style-name="T2">1999</text:span>年，林義雄以黨主席身份推出陳水扁選總統時，為何還要他簽署一份「立即終止核四廠興建」的承諾書？難道阿扁當總統跟馬英九當總統是不一樣的總統？<text:span text:style-name="T2"><text:line-break/><text:line-break/></text:span>像這些都一再表明這不是一種真的想要討論問題的姿態。只要是綠的，什麼都好，什麼都對，只要不是綠的，就都不管怎麼做都能扛出一堆罪名，戴上一堆帽子。<text:span text:style-name="T2"><text:line-break/><text:line-break/></text:span>陳真<text:span text:style-name="T2"><text:line-break/><text:line-break/>=============<text:line-break/></text:span>林義雄回信批馬：欠缺憲政常識<text:span text:style-name="T2"><text:line-break/><text:line-break/></text:span>新頭殼<text:span text:style-name="T2">newtalk2014.04.24 </text:span>林朝億<text:span text:style-name="T2">/</text:span>台北報導<text:span text:style-name="T2"><text:line-break/><text:line-break/></text:span>對於昨日總統馬英九以卡片致意探視林義雄，承諾核四一定在安檢無虞後公投，林義雄今（<text:span text:style-name="T2">24</text:span>）日回信給馬英九表示，核四停建與否職權屬於行政院、立法院，跟總統的職權無涉，馬英九也無權代表政府做出「承諾」。他批評馬，小小一張卡片，就說出了憲政常識的欠缺、法律素養的不足。<text:span text:style-name="T2"><text:line-break/><text:line-break/></text:span>以下是林義雄回應馬英九信件全文：<text:span text:style-name="T2"><text:line-break/><text:line-break/></text:span>敬致馬英九先生<text:span text:style-name="T2"><text:line-break/><text:line-break/>April 24, 2014<text:line-break/><text:line-break/></text:span>馬先生，<text:span text:style-name="T2"><text:line-break/><text:line-break/></text:span>雖然到現在我還沒有接到你的卡片，但它在網路上已經流傳開來，所以我只好照那上面的內容。給你以下答覆。<text:span text:style-name="T2"><text:line-break/><text:line-break/></text:span>一、首先感謝你抽空到義光教會來簽名致意。<text:span text:style-name="T2"><text:line-break/><text:line-break/></text:span>二、卡片中說：「<text:span text:style-name="T2">……</text:span>我願代表政府對您承諾：核四經由國內外專家嚴格安檢完成後，交由全民公投來決定它的未來。」我不確知你說的政府是中國的政府、美國的政府、或是台灣的政府。如果是台灣的政府，那這些話似乎相當不妥。以下淺見請你參考：<text:span text:style-name="T2"><text:line-break/><text:line-break/>1.</text:span>關於核四案，目前爭議似乎已經匯成了：「要不要馬上停建？」或「要不要以公投來決定是否停建？」二種解決方法。<text:span text:style-name="T2"><text:line-break/><text:line-break/></text:span>依現行法制，如果要馬上停建，只要「行政院提議，立法院同意」或「立法院決議，行政院執行」就可以了，這是最不會勞民傷財的好方法。<text:span text:style-name="T2"><text:line-break/><text:line-break/></text:span>如果要以「公投決定是否停建」，那麼要不要提案舉辦公投？要不要修改現行公投法過高的出席率條文？要不要另訂核四公投特別條例？<text:span text:style-name="T2">......</text:span>等等，都是立法院的權責，其它政府機關，即使是總統，都無權干涉。<text:span text:style-name="T2"><text:line-break/><text:line-break/>2.</text:span>台灣總統的職責，只在處理外交，國防等相關事務，其他政務，就應由行政院在立法院監督下辦理，這已是一般人民的憲政常識。「核四」既不屬於國防也不屬於外交，自應由行政院和立法院依前項所述原則辦理，總統既無權也不宜任意干涉。<text:span text:style-name="T2"><text:line-break/><text:line-break/></text:span>何況憲法明訂：總統就院與院間的爭執負有調停之責，目前行政、立法二院正在處理「核四」爭議，而您竟不顧身份，自稱代表政府，到處發表無法律依據、自以為是的言論，將來立法、行政二院就此議題如有爭執，那你又將如何調停？<text:span text:style-name="T2"><text:line-break/><text:line-break/></text:span>總歸一句話，在行政、立法二院做成決定前，任何人、包括總統在內都無權代表政府說三道四、更不宜做出承諾。小小的一張卡片，短短的幾句話，就說出了憲政常識的欠缺，法律素養的不足，不禁使人想起不久前台大法律學院院長所說：<text:span text:style-name="T2"><text:s/></text:span>「我們沒有把學生教好<text:span text:style-name="T2">……</text:span>」確實是誠實而中肯的自責。<text:span text:style-name="T2"><text:line-break/><text:line-break/></text:span>再次感謝您來義光教會致意。<text:span text:style-name="T2"><text:line-break/><text:line-break/></text:span>祝<text:span text:style-name="T2"><text:line-break/></text:span>平安<text:span text:style-name="T2"><text:line-break/><text:line-break/></text:span>林義雄<text:span text:style-name="T2"><text:s/></text:span>敬上<text:span text:style-name="T2"><text:line-break/>4.24.2014</text:span></text:p>
      <text:p text:style-name="P1"><text:span text:style-name="T3">陳真</text:span><text:s/>  |  2014.04.24 14:05   |   <text:a xlink:type="simple" xlink:href="http://palinfo.habago.org/Entry?Command=Information_PrintForum&amp;iPage=445#FORUM32283"><text:span text:style-name="T1">#</text:span></text:a></text:p>
      <text:p text:style-name="P2">綠營政客及其一幫徒眾，一會兒支持核四，一會兒反對。一會兒反服貿，堅持要訂個超高公投門檻的所謂兩岸監督條例，以便實質性禁止與大陸的任何交流，一會兒又說公投法門檻太高，是在踐踏民主，對人民惡作劇，完全依照當下不同的政治需求而有完全相反的說法。<text:span text:style-name="T2"><text:line-break/><text:line-break/></text:span>但是，除了這些鳥人之外，的確有許多人是反核電的。重點是，任何一個目標，不管它有多麼崇高多麼神聖，都必須考量手段的正當性，不能因為鳥人當下的政治操弄剛好有利於我的目標，我便趁勝追擊。<text:span text:style-name="T2"><text:line-break/><text:line-break/></text:span>甘地在<text:span text:style-name="T2">1930</text:span>年發起製鹽長征，刻意違反英國的戒<text:span text:style-name="T2"><text:s/>"</text:span>鹽<text:span text:style-name="T2">" </text:span>令，刻意以身試法，挑戰英國殖民統治印度的正當性，掀起一波波非暴力抗爭。英國逐漸無法招架。<text:span text:style-name="T2"><text:line-break/><text:line-break/></text:span>後來，爆發第二次世界大戰，英國節節敗退，被德軍打得落花流水之際，甘地所屬的國大黨打算趁勝追擊，先幫英國打仗，雙方協議戰後讓印度獨立，若英國不同意，就趁他被二戰被打得要死不活之際，發動更大規模的抗爭，逼其就範。<text:span text:style-name="T2"><text:line-break/><text:line-break/></text:span>沒想到甘地反對趁人之危，他說，趁人之危是很卑鄙的，他寧可目標沒法達成，也絕不趁人之危。他同時也反對任何形式的參戰。甘地的想法和他所屬的國大唬爛黨不合，於是引退，離開國大黨。<text:span text:style-name="T2"><text:line-break/><text:line-break/></text:span>但另一方面，甘地又透過他所創辦的雜誌持續努力宣揚反戰，數萬人因此遭英國政府以違反戰時命令逮捕入獄。<text:span text:style-name="T2"><text:line-break/><text:line-break/></text:span>甘地對邱吉爾那個人渣說，他一生始終反戰，絕對不可能支持讓印度參戰。但甘地說，基於人道精神，他願意讓印度幫忙救助英國傷兵。甘地甚至還勸英國應放下武器，以非暴力方式對抗納粹。<text:span text:style-name="T2"><text:line-break/><text:line-break/></text:span>這些事告訴我們，手段比目標還更要。或者其實應該說，手段和目標是一體的。套用甘地的話，<text:span text:style-name="T2">"</text:span>只要堅持正當的手段，我們遲早會到達目的地。<text:span text:style-name="T2">" </text:span>維根斯坦對於哲學與科學的本質差異有這麼一段話，與此類似，他說：<text:span text:style-name="T2">"</text:span>只要你告訴我你用的是什麼方法，我就能告訴你將得出什麼樣的結果。<text:span text:style-name="T2">" <text:line-break/><text:line-break/></text:span>一條髒抹布絕不可能把桌子擦乾淨，再怎麼神聖偉大的目標都一樣，沒法美化手段的卑鄙。不該眼睛永遠只看到目標，便趁勝追擊，不惜迎合任何卑劣的手段和不良居心。<text:span text:style-name="T2"><text:line-break/><text:line-break/></text:span>甘地還說過，如果他的非暴力抗爭導致人們對英國有一絲的仇恨，那他寧可永世充當英國人的奴隸也絕不尋求翻身。<text:span text:style-name="T2"><text:line-break/><text:line-break/></text:span>甘地推動非暴力抗爭，以身試法無數次，主動尋求入獄，每次總是要求庭上依據法律精神判予最重刑罰。有一次，遭到重判數年入獄，甘地對重判他的法官當庭表示感謝。那位法官在退庭時起身向甘地致敬，法官說，<text:span text:style-name="T2">"</text:span>如果有一天，您被釋放，我會比任何人都高興。<text:span text:style-name="T2">"<text:line-break/><text:line-break/></text:span>時下台灣竟然連梭羅、甘地什麼民不從、愛與非暴力都變成一種最夯的流行，一堆行事作風所作所為與這些精神全然背道而馳的人，卻個個朗朗上口，十分噁心。<text:span text:style-name="T2"><text:line-break/><text:line-break/></text:span>例如那位連馬英九的萬代子子孫孫都要詛咒、挑撥人們對其仇恨的彭明輝先生，據說竟也什麼托爾斯泰、甘地、梭羅不離口，什麼民不從、非暴力的。我真不敢相信這是真的。台灣社會為何病態若此，難以想像，想來實在可悲。<text:span text:style-name="T2"><text:line-break/><text:line-break/></text:span>這位彭先生十多年前曾主動來信與我認識，想必也是巴勒網或已關門打烊的哈巴狗電台的忠實讀者，希望他別再說些可恥的話了。台灣社會搞成這樣，還嫌不夠可悲嗎？</text:p>
      <text:p text:style-name="P1"><text:span text:style-name="T3">陳真</text:span><text:s/>  |  2014.04.24 12:07   |   <text:a xlink:type="simple" xlink:href="http://palinfo.habago.org/Entry?Command=Information_PrintForum&amp;iPage=445#FORUM32282"><text:span text:style-name="T1">#</text:span></text:a></text:p>
      <text:p text:style-name="P3">就讓他絕下去吧<text:span text:style-name="T2"><text:line-break/><text:line-break/></text:span>作者：<text:span text:style-name="T2"><text:s/></text:span>唐湘龍<text:span text:style-name="T2"><text:line-break/><text:line-break/>2014</text:span>年<text:span text:style-name="T2">4</text:span>月<text:span text:style-name="T2">22</text:span>日<text:span text:style-name="T2"><text:line-break/><text:line-break/>(</text:span>絕食，絕到何時<text:span text:style-name="T2">)<text:line-break/><text:line-break/></text:span>老外有句俗話：Ｍ<text:span text:style-name="T2">y way or no way</text:span>。<text:span text:style-name="T2"><text:line-break/><text:line-break/></text:span>這話不過押個韻，沒什麼大學問：聽我的，不然免談。如果只是萬聖節出來鬧鬧，不給糖就搗蛋，這沒什麼。但對公共事務的處理如果老擺出這種一哭二鬧三上吊，不聽我的，就死給你看，我們真的還要買單嗎？<text:span text:style-name="T2"><text:line-break/><text:line-break/></text:span>剛走了一群「倚小賣小」的，又得招呼一群「倚老賣老」的。腔調都一樣：<text:span text:style-name="T2">My way or no way</text:span>。<text:span text:style-name="T2"><text:line-break/><text:line-break/></text:span>我知道，我認識，有人絕食。絕食的人叫林義雄。台灣政治史上很傳奇的一個人。高雄事件的受難者。至今未破的林宅血案更是台灣民主運動上傷痛而且醜陋的印記。甚至，他女兒寫的親子書，我都熱烈推薦過。<text:span text:style-name="T2"><text:line-break/><text:line-break/></text:span>但是，這是兩回事兒。<text:span text:style-name="T2"><text:line-break/><text:line-break/>21</text:span>世紀了。真的，<text:span text:style-name="T2">21</text:span>世紀以來的變化是劇烈的。許多國家，甚至是黑非洲國家，都有了很大的變化。正向改變。但台灣，我們的台灣，仍然在演一齣苦情的古裝戲，非常復古。各種政治素材都擺進了反民主、反法治的框架裡處理。擺出來的姿態都一樣：<text:span text:style-name="T2">My way or no way</text:span>。漠視經驗、事實與科學數據。<text:span text:style-name="T2"><text:line-break/><text:line-break/></text:span>政治是眾人之事。不是嗎<text:span text:style-name="T2">?</text:span>民主和法治是我們的集體追求。不是嗎？為什麼還需要絕食？絕到何時？我不去猜，但是這種「不聽我的，就死給你看」，如果是小情小愛，忍忍也算了，但這是大是大非，我覺得，一個成熟的社會，面對絕食，我們必須比絕食者成熟，誰要處理林義雄？醫生。<text:span text:style-name="T2"><text:line-break/><text:line-break/></text:span>容我說白。如果要証明台灣已經進步到可以用集體理性處理尖銳衝突的公共議題，那就讓他絕吧。這種一不能溝通，二不能表決，三不能有我的主張以外的其他主張，我們已經在這種公共氣氛裡受困多年。何況，政治上，林義雄從來沒有「對」過什麼。光是「政治正確」有什麼用呢？<text:span text:style-name="T2"><text:line-break/><text:line-break/></text:span>靜坐過多少回了？苦行過多少回了？我對這種裝神裝聖的表演向來沒好感，但那起碼是一種可接受的表達方式。絕食不是。少數人不捨林義雄，多數人也不捨一條命，更大多數還擔心示範效果。坦白說，怕林義雄絕食而死，然後大家就跟著一起死嗎？什麼叫教條主義？什麼叫意識型態？什麼叫神主牌？幾歲的人了，還玩這種<text:span text:style-name="T2">20</text:span>年前的老梗。<text:span text:style-name="T2"><text:line-break/><text:line-break/></text:span>我們都教孩子「少數要服從多數」。我知道，你會說：「多數要尊重少數」。但這兩句話其實是說：多數要尊重少數的發言權；但少數更要服從多數的表決權。<text:span text:style-name="T2"><text:line-break/><text:line-break/></text:span>我說的是常識不是嗎？台灣在混亂中不斷倒退，就在於這種「<text:span text:style-name="T2">my way or no way</text:span>」，讓少數一直霸凌多數。<text:span text:style-name="T2"><text:line-break/><text:line-break/></text:span>核能很專業。但只要專心，專業是可以討論的。我們先不進入細節，更不要學林義雄，直接跳進結論。我陳述我的基本立場，你可以聽聽看，然後醞釀自己內心的決定。<text:span text:style-name="T2"><text:line-break/><text:line-break/></text:span>一，核能是選擇題。不是是非題。<text:span text:style-name="T2"><text:line-break/><text:line-break/></text:span>二，全世界沒有核電廠的國家比擁有核電廠的國家多很多。已經有核電的國家有<text:span text:style-name="T2">31</text:span>個，將要有核電的國家<text:span text:style-name="T2">18</text:span>個，總數不到總體國家數的四分之一。但是，這些國家人口數佔地球總人口四分之三。而經濟規模佔全球產值的十分之九。<text:span text:style-name="T2"><text:line-break/><text:line-break/></text:span>三，這些國家的能源環境多數都是開放型。能源的生產、配送、儲存，甚至電網都相對開放。台灣就算不是唯一，也是地球上能源環境最封閉國家前三名。<text:span text:style-name="T2"><text:line-break/><text:line-break/></text:span>四，雖然經過三次核災，但地球上的其他人類面對核能的態度越來越冷靜，越來越務實。因為核技術越來越進步。越來越安全。<text:span text:style-name="T2"><text:line-break/><text:line-break/></text:span>五，地球上最需要核能的，是台灣。但反核戲演的最激情的，也是台灣。<text:span text:style-name="T2"><text:line-break/><text:line-break/></text:span>六，台灣是核安評比最好的國家之一，比日本、德國還要好。但反核團體都看不到。<text:span text:style-name="T2"><text:line-break/><text:line-break/></text:span>七，不用懷疑：沒有核電，台灣絕對找不到可靠、穩定、便宜基載電力。天然氣極貴而且極難儲存，煤便宜但污染極重。<text:span text:style-name="T2"><text:line-break/><text:line-break/></text:span>八，核電是窮人的電。沒有核能，電價鐵定大漲。你一定以為政府不會漲窮人的電價，對不對？只要有政黨敢公開承諾不漲電價，也不漲物價，你可以支持他。<text:span text:style-name="T2"><text:line-break/><text:line-break/></text:span>雖然他絕對是個騙子。<text:span text:style-name="T2"><text:line-break/><text:line-break/></text:span>九，核四安不安全，讓專業說話。我完全同意，沒有核安，沒有核四。<text:span text:style-name="T2"><text:line-break/><text:line-break/></text:span>十，不管未來用電需求是否成長，台灣都應積極面對核能，發展核能，淘汰燃煤和燃氣電廠。低價核能與高價綠能的組合，是台灣的最適選擇。<text:span text:style-name="T2"><text:line-break/><text:line-break/></text:span>十一，今天可以廢核，但明天一定還是得回來面對核能。何必？<text:span text:style-name="T2"><text:line-break/><text:line-break/></text:span>只要願意討論，都是好事。如果我的意見是少數，我會充分尊重多數。我絕對不會霸佔國家。我絕對不會絕食抗議。<text:span text:style-name="T2"><text:line-break/><text:line-break/></text:span>但我們眼睜睜看著林義雄絕食怎麼辦？<text:span text:style-name="T2"><text:line-break/><text:line-break/></text:span>如果是「<text:span text:style-name="T2">my way or no way</text:span>」，那也只能眼睜睜的看著他絕下去了。</text:p>
      <text:p text:style-name="P1"><text:span text:style-name="T3">陳真</text:span><text:s/>  |  2014.04.24 12:04   |   <text:a xlink:type="simple" xlink:href="http://palinfo.habago.org/Entry?Command=Information_PrintForum&amp;iPage=445#FORUM32281"><text:span text:style-name="T1">#</text:span></text:a></text:p>
      <text:p text:style-name="P2">林奐均家書：希望今晚不是最後一次見面<text:span text:style-name="T2"><text:line-break/><text:line-break/></text:span>聯合新聞網作者：<text:span text:style-name="T2"><text:s/></text:span>記者林政忠╱台北報導<text:span text:style-name="T2"><text:s/>| <text:line-break/><text:line-break/></text:span>聯合新聞網<text:span text:style-name="T2"><text:s/>– 2014</text:span>年<text:span text:style-name="T2">4</text:span>月<text:span text:style-name="T2">24</text:span>日<text:span text:style-name="T2"><text:s/></text:span>上午<text:span text:style-name="T2">3:10<text:line-break/><text:line-break/></text:span>民進黨前主席林義雄禁食前夕，女兒林奐均寫了一封家書，原文摘要如下：<text:span text:style-name="T2"><text:line-break/><text:line-break/></text:span>親愛的爸爸，沒有一個人可知道明天會發生什麼事，有智慧的人就不會把任何一刻視為理所當然，每次見面都有可能是最後一次見面。<text:span text:style-name="T2"><text:line-break/><text:line-break/></text:span>我全心全意希望還能有多年時間和你相處，也希望孩子們還能有很多年時間和你相處，我希望今晚不是我們最後一次見面，但今晚仍有可能是我們最後一次見面。你用了多年的時間把你的想法全寫下來給我，請你也給我一點機會向你說幾句話。<text:span text:style-name="T2"><text:line-break/><text:line-break/><text:line-break/></text:span>你一直是好爸爸，也一直是好棒的阿公，她們因為生命中有你的愛而變得更堅強，如同多年來我也因為有你的愛而變得更堅強。<text:span text:style-name="T2"><text:line-break/><text:line-break/></text:span>當你覺得軟弱、失去堅持的毅力時，能不能請你想想她們五個孩子的臉龐，繼續奮鬥，繼續活下去？你的生命會帶給這些孩子力量，失去你會在她們的生命中留下很大的缺口，請你一定要奮鬥下去，留在我們身邊。<text:span text:style-name="T2"><text:line-break/><text:line-break/></text:span>爸爸，我知道你願意為理想而失去生命，這就是你不凡的原因，然而，我不知道自己還有沒有機會向你說一句話，所以請容許我在此向你說：「爸爸，你還沒準備好進入永恆。」親愛的爸爸，天堂若是給義人去的，你一定是第一個進入天堂的人，我在歷史上看不到一個比你更公義的人，你的名字中有「義」字，你也就是名符其實的義人。但人不是靠著自己的公義進天堂的。<text:span text:style-name="T2"><text:line-break/><text:line-break/></text:span>現在已經是午夜了，我不知道自己是該繼續寫下去，還是就此停筆。親愛的爸爸，你一生都遵循耶穌許多美好的教導，現在你已為台灣的民主冒了失去自己生命的危險，你能否在此刻花一些時間思考耶穌為何要犧牲祂的生命？耶穌死在十架上是為了替你的罪付贖價，這樣一來，你若信祂，你就會得赦免，上帝也會親自宣告你是義人。<text:span text:style-name="T2"><text:line-break/><text:line-break/></text:span>爸爸，我有一輩子的時間可以好好的思考你所寫給我的每一封信，謝謝你。<text:span text:style-name="T2"><text:line-break/><text:line-break/></text:span>同時我還有很多生命中的話題想要跟爸爸討論，請你一定要留更多機會給我們彼此交流喔。<text:span text:style-name="T2"><text:line-break/><text:line-break/>Love you so much</text:span>，奐均</text:p>
      <text:p text:style-name="P1"><text:span text:style-name="T3">陳真</text:span><text:s/>  |  2014.04.24 11:52   |   <text:a xlink:type="simple" xlink:href="http://palinfo.habago.org/Entry?Command=Information_PrintForum&amp;iPage=445#FORUM32280"><text:span text:style-name="T1">#</text:span></text:a></text:p>
      <text:p text:style-name="P3">底下是<text:span text:style-name="T2">2011</text:span>年<text:span text:style-name="T2">6</text:span>月的一段影片，僅一分半鐘，各位不妨把它看完。<text:span text:style-name="T2"><text:line-break/><text:line-break/>https://www.youtube.com/watch?v=bcelMunlA0Q<text:line-break/><text:line-break/></text:span>這只不過才三年前的事，蔡英文主張繼續興建核四，所持理由是說龐大違約金的問題，以及認為核四問題應理性、溫和、平靜地處理，不應造成社會爭議。<text:span text:style-name="T2"><text:line-break/><text:line-break/></text:span>蔡英文和蘇貞昌，過去一個擔任行政院長，一個是副院長，不但要求續建核四，而且還要求應該加速完工，就在他們都快下台的<text:span text:style-name="T2">2008</text:span>年，很不可思議地，迅速編列核四最大一筆追加預算四百五十億。蘇蔡所持的理由是：如果核四停建，將會有安全上的問題，所以不但要建，而且要加速完工。至於完工之後要不要運轉，就到時候再看看。<text:span text:style-name="T2"><text:line-break/><text:line-break/></text:span>在台灣，只要是綠的，不管怎麼說怎麼做都對，即便早上說的和下午說的完全相反也一樣都對。<text:span text:style-name="T2"><text:line-break/><text:line-break/></text:span>比方說核四公投。民進黨在野時是強烈支持的，當成神聖訴求，抗爭不停。但<text:span text:style-name="T2">2000</text:span>年民進黨上台後卻反對核四公投，而林義雄及各路所謂反核團體基本上也沒意見。<text:span text:style-name="T2"><text:line-break/><text:line-break/></text:span>阿扁和蘇貞昌等人，當時反對核四公投的理由是：絕大多數民意是支持核四的，若公投，<text:span text:style-name="T2">"</text:span>我們會輸<text:span text:style-name="T2">"</text:span>。可是，林義雄等人不是認為民意是神聖的嗎？既然大多數民意認為核四應續建，為何硬要對抗民意？為何過去老是硬要抗爭，強迫國民黨政府違反絕大多數民意？<text:span text:style-name="T2"><text:line-break/><text:line-break/></text:span>就在去年三月，國民黨同意核四公投。擔任黨主席的蘇貞昌立即表示樂觀其成，並且說了這麼一段話：<text:span text:style-name="T2"><text:line-break/><text:line-break/>"</text:span>國民黨看不起會有九百萬人出來投票，認為這很困難，我們就展現九百多萬人（的力量），投給他們看！國民黨不要低估人民力量，相信經由大家努力，一定會有九百多萬人出來投票，讓公投案過關。<text:span text:style-name="T2">"<text:line-break/><text:line-break/></text:span>其實具有投票權的公民人數的一半，應該差不多五百萬人投票就可以跨過門檻。如果那時候覺得九百萬不是問題，何況五百萬。為何之後幾星期，可能是不願意讓國民黨收割公投的美名，突然民進黨態度變了，說絕不接受核四公投，林義雄說那是民主的惡作劇，侮辱人民的智慧云云，誰要是支持核四公投，誰就是民主的罪人，除非把公投門檻取消，改成簡單多數，亦即只要有三個人去投票，兩個贏一個，那兩個人就決定了<text:span text:style-name="T2">2300</text:span>萬人的命運。這樣合理嗎？<text:span text:style-name="T2"><text:line-break/><text:line-break/></text:span>不管合不合理。由此你可以看出，這一切全是政治操弄，一下非興建不可，否則會有重大安全問題，而且千億鉅額違約金會吃不消，而且會造成社會爭議不安，所以應續建核四，一下又突然停建核四變成至高無上的神聖道德使命，誰要是支持核四，便是不愛鄉土的罪人、全民的公敵。媽的真是齷齪。<text:span text:style-name="T2"><text:line-break/><text:line-break/></text:span>但各位仍然必須把林義雄和其他綠營那些鳥人做出區隔。林義雄不是一個會故意操弄的人，也不會懷著私心或不良動機，當然，這並不意味著他的行為本身是對的。他個人似乎有一種迷思：只要是我認為對的，就是絕對正確的，所以非做到不可，誰要是反對，誰就是點點點點點<text:span text:style-name="T2">....(</text:span>一堆罪名<text:span text:style-name="T2">)</text:span>。<text:span text:style-name="T2"><text:line-break/><text:line-break/></text:span>但鳥人們倒不是這樣，他們不管做什麼基本上就是考慮我能從中獲得多少好處。<text:span text:style-name="T2"><text:line-break/><text:line-break/></text:span>如果幾個月前對於現行門檻下的核四公投樂觀其成，為何現在一定要把基本門檻拿掉，這不是等於進一步害死林義雄嗎？若是協議降低門檻或許還有個轉寰。<text:span text:style-name="T2"><text:line-break/><text:line-break/></text:span>容我以小人心度鳥人腹，林義雄若死掉，民進黨恐怕就算躺著選也能選贏往後的所有選舉，包括總統大選。綠營表面上說不捨林義雄，有些的確是，但大多數鳥人恐怕並非如此。<text:span text:style-name="T2"><text:line-break/><text:line-break/></text:span>台灣之瘋狂，十分徹底，似乎眼裏就只有綠；只要綠，什麼都好，於是凡事都能炒作成毫無理性的一窩蜂教條，製造內部敵人。凡有二心，其心可誅。就連核電廠這樣一種充滿高度理性的問題，都能操弄成毫無理性可言的偉大使命和道德信仰。</text:p>
      <text:p text:style-name="P1"><text:span text:style-name="T3">陳真</text:span><text:s/>  |  2014.04.24 01:27   |   <text:a xlink:type="simple" xlink:href="http://palinfo.habago.org/Entry?Command=Information_PrintForum&amp;iPage=445#FORUM32279"><text:span text:style-name="T1">#</text:span></text:a></text:p>
      <text:p text:style-name="P2">已經兩天了。林義雄還能撐多久呢？<text:span text:style-name="T2"><text:line-break/><text:line-break/></text:span>我幾乎完全不認同他這十幾年來所做的每件事，例如什麼國會減半；但他的無私卻無庸置疑。<text:span text:style-name="T2"><text:line-break/><text:line-break/></text:span>我相信他諸多<text:span text:style-name="T2"><text:s/>"</text:span>自以為是<text:span text:style-name="T2">" </text:span>的舉動反倒傷害了這個社會的實質利益。但在我心中的某個天平兩端，社會的利益與其生命和赤忱相比，無足輕重。別說一個小島，就算一個羅馬帝國都值得為一個義人無私的心而黯淡、沉淪。</text:p>
      <text:p text:style-name="P4"/>
      <text:p text:style-name="P1"><text:span text:style-name="T3">陳真</text:span><text:s/>  |  2014.04.24 00:54   |   <text:a xlink:type="simple" xlink:href="http://palinfo.habago.org/Entry?Command=Information_PrintForum&amp;iPage=446#FORUM32278"><text:span text:style-name="T1">#</text:span></text:a></text:p>
      <text:p text:style-name="P2"><text:span text:style-name="T2">(</text:span>續之前<text:span text:style-name="T2">)<text:line-break/><text:line-break/></text:span>我見過、聽過世界各地堅定的反核武者，例如羅素便是，他以九十幾歲高齡仍然被抓去坐牢，就是因為他靜坐在核彈基地禁區，表達他對核武及戰爭的厭惡與反對。<text:span text:style-name="T2"><text:line-break/><text:line-break/></text:span>但除了在台灣，我倒沒見過堅定的反核電者，因為這東西並非一種普世價值，不是一種道德命題，它只是一種見仁見智的技術選項，有利有弊，你得做各種利害衡量，然後才能得出屬於你自己的選擇。就連專家也一樣，是好是壞說不準的，各有不同的著眼點，各有不同的正反看法。<text:span text:style-name="T2"><text:line-break/><text:line-break/></text:span>但台灣真的很病態，凡事求夯跟流行，然後不問原由，只要人多勢眾，一切技術問題都一概能昇華為崇高道德議題，誰敢有二心，便是愛鄉愛國情操不良，道德上出了問題。<text:span text:style-name="T2"><text:line-break/><text:line-break/></text:span>台灣人真的很像一大群瓦斯爐，任媒體與政客上下其手，人家要你一會兒開就開，關就關，開開關關，莫名其妙一會兒沸騰，一會兒熱頭過了又好像根本沒這回事。<text:span text:style-name="T2"><text:line-break/><text:line-break/></text:span>特別是當選舉到了，這種開開關關沸騰個不停的現象就會更明顯，爐子自己說不定還會為自己的熱情很感動呢，儘管他完全不知道自己是在沸騰個啥。<text:span text:style-name="T2"><text:line-break/><text:line-break/></text:span>這些沸騰的日子，很多醫院缺護士，因為全部突然請假跑到立法院關心起她這輩子從未關心過的服貿來了，順便看甩哥。你問她，妳覺得服貿哪裏不好？她會告訴你各種她<text:span text:style-name="T2"><text:s/>"</text:span>聽說<text:span text:style-name="T2">" </text:span>來的答案，例如幾百萬個沒水準既髒又臭的大陸人將會移民來淹沒台灣、年輕人將大量失業、醫院將被沒水準既髒又臭的大陸人所統治，我們的健康將不保，醫療水準將下降等等之類的蠢話。<text:span text:style-name="T2"><text:line-break/><text:line-break/></text:span>我覺得很無奈，無言以對，只能仰天長嘯，要不就是讓自己躲進諸如底下這樣一種世界中，尋一種寧靜與安慰：<text:span text:style-name="T2"><text:line-break/><text:line-break/>https://www.youtube.com/watch?v=RCo3pH-6ZT0&amp;list=FL72dOzQ8dzJg2yYBWbF_1Zw<text:line-break/><text:line-break/>https://www.youtube.com/watch?v=CDcSyaW-tTI&amp;list=FL72dOzQ8dzJg2yYBWbF_1Zw<text:line-break/><text:line-break/></text:span>歌詞有這幾句挺動人：<text:span text:style-name="T2"><text:line-break/><text:line-break/></text:span>天使說：<text:span text:style-name="T2">"</text:span>別怕<text:span text:style-name="T2">"</text:span>。我們將無所畏懼。因為今天救世主誕生了。凡信祂者，都將獲得拯救，脫離撒旦的力量與權勢。</text:p>
      <text:p text:style-name="P1"><text:span text:style-name="T3">陳真</text:span><text:s/>  |  2014.04.24 00:16   |   <text:a xlink:type="simple" xlink:href="http://palinfo.habago.org/Entry?Command=Information_PrintForum&amp;iPage=446#FORUM32277"><text:span text:style-name="T1">#</text:span></text:a></text:p>
      <text:p text:style-name="P3">李先生，你提很多問號，但這些問號看起來不像發問而比較像一種感嘆。之所以不像發問是因為這些問題含含糊糊，看不出問題點在哪，感覺就像派給我一堆作文題目那樣。<text:span text:style-name="T2"><text:line-break/><text:line-break/></text:span>提出問題通常比回答更重要，同時也更難，並不是把一個句子的句號改成問號就是在提問。<text:span text:style-name="T2"><text:line-break/><text:line-break/></text:span>如果你是在問一種社會病因，那其實就等於是在派作文題目給人作答；但作文題目理應是自己先答，然後別人才有辦法針對你的問與答看出你的問題到底在哪。<text:span text:style-name="T2"><text:line-break/><text:line-break/></text:span>中小學作文課通常就是這樣：論忠勇為愛國之本，論何謂忠信，論這個論那個，其實應該請出題目的老師自己先根據這些奇怪的題目寫篇作文給大家看，然後大家才知道出題老師究竟是想問什麼，或究竟是被什麼問題所困擾。<text:span text:style-name="T2"><text:line-break/><text:line-break/></text:span>我手裏拿個茶杯，然後我若問你，這真的是一個茶杯嗎？我想應該沒有人能回答我的問題才對，除非我先學會把自己的困惑給表達清楚了。<text:span text:style-name="T2"><text:line-break/><text:line-break/></text:span>我常舉個例，有個好朋友，同時也是我的學生，有一天，十萬火急寫信問我說，<text:span text:style-name="T2">"</text:span>趕快趕快，學校要交報告，快告訴我神經生物學和人生有些什麼關係？<text:span text:style-name="T2">" </text:span>就問我這樣一句話。我很無奈，只能仰天長嘯。<text:span text:style-name="T2"><text:line-break/><text:line-break/></text:span>劍橋有個研究維根斯坦的女老師挺有名，叫<text:span text:style-name="T2">Jane Heal</text:span>，我不太認同她在哲學上的一些想法，特別是有關維根斯坦的部份，但她有句話常在我腦海迴響，她說：<text:span text:style-name="T2">"</text:span>如果你沒法把話說清楚，其實也很難說你真的知道自己在想什麼。<text:span text:style-name="T2">"<text:line-break/><text:line-break/></text:span>我並不認同這句話，例如我看了<text:span text:style-name="T2"><text:s/>"</text:span>唯神能恕<text:span text:style-name="T2">" </text:span>這電影，感覺很震撼，我知道我心裏在想些什麼，可就是一句話也說不出來。<text:span text:style-name="T2"><text:line-break/><text:line-break/></text:span>這並不希奇，因為我們的<text:span text:style-name="T2"><text:s/>"</text:span>思想<text:span text:style-name="T2">" (thought) </text:span>並非由一個個命題組成<text:span text:style-name="T2">(</text:span>綠色生物的思想可能就真的由一個個命題或教條組成<text:span text:style-name="T2">)</text:span>，大多時候它比較像個圖案，像一片風景，我心知肚明腦海裏是何等景色，但我卻沒法說得清楚，甚至一句話也說不出來。<text:span text:style-name="T2"><text:line-break/><text:line-break/></text:span>儘管我不認同這位女哲學家的這句名言，但我想，如果把她的這句話降低層次到某種很通俗的意義上，我想它多少還是有點道理。<text:span text:style-name="T2"><text:line-break/><text:line-break/></text:span>例如反服貿者，我迄今還未見過他們提出一個像樣的理由或說法，全然不知所云或牛頭不對馬嘴或乾脆一無所知。這時候，<text:span text:style-name="T2">Jane Heal</text:span>的名言就能派上用場：如果你連話都講不清楚，我很難相信你真的知道自己在想什麼。</text:p>
      <text:p text:style-name="P1"><text:span text:style-name="T3">陳真</text:span><text:s/>  |  2014.04.23 23:55   |   <text:a xlink:type="simple" xlink:href="http://palinfo.habago.org/Entry?Command=Information_PrintForum&amp;iPage=446#FORUM32276"><text:span text:style-name="T1">#</text:span></text:a></text:p>
      <text:p text:style-name="P2">我把一些存心匿名的留言以及根據這些留言的回應全數刪除。匿名當然也是一種自由，但一個人沒有匿名抹黑辱罵或造謠或散播謠言的自由。<text:span text:style-name="T2"><text:line-break/><text:line-break/></text:span>人總該先像個人，願意為自己的言行負責，然後，他所講的話或許也才有點基本的存在價值。<text:span text:style-name="T2"><text:line-break/><text:line-break/></text:span>當然，想匿名者儘管匿名，但這種不正直的典型台式風氣我基本上很感冒，我會視情況刪除。<text:span text:style-name="T2"><text:line-break/><text:line-break/></text:span>一個人，如果連講幾句話都害怕被人知道自己是誰，那我不知道講出的那些無主言論有何意義可言，就跟公廁牆上一堆塗鴉留言一樣，毫無意義。</text:p>
      <text:p text:style-name="P1"><text:span text:style-name="T3">李皓綸</text:span><text:s/>  |  2014.04.23 21:10   |   <text:a xlink:type="simple" xlink:href="http://palinfo.habago.org/Entry?Command=Information_PrintForum&amp;iPage=446#FORUM32273"><text:span text:style-name="T1">#</text:span></text:a></text:p>
      <text:p text:style-name="P3">有幸在網路上看到陳醫生的文章，其實對台灣社會有諸多想法，但是資質駑鈍，看來很久也不知道對錯。為什麼台灣會出現偏見呢？為什麼會出現歧見呢？為什麼會出現顏色對立呢？從小學到大學，這些問題我一直也想不出來，到底為什麼。<text:span text:style-name="T2"><text:line-break/><text:line-break/></text:span>為什麼台灣的道德價值是直覺判斷的呢？是因為我們沒有接受過啟蒙嗎？要怎麼思考才是正確的？如果無法跟知識份子有同樣想法的話是否就是愚昧的呢？其實非常惶恐不安，但我也只是平凡人，到底要用什麼東西才能知道是正確，還是能夠知道我能知道的事情？還是因為我們教育缺少了哲學教育，對於這種思想混亂感到很苦惱。<text:span text:style-name="T2"><text:line-break/><text:line-break/></text:span>謝謝陳醫師。</text:p>
      <text:p text:style-name="P1"><text:span text:style-name="T3">陳真</text:span><text:s/>  |  2014.04.23 17:27   |   <text:a xlink:type="simple" xlink:href="http://palinfo.habago.org/Entry?Command=Information_PrintForum&amp;iPage=446#FORUM32271"><text:span text:style-name="T1">#</text:span></text:a></text:p>
      <text:p text:style-name="P2"><text:span text:style-name="T2">(</text:span>續<text:span text:style-name="T2">)<text:line-break/><text:line-break/></text:span>你可以擁核，也可以反核，甚至你也可以像李遠哲那樣，今年擁核，過兩年變成反核，然後過兩年又說反核是長遠目標，短期內不可能做到，而且對減碳十分不利，只能穩健減核，讓核能先發展到這個世紀的前<text:span text:style-name="T2">50</text:span>年之後，或許才有可能達成非核目標。然而<text:span text:style-name="T2">, </text:span>最近他又變成堅定的反核者，跟<text:span text:style-name="T2"><text:s/>"</text:span>廣大民意<text:span text:style-name="T2">" </text:span>站在一起了。<text:span text:style-name="T2"><text:line-break/><text:line-break/></text:span>所有這一切立場或選擇或轉變，完全<text:span text:style-name="T2">ok</text:span>，你可以經常變來變去都沒問題，因為我們所談論的畢竟不是一個有關對錯、而是有關選擇的問題；我們所談論的是一種科學問題，而不是在談一門宗教信仰或一種堅定不拔的政治意識形態。<text:span text:style-name="T2"><text:line-break/><text:line-break/></text:span>不要說個人，就連國家也一樣，不管物質文明或落後，不管西方或東方，有的國家努力提昇核能所佔能源比例，有的卻朝非核進行。請看底下連結文末的表格，有世界各國的核能趨勢以及各種能源所佔比例<text:span text:style-name="T2">(</text:span>當然，這些資料不一定及時，也不一定完全準確<text:span text:style-name="T2">)</text:span>：<text:span text:style-name="T2"><text:line-break/><text:line-break/>http://zh.wikipedia.org/wiki/%E5%90%84%E5%9C%8B%E6%A0%B8%E8%83%BD%E7%99%BC%E5%B1%95<text:line-break/><text:line-break/><text:line-break/></text:span>例如英國，核能佔<text:span text:style-name="T2">6.4%</text:span>，台灣<text:span text:style-name="T2">8.8%</text:span>，瑞士<text:span text:style-name="T2">23%</text:span>，法國應該是全世界最高，佔<text:span text:style-name="T2">39%</text:span>。英國計畫在<text:span text:style-name="T2">2030</text:span>把核能佔比從目前的<text:span text:style-name="T2">6.4%</text:span>提高到<text:span text:style-name="T2">30%</text:span>。<text:span text:style-name="T2"><text:line-break/><text:line-break/></text:span>韓國目前<text:span text:style-name="T2">12%</text:span>，預計<text:span text:style-name="T2">2017</text:span>年提高核能佔比到<text:span text:style-name="T2">30</text:span>％，<text:span text:style-name="T2">2030</text:span>年更擴大至<text:span text:style-name="T2">41%</text:span>。<text:span text:style-name="T2"><text:line-break/><text:line-break/></text:span>芬蘭目前<text:span text:style-name="T2">14%</text:span>，但它計畫在<text:span text:style-name="T2">2025</text:span>增加到<text:span text:style-name="T2">60%</text:span>。<text:span text:style-name="T2">IEA(</text:span>國際能源署<text:span text:style-name="T2">)</text:span>發表一篇有關芬蘭評估報告，對其能源政策提出讚揚：<text:span text:style-name="T2"><text:line-break/><text:line-break/>http://www.iea.org/Textbase/npsum/finland2013SUM.pdf<text:line-break/><text:line-break/></text:span>我並不是要說像法國、英國、韓國、瑞士、芬蘭如此大縛擴張核能發電是對的，我純粹只是要說，核電政策這東西不是一個道德命題，它只是一種各有利弊的技術性考量，反核也從來都不是什麼世界潮流。把反核搞得像文革那樣，神聖不容質疑，實在荒唐至極。我相信絕大部份人的核電知識大概都趨近於零，如果你對一個東西的知識是零，為何能對它形成一種神聖的膜拜姿態而且完全不容許任何異議，這不是很蠢很荒唐、純粹自欺欺人嗎？</text:p>
      <text:p text:style-name="P1"><text:span text:style-name="T3">陳真</text:span><text:s/>  |  2014.04.23 02:44   |   <text:a xlink:type="simple" xlink:href="http://palinfo.habago.org/Entry?Command=Information_PrintForum&amp;iPage=446#FORUM32269"><text:span text:style-name="T1">#</text:span></text:a></text:p>
      <text:p text:style-name="P3">台灣環保聯盟創立於<text:span text:style-name="T2">1987</text:span>年<text:span text:style-name="T2">10</text:span>月<text:span text:style-name="T2">31</text:span>日，但為了故意避開蔣公生日，於是把自己的生日給往後延了一天才誕生，變成<text:span text:style-name="T2">11</text:span>月<text:span text:style-name="T2">1</text:span>日。創會者一共有<text:span text:style-name="T2">25</text:span>人，我是其中之一。歷經五次極其冗長的籌備會議，我每次全程參與，一字一句完成組織章程。<text:span text:style-name="T2"><text:line-break/><text:line-break/></text:span>在環保聯盟成立之前，台灣沒有多少環保團體。台灣最早的一個環保團體應該就是戴振耀成立於<text:span text:style-name="T2">1984</text:span>年的高雄縣生態環境保護會。我也是該會成員。<text:span text:style-name="T2"><text:line-break/><text:line-break/></text:span>那時候，環保話題仍是禁忌。生態保護會竟然曾經發現會議桌面底下被情治單位給安裝了幾個竊聽器；有一次開會時，一群警察甚至還荷槍實彈衝入開會用的民宅說要臨檢。<text:span text:style-name="T2"><text:line-break/><text:line-break/></text:span>那時的高醫就跟其他大學一樣，當然沒有任何名符其實的環保社團。我是從不參加社團的，但我發現那時高醫有個賞鳥社，於是就決定加入，不是為了賞鳥，而是為了藉此傳達環境問題。<text:span text:style-name="T2"><text:line-break/><text:line-break/></text:span>畢竟高雄實在髒到嚇死人，幾乎所有河川都被各種工廠例如電鍍廠的重金屬毒水給污染得五顏六色，而且是公然排放，根本沒有人會在意或敢在意這些問題；特別是楠梓，不但空氣差，有些自來水，你朝水裏丟入火柴竟然會燃燒。<text:span text:style-name="T2"><text:line-break/><text:line-break/></text:span>於是我就有時自己一人，有時則和阿耀拿相機出去拍下這些污染的河川，或是想辦法訪問當地人的各種痛苦生活經驗，寫下記錄。但人們往往十分恐懼，不敢多談。那時仍是戒嚴時期，對政府稍有不敬便會出事。<text:span text:style-name="T2"><text:line-break/><text:line-break/></text:span>至於我加入高醫賞鳥社後，因為我鮮明的黨外人士身份，立即引起校方和該社團的高度恐慌。社長是我學弟，現在也是個精神科醫師，對我加入後屢次發言講到河川污染空氣污染等問題，極度不滿。<text:span text:style-name="T2"><text:line-break/><text:line-break/></text:span>社團裏其他同學也非常不滿，說我是故意來亂的，私下常有人放話說我若不退出社團要給我好看，有一次還一群人跑來威脅，說我若不退出，他們除了要給我好看，同時也能透過社員大會把我開除云云。<text:span text:style-name="T2"><text:line-break/><text:line-break/></text:span>現在的人也許沒法理解為什麼不能批評河川污染，這在戒嚴時期其實挺正常，只有腦筋壞掉且不要命的人，才會去冒這個險。別說環境污染，就連講起兒童福利這麼溫和的議題都是犯大忌，就像觸犯了天條那樣。<text:span text:style-name="T2"><text:line-break/><text:line-break/>1988</text:span>年，我到醫院見習，因為發現醫院很多兒童病患，他的病明明可以治好，但因為是先天疾病如腎疾或心臟病或血液惡疾等等，需要龐大醫療費用，很多家長被迫<text:span text:style-name="T2"><text:s/>"</text:span>自動出院<text:span text:style-name="T2">"</text:span>，主動要求拔掉點滴，然後抱著自己的小孩出院，來到高醫旁邊的三民公園走一遭，然後就回來醫院要求開立死亡證明。<text:span text:style-name="T2"><text:line-break/><text:line-break/></text:span>除了貧病兒童使我感到很難受，另外則是因為雛妓問題，因為貧窮，無以維生，大量原住民小女孩被家長賣給人口販子當雛妓，這些人口販子一般都是黑白兩道在把持，包括各級民代與官員等等。<text:span text:style-name="T2"><text:line-break/><text:line-break/></text:span>為了這些問題，我決定利用暑假寫一篇兒童人權報告。這報告後來被海外華僑翻譯成英文，有些數據被聯合國兒童基金會<text:span text:style-name="T2">(UNICEF)</text:span>採用，批評台灣當局漠視兒童的基本權益。這些事，後來當然也都成為我的叛國罪證。<text:span text:style-name="T2"><text:line-break/><text:line-break/></text:span>我要說的是，現在的人大概沒法想像，為什麼要求開辦五歲以下重症兒童免費醫療，為什麼要求正視數以萬計存活於暗無天日的雛妓問題<text:span text:style-name="T2">(</text:span>有的甚至才七、八歲<text:span text:style-name="T2">)</text:span>，竟然會觸犯政治大忌。這其實沒什麼好奇怪，在那個恐怖年代，根本不會有人敢批評政府，除非他腦袋壞掉或不要命了。<text:span text:style-name="T2"><text:line-break/><text:line-break/></text:span>為了寫兒童人權報告，我得跟圖書館借很多書，但高醫規定，學生一次只能借兩本，但我要參考的書少說也有上百本，寫作上很麻煩。所以我就跟幾位老師或已當醫師的學長借他們的借書證，他們一次可以借十本或更多。<text:span text:style-name="T2"><text:line-break/><text:line-break/></text:span>後來，那幾位老師知道我借書的目的是在寫一篇有關兒童福利的文章，全都嚇壞了，一個個連夜要求我把借書證還給他們，而且想辦法塗掉借書記錄，以免被我連累，惹禍上身。<text:span text:style-name="T2"><text:line-break/><text:line-break/></text:span>後來我沒有退出賞鳥社，當然也沒去賞鳥，不過我也沒再多給這個社團添麻煩，畢竟我要說的也說了，我只是要說，小鳥如果那麼可愛，讓你們成立社團來賞牠，難道你不用關心這些小鳥的生活處境？難道你沒看到我們四周的樹木都要死不活灰濛濛一片，水質髒成五顏六色，充滿各種異味，你就算不為小鳥，也該為自己想想，這樣的水能喝嗎？這樣的環境能不有害健康嗎？<text:span text:style-name="T2"><text:line-break/><text:line-break/></text:span>例如高雄縣的一些肺部疾病發生率，明顯遠高於台灣平均值，難道不是有可能跟空污有關？咱們將來是醫生，難道關心這些事真有那麼罪大惡極應該抓去槍斃？我的這些發問，在當時的年代當然誰也說服不了，只會惹來無止盡的疑懼、蔑視與懲罰。<text:span text:style-name="T2"><text:line-break/><text:line-break/></text:span>環保聯盟成立後，核能問題才慢慢在學界和醫界引起少數人的注意，但其實早在環保聯盟成立之初，我和阿耀及一些生態環境保護會的朋友就曾在恆春發起一個反核的宣傳活動及遊行，那應該就是台灣第一次的反核遊行，小貓兩三隻。<text:span text:style-name="T2"><text:line-break/><text:line-break/></text:span>當時散發的反核文宣就是我寫的，而且，為了宣傳讓更多人來參加，我們還花了兩天，日夜不停在大街小巷宣傳，晚上就睡車上，但結果仍然只有小貓兩三隻來遊行。<text:span text:style-name="T2"><text:line-break/><text:line-break/></text:span>講這些是要說，這年頭動不動就是一窩蜂，不但毫不講理，甚且胡說八道一通，把核電講成核子彈那樣恐怖，而且道德姿態都非常高，誰不反核誰就是罪人，甚至連當個<text:span text:style-name="T2"><text:s/>"</text:span>人<text:span text:style-name="T2">" </text:span>也沒資格。<text:span text:style-name="T2"><text:line-break/><text:line-break/></text:span>問題是，支不支持核電，怎麼會有標準答案？不管正反，它都只是一種說不準的利害考量，而非絕對性的價值判斷，它是根據無數主客觀條件或背後各種非科學因素的考量下所產生的一種主觀選擇而無對錯可言。<text:span text:style-name="T2"><text:line-break/><text:line-break/></text:span>最近常在大街小巷常看到一些類似<text:span text:style-name="T2"><text:s/>"</text:span>我是人，我反核<text:span text:style-name="T2">" </text:span>的智障、卻高調虛榮的標語，看了就睹爛，極為厭惡，甚至連今天下午去一個什麼南方影像學會買電影票，門口都掛著反核門簾。害我只好表演軟骨功，彎腰進入，深怕被這反核門簾給弄髒。<text:span text:style-name="T2"><text:line-break/><text:line-break/></text:span>我這十幾年很少閱讀別人寫的中文文章，除非對方是我朋友我才會看，因為我基本上不太相信這島上能有多少人的文字值得閱讀。但底下這篇乍看不起眼的文章卻讓我反覆讀了好幾次。平實的敘述，深刻的見解，深感佩服。<text:span text:style-name="T2"><text:line-break/><text:line-break/></text:span>我並不是因為現在要唱反核者的反調才故意誇這文章。事實上，你看它的日期應該是發表於三年前。我並不企圖藉這文章得出什麼結論，而只是要說它對於機率或風險或利害考量等等這些問題，深具啟發性。作者顯然是個頭腦很清楚的人，台灣的醫生，經過反智的醫學教育後，頭腦還能保持清楚的，實屬罕見。<text:span text:style-name="T2"><text:line-break/><text:line-break/></text:span>陳真<text:span text:style-name="T2"><text:line-break/>==============<text:line-break/></text:span>比電腦斷層<text:span text:style-name="T2"><text:s/></text:span>核輻風險太誇大<text:span text:style-name="T2"><text:line-break/><text:line-break/></text:span>【<text:span text:style-name="T2">2011/03/28 </text:span>聯合報】<text:span text:style-name="T2"><text:line-break/><text:line-break/><text:line-break/></text:span>【聯合報╱溫啟邦／風險評估醫師（苗縣竹南）】<text:span text:style-name="T2"><text:line-break/><text:line-break/></text:span>日本核電廠輻射外洩，鬧得台灣人心惶惶，更挑起了核四是否安全的敏感問題。很可惜，台灣缺少一個中立又有公信力的學術單位出面釋疑，而媒體不願做深入的功課，選取聳動標題，在核電廠一事上火上澆油。<text:span text:style-name="T2"><text:line-break/><text:line-break/></text:span>輻射不是核電廠的專利：我們天天都暴露在不同強度的輻射中，坐飛機、吸菸、吸二手菸、到醫院照Ｘ光，都在接受不同劑量之輻射。台灣每年有二三百萬人在醫院接受電腦斷層掃描的檢查，每次輻射之大，鮮為人知；美國權威的新英格蘭雜誌推估，一次電腦掃描的輻射相當於一個人站在長崎廣島原子彈落點一至二公里處之輻射。台灣近十幾年間所作之一兩千萬次電腦掃描，其輻射已相當於幾百個核電廠外洩後的暴露。許多專業雜誌推估，國外三分一之的電腦掃描是不必要的，也就是說美國每年七千萬次電腦掃描的兩千萬次是多餘的，台灣健保有給付，不必要的電腦掃描比例不會低，卻沒人為此高量輻射而上街頭抗爭。<text:span text:style-name="T2"><text:line-break/><text:line-break/></text:span>這裡要傳達的訊息是輻射對健康固有風險與影響，但不是洪水猛獸，也不是海嘯，沒那麼嚴重，要正視了解它，而不必一味過分驚嚇。<text:span text:style-name="T2"><text:line-break/><text:line-break/></text:span>輻射是看不見的危害，是充滿神秘感的，又有原子彈噩夢，帶給人們的風險感受是會以小放大，誇大其恐怖性，但其實是似大實小的。也帶給許多不做功課的媒體，製造聳人聽聞的報導的空間，帶頭散佈可能發生最壞情況的報導。<text:span text:style-name="T2"><text:line-break/><text:line-break/></text:span>我們對不同風險能否接受，在主觀直覺上，是一種與利益的交換，與風險大小並不是成正比。常常是大風險反而能接受，而小風險不能接受。坐飛機有風險，我們都願接受，因為有利益。在認為沒有利益的情況下，我們不願接受任何風險。例如吃美國牛肉，即使知道風險是小於百萬分之一，我們還是要求零風險。因為我們認為核電廠帶給我們的利益，短期看不出來，就疾呼要求零風險。<text:span text:style-name="T2"><text:line-break/><text:line-break/></text:span>我們天天面對無數的風險，不可能全部都不要，只能抓大放小，致力於從如何減少最大的著手。國內學者對風險評估，有如瞎子摸象，誇大自己看到的風險而振振有詞。在台灣最大的健康風險，是吸菸、嚼檳榔、不運動、騎機車、肥胖、酗酒、醫療錯誤，不是核電廠。我們對核電廠的風險感受，相當負面，因有其神秘風險的特徵。殊不知這些特徵被誇大被利用，沒做科學整體宏觀求證下，媒體長期洗腦我們，使風險感受與實質風險產生很大的差距。我們要用智慧去做選擇與取捨，賺錢要賺大錢，降低風險要從實際經驗中選最大的去努力減少，把精力放在小咖上，是捨本逐末，從國家長遠角度來講，不是正確的，也不是民眾的福氣。</text:p>
      <text:p text:style-name="P1"><text:span text:style-name="T3">陳真</text:span><text:s/>  |  2014.04.23 01:08   |   <text:a xlink:type="simple" xlink:href="http://palinfo.habago.org/Entry?Command=Information_PrintForum&amp;iPage=446#FORUM32268"><text:span text:style-name="T1">#</text:span></text:a></text:p>
      <text:p text:style-name="P2">時論─若擁核者也以死要脅政府<text:span text:style-name="T2"><text:line-break/><text:line-break/>2014</text:span>年<text:span text:style-name="T2">04</text:span>月<text:span text:style-name="T2">22</text:span>日<text:span text:style-name="T2"><text:line-break/></text:span>中國時報<text:span text:style-name="T2"><text:line-break/><text:line-break/></text:span>日昨貴報刊出社論〈江宜樺、林義雄，請放下我執〉。貴報善意關心民進黨前主席林義雄，將以無限期禁食方式「威脅」停建核四，這當然是嚴重事宜。然而，他的專長訓練在法律與公共行政，他多了解核電？他曾分析各式發電利弊與提出專家認同的能源政策？為何國策要照他的意思做？若有擁核者也以死亡要脅政府，則國家陷入「父子騎驢」困境，甚或內亂吧？<text:span text:style-name="T2"> <text:line-break/><text:line-break/></text:span>反核是民進黨的神主牌，但反對的根據是什麼？<text:span text:style-name="T2">2000</text:span>年，民進黨執政而再評估核四，會議委員之一為台北縣長蘇貞昌，多次會議缺席大半，但是最後結論時，蘇貞昌說反對到底（一路走來，始終如一）；既然如此，何必再評估？<text:span text:style-name="T2"><text:line-break/><text:line-break/></text:span>相對地，科學「謝絕教條、內建質疑」而奮進，若異議者能證明自己才正確，則大家改而接納；這是今日科學成就輝煌主因。<text:span text:style-name="T2"> <text:line-break/><text:line-break/></text:span>林義雄<text:span text:style-name="T2">20</text:span>多年來堅持反核，但諸如最近聯合國跨政府間氣候變遷小組（<text:span text:style-name="T2">IPCC</text:span>）第五份報告所示，需改變發電方式以減緩地球暖化，而首度肯定核電為「成熟的低碳能源、較佳的減碳選擇」，他會與時俱進，或「冥頑不靈」？<text:span text:style-name="T2"><text:line-break/><text:line-break/></text:span>每年全球火力發電廠殺死人數以萬計，但美式核電廠啟用以來<text:span text:style-name="T2">60</text:span>年沒殺死過<text:span text:style-name="T2">1</text:span>人；輻射劑量<text:span text:style-name="T2">1</text:span>年規範<text:span text:style-name="T2">1</text:span>毫西弗約等同<text:span text:style-name="T2">20</text:span>公克酒精或<text:span text:style-name="T2">40</text:span>杯咖啡；但反核者卻只怕核電輻射，並堅持別人也和他們一樣反核。<text:span text:style-name="T2"><text:line-break/><text:line-break/></text:span>日昨，全國廢核行動平台發起萬人包圍總統府，且不達目的不離開。我國已臨「黃鐘毀棄、瓦釜雷鳴」地步？<text:span text:style-name="T2"><text:s/></text:span>即連林義雄的黨內同志也未必同意他，例如，<text:span text:style-name="T2">2003</text:span>年，他要求陳水扁在<text:span text:style-name="T2">2004</text:span>年總統大選前舉辦核四公投，結果認為游錫堃院長逃避其問而「答非所問」。<text:span text:style-name="T2">2005</text:span>年，他說曾擔任總統等人都不適合擔任黨主席，林濁水批評他「既沒有討論，也沒有說明理由，也不必共識，大家聽我的」。<text:span text:style-name="T2"><text:line-break/><text:line-break/></text:span>當然，林義雄值得尊敬，但好人或好動機而誤事的例子不勝枚舉。民進黨員敢不理他（前黨主席），為何今天國家要在非其專業的核電領域都聽他的？<text:span text:style-name="T2"><text:line-break/><text:line-break/></text:span>個人信念大於社會福祉？<text:span text:style-name="T2"><text:line-break/><text:line-break/></text:span>國內流行抗爭，花蓮與台中等地的水力或火力發電廠即遭遇建廠抗爭，最近的則有苗栗苑裡反瘋車自救會衝進經濟部；對於其他能源受阻，諸如林義雄等反核者可曾表示過意見？難道他們只知反核，而罔顧能源哪裡來？其信念遠大於社會福祉？<text:span text:style-name="T2"><text:line-break/><text:line-break/></text:span>反核者批評核一二三廠「老舊」、核四廠「拼裝」，反正都不合其口味；但諸如美國有<text:span text:style-name="T2">20</text:span>個「老舊」的核電廠延役，也在建新廠。又說不能用核電因找不到存放低階核廢料處，其實是因為只要政府一說要放在哪裡，反核者馬上就號召內外民眾到該地抗爭；其實，在地質條件上，台灣有適合處，但反核者不解科技而善於號召阻撓。<text:span text:style-name="T2"><text:line-break/><text:line-break/></text:span>反核陣營最具魅力的當數作家劉黎兒，堅持行銷核電危險觀，但她的宣稱大致上不可信，例如，「台灣人你睡在<text:span text:style-name="T2">23</text:span>萬顆核彈上」，但核彈的鈾原料濃度<text:span text:style-name="T2">9</text:span>成，而核電廠的不到<text:span text:style-name="T2">1</text:span>成（不會連鎖反應或核爆炸），她不解核子科技，卻一再危言聳聽（台灣婦女乳癌亞洲先進國第二肇因於核電<text:span text:style-name="T2">…</text:span>），可說國人恐慌核電廠，她居功厥偉。<text:span text:style-name="T2"><text:line-break/><text:line-break/></text:span>為何社會要被林義雄和劉黎兒等人的信念綁架？（作者為大學教授，前《科學月刊》總編輯）</text:p>
      <text:p text:style-name="P1"><text:span text:style-name="T3">曹瑋倫</text:span><text:s/>  |  2014.04.22 21:42   |   <text:a xlink:type="simple" xlink:href="http://palinfo.habago.org/Entry?Command=Information_PrintForum&amp;iPage=446#FORUM32267"><text:span text:style-name="T1">#</text:span></text:a></text:p>
      <text:p text:style-name="P3">我本身是個不大理會政治問題的人<text:span text:style-name="T2">,</text:span>只是難免有時候吃飯看新聞<text:span text:style-name="T2">,</text:span>同事聊天多少都會聊到些<text:span text:style-name="T2">,</text:span>從前陣子的反服貿<text:span text:style-name="T2"><text:s/></text:span>就一直不瞭解<text:span text:style-name="T2"><text:s/></text:span>這種反對<text:span text:style-name="T2"><text:s/></text:span>不是應該了解這項法條真實內容開始<text:span text:style-name="T2"><text:s/></text:span>才開始對其不當的地方<text:span text:style-name="T2"><text:s/></text:span>來進行反對嗎<text:span text:style-name="T2">?<text:line-break/></text:span>為何是變成<text:span text:style-name="T2"><text:s/></text:span>通過就不行的態度<text:span text:style-name="T2">,</text:span>而王金平<text:span text:style-name="T2"><text:s/></text:span>明明就是一個<text:span text:style-name="T2"><text:s/></text:span>應該第一時間就要出來解決事情的人<text:span text:style-name="T2">,</text:span>刻意晚出來<text:span text:style-name="T2"><text:s/></text:span>好像有誠意解決<text:span text:style-name="T2"><text:s/></text:span>討好了學運頭<text:span text:style-name="T2"><text:s/></text:span>學運頭還說王金平有誠意解決<text:span text:style-name="T2">? </text:span>這樣<text:span text:style-name="T2"><text:s/></text:span>也能說成馬英九失敗了<text:span text:style-name="T2">? </text:span>我實在感覺不出<text:span text:style-name="T2"><text:s/></text:span>他們是真的沒對人<text:span text:style-name="T2"><text:s/></text:span>只對事<text:span text:style-name="T2"><text:s/></text:span>沒對黨<text:span text:style-name="T2"><text:s/></text:span>只對政治<text:span text:style-name="T2"><text:line-break/></text:span>再來說反核<text:span text:style-name="T2"><text:s/></text:span>不知道多久以前<text:span text:style-name="T2"><text:s/></text:span>好像就一直看到這話題<text:span text:style-name="T2"><text:s/></text:span>為什麼現在才又喧囂而上<text:span text:style-name="T2">? </text:span>這麼久了<text:span text:style-name="T2"><text:s/></text:span>一點解決方式都沒有嗎<text:span text:style-name="T2">? </text:span>何況能源的需求<text:span text:style-name="T2"><text:s/></text:span>假如真的仰賴核電廠<text:span text:style-name="T2"><text:s/></text:span>再沒有解決能源更好的方式之前<text:span text:style-name="T2"><text:s/></text:span>不是就只能建下去而已嗎<text:span text:style-name="T2">? </text:span>就算真的不給他建<text:span text:style-name="T2"><text:s/></text:span>問題也只是更多而已吧<text:span text:style-name="T2">?<text:line-break/><text:line-break/></text:span>真是<text:span text:style-name="T2"><text:s/></text:span>很不瞭解所謂的政治時局<text:span text:style-name="T2"><text:s/>,</text:span>認為這不是過於愚鈍的人該介入的事物</text:p>
      <text:p text:style-name="P1"><text:span text:style-name="T3">陳真</text:span><text:s/>  |  2014.04.22 21:24   |   <text:a xlink:type="simple" xlink:href="http://palinfo.habago.org/Entry?Command=Information_PrintForum&amp;iPage=446#FORUM32265"><text:span text:style-name="T1">#</text:span></text:a></text:p>
      <text:p text:style-name="P2">我又不是戀物癖，也沒有頭殼壞去，怎麼會對一個黨有什麼愛可言。厭惡輕視鄙夷倒是非常。我們看到一些人渣幹著人渣才幹得出來的事，對之咒罵幾句並不是因為我們對他愛之深責之切。<text:span text:style-name="T2"><text:line-break/><text:line-break/></text:span>一切黨國，與我八字不合。只要他別幹太離譜的醜事如民進黨一般，我基本上都能忍受。<text:span text:style-name="T2"><text:line-break/><text:line-break/></text:span>另外，重申本版一個重申過無數次的基本原則，若想留言，請表明身份，否則下回一概刪除。我們這裏不搞匿名那一套，又不是見不得人。<text:span text:style-name="T2"><text:line-break/><text:line-break/></text:span>還有，任何人切勿針對<text:span text:style-name="T2"><text:s/>"</text:span>個人事物<text:span text:style-name="T2">" </text:span>或<text:span text:style-name="T2"><text:s/>"</text:span>國民生活須知<text:span text:style-name="T2">" </text:span>做任何批評指教，這裏不是讓人寫<text:span text:style-name="T2">email</text:span>用的，任何無法討論的東西絕對嚴禁出現，例如什麼過度關心時局有害身心之類。我僅寬貸一次，下不為例。<text:span text:style-name="T2"><text:line-break/><text:line-break/></text:span>任何人若要發言，就請遵守這一點最基本的原則，喜歡寫<text:span text:style-name="T2"><text:s/>email</text:span>聊天的，就請私下辦理。<text:span text:style-name="T2"><text:line-break/><text:line-break/></text:span>另外，我還看到一位何少辰先生的三篇留言被擋在後台，留言內容對我表肯定，謝謝好意，但我既不喜歡別人抹黑，其實也同樣不喜歡人們抬舉，所以決定把這幾篇留言都給刪了，希望何先別介意。我依你所留的<text:span text:style-name="T2">email</text:span>，寫了一封信給你，請查信箱。<text:span text:style-name="T2"><text:line-break/><text:line-break/></text:span>在公眾論壇上，我們最好還是專注在問題或公眾人物的公眾言行本身，而無須針對任何非公眾人物進行褒貶。</text:p>
      <text:p text:style-name="P1">ching   |  2014.04.22 19:51   |   <text:a xlink:type="simple" xlink:href="http://palinfo.habago.org/Entry?Command=Information_PrintForum&amp;iPage=446#FORUM32262"><text:span text:style-name="T1">#</text:span></text:a></text:p>
      <text:p text:style-name="P3"><text:span text:style-name="T2">TO </text:span>李念淨<text:span text:style-name="T2">,<text:line-break/>''</text:span>知識份子過度擔憂時局其實也算有害身心，<text:span text:style-name="T2">''<text:line-break/></text:span>不知道先生對於林義雄絕食反核<text:span text:style-name="T2">,</text:span>看法如何<text:span text:style-name="T2">?<text:line-break/></text:span>如果李先生果真認為<text:span text:style-name="T2">,</text:span>知識份子過度擔憂時局有害身心<text:span text:style-name="T2">,<text:line-break/></text:span>這真是太好了<text:span text:style-name="T2">,</text:span>希望李先生能夠把個人寶貴的意見<text:span text:style-name="T2">,</text:span>傳達給林義雄先生<text:span text:style-name="T2">,</text:span>阻止悲劇的發生<text:span text:style-name="T2">,</text:span>時局確實越來越像雞蛋<text:span text:style-name="T2">,</text:span>不堪一擊<text:span text:style-name="T2">,</text:span>脆弱的很<text:span text:style-name="T2">.</text:span></text:p>
      <text:p text:style-name="P1"><text:span text:style-name="T3">李念淨</text:span><text:s/>  |  2014.04.22 18:46   |   <text:a xlink:type="simple" xlink:href="http://palinfo.habago.org/Entry?Command=Information_PrintForum&amp;iPage=446#FORUM32260"><text:span text:style-name="T1">#</text:span></text:a></text:p>
      <text:p text:style-name="P2">無論是陳真還是傅雲欽先生，對民進黨的眼光也算是愛之深責之切。<text:span text:style-name="T2"><text:line-break/></text:span>不過，知識份子過度擔憂時局其實也算有害身心，如果樂觀一點看來，台灣還是有進步的。<text:span text:style-name="T2"><text:line-break/></text:span>如果以養雞的比喻來說，中共是由殺雞吃雞肉進步到知道養雞吃蛋。<text:span text:style-name="T2"><text:line-break/></text:span>俄羅斯是沒雞可看到有雞肉可吃。<text:span text:style-name="T2"><text:line-break/></text:span>台灣是還在摸索如何孵蛋。</text:p>
      <text:p text:style-name="P4"/>
      <text:p text:style-name="P1"><text:span text:style-name="T3">陳真</text:span><text:s/>  |  2014.04.22 16:13   |   <text:a xlink:type="simple" xlink:href="http://palinfo.habago.org/Entry?Command=Information_PrintForum&amp;iPage=447#FORUM32259"><text:span text:style-name="T1">#</text:span></text:a></text:p>
      <text:p text:style-name="P2">禁食做為一種運動手段，近代主要代表人便是甘地。甘地認為，禁食無非是透過自苦，反省自己的作為，或做為一種有關基本普世價值的提醒、呼籲、紀念或抗爭，例如甘地數度絕食，懺悔自己的不合作運動所產生的傷害，或是要求不同族群教派之間的血腥衝突完全停止等等。<text:span text:style-name="T2"><text:line-break/><text:line-break/></text:span>從未聽聞以禁食來強迫社會大眾必須在一種見仁見智的公共政策上順遂一己之意。更不應宣示若目的若不得滿足，便是對手或異己一方<text:span text:style-name="T2"><text:s/>"</text:span>殺害了我<text:span text:style-name="T2">"</text:span>。<text:span text:style-name="T2"><text:line-break/><text:line-break/></text:span>不管有意無意，這聽起來無非就是會挑起一種更大的衝突及仇恨：我若不幸死掉，你們要記住，是<text:span text:style-name="T2"><text:s/>"</text:span>那些人<text:span text:style-name="T2">" </text:span>殺害了我。天底下有這樣一種<text:span text:style-name="T2"><text:s/>"</text:span>非暴力<text:span text:style-name="T2">" </text:span>嗎？<text:span text:style-name="T2"><text:line-break/><text:line-break/>1989</text:span>年，林義雄假釋出獄。那年，我在彰化基督教醫院實習。有一天，我在外科加護病房工作，那天剛好值班，深夜十點突然有人在加護病房外按鈴，來探病者就是林義雄，探望當時一位國民黨立委候選人叫陳湧源，是個婦產科醫師，遭黑道槍擊頭部重傷生命垂危。<text:span text:style-name="T2"><text:line-break/><text:line-break/></text:span>林義雄那時非常反對黨外或民進黨參與選舉，一直到九零年代初期仍然維持同樣看法，他認為，參選者全是一些陸樑小丑，無恥政客，選舉不可能改變台灣的政治文化。<text:span text:style-name="T2"><text:line-break/><text:line-break/></text:span>他同時也很反對藍綠對立，因此，當國民黨立委遭到槍擊，他便主動跑來病房關心。我看到他來，很驚訝，也很感動。<text:span text:style-name="T2"><text:line-break/><text:line-break/></text:span>不久之後，他便去美國、英國和日本遊學，其間曾短暫回國，帶回一本自己寫的小冊子叫<text:span text:style-name="T2"><text:s/>"</text:span>心的錘煉：淺談非武力抗爭<text:span text:style-name="T2">"</text:span>。我問他小冊子裏頭提到的一位美國哈佛大學教授<text:span text:style-name="T2"><text:s/>Gene Sharp </text:span>寫的《<text:span text:style-name="T2">The Politics of Non-violent Action</text:span>》（一共上中下三冊）要去哪裏才買得到？他說台灣應該沒得買。<text:span text:style-name="T2"><text:line-break/><text:line-break/></text:span>一兩年後大約<text:span text:style-name="T2">1991</text:span>年有一天，我突然接到他的電話，說他回台灣，有東西要送我。於是我們就見了面。他要送我的東西就是<text:span text:style-name="T2"><text:s/>Gene Sharp</text:span>這三套書。<text:span text:style-name="T2"><text:line-break/><text:line-break/></text:span>我曾一度嚴肅考慮要出國跟隨<text:span text:style-name="T2"><text:s/>Gene Sharp</text:span>教授門下，研究非暴力抗爭這東西。但我其實不覺得他這幾本書寫得好，我常開玩笑說如果<text:span text:style-name="T2">Gene Sharp</text:span>活在台灣，那他一定能把這書寫得更好，因為台灣惡劣的政治環境肯定能提供他寫作思考上的深度。但不管怎麼樣，林義雄送的這三套書，算是我對非暴力抗爭這東西一個初步認識的淵源。<text:span text:style-name="T2"><text:line-break/><text:line-break/></text:span>造化弄人，我從沒想到會有這麼一天，我們彼此會站在世界的對立面；更沒想到這一天早在<text:span text:style-name="T2">1998</text:span>年我出國第二年便來臨。<text:span text:style-name="T2"><text:line-break/><text:line-break/></text:span>林義雄的慈林文教基金會大樓，早在動工之前我就幾次造訪它預備動工的地點，拍照紀念，持續關注這個基金會從無到有整個發展的一舉一動。<text:span text:style-name="T2"><text:line-break/><text:line-break/></text:span>我畢生的所有黨外經歷中所取得的各種珍貴史料，也在我出國前，全數送給慈林，好幾大箱，包括許信良<text:span text:style-name="T2">1985</text:span>年在美國成立台灣民主黨準備闖關回台前和彭明敏等人的一場半公開聚會的錄音帶，包括朱高正第一次在立法院講台語結果和一群老代表打群架的整個過程，甚至包括美麗島事件發生當下、鎮暴部隊準備開始打人時的群眾喧囂錄音及演講等等。<text:span text:style-name="T2"><text:line-break/><text:line-break/></text:span>可是，就在<text:span text:style-name="T2">1998</text:span>年那時候，愛台灣的聲音開始出現，我很驚訝怎麼這種法西斯的幽靈竟跑到反對黨身上來了。不久之後，我寫了<text:span text:style-name="T2"><text:s/>"</text:span>給長老教會一封公開信<text:span text:style-name="T2">"</text:span>，表示對這種法西斯精神的不安與不滿。<text:span text:style-name="T2"><text:line-break/><text:line-break/></text:span>不久，民進黨越來越荒腔走板，比過去的國民黨還卑劣。我寫了幾封信和文章，在私人之間流傳，表示我對這個黨的迅速墮落感到很不以為然。當時，林義雄是這個黨的主席。<text:span text:style-name="T2"><text:line-break/><text:line-break/></text:span>幾個月後，慈林的網站竟然出現抹黑我的文字，說我是國民黨臥底的打手等等。我看了覺得很可悲。於是從英國寫了一封信給林義雄說，你是慈林的創辦人，林太太是慈林的掛名董事長，你們應該為這種抹黑手段向我正式道歉。<text:span text:style-name="T2"><text:line-break/><text:line-break/></text:span>林義雄不久就寫來一封越洋掛號信，以公文形式表示歉意。我看了很失望，因為重點並不是我個人要一個毫無意義的道歉，重點是，一個說要以愛、慈悲與非暴力為精神的文教基金會，為什麼連我這樣一個與之淵源甚深的人，僅僅因為我反對以所謂愛台灣來做為一種政治鬥爭及思想檢查的武器，便把我這樣一個飽受國民黨傷害的人抹黑成國民黨的臥底打手。<text:span text:style-name="T2"><text:line-break/><text:line-break/></text:span>這樣一種作風，或對於這樣一種作風的欣賞或縱容，顯示著什麼樣的一種品性或價值觀？這樣一種品性的一群人，成立一個黨也好，一個組織也罷，或從事什麼偉大社運都一樣，我不相信他們能幹出什麼好事，正如我不相信一條髒抹布能把桌子擦乾淨一樣。<text:span text:style-name="T2"><text:line-break/><text:line-break/></text:span>差不多也在<text:span text:style-name="T2">1998-1999</text:span>年那個時候，我和這個黨以及這群所謂同志便逐漸分道揚鑣，而我也開始遭到來自這個黨的各路支持者十幾年從不間斷的各種抹黑、騷擾、威脅與攻擊等等等。<text:span text:style-name="T2"><text:line-break/><text:line-break/></text:span>我手邊有許多信，五個半人高的大麻布袋那麼多，日後有一天，也許五十年後，當所有相關人士包括我也全都死了，失去一切現實意義了，或許會有點歷史價值。<text:span text:style-name="T2"><text:line-break/><text:line-break/></text:span>這些信印證了一種轉變，一種墮落。在某個意義上看來，它其實也印證了一種憐憫的需求；人力終究無法成就任何事情，除非老天爺給個憐憫。<text:span text:style-name="T2"><text:line-break/><text:line-break/></text:span>就像咱們罰站運動也站六、七年了，像個銅像似的矗立原地，蒼白而無力，彷彿朝沙漠裏灑下的一滴淚水般無濟於事。唯一能盼望的還是天，唯神能恕，唯神能灑下甘霖。</text:p>
      <text:p text:style-name="P1"><text:span text:style-name="T3">陳真</text:span><text:s/>  |  2014.04.22 11:53   |   <text:a xlink:type="simple" xlink:href="http://palinfo.habago.org/Entry?Command=Information_PrintForum&amp;iPage=447#FORUM32258"><text:span text:style-name="T1">#</text:span></text:a></text:p>
      <text:p text:style-name="P3">民主就是不能有不一樣的意見，只能有一個標準答案？實在是荒唐透了頂。<text:span text:style-name="T2"><text:line-break/><text:line-break/></text:span>陳真<text:span text:style-name="T2"><text:line-break/>=============<text:line-break/></text:span>林義雄：核四是要不要命的選擇<text:span text:style-name="T2"><text:line-break/><text:line-break/></text:span>聯合新聞網作者：<text:span text:style-name="T2"><text:s/></text:span>記者黃驛淵╱台北報導<text:span text:style-name="T2"><text:s/>| </text:span>聯合新聞網<text:span text:style-name="T2"><text:s/>– 2014</text:span>年<text:span text:style-name="T2">4</text:span>月<text:span text:style-name="T2">22</text:span>日<text:span text:style-name="T2"> <text:line-break/><text:line-break/></text:span>民進黨前主席林義雄今起展開「無限期禁食」行動，地點選在卅四年前林宅血案的事發地「義光教會」。<text:span text:style-name="T2"><text:line-break/><text:line-break/></text:span>他昨天撰文說，他相信肉身是珍貴的，平時也用心保養身體；但如果不是掌權者蔑視廣大的民意，橫行無忌強建核四，他不會有禁食的行動，「如果我有不幸，請親友了解：是他們殺害了我」。<text:span text:style-name="T2"><text:line-break/><text:line-break/></text:span>禁食前一天，林義雄寫了兩篇文章，一則感性、一則理性。他在「林義雄禁食前一天的公開信」說，他相信生命是無價的，但如果不是掌權者肆意踐踏他畢生信奉並竭心盡力追求的民主，他不會冒著生命危險禁食。</text:p>
      <text:p text:style-name="P1"><text:span text:style-name="T3">陳真</text:span><text:s/>  |  2014.04.22 11:23   |   <text:a xlink:type="simple" xlink:href="http://palinfo.habago.org/Entry?Command=Information_PrintForum&amp;iPage=447#FORUM32257"><text:span text:style-name="T1">#</text:span></text:a></text:p>
      <text:p text:style-name="P2">真難想像，連能源使用這樣一種高度理性的問題，在台灣也能搞成政治正確的道德誡命，實在荒唐。<text:span text:style-name="T2"><text:line-break/><text:line-break/></text:span>我和戴振耀等人，應該是台灣最早發動反核遊行的人吧，甚至還一連兩天睡在路邊的車子裏，開著宣傳單在恆春一帶四處宣傳，那篇反核宣言還是我寫的。<text:span text:style-name="T2"><text:line-break/><text:line-break/></text:span>出國前，環保聯盟總會邀我擔任核能組學術委員，可是按台灣這種蠢血沸騰法，哪需要什麼學術委員？應該成立一個道德委員會吧，不反核的都是道德的敵人，不愛台灣的台奸。<text:span text:style-name="T2"><text:line-break/><text:line-break/></text:span>雖然我情感上希望以私害公，別讓林義雄死掉，但要是他願意接受公投結果，那我這一票肯定要投給支持核四。不為別的，只因為實在看不慣政治操弄，看不慣愚眛荒唐，更看不慣多壓少，強欺弱，看不慣動輒扣什麼愛不愛台灣的齷齪大帽子，看不慣蠢血沸騰。<text:span text:style-name="T2"><text:line-break/><text:line-break/></text:span>再說，就算要停止運轉也是該考慮提前讓老舊的核一二三廠除役，而不是停核四。就算非核是個目標，難道不能逐漸朝目標前進？而一定要因為某種政治動機而突然大動作廢廠。我敢說，今天要是民進黨執政，任何議題都不會是問題。<text:span text:style-name="T2"><text:line-break/><text:line-break/></text:span>陳真<text:span text:style-name="T2"><text:line-break/>==============<text:line-break/></text:span>經濟學人：日、德廢核結果<text:span text:style-name="T2">…</text:span>大量燒炭<text:span text:style-name="T2"><text:line-break/><text:line-break/></text:span>聯合新聞網作者：<text:span text:style-name="T2"><text:s/></text:span>編譯任中原╱報導<text:span text:style-name="T2"> <text:line-break/></text:span>聯合新聞網<text:span text:style-name="T2"><text:s/>– 2014</text:span>年<text:span text:style-name="T2">4</text:span>月<text:span text:style-name="T2">22</text:span>日<text:span text:style-name="T2"><text:line-break/><text:line-break/></text:span>據經濟學人雜誌報導，自從日本三年前發生福島核電廠災變之後，日本及德國相繼訂定「廢核」政策；但結果卻是兩國大量「燒炭」，增加燃煤電廠的發電量，使二氧化碳及其他化學物質排放量增加，不但使「溫室效應」惡化，加速氣候變遷，而且燃煤電廠的輻射排放量比核電廠更高。<text:span text:style-name="T2"><text:line-break/><text:line-break/></text:span>經濟學人以「何其不幸，煤炭將成未來燃料」為題指出，由於煤炭既便宜，又容易取得、運輸及燃燒；而且蘊藏豐富，以現在的消費量計算可以供人類使用一○九年。而且煤炭大部分都蘊藏在政治穩定的地區，並有許多可靠的賣家供客戶選擇。<text:span text:style-name="T2"><text:line-break/><text:line-break/></text:span>其他燃料大都受到國家及卡特爾的干預；但使用這種燃料的產業，包括取暖、發電及冶金，都相當有力，因而能壓低價格。這種燃料曾經帶動工業革命，現在又讓一些貧窮國家有了致富的機會。<text:span text:style-name="T2"><text:line-break/><text:line-break/></text:span>經濟學人指出，燃煤的確優點多多，但只有一項小問題，就是太髒。開礦、運輸、貯存及燃燒時都會產生大量廢物。不但地下礦坑令勞工無法忍受，而且工作環境危險；即使是在地表就能開採的煤礦，也會造成土壤流失及耗盡水源。運輸更會帶來嚴重的環保問題。<text:span text:style-name="T2"><text:line-break/><text:line-break/></text:span>燃煤消耗量增加，使二氧化碳排放量激增，造成地球暖化與氣候變遷，海洋變酸；燃煤也產生二氧化硫，使建築物疏鬆，且傷害肺部；另外還會釋放出多種有毒化學物質。燃煤電廠釋放出的輻射物，基至超過核電廠；這些微小卻致命的物質。以單位發電量計算，燃煤電廠造成的死亡人數超過核電廠，更超過燃油電廠。<text:span text:style-name="T2"><text:line-break/><text:line-break/></text:span>但貧窮同樣要人命，而且經濟成長減緩會讓政治人物付出代價。過去廿年來在環保上的努力，只使全球煤業稍稍節制。儘管美國頁岩天然氣空前繁榮，但據能源資訊局預估到二○四○年時，全美百分之廿二的發電量仍來自燃煤（目前為百分之廿六）。<text:span text:style-name="T2"><text:line-break/><text:line-break/></text:span>國際能源總署（ＩＥＡ）預估，如果各國不改變政策，到二○一七年全球燃煤的重要性將趕上石油。中國雖因為逐漸富裕，開始抑制燃煤用量，但如印度及非洲國家正彌補空缺。<text:span text:style-name="T2"><text:line-break/><text:line-break/></text:span>另外美國的天然氣熱潮，也迫使煤礦業者對外尋找新市場，全球煤價因而重挫。目前德國燃煤電廠的平均發電成本只有天然氣電廠的一半。在這個最重視綠能的歐洲國家，燃煤卻大行其道，實屬矛盾；德國用骯髒卻便宜的褐煤所產生的電量達一六二○億度，是兩德統一以來的最高峰。<text:span text:style-name="T2"><text:line-break/><text:line-break/></text:span>日本福島核災後，也轉用燃煤發電，政府四月十一日通過的新能源計畫更加重燃煤在長期電力供應上的地位。</text:p>
      <text:p text:style-name="P1"><text:span text:style-name="T3">陳真</text:span><text:s/>  |  2014.04.22 09:50   |   <text:a xlink:type="simple" xlink:href="http://palinfo.habago.org/Entry?Command=Information_PrintForum&amp;iPage=447#FORUM32256"><text:span text:style-name="T1">#</text:span></text:a></text:p>
      <text:p text:style-name="P3">終結愚昧？真是不可思議。<text:span text:style-name="T2"><text:line-break/><text:line-break/></text:span>一切討論從來都不是訴諸理性，而是透過扣各種道德帽子，不愛鄉土，不愛台灣等等。<text:span text:style-name="T2"><text:line-break/><text:line-break/></text:span>陳真<text:span text:style-name="T2"><text:line-break/>===========<text:line-break/></text:span>終結愚昧<text:span text:style-name="T2"><text:s/></text:span>林義雄今起禁食<text:span text:style-name="T2"><text:line-break/><text:line-break/></text:span>中時電子報作者：<text:span text:style-name="T2"><text:s/></text:span>林佩怡、王亭云、李忠一╱綜合報導<text:span text:style-name="T2"><text:line-break/><text:line-break/></text:span>中時電子報<text:span text:style-name="T2"><text:s/>– 2014</text:span>年<text:span text:style-name="T2">4</text:span>月<text:span text:style-name="T2">22</text:span>日<text:span text:style-name="T2"><text:line-break/><text:line-break/></text:span>慈林基金會創辦人林義雄今天開始無限期禁食，昨天他發表〈台灣不應該有核四〉文章，他指出，核四爭論<text:span text:style-name="T2">30</text:span>年，「現在應該是我們終結愚昧、展現能力來結束紛爭的時候了。」<text:span text:style-name="T2"><text:line-break/><text:line-break/></text:span>林義雄並在網站發表長文「台灣不應該有核四」，強調核四不只是「要不要電」的問題，而是「要不要命」的選擇；核四紛擾爭論了三十年，一直沒有做出正確的決定，實在是過分愚昧和無能，現在是終結愚昧、結束紛爭的時候。<text:span text:style-name="T2"><text:line-break/><text:line-break/></text:span>林義雄說，美國、前蘇聯、日本都是科技先進的國家，仍然發生了核災，可見核電災變無法絕對避免，萬一發生，對人民和環境都是無法彌補的傷害，「也許只有對人民和土地沒有感情，不怕人民喪失生命，不怕國土成為廢墟的人，才敢去冒險吧！」</text:p>
      <text:p text:style-name="P1"><text:span text:style-name="T3">陳真</text:span><text:s/>  |  2014.04.22 09:34   |   <text:a xlink:type="simple" xlink:href="http://palinfo.habago.org/Entry?Command=Information_PrintForum&amp;iPage=447#FORUM32255"><text:span text:style-name="T1">#</text:span></text:a></text:p>
      <text:p text:style-name="P2"><text:span text:style-name="T2">(</text:span>續<text:span text:style-name="T2">)<text:line-break/><text:line-break/></text:span>一個國家或社會，就像一座森林，理應力求世俗與多元，什麼鳥都有，不同的鳥有他不同的叫聲；不奉經典，沒有聖旨，不講任何教條。<text:span text:style-name="T2"><text:line-break/><text:line-break/></text:span>而相對地，一個宗教或教會卻理應相反，同質性理應很高，喊上帝喊聖母瑪莉亞便眾口一聲，而且具有一定的封閉性，因為教眾信奉同一部經典，同樣的神，神指示著某種價值，而價值之所以是價值必然是因為它具有某種無須議論的絕對性。<text:span text:style-name="T2"><text:line-break/><text:line-break/></text:span>你沒法想像在一個基督教堂裏頭擺著一尊尊關公、媽祖的神像，然後每天神父或牧師主持會議，就像開學術研討會或立法院派系協商那樣，讓大家對於各種聖經議題進行爭論。宗教裏沒有這一套景象，因為它的價值是被神說定了，難道你要把神也請出來參加討論？<text:span text:style-name="T2"><text:line-break/><text:line-break/></text:span>但你會發現，在台灣，社會與宗教卻整個倒過來。社會非常封閉而單一，不但不力求多元，反倒盡一切努力傷害少數異己，力求眾口一聲，若有人膽敢唱不一樣的歌，走不一樣的步伐，肯定要四面楚歌倒大霉的，而且各種社會資源或前途就業也會因歌聲的忠貞與單一性而具有一種高度選擇性。<text:span text:style-name="T2"><text:line-break/><text:line-break/></text:span>社會不但不力求世俗，反倒充滿莊嚴神聖的一些冒牌絕對價值，例如幹它媽的什麼愛台灣以及台獨、本土意識等等這些東西。誰掌了權，誰成為多數一方，便把一己思維給神聖化、絕對化，不許有異聲，不許不敬，至於討論或思辯更不需要也不允許，你唯一能做而且必須做的<text:span text:style-name="T2">(</text:span>否則就會遭到來自社會本身或社會成員的各種或隱或現的懲罰<text:span text:style-name="T2">)</text:span>就是：服從。服從於特定意見，服從於特定偉人，服從於特定某個顏色的旗子之下。<text:span text:style-name="T2"><text:line-break/><text:line-break/></text:span>至於宗教，特別是長老教會，卻缺乏宗教屬性，非常世俗，一會反對美麗島事件的暴民，一會暴民又說成烈士，一會擁核，一會反核，一下愛中華，一下愛台灣，一下統一下獨，實在不知道這些東西跟理應屬靈的宗教扯得上什麼關係？<text:span text:style-name="T2"><text:line-break/><text:line-break/></text:span>長老教會不但比一般民間團體還世俗，而且就跟政治團體一樣，針對異已照樣打擊抹黑不手軟，例如過去強烈挺扁、把阿扁造成神，甚至還發起阿扁故居參訪活動，說是可以從中體會阿扁<text:span text:style-name="T2">(</text:span>宛如耶穌般<text:span text:style-name="T2">)</text:span>的精神，對於主張大膽西進、主張對陸開放的阿扁對手許信良則在其機關報上百般抹黑醜化。<text:span text:style-name="T2"><text:line-break/><text:line-break/></text:span>有一回，我在台南民族長老教會門口甚至還看到教會懸掛一個大紅布條，上頭寫著令人觸目驚心的幾個大字<text:span text:style-name="T2">:"</text:span>神愛台灣人<text:span text:style-name="T2">"</text:span>。我一時還以為我是不是在做夢，真不敢相信自己的眼睛。<text:span text:style-name="T2"><text:line-break/><text:line-break/></text:span>從來只聽說神愛世人，沒想到上帝來到台灣居然也染了顏色，掛了綠旗，只愛台灣人。其實我覺得他應該寫說<text:span text:style-name="T2">: "</text:span>神愛綠色的台灣人<text:span text:style-name="T2">"</text:span>，因為顯然其它顏色長老教會的神是不愛的，甚且要對之發動攻擊的。<text:span text:style-name="T2"><text:line-break/><text:line-break/></text:span>二十幾年前，常去義光教會。義光教會有個牧師送我一個畫有<text:span text:style-name="T2"><text:s/>"</text:span>焚而不毀<text:span text:style-name="T2">" </text:span>圖樣的十字架胸章，我總是把它別在醫師白袍上，幾年後就把它給扯了下來，不知丟哪去了，因為我已經看不出這教會送我這東西有什麼價值了。我的神跟他們的神顯然不是同一個。他們若是那光，我便是那黑暗，絕不會兜在一塊。<text:span text:style-name="T2"><text:line-break/><text:line-break/></text:span>一個社會完全沒有任何理性思辨的空間，該世俗不世俗，該多元不多元，反倒單一而封閉，充滿各種讓你不敢不敬、更不允許有異聲的絕對政治教條；而一個宗教該屬靈不屬靈，反倒世俗得像個綠營宗教部，整天高舉各種政治議題的大旗，採取特定單一立場，敵視政治異己。<text:span text:style-name="T2"><text:line-break/><text:line-break/></text:span>我不知道各位是怎麼練的，為何長年面對這樣一些顛倒錯亂卻似乎一點感覺也沒有。當然，我也一直努力在學習見怪不怪，學習適應大腦缺氧的環境，慢慢也沒啥感覺了。<text:span text:style-name="T2"><text:line-break/><text:line-break/></text:span>我要能有辦法練到也能讓自己變成一個瓦斯爐，隨綠色旗子飄揚，讓人開開關關，沸騰個不停，我也不打算反對，也許當個爐子是幸福的。</text:p>
      <text:p text:style-name="P1"><text:span text:style-name="T3">陳真</text:span><text:s/>  |  2014.04.22 01:33   |   <text:a xlink:type="simple" xlink:href="http://palinfo.habago.org/Entry?Command=Information_PrintForum&amp;iPage=447#FORUM32254"><text:span text:style-name="T1">#</text:span></text:a></text:p>
      <text:p text:style-name="P3">真是令人無語。林是好人，卻矇昧至此。<text:span text:style-name="T2"><text:line-break/><text:line-break/></text:span>沒有人害他，是他的<text:span text:style-name="T2"><text:s/>"</text:span>自以為是<text:span text:style-name="T2">" </text:span>害了自己。今天如果有人<text:span text:style-name="T2">(</text:span>例如李遠哲<text:span text:style-name="T2">)</text:span>，認為發展核能政策十分重要，攸關國泰民生，攸關人類對於能源的良善利用方式，他也同樣基於一種利他之心來禁食，結果核電卻廢掉了，害他禁食死掉了，難道他能因此怪罪執政者或反核者殺害了他？<text:span text:style-name="T2"><text:line-break/><text:line-break/></text:span>林義雄似乎認為：只要自己所選擇的一方，便是真理；既然是真理，真理是不存在任何異議空間的，就跟聖經或聖旨一樣。<text:span text:style-name="T2"><text:line-break/><text:line-break/></text:span>如果所謂多數民意如此神聖，不得有任何異議，否則便是反民主。如果這說得通，那麼，過去幹嘛反核？幹嘛要求解除戒嚴？幹嘛要組黨？所有這些議題全是有著絕大多數的民意支持，難道也應強迫政府以所謂絕大多數民意為依歸，繼續戒嚴，繼續黨禁，繼續這樣，繼續那樣？<text:span text:style-name="T2"><text:line-break/><text:line-break/></text:span>至於上帝何時也開始反核，真是令人瞠目結舌。這也叫宗教？教會自然可以站在普世價值的基礎上對於任何現實事物表態，但教會怎麼能在統獨或核能政策或政黨選舉等等這類無關價值的事務上選邊靠？<text:span text:style-name="T2"><text:line-break/><text:line-break/></text:span>台灣這個島其實也挺可憐，充斥著各種偏見、歧視、仇恨與謊言，所有這一切，歸結成一種顏色爭戰，對於異己，動不動就是扣帽子，視為寇讎，不擇手段，只求勝出。在一切理應訴諸高度理性的公眾事務上，卻完完全全沒有任何理性思維存活的空間，僅剩的就是狂熱激清、謊言、造勢以及對於少數一方或不同顏色者的仇恨與壓迫。<text:span text:style-name="T2"><text:line-break/><text:line-break/></text:span>這樣一個島是很不適合具有正常心靈的人居住的。我知道一定有人會說那你就滾出台灣，台灣不歡迎你。對此你就能知道這島有多瘋狂多病態。<text:span text:style-name="T2"><text:line-break/><text:line-break/></text:span>陳真<text:span text:style-name="T2"><text:line-break/><text:line-break/>===========<text:line-break/></text:span>反核禁食若不幸<text:span text:style-name="T2"><text:s/></text:span>林義雄<text:span text:style-name="T2">:</text:span>掌權者害我<text:span text:style-name="T2"><text:line-break/><text:line-break/></text:span>民視<text:span text:style-name="T2"><text:s/>– 2014</text:span>年<text:span text:style-name="T2">4</text:span>月<text:span text:style-name="T2">21</text:span>日<text:span text:style-name="T2"><text:line-break/><text:line-break/></text:span>前民進黨主席林義雄，<text:span text:style-name="T2">22</text:span>日就要在義光教會，展開無限期禁食，表達停建核四的訴求，有學生特別送上太陽花和卡片，也有音樂人，寫了一首名叫「聲援」的歌曲，至於林義雄，他則以公開信表示，如果不是掌權者蔑視民意，他不會有禁食的行動，如果發生不幸，請親友了解，是執政者殺害了他。<text:span text:style-name="T2"><text:line-break/><text:line-break/></text:span>林義雄在「禁食」前一天，發表公開信，強調如果不是掌權者蔑視廣大的民意，橫行無忌、強建核四，我不會有禁食的行動，請親友了解，是他們，而不是我自己，在殘害我的身體，如果我有不幸，請親友了解，是他們殺害了我，展現用生命反核的決心。<text:span text:style-name="T2"><text:line-break/><text:line-break/></text:span>義光教會牧師邱瓊苑：「會友大家希望能夠用禱告，一樣禁食的這樣一個行動，來回應他陪伴他。」<text:span text:style-name="T2">(</text:span>民視新聞<text:span text:style-name="T2"><text:s/></text:span>蔡煌元<text:span text:style-name="T2"><text:s/></text:span>張育睿<text:span text:style-name="T2"><text:s/></text:span>台北報導<text:span text:style-name="T2">)</text:span></text:p>
      <text:p text:style-name="P1"><text:span text:style-name="T3">陳真</text:span><text:s/>  |  2014.04.22 01:18   |   <text:a xlink:type="simple" xlink:href="http://palinfo.habago.org/Entry?Command=Information_PrintForum&amp;iPage=447#FORUM32253"><text:span text:style-name="T1">#</text:span></text:a></text:p>
      <text:p text:style-name="P2">有人需要催吐劑嗎？這就是了。真的不是普通的噁心。<text:span text:style-name="T2"><text:line-break/><text:line-break/></text:span>陳真<text:span text:style-name="T2"><text:line-break/><text:line-break/>===========<text:line-break/><text:line-break/></text:span>學運自首：為民主不服從<text:span text:style-name="T2"><text:s/></text:span>為台灣勇敢承擔<text:span text:style-name="T2"><text:line-break/><text:line-break/>2014</text:span>年<text:span text:style-name="T2">4</text:span>月<text:span text:style-name="T2">21</text:span>日<text:span text:style-name="T2"><text:s/></text:span>下午<text:span text:style-name="T2">3:04<text:line-break/></text:span>新頭殼<text:span text:style-name="T2">newtalk<text:line-break/></text:span>林朝億<text:span text:style-name="T2">/</text:span>台北報導<text:span text:style-name="T2"><text:line-break/><text:line-break/></text:span>太陽花學運領袖林飛帆、陳為廷等<text:span text:style-name="T2">7</text:span>位領導人物今（<text:span text:style-name="T2">21</text:span>）日下午到台北地檢署集體應訊，他們並發表「為民主不服從、為台灣勇敢承擔」的聲明，除了要求指揮血腥鎮壓的行政院長江宜樺也應主動到地檢署報告外，也強調傷害台灣民主、迫使人民採取行動對抗暴政的首謀，就是總統馬英九。<text:span text:style-name="T2"><text:line-break/><text:line-break/></text:span>這次自首的成員包括林飛帆、陳為廷、黃郁芬、黃守達、黃國昌、魏揚、周馥儀等<text:span text:style-name="T2">7</text:span>人。他們在<text:span text:style-name="T2">10</text:span>多位律師與學運夥伴們的陪同下，到台北地檢署報到。律師顧立雄表示，其中有人接到中正一分局的約談通知，但他們不接受警局約談，因此主動到台北地檢署說明。<text:span text:style-name="T2"><text:line-break/><text:line-break/></text:span>他們並由魏揚、黃郁芬、黃守達代表分別宣讀「民主不服從、為台灣勇敢承擔」聲明，全文如下：<text:span text:style-name="T2"><text:line-break/><text:line-break/></text:span>我們是一群關心台灣未來的公民、青年、學生。在面對台灣民主憲政的空前危機，我們選擇挺身而出，我們既然決定參與這場運動，就願意承擔各種可能的歷史、政治、社會與法律責任。<text:span text:style-name="T2"><text:line-break/><text:line-break/></text:span>從<text:span text:style-name="T2">318</text:span>佔領立法院、<text:span text:style-name="T2">323</text:span>佔領行政院、<text:span text:style-name="T2">330</text:span>五十萬人凱道集會，一直到今天<text:span text:style-name="T2">421</text:span>的記者會，這場運動的軸線都沒有改變。這場運動始於兩岸服務貿易協議簽署與審查過程對民主價值的傷害與對憲政法治的踐踏，這不僅反映出馬政府的專制獨裁，各暴露台灣的民主憲政體制已經陷入巨大危機，行政權獨大、立法權失靈，既有的權力分立架構已經徹底破敗，不斷與主流民意對立，導致近年來層出不窮的重大爭議，服貿協議的荒謬<text:span text:style-name="T2">30</text:span>秒成為公民抵抗的關鍵時刻。當現行體制縱容了當權者的專擅獨斷，現實上又導致民主失靈，身為國家主人的一份子，我們被迫僅能由體制外尋求救濟，採取行動修補已遭傷害的民主憲政。<text:span text:style-name="T2"><text:line-break/><text:line-break/></text:span>我們今天選擇主動到台北地檢署說明，是要公開宣示坦蕩面對的態度與勇敢承擔的決心。面對國家機器對憲政秩序的踐踏，為了更高位階的核心價值，我們依循公民不服從的法理，採取具體行動挽救已陷入險境的憲政民主，我們勇於承擔可能的法律風險，絕不逃避任何的歷史、政治、社會與法律責任。<text:span text:style-name="T2"><text:line-break/><text:line-break/></text:span>當國家憲政體制正遭受掌權者的踐踏，而警察也淪為國家暴力的執行者時，我們已經無法對警察約談詢問的公正性抱持任何信任，因此，我們選擇拒絕警方偵訊，決定直接面對檢察官。<text:span text:style-name="T2"><text:line-break/><text:line-break/></text:span>我們希望檢察官能夠清楚認知，司法權的基礎來自人民對法律尊嚴的信任及司法對正義價值的實現，絕不應該淪為政治的打手。因此，當羅瑩雪以法務部長之姿不斷刻意放話，大剌剌地指揮辦案時，我們呼籲檢察官切勿隨之起舞，更不要恣意牽連無辜，放任警方肆無忌憚地濫行約談恫嚇和平參與抗議活動的學生，加深人民對司法的不信任。<text:span text:style-name="T2"><text:line-break/><text:line-break/></text:span>從<text:span text:style-name="T2">3</text:span>月<text:span text:style-name="T2">18</text:span>日的反抗暴政行動開始，全台各地的公民、學生、青年都投入、響應了這場神聖的戰役。有些人擔任翻牆突圍的角色，有些人扛起發言受訪的任務，有些人從頭到尾堅守在議場，有些人在自己的生活周遭嘗試改變，有些人為了動線與物資廢寢忘食，有些人為了交通與安全心力憔悴，有些人致力於整合各方人馬、有些人默默地尋求自己的戰鬥崗位，有些人因為不能來到現場而自責，有些人由於付出得太少而愧歉。然而，無論後續的司法追殺會如何區隔劃分這場運動的每一個參與者，我們並不害怕，因為我們願意為了抵抗暴政而承擔。<text:span text:style-name="T2"><text:line-break/><text:line-break/></text:span>這段日子裡，所有運動的參與者，既要承受警察執法過當的攻擊行為，又要資受媒體惡意操作的污名，更要承受檢警肆無忌憚地氾濫傳訊。我們低估了國家暴力的殘暴可能，對於那些因為採取行動而受到傷害的夥伴，我們感到不安與愧疚。面對如此殘酷的國家暴力，即使受到傷害，選多在關鍵時刻選擇迎上前去的夥伴，在抵抗暴政最需要勇氣的時刻沒有退縮，這些夥伴值得最盛重的光榮。我們的信念沒有錯，錯的是當權者的濫權，錯的是當權者沒有勇氣回應人民的訴求。<text:span text:style-name="T2"><text:line-break/><text:line-break/></text:span>我們正告江宜樺院長，當你選擇指示鎮暴警察以棍棒痛擊手無寸鐵、和平靜坐的示威者時，做出了與王金平院長截然不同的政治決定，選擇濫用權力血腥鎮壓，你也不能逃避應負的歷史、政治、社會與法律責任，我們今天選擇主動向檢方說明，江宜樺院長也應主動到案。<text:span text:style-name="T2"><text:line-break/><text:line-break/></text:span>最後，我們也要正告馬英九總統，傷害民主踐踏法治的首謀，迫使人民採取行動對抗暴政的首謀、不是別人，正是馬英九你自己。<text:span text:style-name="T2"><text:line-break/><text:line-break/></text:span>歷史會記得人民行動的這個春天，台灣人民要勇敢決定自己的命運！</text:p>
      <text:p text:style-name="P1"><text:span text:style-name="T3">陳真</text:span><text:s/>  |  2014.04.21 17:01   |   <text:a xlink:type="simple" xlink:href="http://palinfo.habago.org/Entry?Command=Information_PrintForum&amp;iPage=447#FORUM32251"><text:span text:style-name="T1">#</text:span></text:a></text:p>
      <text:p text:style-name="P3">不好意思，用手機寫的，不太會弄，全湊在一起。回去再分段。</text:p>
      <text:p text:style-name="P1"><text:span text:style-name="T3">陳真</text:span><text:s/>  |  2014.04.21 16:59   |   <text:a xlink:type="simple" xlink:href="http://palinfo.habago.org/Entry?Command=Information_PrintForum&amp;iPage=447#FORUM32250"><text:span text:style-name="T1">#</text:span></text:a></text:p>
      <text:p text:style-name="P2">我所謂綠營政治人物連一點點點點點反中的成分也沒有，意思是說這些人的確敵視大陸人，但可別以為他們跟大陸真的不共戴天，那就誤會大了，他們可一點也不會排斥哪怕是人民幣美鈔港元或新台幣，保證對<text:span text:style-name="T2">money</text:span>絕無歧視或仇視心。<text:span text:style-name="T2"><text:line-break/><text:line-break/></text:span>也別聽他們整天喊什麼反中資，並以此為忠貞標準，檢查思想正確性，塑造內部敵人，那是表演給北七看的，就好像別聽他們痛罵什麼黑道，那是白天喊給政治白癡聽的，到了晚上，嘴臉就完全不一樣了。檯面是一套，檯下又完完全全是另一套。<text:span text:style-name="T2"><text:line-break/><text:line-break/></text:span>這些都不是什麼內幕，這只是台灣政治的一個最起碼的普通常識。同理，你也別笨到竟然會相信他們說什麼反財團顧弱勢，他們其實就是財團的代言人或分身；<text:span text:style-name="T2"><text:line-break/><text:line-break/></text:span>於清廉，就別逗我笑了，這些人瞬間賺取的各種合法掩飾非法或純屬非法的暴利，光是它的零頭，恐怕我就算不眠不休一直看診看到<text:span text:style-name="T2">22</text:span>世紀也賺不了那麼多錢。<text:span text:style-name="T2"><text:line-break/><text:line-break/></text:span>世界上有許多詐騙集團，這不希奇，被騙個一兩次也挺正常，但如果同一套騙術騙個五百次還會繼續上當，那就只能怪自己了。<text:span text:style-name="T2"><text:line-break/><text:line-break/></text:span>至於馬英九一上台之後綠色生物就吵個不停的公投法，不就是綠營執政八年的第三年即<text:span text:style-name="T2">2003</text:span>年通過的嗎？國民黨後來決定棄權讓綠營去唱獨角戲，結果連自己人提出的版本都不支持。<text:span text:style-name="T2"><text:line-break/><text:line-break/></text:span>如果這法律果真如此禍國殃民反民主，綠營為何當初不趁機照自己的意思通過？幹嘛要聽美國爸爸指揮？接著後面還有五年的執政時間可以廢除或修改不是嗎？為何不修改？林義雄又為何不向當時的執政黨民進黨施壓？<text:span text:style-name="T2"><text:line-break/><text:line-break/></text:span>所謂台獨也一樣，如果台獨如此重要如此神聖而偉大，他們足足有八年的時間隨時可以宣布獨立。怎麼馬英九一上台就一直要他宣佈台獨否則就要拆立法院。<text:span text:style-name="T2"><text:line-break/><text:line-break/></text:span>我敢說，時下綠營的政治人物絕對沒有一個人真的想要台獨，那也是表演給一些政治白癡看的，藉此在內部塑造敵人以贏取選票。若有哪個綠營政治人物不服，請他站出來說說他如何個台獨法，以接受我們的表揚。<text:span text:style-name="T2"><text:line-break/><text:line-break/></text:span>任何一個人或任何一個黨或組織，持有任何一種意識形態，我都沒有意見，只要他把自己的見解和主張說清楚便行。但這個民進唬爛黨及其一大票學界醫界文化界以及最不要臉的人權界同路人及各種尾巴團體的問題，恰恰就在於他們其實什麼意識型態或主張也沒有，一切都只是手段，奪取權位利益的手段。<text:span text:style-name="T2"><text:line-break/><text:line-break/></text:span>除了權位名利，我完全看不出這些人有任何信念或信仰可言，毫無中心思想。同一件事，同一個人，他們可以一下說黑一下說白。你若真真去追究其所言，恐怕會搞到精神錯亂。與其說這些人是政治人物或政治幫傭，倒不如說他們其實是商人。<text:span text:style-name="T2"><text:line-break/><text:line-break/></text:span>說他們是商人其實相當程度侮辱了商人，我意思是說，他們唯利是圖。但現實生活中，並非每個商人都如此，商人仍然還是要講信譽、推品牌，講道德的。商人基本上還是可敬的。<text:span text:style-name="T2"><text:line-break/><text:line-break/></text:span>說穿了，其實這些人不折不扣就是個政治詐騙集團。當然，並不是說其成員每個人都施詐術，而是說，其成員普遍對於行使詐騙、說謊、造謠等等手段向來不以為忤。<text:span text:style-name="T2"><text:line-break/><text:line-break/></text:span>這些都不是什麼內幕，這些也不千百年前難以查證的往事，要了解這些人這些事更不需要任何聰明才智馬上就能弄懂。台灣的問題就在於其實人們根本不在乎是非。就跟美國一樣，幾年來侵略那麼多國家，殺了數百萬人，千萬生靈塗炭，憑藉的所有理由竟然沒有一個是真的，一千個理由竟然全是謊言，但美國人在不在乎？顯然一點也無所謂。這大概也是無數悲劇或政治操弄一再反覆發生的原因，因為人們根本不<text:span text:style-name="T2">care</text:span>什麼是非善惡真理與真實。<text:span text:style-name="T2"><text:line-break/><text:line-break/></text:span>在台亦然，人們基本上並不相信一個良善社會必須建立在基本的是非與基本價值之上，政客或媒體要他關注什麼、抬舉什麼或打壓什麼仇視什麼，其支持者就一概照指令行事，真是乖到嚇死人；媒體或政客要他們愛誰，他們就愛誰，要他們恨誰，他們就會恨誰，要他們沸騰，他們就會好像瓦斯爐那樣讓人任意開開關關，好像完全沒有半點腦子的感覺。</text:p>
      <text:p text:style-name="P1"><text:span text:style-name="T3">陳真</text:span><text:s/>  |  2014.04.21 11:31   |   <text:a xlink:type="simple" xlink:href="http://palinfo.habago.org/Entry?Command=Information_PrintForum&amp;iPage=447#FORUM32249"><text:span text:style-name="T1">#</text:span></text:a></text:p>
      <text:p text:style-name="P3">美國的立場自然是樂於見到台灣與大陸為敵，但一些個別官員，特別是已卸任者，就算他持有前述立場，恐怕也很難在這議題上發表負面看法，因為這事的利害得失如此清楚。<text:span text:style-name="T2"><text:line-break/><text:line-break/></text:span>就跟這位包先生所說一樣，我也很想知道一個所謂運動，怎麼連自己在反對什麼也一個理由都說不上來，永遠只會造謠瞎掰，抹黑大陸人，挑起人們對他們的仇視，要不就是講一些完全沒有實質意義的族群偏見或空洞政治辭彙，讓人感覺好像智能上有嚴重缺陷似的。<text:span text:style-name="T2"><text:line-break/><text:line-break/></text:span>真難想像怎麼會有人笨到這種程度但卻毫無自覺，反而以為自己很聰明很有想法。台灣社會的反智程度，若非身處其中親身經歷，實難想像。<text:span text:style-name="T2"><text:line-break/><text:line-break/></text:span>更不可思議的是，台灣卻被這樣一群缺乏智能但卻充滿族群仇恨激情及黨國熱情的人所綁架，呈現一種反淘汰、劣幣逐良幣的現象。這些人，滿腦子神聖黨國念頭，而且逆我則死，似乎非常過不慣民主生活。<text:span text:style-name="T2"><text:line-break/><text:line-break/></text:span>但如果你以為綠營政治人物真的如此反中，那你真是對政治太外行了。這些人一點點點點點反中的成份也沒有；就我幾十年來的實際經歷與見聞，我敢這麼說。所謂反中是反給北七看、騙選票的。我畢竟不是今天才認識這些人，我認識他們超過<text:span text:style-name="T2">30</text:span>年了。<text:span text:style-name="T2"><text:line-break/><text:line-break/></text:span>我估計大概會這樣一路亂到<text:span text:style-name="T2">2020</text:span>或<text:span text:style-name="T2">2030</text:span>年。一個社會，如果眾人就是喜歡搞這一味低能反智造勢殺敵的遊戲，其實你也只能隨他便了，大家高興就好。也許還可以想辦法更低能更智障一些，說不定更有趣更夯更好玩。<text:span text:style-name="T2"><text:line-break/><text:line-break/></text:span>陳真<text:span text:style-name="T2"><text:line-break/><text:line-break/>================<text:line-break/></text:span>包道格：很想知道服貿有何不好<text:span text:style-name="T2"><text:line-break/><text:line-break/></text:span>中央社中央社<text:span text:style-name="T2"><text:s/>– 2014</text:span>年<text:span text:style-name="T2">4</text:span>月<text:span text:style-name="T2">17</text:span>日<text:span text:style-name="T2"><text:line-break/><text:line-break/></text:span>（中央社記者林淑媛華盛頓<text:span text:style-name="T2">16</text:span>日專電）前美國在台協會台北辦事處長包道格今天表示，他很想知道，為什麼會有人認為能幫助台灣服務業進一步打進大陸市場的服貿協議不好？<text:span text:style-name="T2"><text:line-break/><text:line-break/></text:span>包道格強調，前總統李登輝與陳水扁的時代，禁止比較老舊科技業登陸，但反而提供中國大陸趕上台灣先進科技產業的機會。同樣的，台灣服務業在大陸市場具有領先優勢，如果台灣不積極參與，大陸服務業會變得更有競爭力與更有主導性，將威脅台灣市場地位。<text:span text:style-name="T2"><text:line-break/><text:line-break/></text:span>華府智庫卡內基國際和平研究院今天舉辦台灣關係法<text:span text:style-name="T2">35</text:span>年研討會，前美國在台協會台北辦事處處長包道格（<text:span text:style-name="T2">Douglas Paal</text:span>）在會後接受記者訪問時強調，他知道這次因兩岸服務貿易協議引發的反服貿學運，但相關報導過於片面。<text:span text:style-name="T2"><text:line-break/><text:line-break/></text:span>他指出，台灣服務業競爭優勢大於中國大陸，台灣如果不積極打開大陸市場，現有優勢將會被取代，他認為台灣應該要從現實經濟面討論服貿內容。<text:span text:style-name="T2"><text:line-break/><text:line-break/></text:span>包道格說，協議內容很重要，因為台灣服務業較中國大陸具有很大優勢，可以提供年輕人工作機會前景，他很想知道為什麼會有人認為能幫助台灣服務業進一步打進大陸市場的服貿協議不好？<text:span text:style-name="T2"><text:line-break/><text:line-break/></text:span>包道格認為，在討論兩岸服務貿易協議時，應該以現實與經濟面為基礎，而不是只從政治方面看待。<text:span text:style-name="T2">1030417</text:span></text:p>
      <text:p text:style-name="P1"><text:span text:style-name="T3">陳真</text:span><text:s/>  |  2014.04.21 04:14   |   <text:a xlink:type="simple" xlink:href="http://palinfo.habago.org/Entry?Command=Information_PrintForum&amp;iPage=447#FORUM32248"><text:span text:style-name="T1">#</text:span></text:a></text:p>
      <text:p text:style-name="P2"><text:span text:style-name="T2">"</text:span>我站在烈烈風中，恨不能蕩盡綿綿心痛。望蒼天，四方雲動，劍在手，問天下誰是英雄。<text:span text:style-name="T2">" </text:span>這歌叫霸王別姬，幾度出現在<text:span text:style-name="T2"><text:s/>"</text:span>小武<text:span text:style-name="T2">" </text:span>中，特別是最後一次出現在夜市逆光背景中，非常震撼感人。在徹底的絕望與失敗中，一個英雄誕生了。<text:span text:style-name="T2"> <text:line-break/><text:line-break/></text:span>霸王就是項羽，自刎烏江，美人、江山，一切歸於無有。但世上還能有什麼樣的英雄下場如此動人？<text:span text:style-name="T2"><text:line-break/><text:line-break/></text:span>齊克果說，世上的確有這樣一種意義，唯有透過無意義方能表達。我把這樣一種奇怪的、不具意義的<text:span text:style-name="T2"><text:s/>"</text:span>意義<text:span text:style-name="T2">" </text:span>的途逕，稱為<text:span text:style-name="T2"><text:s/>"self revocation"</text:span>，自毀，自暴自棄。一個人，當他盡棄所學，折劍以去，或許他才是那個真正會使劍的人。<text:span text:style-name="T2"><text:line-break/><text:line-break/></text:span>維根斯坦說，<text:span text:style-name="T2">"</text:span>哲學最大的成就就是放棄哲學。<text:span text:style-name="T2">" </text:span>有些東西不可能被看見，除非它消失；一個事物之成功的唯一可能性，恰恰就在於它的失敗；最軟弱之物，卻也最剛強。這一切敘述全屬矛盾弔詭，但齊克果說，<text:span text:style-name="T2">"</text:span>弔詭掃除了世上一切概念<text:span text:style-name="T2">"</text:span>，理性將無所依存，智慧由是而生。<text:span text:style-name="T2"><text:line-break/><text:line-break/></text:span>維根斯坦說，齊克果是<text:span text:style-name="T2">19</text:span>世紀最偉大的哲學家。我能理解他為何這麼說，因為兩位英雄，所見略同。<text:span text:style-name="T2"><text:line-break/><text:line-break/></text:span>有些東西，說大家都會說，但如果你不是那樣的人，不可能體會。這些想法，僅是膚淺結論，內在深沉全在複雜演繹中。但再怎麼深沉，凡出自概念者，終究蒼白。<text:span text:style-name="T2"><text:line-break/><text:line-break/></text:span>概念是這樣一種東西，如果你沒法以命相許，拿一條命跟它等同，那它也只是可有可無的身外物，就像放屁那樣，脫口而出，隨風發散。<text:span text:style-name="T2"><text:line-break/><text:line-break/></text:span>小武是個失敗者，被社會拋得遠遠的，跌落在一個絕望的邊緣角落，但他的徹底失敗與挫折，他的悲劇，恰恰造就他成為一名真正意義上的英雄。</text:p>
      <text:p text:style-name="P4"/>
      <text:p text:style-name="P1"><text:span text:style-name="T3">陳真</text:span><text:s/>  |  2014.04.20 03:19   |   <text:a xlink:type="simple" xlink:href="http://palinfo.habago.org/Entry?Command=Information_PrintForum&amp;iPage=448#FORUM32247"><text:span text:style-name="T1">#</text:span></text:a></text:p>
      <text:p text:style-name="P2">罰站結束，回程途中，翻閱良哲贈書，賈樟柯寫的<text:span text:style-name="T2"><text:s/>"</text:span>小武<text:span text:style-name="T2">" </text:span>劇本。讀了序，思緒便一湧而上，沒法再往下讀。<text:span text:style-name="T2"><text:line-break/><text:line-break/></text:span>科技跟不上，社會也跟不上，就連話語概念也出神入化沒法理解了，原本熟悉的，全鑽進了夢裏，現實的一切如此陌生。<text:span text:style-name="T2"><text:line-break/><text:line-break/></text:span>未來是為了過去而存在，我的所有明天只是為了重溫舊夢。<text:span text:style-name="T2"><text:line-break/><text:line-break/></text:span>賈樟柯說：<text:span text:style-name="T2"><text:line-break/><text:line-break/>"</text:span>回家，又是孤燈。<text:span text:style-name="T2">...</text:span>生活裏的許多事像曠野裏的鬼，事情過了他還不走，他追著你，一直逼我至角落，逼到這盞孤燈下，讓我講出事情來。<text:span text:style-name="T2">…</text:span>我搞不清我為什麽會如此矯揉造作，內心總是傷感。<text:span text:style-name="T2">"<text:line-break/><text:line-break/></text:span>節錄幾段如下，以供小武們惆悵。<text:span text:style-name="T2"><text:line-break/><text:line-break/></text:span>陳真<text:span text:style-name="T2"><text:line-break/><text:line-break/>==============<text:line-break/></text:span>我的邊城，我的國<text:span text:style-name="T2"><text:s/>(</text:span>節錄<text:span text:style-name="T2">)<text:line-break/><text:line-break/></text:span>賈樟柯<text:span text:style-name="T2"><text:line-break/><text:line-break/><text:line-break/></text:span>我上電影學院時已經<text:span text:style-name="T2">23</text:span>歲了，同級的大部分同學都高中剛畢業，他們和我相差五歲。我知道我沒有多少青春可以揮霍了。<text:span text:style-name="T2"><text:s/>...<text:line-break/><text:line-break/></text:span>在學校，我沒有了呼朋引伴的熱情<text:span text:style-name="T2">...</text:span>每到夜幕降臨，看同學們湧出校門與不同的際遇約會，就知道生活對他們來說還新鮮。我卻覺得自己老了，晚上自習室成了最好的去處，那裏可以抽煙，就拎一卷兒<text:span text:style-name="T2">500</text:span>字一頁的綠格稿紙，拿一隻筆坐在裏面，點煙，落筆。<text:span text:style-name="T2"><text:line-break/><text:line-break/></text:span>自習室裏人不多，個個模樣淒苦，一看就是電影學院少數幾個沒有愛情在身的人，我們落魄，像書生。<text:span text:style-name="T2"> <text:line-break/><text:line-break/></text:span>當粗寬的筆在同樣粗寬的綠格子紙上行走，漸漸就會忘我。忘我則無欲，也就勉強有了幸福感。他們是青春作伴，而我有往事相隨。每一次拿著筆面對白紙，思緒就不由地回到家鄉，那遙遠的汾陽<text:span text:style-name="T2">——</text:span>我的邊城，我的國。<text:span text:style-name="T2"> <text:line-break/><text:line-break/></text:span>我在那裏長到<text:span text:style-name="T2">21</text:span>歲，曾試著寫詩畫畫。生活裏的許多事像曠野裏的鬼，事情過了他還不走，他追著你，一直逼我至角落，逼到這盞孤燈下，讓我講出事情來。<text:span text:style-name="T2">…</text:span>我搞不清我為什麽會如此矯揉造作，內心總是傷感。<text:span text:style-name="T2"> <text:line-break/><text:line-break/></text:span>每次落筆都會落淚，先是聽到鋼筆劃過稿紙的聲音，到最後聽到眼淚打在紙上的滴答聲。這種滴答聲我熟悉，夏天的汾陽暴雨突至，打在地上的第一層雨就是這樣的聲響<text:span text:style-name="T2">…</text:span>淚落白紙，劇本會完成，電影也會誕生。原來作品就像植物、需要有水。<text:span text:style-name="T2"> <text:line-break/><text:line-break/></text:span>劇本寫完，五萬字，一百五十多場，粗算一下需要三個月拍攝才能完成，就想拍成電影遙遙無期了。好像美景總在遠處，失意的人總愛眺望。<text:span text:style-name="T2"><text:line-break/><text:line-break/></text:span>傍晚趴在宿舍窗戶眺望遠處，遠處北影明清一條街燈火輝煌。心煩意亂之時，披了軍大衣，溜進北影看別人拍電影。寒冷中一堆烈火，元家班兄弟正在拍《方世玉》。突然哭聲傳來，定睛一看，李連杰背一個嬰兒，手拿武器，在烈火前表演武打。<text:span text:style-name="T2"> <text:line-break/><text:line-break/></text:span>那時候票房的保證叫<text:span text:style-name="T2">“</text:span>拳頭加枕頭<text:span text:style-name="T2">”</text:span>，想到自己剛剛寫的那些文字，究竟會有誰願意投錢變成銀幕上的真實，便又斷了拍片的念頭，心裏暗想這些文字或許將來可以出書變成小說。<text:span text:style-name="T2"><text:line-break/><text:line-break/></text:span>一晃到了畢業時分，宿舍裏更加空蕩，有人成群結隊去拍畢業作品，多數人消失在城市裏。我一個人守著六樓空蕩蕩的樓道反復來回，獨聽自己的腳步聲，這氛圍像柯恩兄弟的電影《巴頓芬克》。<text:span text:style-name="T2">…<text:line-break/><text:line-break/></text:span>回家，又是孤燈。寫作真的像長跑，從第一個字到最後一個字，從第一個人物出場到他的命運終結，這個過程要你一筆一劃寫出來。沒有人能夠幫你，就像在長跑的路上，可以有人給你加油喝彩，但腳下的路仍需要你一步一步走過去。<text:span text:style-name="T2"><text:line-break/><text:line-break/></text:span>寫劇本也一樣，就見桌上的稿紙展開撕掉，再展開再撕掉，終於寫下一行字：<text:span text:style-name="T2">“</text:span>靳小勇的朋友，胡梅梅的傍家，梁長友的兒子，小武<text:span text:style-name="T2">”</text:span>。這片名的筆法學自文革時候的《人民日報》文章，文革時揪出<text:span text:style-name="T2">“</text:span>反動派<text:span text:style-name="T2">”</text:span>要抓住他的人脈，而這變革時代，變革的也是人與人之間的關係。這個片名雖好，但長了一些，最後把前面的定語劃去，只留下人名：小武。<text:span text:style-name="T2"> <text:line-break/><text:line-break/></text:span>寫完之後懷揣劇本，騎自行車去了郵局。在長話室裏等國際長途，接線員接通我的某香港小資朋友，跟他說我要拍《小武》，問他是否有興趣投錢。事情突然，把他搞的有些莫名其妙。他讓我把劇本寄過去再說。<text:span text:style-name="T2"><text:line-break/><text:line-break/></text:span>從長話室出來，才發現我的縣城到底是現代化了，郵局居然也有了傳真機，便痛下決心花費五百，把劇本傳真到香港。第二天再挂電話，香港朋友說他喜歡《小武》，決定投拍。<text:span text:style-name="T2"> <text:line-break/><text:line-break/></text:span>《小武》四月十號開拍，就像女人不會忘記生孩子的日子，這日子永生難忘。四月的縣城還冷，劇組一行燒香磕頭。我在煙霧繚繞的街頭跪下，敬天地鬼神，往來神仙，祖師爺唐明皇，朱元璋及盧米艾爾兄弟。這儀式讓我確定，這一次真要將文字變成電影了。<text:span text:style-name="T2">… <text:line-break/><text:line-break/></text:span>這<text:span text:style-name="T2">“</text:span>故鄉三部曲<text:span text:style-name="T2">”</text:span>的確是我不滿現實的結果。汾陽，躲在呂梁山裏的我的邊城，那裏的日日夜夜，無數難忘的人和事兒，讓我落筆下去變成了電影。這電影又是我的國，裏面一人一事，一草一木都是我的世界。<text:span text:style-name="T2"><text:s/>…<text:line-break/><text:line-break/></text:span>我常自問，喜歡藝術究竟為何？其中原因從未交待，我願自供。我會寫下去，是因為很多事情尚未改變，我和他們還沒有和解。<text:span text:style-name="T2">…</text:span></text:p>
      <text:p text:style-name="P1"><text:span text:style-name="T3">楊世主</text:span><text:s/>  |  2014.04.19 02:19   |   <text:a xlink:type="simple" xlink:href="http://palinfo.habago.org/Entry?Command=Information_PrintForum&amp;iPage=448#FORUM32246"><text:span text:style-name="T1">#</text:span></text:a></text:p>
      <text:p text:style-name="P6"><text:span text:style-name="T3">可以關注這個天注定官方臉書</text:span>https://www.facebook.com/a.touch.of.sin.taiwan<text:line-break/><text:line-break/><text:span text:style-name="T3">在這方面，花蓮是個沙塵漫天的大沙漠</text:span></text:p>
      <text:p text:style-name="P1"><text:span text:style-name="T3">陳真</text:span><text:s/>  |  2014.04.19 02:12   |   <text:a xlink:type="simple" xlink:href="http://palinfo.habago.org/Entry?Command=Information_PrintForum&amp;iPage=448#FORUM32245"><text:span text:style-name="T1">#</text:span></text:a></text:p>
      <text:p text:style-name="P2">謝謝承原。你們消息怎麼都那麼靈通。良哲也有跟我說這事，剛剛才看到。<text:span text:style-name="T2"><text:line-break/><text:line-break/></text:span>不過，蒼天啊，我<text:span text:style-name="T2">4/25</text:span>周五那天看完夜診下班回到台南，就跟今天一樣，最快也十點多了。我也許真的跟小武無緣，幾次都擦身而過。<text:span text:style-name="T2"><text:line-break/><text:line-break/></text:span>我只看過一遍小武，先看小武，再看<text:span text:style-name="T2"><text:s/>"</text:span>天注定<text:span text:style-name="T2">"</text:span>，後者便顯得遜色了，儘管<text:span text:style-name="T2"><text:s/>"</text:span>天注定<text:span text:style-name="T2">" </text:span>得了坎城大獎。<text:span text:style-name="T2"><text:line-break/><text:line-break/></text:span>人的外在角色身份異同，往往無足輕重。重點是骨子裏那一點氣味的遠近。喜歡小武者，看他也許猶如看自己；大上好幾號的西裝，衰尾道人的模樣，諸多挫折，數不清的失敗與難堪，時光悄悄流逝，跟這靈巧的世界走得一步比一步遠，疏離而陌生，倏忽來到人事的邊緣盡頭，一如賈樟柯所說，<text:span text:style-name="T2">"</text:span>生命再次變得孤獨，從而顯得高貴<text:span text:style-name="T2">"</text:span>。</text:p>
      <text:p text:style-name="P1"><text:span text:style-name="T3">蔡承原</text:span><text:s/>  |  2014.04.19 00:37   |   <text:a xlink:type="simple" xlink:href="http://palinfo.habago.org/Entry?Command=Information_PrintForum&amp;iPage=448#FORUM32244"><text:span text:style-name="T1">#</text:span></text:a></text:p>
      <text:p text:style-name="P6">Dear<text:span text:style-name="T3">陳真</text:span>,<text:line-break/><text:line-break/><text:span text:style-name="T3">小武報馬仔再度出擊，這次出現在臺南，希望有機會</text:span>!<text:line-break/>https://m.facebook.com/photo.php?fbid=766339566734094&amp;set=a.487957207905666.118981.152121384822585&amp;type=1&amp;theater</text:p>
      <text:p text:style-name="P1"><text:span text:style-name="T3">陳真</text:span><text:s/>  |  2014.04.18 13:58   |   <text:a xlink:type="simple" xlink:href="http://palinfo.habago.org/Entry?Command=Information_PrintForum&amp;iPage=448#FORUM32242"><text:span text:style-name="T1">#</text:span></text:a></text:p>
      <text:p text:style-name="P2">陸游有詩云：老子舞時不須拍，梅花亂插烏巾香。尊前作劇莫相笑。我死諸君思此狂。<text:span text:style-name="T2"> <text:line-break/><text:line-break/></text:span>這大約就是我對外寫專欄或留言板等等一切通俗文字的唯一心情，存心讓人看笑話的。<text:span text:style-name="T2"><text:line-break/><text:line-break/></text:span>我並不笨，我知道人們怎麼看待人事物的價格，但我不在乎自我做賤。<text:span text:style-name="T2"><text:line-break/><text:line-break/></text:span>我在諸位面前如此亂舞一通，連個節拍韻律都沒有，還像個傻帽一樣，往自己頭上亂插花，各位看了輕蔑發笑，可當有一天我死了，諸位也許會想念這一切想念得要發狂。</text:p>
      <text:p text:style-name="P1"><text:span text:style-name="T3">陳真</text:span><text:s/>  |  2014.04.18 13:27   |   <text:a xlink:type="simple" xlink:href="http://palinfo.habago.org/Entry?Command=Information_PrintForum&amp;iPage=448#FORUM32241"><text:span text:style-name="T1">#</text:span></text:a></text:p>
      <text:p text:style-name="P3">這個島反正也蹧踏得差不多了，我看就棄城算了，綠營愛怎麼搞就順他們的意思照辦便是，否則後果會不堪收拾，會有風暴，會死不只一條人命。<text:span text:style-name="T2"><text:line-break/><text:line-break/></text:span>國民黨現在都是一些不知社會險惡的書呆子當家，根本不是老謀深算的綠營及其一票同路人的對手，永遠只有挨打的份。<text:span text:style-name="T2"><text:line-break/><text:line-break/></text:span>我對這島完全悲觀，現在再加上林義雄拿一條命來施壓，這個島就像個沉一半的船那樣，沒有氧氣，很難有明天了。<text:span text:style-name="T2"><text:line-break/><text:line-break/></text:span>陳真<text:span text:style-name="T2"><text:line-break/><text:line-break/>==============<text:line-break/></text:span>綠提核四公投條例<text:span text:style-name="T2"><text:s/></text:span>江揆：簡單多數如兒戲<text:span text:style-name="T2"><text:line-break/><text:line-break/></text:span>中廣新聞網中廣新聞網<text:span text:style-name="T2"><text:s/>– <text:line-break/><text:line-break/></text:span>民進黨準備提出「核四公投特別條例」，打算以公投決定核四的未來。不過閣揆江宜樺今天質疑，民進黨版草案不設門檻採取簡單多數，對於公投的態度太草率、不負責任。江宜樺並舉民間版「兩岸監督條例」對於兩岸協議採取的高門檻，質疑民進黨完全視公投制度為兒戲。<text:span text:style-name="T2">(</text:span>李人岳報導<text:span text:style-name="T2">) <text:line-break/><text:line-break/></text:span>核四爭議再起，民進黨計畫提出「核四公投特別條例」，打算以公投決定核四的未來。不過閣揆江宜樺質疑，民進黨版的核四公投條例，對於投票人數採取不設任何門檻的簡單多數決，對於公投的議題設計太過輕忽草率、不負責任。江宜樺：『哪怕只有<text:span text:style-name="T2">3</text:span>個人投票，其中<text:span text:style-name="T2">2</text:span>個主張廢除核四、<text:span text:style-name="T2">1</text:span>個人贊成核四，那就算是<text:span text:style-name="T2">2</text:span>比<text:span text:style-name="T2">1</text:span>通過廢除核四，這是全世界絕無僅有的公投。』<text:span text:style-name="T2"><text:line-break/><text:line-break/></text:span>江宜樺並舉民進黨立委尤美女提出的民間版「兩岸監督條例」，對兩岸協議採取的高門檻，質疑民進黨對公投的態度是隨著議題「想通過就降低、想要讓議題死掉就升高」，完全視公投制度為兒戲。江宜樺：『民進黨在處理公投制度的議題上，是非常任意的，它沒有一個中心思想，也沒有一個一貫的主張，完全是隨著議題，要這個議題過的時候就把公投門檻降低，要議題死的時候就把門檻升高，完全視公投制度為兒戲。』</text:p>
      <text:p text:style-name="P1"><text:span text:style-name="T3">陳真</text:span><text:s/>  |  2014.04.18 07:17   |   <text:a xlink:type="simple" xlink:href="http://palinfo.habago.org/Entry?Command=Information_PrintForum&amp;iPage=448#FORUM32240"><text:span text:style-name="T1">#</text:span></text:a></text:p>
      <text:p text:style-name="P2">這兩天，一直想著林義雄的事，夜不成眠。<text:span text:style-name="T2"><text:line-break/><text:line-break/></text:span>一個人，以死來做為一種<text:span text:style-name="T2">"</text:span>要脅<text:span text:style-name="T2">"</text:span>，<text:span text:style-name="T2">"</text:span>要脅<text:span text:style-name="T2">" </text:span>一種見仁見智、理應透過理性思辯來決定的公眾事務非得照著他的意志進行不可，實在非常不可理喻。<text:span text:style-name="T2"><text:line-break/><text:line-break/></text:span>但如果你家裏有人搞類似這樣一些令你兩難的舉動，此時，究竟是理性的基本價值與文明體制重要？還是自己家人的一條老命重要？這個兩難其實對我一點都不難。當然是家人的命重要。<text:span text:style-name="T2"><text:line-break/><text:line-break/></text:span>曾有個未成年的小女生，響應甘地的絕食行動，當她已奄奄一息，寫信給甘地，甘地卻仍然鼓勵並樂於見到她為一己信念絕食至死。甘地的<text:span text:style-name="T2"><text:s/>"</text:span>狠心<text:span text:style-name="T2">"</text:span>，引來批評，但甘地是相信靈魂勝於肉體的，他相信這小女孩肉體之死，靈魂卻能淨化，領受上帝恩典。<text:span text:style-name="T2"><text:line-break/><text:line-break/></text:span>我能理解甘地的<text:span text:style-name="T2"><text:s/>"</text:span>狠心，可我不認為必須如此做精神上才稱得上純粹與永恆。<text:span text:style-name="T2"><text:line-break/><text:line-break/></text:span>二十幾年前，在政治高壓下，我和一些朋友如楊秋興、戴振耀和李慶雄，代表台權會前往綠島探望一些政治犯，統派獨派都有，那時是不分彼此的。<text:span text:style-name="T2"><text:line-break/><text:line-break/></text:span>出發去綠島那天早上，某位大老送我去車站，談起施明德等人，施當時正展開長達數年的絕食行動而被獄方強制灌食。這位大老對我再三<text:span text:style-name="T2"><text:s/>"</text:span>懇切<text:span text:style-name="T2">" </text:span>說出他心中的真正想法，他說他很希望這些同志能夠<text:span text:style-name="T2"><text:s/>"</text:span>為運動<text:span text:style-name="T2">" </text:span>犧牲，他說，<text:span text:style-name="T2">"</text:span>這樣運動才會壯大<text:span text:style-name="T2">"</text:span>。我搖頭不表認同，默然無語。<text:span text:style-name="T2"><text:line-break/><text:line-break/></text:span>很長一段時間，我一直面對這樣一種兩難，其中包括施明德和他哥哥施明正。他哥哥為了聲援他的絕食於是也跟著絕食，施明德如今還活著，而他哥哥絕食幾個月後卻死了。<text:span text:style-name="T2"><text:line-break/><text:line-break/></text:span>那時的黨外不成氣候，大家只能給他弄了個極為簡陋的路邊靈堂祭拜了事，我和一名護士，代表大家在儀式的最後獻花祝禱，好好一個才華洋溢的詩人、作家、畫家就這樣天人永隔，我在靈前默立，心裡一片空白。<text:span text:style-name="T2"><text:line-break/><text:line-break/>1989</text:span>年，鄭南榕因為刊登許世楷教授寫的台灣新憲法草案，被以叛亂罪起訴，他打算自焚相抗，不願束手被捕，於是自囚於雜誌社七十一天。<text:span text:style-name="T2"><text:line-break/><text:line-break/></text:span>自囚期間，我每天關注他的狀態；幾位朋友輪班守候，防止國民黨來抓人。我的醫師辦公室牆上一直貼著一張他自囚期間、睡在雜誌社沙發上的照片，我喜歡那照片，因為感覺很祥和。但我知道自焚只是遲早的事。<text:span text:style-name="T2"><text:line-break/><text:line-break/>1989</text:span>年<text:span text:style-name="T2">4</text:span>月<text:span text:style-name="T2">7</text:span>日鄭南榕自焚後，有一天，我和陳菊來到鄭南榕的家，探望葉菊蘭和鄭竹梅，一路無語，腦袋又是一片空白，感覺生死渺茫。<text:span text:style-name="T2"><text:line-break/><text:line-break/></text:span>後來，大家決定在<text:span text:style-name="T2">5</text:span>月<text:span text:style-name="T2">19</text:span>日<text:span text:style-name="T2"><text:s/>(1986</text:span>年<text:span text:style-name="T2"><text:s/>"</text:span>反戒嚴行動<text:span text:style-name="T2">" </text:span>的第三周年<text:span text:style-name="T2">)</text:span>，辦了個直奔總統府的喪葬遊行。<text:span text:style-name="T2"><text:line-break/><text:line-break/></text:span>那天，我和好友詹益樺走在一起，他顯得比往常似乎要安靜許多，感覺心事重重。可我聽說他前一晚好像就住在鄭南榕的家，夜裏看老夫子還看得哈哈笑。<text:span text:style-name="T2"><text:line-break/><text:line-break/></text:span>我們走在隊伍的最前頭，當隊伍快要來到總統府時，我看詹益樺把手上一些標語旗幟統統交給宣傳車上人員，然後就一個人兀自往前走。<text:span text:style-name="T2"><text:line-break/><text:line-break/></text:span>不久，前方幾公尺處冒出黑煙，鎮暴車開始朝地面噴水，只見他全身火燄撲向鐵蒺藜，整個人陷入有著長長尖刺的鐵絲網裏。有人從宣傳車上拿出棉被撲火，然後合力把他送往台大醫院。送醫路途中，我發現他的手還在抽動，但還沒到醫院時，手就不動了。<text:span text:style-name="T2"><text:line-break/><text:line-break/></text:span>在太平間，我和阿耀幫忙把他弄上另一張床，他的後腦突然流出一大灘燒焦的黑色血液。晚間，他家人在國民黨安排下出來控訴黨外人士<text:span text:style-name="T2"><text:s/>"</text:span>殺了<text:span text:style-name="T2">" </text:span>他。我突然明白為何前兩天他老講些奇怪的話，說什麼將來不管他家人說什麼或做什麼，希望我們都要諒解他的家人。<text:span text:style-name="T2"><text:line-break/><text:line-break/></text:span>夜裏，我回到總統府前，把他自焚用的打火機丟回原地。原本想保存留念，但怕國民黨栽贓，所以又放回原處。<text:span text:style-name="T2"><text:line-break/><text:line-break/></text:span>一個月後<text:span text:style-name="T2">(</text:span>即六月<text:span text:style-name="T2">)</text:span>，學姊因為刊載我的兒童人權報告在校刊被退學。在那同時，我則申請來到彰基實習，為了和劉峰松和翁金珠老師能有更多相處機會。幾個月後，聖誕節前夕，我從醫院實習回家的夜裏，郵差來按了好幾次鈴，我收到掛號信，打開一看是張傳票，上頭寫著<text:span text:style-name="T2">: "</text:span>涉嫌叛亂<text:span text:style-name="T2">"</text:span>。<text:span text:style-name="T2"><text:line-break/><text:line-break/>"</text:span>同志<text:span text:style-name="T2">" </text:span>們要我參選立委，說躺著也會當選，另一些<text:span text:style-name="T2"><text:s/>"</text:span>同志<text:span text:style-name="T2">" </text:span>則計畫發起聲援抗爭活動。我把他們痛罵一頓，他們莫名其妙。我說我絕對不從政治參與中謀取哪怕只是一毛錢的利益或任何一種職位，我在黨外期間寫了上百篇文章，所有稿費都捐出，一毛不留，儘管我七年大學時光窮得必須常常去賣血，骨瘦如柴宛如殭屍。<text:span text:style-name="T2"><text:line-break/><text:line-break/></text:span>至於聲援我則更加荒唐，聲援我什麼？這一切全是我自願的、自找的，你們要聲援我什麼？我說我絕不出庭，但也不會抵抗拘捕，同時更不要任何聲援，因為聲援對我而言恰恰是一種侮辱。<text:span text:style-name="T2"><text:line-break/><text:line-break/></text:span>不久之後，有媒體以斗大標題說我準備繼鄭南榕和詹益樺之後自焚。我打電話去報社開罵，但他們說有確實情資說我要自焚。我罵說：<text:span text:style-name="T2">"</text:span>我當事人說沒有就沒有。我知道是你們這些王八蛋故意炒新聞<text:span text:style-name="T2">"</text:span>，然後就掛上電話。<text:span text:style-name="T2"><text:line-break/><text:line-break/></text:span>接著，許多團體和政治人物來勸我打消自焚的念頭。我說我根本沒有要自焚。陳菊則勸我出庭，說可以用言論自由來為<text:span text:style-name="T2"><text:s/>"</text:span>台獨<text:span text:style-name="T2">" </text:span>和<text:span text:style-name="T2"><text:s/>"</text:span>推翻政府<text:span text:style-name="T2">" </text:span>兩項罪名脫罪。我說我絕對不會為自己脫罪，我不可能一方面說<text:span text:style-name="T2"><text:s/>"</text:span>對於不義的政權，人民有叛亂的義務<text:span text:style-name="T2">"</text:span>，一方面卻又想要為自己脫罪，我說我不是那種人。陳菊不悅，覺得我不可理喻，說我只是在給自己惹麻煩。<text:span text:style-name="T2"><text:line-break/><text:line-break/></text:span>許多左鄰右舍看到報紙說我要自焚，<text:span text:style-name="T2">"</text:span>興高采烈<text:span text:style-name="T2">" </text:span>跑來通報我父母，親友及眾人訕笑，陳家出了個腦筋不清楚的叛亂份子居然要自焚，真是太精采了。<text:span text:style-name="T2"><text:line-break/><text:line-break/></text:span>父母一方面憂心，一方面對我之涉入政治引以為恥。我告訴他們我絕不會自焚，是報紙亂報，然後就此和學姐雙雙一起離開了各自的家<text:span text:style-name="T2">...</text:span>過著被周遭同事同學們指指點點的生活。<text:span text:style-name="T2"><text:line-break/><text:line-break/></text:span>申請的每家醫院都錄取了，但沒有一家醫院最後能撐得住情治單位的施壓。第一家錄取我的醫院就是高醫，我是十幾個應徵者中唯一錄取。但不久之後，有一天，我在彰基小兒加護病房工作，院方來電表示沒法承擔政治上的壓力。我一聽就說，沒問題，我自己離職，我不想給任何人壓力。院方表示很感謝，說我是個值得交往的朋友。<text:span text:style-name="T2"><text:line-break/><text:line-break/></text:span>如此醫院一間接一間，一再錄取，一再自動離職。我更是在事少錢多風景優美的草屯療養院當了幾個月的<text:span text:style-name="T2"><text:s/>"</text:span>幽靈醫師<text:span text:style-name="T2">"</text:span>，每天都有上班，但不能工作，也不支薪，因為叛亂犯不能當醫師，更不能當公務員。<text:span text:style-name="T2"><text:line-break/><text:line-break/></text:span>在草療上班的唯一<text:span text:style-name="T2"><text:s/>"</text:span>工作<text:span text:style-name="T2">" </text:span>就是到院長室接受政治偵訊，交待過去的一切反政府行為。幾個月後，我還是選擇自己離職，因為不知道要折騰到幾時。<text:span text:style-name="T2"><text:line-break/><text:line-break/></text:span>直到有一天，王老闆<text:span text:style-name="T2">(</text:span>王永慶<text:span text:style-name="T2">)</text:span>出面收留，我才終於有了工作。王老闆要求我寫下一份切結書，寫著<text:span text:style-name="T2">: "</text:span>本人將來若被逮捕，一概與長庚醫院無關<text:span text:style-name="T2">"</text:span>。<text:span text:style-name="T2"><text:line-break/><text:line-break/></text:span>離家兩年後，我父母因為醫院的通報，說我病危，才找到我的下落。我躺在病床上，氣如游絲。母子睽違兩年終於見面的隔天，我媽因為擔憂我的病情一夜未眠，隔天清晨突然中風過世。<text:span text:style-name="T2"><text:line-break/><text:line-break/></text:span>我聽到消息，強硬要求出院，不願再接受任何治療。當天，我搭著統聯，從林口長庚醫院回到台南，迎接我的是一具冰冷的屍體，屍體眼角滿是淚痕。<text:span text:style-name="T2"><text:line-break/><text:line-break/></text:span>把以上所有簡略片段加起來再乘以一萬，差不多就是我在所謂運動中所曾經歷的悲歡，有些人死了，傷了，家碎了，妻女走了。面對許多的死亡，我希望不要再有這類悲劇。<text:span text:style-name="T2"><text:line-break/><text:line-break/></text:span>如果有人執意如此，那咱就順著他，看他想要廢核四或核幾都<text:span text:style-name="T2">OK</text:span>啦，核一到核四全廢也沒關係，大家以後就點蠟燭過日子、學古人捉螢火蟲照明看書也挺浪漫。總之，我不希望林義雄死掉。</text:p>
      <text:p text:style-name="P1"><text:span text:style-name="T3">陳真</text:span><text:s/>  |  2014.04.17 23:41   |   <text:a xlink:type="simple" xlink:href="http://palinfo.habago.org/Entry?Command=Information_PrintForum&amp;iPage=448#FORUM32239"><text:span text:style-name="T1">#</text:span></text:a></text:p>
      <text:p text:style-name="P3"><text:span text:style-name="T2">Mumin</text:span>好，<text:span text:style-name="T2"><text:line-break/><text:line-break/></text:span>我<text:span text:style-name="T2"><text:s/>email: emirchen@gmail.com </text:span>你留地址給我，我寄給你。<text:span text:style-name="T2"><text:line-break/><text:line-break/></text:span>這兩本小冊子相當乏味，特別是伊拉克那一本，有人願意看就不錯了，哪能賣錢啊。<text:span text:style-name="T2"><text:line-break/><text:line-break/></text:span>其他如果還有人想要的，不用客氣，給我地址就寄上。</text:p>
      <text:p text:style-name="P1">Mumin   |  2014.04.17 12:08   |   <text:a xlink:type="simple" xlink:href="http://palinfo.habago.org/Entry?Command=Information_PrintForum&amp;iPage=448#FORUM32238"><text:span text:style-name="T1">#</text:span></text:a></text:p>
      <text:p text:style-name="P2">以此留言，向陳真先生致意！<text:span text:style-name="T2"><text:line-break/><text:line-break/></text:span>經朋友介紹得知若雪巴勒網，貴網站內容實在是台灣島內少數難能可見的，尤其陳真先生的每一篇留言，更是讓我獲益良多！常常花幾個小時細細讀陳真先生的留言。<text:span text:style-name="T2"><text:line-break/><text:line-break/></text:span>請教若雪書信及伊拉克淪陷紀實兩本小書可有販賣？</text:p>
      <text:p text:style-name="P1"><text:span text:style-name="T3">陳真</text:span><text:s/>  |  2014.04.17 11:50   |   <text:a xlink:type="simple" xlink:href="http://palinfo.habago.org/Entry?Command=Information_PrintForum&amp;iPage=448#FORUM32237"><text:span text:style-name="T1">#</text:span></text:a></text:p>
      <text:p text:style-name="P3">幾十年前，當國民黨及其一票同路人之所作所為非常惡劣無恥時，四周人們一片認同，只差沒喊萬歲，講起大有為政府，總是質問：<text:span text:style-name="T2">"</text:span>國民黨有什麼不好？你為什麼要罵它？咱們是世界民主的燈塔呢。<text:span text:style-name="T2">" </text:span>講起黨外人士就像講到一群害蟲病毒一樣。<text:span text:style-name="T2"><text:line-break/><text:line-break/></text:span>幾十年後，當民進黨及其一票同路人之所作所為，綠出於藍，非常下流齷齪時，四周人們卻一片叫好稱讚，只差沒喊萬歲，講起咱勇敢的<text:span text:style-name="T2"><text:s/>"</text:span>台灣人<text:span text:style-name="T2">" </text:span>政黨，相對於骯髒可惡的他們<text:span text:style-name="T2"><text:s/>"</text:span>中國人<text:span text:style-name="T2">" </text:span>國民黨，咱們台灣人台灣黨是如此高貴感人，你為什麼敢對它不敬，那是咱們的台灣之光，世界民主的典範呢。<text:span text:style-name="T2">" </text:span>講起對於該黨不敬者或對立者，就好像講到什麼仇敵害蟲那樣充滿仇恨。<text:span text:style-name="T2"><text:line-break/><text:line-break/></text:span>我口才好，黨外時代經常應邀私下到各大學中學給這樣一些忠黨愛國者洗一洗腦子，通常效果都非常好，好到誇張，很少有洗腦子洗不成功的，例如有個台大的學生會幹部，是個女生，原本早上還忠黨愛國，經過兩小時的<text:span text:style-name="T2"><text:s/>"</text:span>治療<text:span text:style-name="T2">"</text:span>，下午就跟我一起出現在高雄紀念二二八的群眾場合中，被警棍追著打。<text:span text:style-name="T2"><text:line-break/><text:line-break/></text:span>人們常訝異我究竟是怎麼辦到的。其實很簡單。就像彭明敏講的，<text:span text:style-name="T2">"</text:span>你只要給我三個月的時間自由演講，我能讓國民黨垮台。<text:span text:style-name="T2">" </text:span>為什麼？因為那時候的忠黨愛國者，他們之所以為虎作倀，甘為黨國鷹犬，主要是因為他們所知之資訊是假的、扭曲的、不足的、偏頗的、斷章取義的，事實上他們並不排斥真相或真理，只要你論證合理，資料詳實，他們累積幾十年的偏見和誤解，瞬間就能瓦解，就像雪積得再厚再高，遇到豔陽一樣立即融化。<text:span text:style-name="T2"><text:line-break/><text:line-break/></text:span>但這年頭，任憑你有辯論比賽冠軍的口才，任憑你有天大的證據資料，卻一點作用也沒有，只會讓時下這些忠黨愛國者更加仇視你，因為你的威脅性太大、不敬程度太高，簡直就是萬惡不赦的賣台公敵。<text:span text:style-name="T2"><text:line-break/><text:line-break/></text:span>原因何在？因為這些人就像索羅斯所說，對於真相或理性絲毫不感興趣，他們很樂意根據顏色判定敵我，至於是非黑白或各種漂亮辭彙，對他們來講純粹只是一種打擊敵人的手段，因此，當你訴諸理性與是非黑白，對他們將毫無作用，因為那些東西根本不是他們在乎的。<text:span text:style-name="T2"><text:line-break/><text:line-break/></text:span>索羅斯原本非常相信他的老師<text:span text:style-name="T2">Karl Popper</text:span>的說法，一個社會，只要資訊充足，真理真相便能顯現，彷彿便能自動導向一個開放社會的形成。但美國社會事實上卻不是如此。索羅斯說，他覺得很震驚，難道他長久以來所相信的<text:span text:style-name="T2">Popper</text:span>的想法錯了嗎？<text:span text:style-name="T2"><text:line-break/><text:line-break/></text:span>後來，他自己得出一個結論就是：真理真相光是顯現並沒有用，一個開放社會形成的前提要件必須是它的社會成員<text:span text:style-name="T2"><text:s/>"</text:span>普遍在乎<text:span text:style-name="T2">" </text:span>普世價值與真相。<text:span text:style-name="T2"><text:line-break/><text:line-break/></text:span>這話用在台灣便能理解。為何高壓年代，改變人們的想法如此容易，而所謂民主時代卻幾乎不可能。原因無它，因為其社會成員普遍根本不在乎什麼真理真相什麼普世價值。他們只相信敵人就要打倒，不管用什麼手段都行，一切行事作為，根據的是既定而不可挑戰的偏見以及針對不同顏色的仇恨，而不是根據任何理性與感性。<text:span text:style-name="T2"><text:line-break/><text:line-break/></text:span>比方說你看所謂反服貿，反什麼黑箱作業，可是，民進黨執政時，例如蔡英文，所立下的法條簡直是黑到伸手不見五指，完全不透光，明明當時是國民黨覺得這樣搞非常不妥，才把它修改成比較透明一些。<text:span text:style-name="T2"><text:line-break/><text:line-break/></text:span>這並不是幾百年前的事，而只不過是頂多十年前的事，根本不需要任何智能就馬上能查證的簡單基本事實，但你即便把一萬個事實真相給砸到這些腦子進水的綠營支持者頭上，他不但不為所動，而且反而會更加仇視你，更加鞏固原有的偏見與仇恨，更加努力抹黑造謠。<text:span text:style-name="T2"><text:line-break/><text:line-break/></text:span>奇怪的是，這些人儘管幾乎沒有一句話不是謊言，每天卻滿口漂亮辭彙，眾口一聲像中了什麼邪一樣，什麼非暴力啦，民不從啦，什麼公民與民主的，聽到這些詞，竟變成行使仇恨與謊言的流行辭彙，我真的很想吐，也很無奈。<text:span text:style-name="T2"><text:line-break/><text:line-break/></text:span>能說的，能做的，能付出的，青春血淚，連同一整個家，全都給了，除了病痛交迫的老命一條，其它一點也不剩了。對於這個島，套句沈從文的話，<text:span text:style-name="T2">"</text:span>我已存心放棄<text:span text:style-name="T2">"</text:span>，不干我的事了。<text:span text:style-name="T2"><text:line-break/><text:line-break/></text:span>陳真<text:span text:style-name="T2"><text:line-break/><text:line-break/>===============<text:line-break/></text:span>服貿監督機制<text:span text:style-name="T2"><text:s/></text:span>馬：現行規定是民進黨修改的<text:span text:style-name="T2"><text:line-break/></text:span>聯合新聞網作者：<text:span text:style-name="T2"><text:s/></text:span>記者李光儀╱台北報導<text:span text:style-name="T2"><text:line-break/><text:line-break/>2014</text:span>年<text:span text:style-name="T2">4</text:span>月<text:span text:style-name="T2">16</text:span>日<text:span text:style-name="T2"><text:line-break/><text:line-break/></text:span>陸委會副主委吳美紅今天在國民黨中常會就兩岸監督條例各版本提出分析報告，兼任國民黨主席的馬英九總統表示，兩岸協議監督機制可以更嚴，但不能嚴到不合理、不合憲，否則未來不能執行，會變成兩岸簽不成成協議，導致兩岸關係倒退。他強調現行規定，就是民進黨執政時修改的。<text:span text:style-name="T2"><text:line-break/><text:line-break/></text:span>馬總統表示，這次學運第一訴求就是服貿逐條審議、表決，這是去年<text:span text:style-name="T2">6</text:span>月<text:span text:style-name="T2">25</text:span>日朝野協商的結論，只是經過<text:span text:style-name="T2">20</text:span>次公聽會後朝野在議事過程發生嚴重爭執。民進黨不讓藍委上台發言。藍委當主席時綠委霸占主席台，張慶忠認為在委員會無法討論，才送院會，引發學生佔領立法院。<text:span text:style-name="T2"><text:line-break/><text:line-break/></text:span>馬總統說，黨團三天後表示同意逐條審查後，他們又修改訴求，要求要訂定監督條例。兩岸簽了<text:span text:style-name="T2">21</text:span>項協議，送立院審議或備查，都是行之有年。而且些規定，是在民進黨執政時的民國<text:span text:style-name="T2">91</text:span>年，修改兩岸條例第五條制訂的。<text:span text:style-name="T2"><text:line-break/><text:line-break/></text:span>馬總統指出，「不涉法律修改就送立院備查」，還是國民黨立委提出的。民進黨當時甚至要求要用「密件」處理，這些都是事實。<text:span text:style-name="T2"><text:line-break/><text:line-break/></text:span>馬總統強調，兩岸用危機意識無限上綱，就什麼事都不能做。四年前<text:span text:style-name="T2">ECFA</text:span>，蔡英文說有<text:span text:style-name="T2">3</text:span>、<text:span text:style-name="T2">400</text:span>萬人受影響，是「糖衣毒藥」，後來總統選舉時，她又說會概括承受，可見他們知道這是對台灣有利的。<text:span text:style-name="T2"><text:line-break/><text:line-break/></text:span>馬總統說，服貿經得起考驗，對台灣有利。監督條例雖然已經付委，但還未審查，應該採取合憲、務實做法，若把兩國論放進去，不能達到監督目的，還會使兩岸關係到退。立法權凌駕行政權，會造成權責不明，制度混亂。</text:p>
      <text:p text:style-name="P1"><text:span text:style-name="T3">陳真</text:span><text:s/>  |  2014.04.17 02:52   |   <text:a xlink:type="simple" xlink:href="http://palinfo.habago.org/Entry?Command=Information_PrintForum&amp;iPage=448#FORUM32236"><text:span text:style-name="T1">#</text:span></text:a></text:p>
      <text:p text:style-name="P2">以前的生活，每天出門，常半玩笑半認真跟旁人說很想閉著眼睛以滑輪快速通過；一草一木，一磚一瓦，十年如一日，平淡而乏味。<text:span text:style-name="T2"><text:line-break/><text:line-break/></text:span>曾幾何時，乏味平淡的生活常態竟全變成一個個遙不可及的夢。<text:span text:style-name="T2"><text:line-break/><text:line-break/></text:span>常想起<text:span text:style-name="T2">16</text:span>年前的那一天，<text:span text:style-name="T2">13</text:span>號黑色星期五，天上掛著一個昏黃的大月亮，就在這座學院教堂，我和西班牙學妹來這聽學姊唱莫札特的安魂曲。<text:span text:style-name="T2"><text:line-break/><text:line-break/></text:span>風雨冰涼，紛紛擾擾，我老想忘記上帝的存在，學習剛強，可總忘不了。沒有祂的憐憫，還有誰能憐憫我們呢？<text:span text:style-name="T2"><text:line-break/><text:line-break/>https://www.youtube.com/watch?v=CDcSyaW-tTI<text:line-break/><text:line-break/>https://www.youtube.com/watch?v=RCo3pH-6ZT0<text:line-break/><text:line-break/>https://www.youtube.com/watch?v=nmWdHffqPzY</text:span></text:p>
      <text:p text:style-name="P4"/>
      <text:p text:style-name="P1"><text:span text:style-name="T3">陳真</text:span><text:s/>  |  2014.04.17 02:07   |   <text:a xlink:type="simple" xlink:href="http://palinfo.habago.org/Entry?Command=Information_PrintForum&amp;iPage=449#FORUM32235"><text:span text:style-name="T1">#</text:span></text:a></text:p>
      <text:p text:style-name="P2">你好。<text:span text:style-name="T2"><text:line-break/><text:line-break/></text:span>我們除了站樁，其它沒什麼了。大約就是翻譯一些國外報告或文章，偶爾寫些站樁看板，有些人則在報章上有專欄或自己寫文章等等。<text:span text:style-name="T2"><text:line-break/><text:line-break/></text:span>另外，我們也一直想給以巴問題編一本小冊子，大家都忙，此事尚無具體進度，但早晚還是得弄。目前僅有若雪書信及伊拉克淪陷紀實兩本小書。<text:span text:style-name="T2"><text:line-break/><text:line-break/></text:span>大概就是這樣。</text:p>
      <text:p text:style-name="P1">shahd   |  2014.04.17 02:01   |   <text:a xlink:type="simple" xlink:href="http://palinfo.habago.org/Entry?Command=Information_PrintForum&amp;iPage=449#FORUM32234"><text:span text:style-name="T1">#</text:span></text:a></text:p>
      <text:p text:style-name="P3">您好，我關心中東議題，<text:span text:style-name="T2"><text:line-break/></text:span>希望自己能盡一點力量做些什麼，<text:span text:style-name="T2"><text:line-break/></text:span>也希望找到與我一樣關注此類議題、志同道合的朋友，<text:span text:style-name="T2"><text:line-break/></text:span>討論這些時事，並試著一點一點地，改變這些扭曲的現況。<text:span text:style-name="T2"><text:line-break/><text:line-break/></text:span>希望我這個留言不會太冒失才好，<text:span text:style-name="T2"><text:line-break/></text:span>請問除了網站上所列的站樁，還有哪些活動可以參與呢？</text:p>
      <text:p text:style-name="P1"><text:span text:style-name="T3">陳真</text:span><text:s/>  |  2014.04.17 01:44   |   <text:a xlink:type="simple" xlink:href="http://palinfo.habago.org/Entry?Command=Information_PrintForum&amp;iPage=449#FORUM32233"><text:span text:style-name="T1">#</text:span></text:a></text:p>
      <text:p text:style-name="P2">底下是林義雄主張馬上停建核四的主要原因。他認為，公投是民主國家為了保護弱勢者的意見而提出的一種制度設計，因為弱勢者的意見很可能代表著<text:span text:style-name="T2"><text:s/>"</text:span>沉默的大多數<text:span text:style-name="T2">"</text:span>。因此，當反核四是一種弱勢聲音時，他主張應該公投看看反核四究竟是否真的是弱勢少數，或其實代表著<text:span text:style-name="T2"><text:s/>"</text:span>沉默的大多數<text:span text:style-name="T2">"</text:span>。<text:span text:style-name="T2"><text:line-break/><text:line-break/></text:span>但他認為，反核四目前已是強勢聲音，所以根本不需要再公投，直接依照多數民意停建即可。若政府不從命，便要以死相抗。<text:span text:style-name="T2"><text:line-break/><text:line-break/></text:span>這就是林義雄反對核四公投的主要論點之一。可是這不是自打嘴巴嗎？<text:span text:style-name="T2"><text:line-break/><text:line-break/></text:span>依照林的思路，既然他認為<text:span text:style-name="T2"><text:s/>"</text:span>反核四<text:span text:style-name="T2">" </text:span>目前是強勢主流，那他難道不是更應該站出來主張核四公投，以便<text:span text:style-name="T2"><text:s/>"</text:span>保護<text:span text:style-name="T2">" </text:span>支持核四的<text:span text:style-name="T2"><text:s/>"</text:span>弱勢者意見<text:span text:style-name="T2">"</text:span>，確定究竟<text:span text:style-name="T2"><text:s/>"</text:span>支持核四<text:span text:style-name="T2">" </text:span>是真的弱勢聲音或其實是代表著<text:span text:style-name="T2"><text:s/>"</text:span>沉默的大多數<text:span text:style-name="T2">"</text:span>。<text:span text:style-name="T2"><text:line-break/><text:line-break/></text:span>林義雄反對核四公投還有兩個附帶理由：<text:span text:style-name="T2"><text:line-break/><text:line-break/></text:span>首先，他認為題目以反命題設計<text:span text:style-name="T2">(</text:span>亦即你同意停建核四嗎<text:span text:style-name="T2">)</text:span>是一種下流詐術，應該改為<text:span text:style-name="T2"><text:s/>"</text:span>你同意續建核四嗎<text:span text:style-name="T2">"</text:span>。<text:span text:style-name="T2"><text:line-break/><text:line-break/></text:span>可是，興建核四既然是現行政策，公投之提出自然是為了改變現狀，因此，公投通過，當然意味著停建，若沒通過，就應依現行政策繼續興建。而不是倒過來故意把它弄成同意續建者若沒通過就應停建。<text:span text:style-name="T2"><text:line-break/><text:line-break/></text:span>所謂通不通過當然是以改變現狀來決定。例如目前台灣有死刑，若要廢死而發起公投，當然題目設計應該與現狀相反，亦即：<text:span text:style-name="T2">"</text:span>你贊成廢除死刑嗎？<text:span text:style-name="T2">"</text:span>，若沒通過，死刑就維持。而不是倒過來變成<text:span text:style-name="T2"><text:s/>"</text:span>你贊成死刑嗎<text:span text:style-name="T2">?"</text:span>，若沒通過就要廢除死刑，這不合理。公投既然是要改變現狀，題目設計當然應該以反命題形式出現。<text:span text:style-name="T2"><text:line-break/><text:line-break/></text:span>林義雄反對核四公投的第二個附帶理由是說：公投法設計必須有過半數的人投票才能有效否決現行政策，他認為這門檻太高，堅持採<text:span text:style-name="T2"><text:s/>"</text:span>簡單多數<text:span text:style-name="T2">" </text:span>就好，不需設定基本投票人數。<text:span text:style-name="T2"><text:line-break/><text:line-break/></text:span>可是，這就跟罷免一樣，若不設定門檻，那豈不是很容易就讓少數人或甚至極少數人綁架大多數，變成多數服從少數，甚至只要一小撮狂熱者輕易就能破壞現行政策的穩定性。<text:span text:style-name="T2"><text:line-break/><text:line-break/></text:span>當然，究竟通過門檻應設定多少才合理，這沒個標準。我是覺得至少應該兩、三成合格選民以上出席投票才算數，畢竟在台灣或泰國印度等等這種政治狂熱沸騰、很喜歡講民主講愛國很喜歡操弄族群衝突的地方，凡是政治意向上較為理性溫和者，往往政治態度也較為冷淡而沉默，政治狂熱者卻往往整天沸騰個不停，投票率極為踴躍，呼朋引類，喧囂聒噪，攻擊性很強。若不設定任何門檻，投票結果難道真能反映所謂<text:span text:style-name="T2"><text:s/>"</text:span>沉默的大多數<text:span text:style-name="T2">"</text:span>？<text:span text:style-name="T2"><text:line-break/><text:line-break/></text:span>就我一個社會科學的外行人來看，五成合格選民的投票率確實太高，因為假設沉默的大多數面對公投依然沉默，很容易就能讓投票結果過不了門檻。<text:span text:style-name="T2"><text:line-break/><text:line-break/></text:span>不過，再怎麼說，這樣一種門檻爭議，內在設計上跟什麼反民主無關，一些所謂西方民主國家，公投只是做為一種施政參考而無約束力，人家還不是一樣是民主國家。<text:span text:style-name="T2"><text:line-break/><text:line-break/></text:span>既然有選舉，那麼，就不會有哪個黨必然永遠執政，任何一個執政黨都必然希望政策具有一種起碼的穩定性，這理應也是大多數人所認同，難道你會希望生活在一個隨時動蕩不安的社會？種種施政隨時都有可能會被少數人所更改或挾持而停擺？整天沸騰個不停，刺激是很刺激，可是，這是文明社會的目標嗎？<text:span text:style-name="T2"><text:line-break/><text:line-break/></text:span>林義雄打算以死相抗，堅持要廢核四，可是，一個公共政策難道就一定只能有一個標準答案？而沒有任何討論的空間？就算聖經內容、神的話語也能保有異議的空間，怎麼老是要把一些純屬見仁見智的行政事務或利害考量給搞成一種神聖的絕對道德價值或政治正確？在這島上，凡是不認同政治正確或政治主流者便會被視為敵人或賣台叛徒。我實在是受夠了這樣一種反智與心靈壓迫。<text:span text:style-name="T2"><text:line-break/><text:line-break/></text:span>林義雄在<text:span text:style-name="T2"><text:s/>"</text:span>從蘭陽到霧峰<text:span text:style-name="T2">" </text:span>裏還引了兩句話，三十五前前深深打動我年少的心靈，但我慢慢發現，說是這樣說，但他並不是真的如此相信。<text:span text:style-name="T2"><text:line-break/><text:line-break/></text:span>那兩句話一是希臘諺語<text:span text:style-name="T2">: "</text:span>人類的智慧，在不斷的辯駁詰難中將獲得成長。<text:span text:style-name="T2">" </text:span>另一句是美國第三任總統傑弗遜<text:span text:style-name="T2"><text:s/>(Thomas Jefferson)</text:span>講的，他說：<text:span text:style-name="T2">"</text:span>我在神壇前發過誓，我將誓死反對任何形式的心靈壓迫。<text:span text:style-name="T2">"<text:line-break/><text:line-break/></text:span>從三十幾年前開始，所有朋友都知道我非常仰慕林義雄的為人，甚至常有人嘲笑我哪天若林義雄死了，那我還能活嗎？但他們其實不明白，我僅是仰慕其為人之正直與無私，但我一點都不仰慕他的許多想法與做法，不但不仰慕，而且往往是當成負面教材看待。<text:span text:style-name="T2"><text:line-break/><text:line-break/></text:span>二十年前，他準備出來選總統，大家都以為我一定會大力支持，實際上我在當時便大力反對，我說，他比較適合當皇帝，每天頒發旨令，宣佈真理，下達命令等等，但絕對不適合當一個現代文明社會或民主國家的總統。因為，他對於理應見仁見智的公眾事務似乎總是充滿許多近乎神聖的標準答案，彷彿這些現實問題都不存在任何討論空間，而只能有一個具有絕對價值般的答案，若有不從，就要撤職、罷免或以死相抗。<text:span text:style-name="T2"><text:line-break/><text:line-break/></text:span>我這輩子也曾因為公眾事務禁食過幾十次，但禁食做為一種手段，目標必然是針對一些具有普世價值意義的對象，例如甘地幾次禁食差點死掉，為的就是要求族群之間停止血腥衝突；若是針對一般公眾事務做為一種手段，那也只能是一種提醒，一種呼籲，一種自省，一種紀念，而不是一種要脅若不順我意我便死給你看。公眾事務見仁見智，所以我們才需要選舉，才需要公投，才需要開無數的會議、做無數的研究和評估，哪有可能僅順一、二人之意。這叫民主嗎？<text:span text:style-name="T2"><text:line-break/><text:line-break/></text:span>反倒是鋪天蓋地應該誓死反抗到底的無數<text:span text:style-name="T2"><text:s/>"</text:span>心靈壓迫<text:span text:style-name="T2">"</text:span>，例如綠營及其尾巴媒體無日無之的族群抹黑、挑撥族群仇恨、無日無之的造謠生事，以及令人噤若寒蟬的各種政治政正確壓迫等等等，倒是從來不曾見過林義雄有一絲反抗，反倒還讚美這些下流卑劣至極的混蛋政客及其幫凶的美妙民主表現。<text:span text:style-name="T2"><text:line-break/><text:line-break/></text:span>陳真<text:span text:style-name="T2"><text:line-break/>===========<text:line-break/></text:span>耍弄人民的惡作劇──談行政院的核四公投案<text:span text:style-name="T2"><text:line-break/></text:span>林義雄<text:span text:style-name="T2"><text:s/>Aug 2, 2013 <text:line-break/><text:line-break/></text:span>公投，大多是弱勢的民間團體要求強勢的政府來辦理，或者國會中的少數為了避免多數的專制而要求公投，這是因為弱勢及少數認為他們的意見是沉默的大眾所贊同。<text:span text:style-name="T2"> <text:line-break/><text:line-break/></text:span>二十年前，我參與的核四公投促進會要求核四公投，是認為國民黨政府強勢興建核四，違反沉默的多數民意。但是現在客觀環境已經不同。尤其是福島核災變以後，核電的巨大危險性和不可挽回的災害，已經成了先進國家的共識，歐洲已經有不少國家有了非核家園、或減少依賴核電的種種政策。台灣人民也把他們的沉默疑慮很具體的表現在各種場合。可以說，核電的危害以及反核的民意已經相當清楚。所以政府應該做的，是馬上停止繼續興建核電廠，並不需要多費手腳去辦理公投。</text:p>
      <text:p text:style-name="P1"><text:span text:style-name="T3">陳真</text:span><text:s/>  |  2014.04.16 10:19   |   <text:a xlink:type="simple" xlink:href="http://palinfo.habago.org/Entry?Command=Information_PrintForum&amp;iPage=449#FORUM32231"><text:span text:style-name="T1">#</text:span></text:a></text:p>
      <text:p text:style-name="P3">如果林義雄真的確信反對核四興建是<text:span text:style-name="T2"><text:s/>"</text:span>廣大多數民意<text:span text:style-name="T2">"</text:span>，為何過去所主張的核四公投如今卻變成反民主？不公投怎麼知道所謂廣大多數民意真的反核四？<text:span text:style-name="T2"><text:line-break/><text:line-break/></text:span>如果林義雄真的在乎民主，為何總是要直接幫大家提出各種<text:span text:style-name="T2"><text:s/>"</text:span>正確答案<text:span text:style-name="T2">"</text:span>，然後強迫大家一定要接受，否則便又是反民主；民主就是大家說了算，難道會有什麼正確選項可言？<text:span text:style-name="T2"><text:line-break/><text:line-break/></text:span>再說，國民黨既然是廣大多數民意所賦予政權的黨，為何他們不管做什麼都是反民主？有這種道理嗎？如果只要是<text:span text:style-name="T2"><text:s/>"</text:span>敵人<text:span text:style-name="T2">" </text:span>當家就不叫民意而叫反民主，那我們何必選舉？就恭請下流齷齪的民進唬爛黨來永久執政幫大家決定一切不就好了？<text:span text:style-name="T2"><text:line-break/><text:line-break/></text:span>我完全不相信綠營人士的人品及其一切所作所為，但我絲毫不懷疑林義雄的用心之良善無私，我同時也相信，依林義雄的個性，若揚言無限期禁食，就會禁食至死，不達目的不停止。可是，政治難道不是一種眾人之事？難道不是一種訴諸理性的科學？政治為何總是要搞得像什麼神聖宗教、只許一種正確顏色，一種正確聲音，否則便又是一堆帽子，一堆反民主反自由反人權的罪名。<text:span text:style-name="T2"><text:line-break/><text:line-break/></text:span>一個人自以為是的良善，往往會帶給旁人難以想像的折磨和悲劇。不過，這幾年我一直有個想法，一群人，或一個社會，它打算怎麼搞，不如就放手由它去，順其所求，就跟盲人騎瞎馬夜半臨深淵一樣，旁人已經一再示警，一再說出他應該說的了，如果盲人瞎馬仍執意向前，何不就由他去，只要他高興就好。<text:span text:style-name="T2"><text:line-break/><text:line-break/></text:span>至於不高興的，不管是廣大多數民意還是少數民意，就自己看著辦，自己想法子看要如何自處，如何圖個清靜，或是乾脆擇良木而棲，想辦法找個文明祥和、有<text:span text:style-name="T2"><text:s/>"</text:span>彩色電視<text:span text:style-name="T2">" </text:span>的地方過活。這鬼島是黑白的，而且只有一個頻道名叫<text:span text:style-name="T2"><text:s/>"</text:span>反中愛台<text:span text:style-name="T2">"</text:span>，我實在看不慣黑白電視。<text:span text:style-name="T2"><text:line-break/><text:line-break/></text:span>陳真<text:span text:style-name="T2"><text:line-break/><text:line-break/>=================<text:line-break/></text:span>停建核四<text:span text:style-name="T2"><text:s/></text:span>林義雄將展開無限期禁食<text:span text:style-name="T2"><text:line-break/><text:line-break/></text:span>新頭殼<text:span text:style-name="T2">newtalk2014.04.15 </text:span>林朝億<text:span text:style-name="T2">/</text:span>台北報導<text:span text:style-name="T2"><text:line-break/><text:line-break/></text:span>為了要求核四停建，前民進黨主席林義雄今（<text:span text:style-name="T2">15</text:span>）日發表公開信表示，他將從<text:span text:style-name="T2">4/22</text:span>起展開「禁食」行動，以此懇請台灣人民採取各種積極有力的方法，共同來敦促權責機關「停建核四」。禁食活動則將在前林宅血案地點的義光教會展開。<text:span text:style-name="T2"><text:line-break/><text:line-break/></text:span>以下為林義雄發給親友的公開信件：<text:span text:style-name="T2"><text:line-break/><text:line-break/>—</text:span>為「禁食」行動敬告親友<text:span text:style-name="T2"><text:line-break/><text:line-break/></text:span>敬愛的親友：<text:span text:style-name="T2"><text:line-break/><text:line-break/></text:span>平安！<text:span text:style-name="T2"><text:line-break/><text:line-break/></text:span>台灣社會為了要不要興建核四，爭執頻繁、抗爭不斷，已經持續近三十年了。這幾年來，愈來愈多的人民認識到：台灣並不缺電，核四的興建，根本是不必要的浪費。更重要的是，人們已認識到：核四爭議不單是要不要電的問題，更是要不要命的選擇。<text:span text:style-name="T2"><text:line-break/><text:line-break/>2011</text:span>年日本福島核災震驚全世界，所造成的傷害，到今天仍在持續擴大中。先進國家因此紛紛加速廢除核電的腳步，在台灣愈來愈多愛惜生命、對土地有感情的人民，也用各種方式表達廢核的心聲。到現在，各種調查都顯示，大多數的台灣民眾希望停建核四。<text:span text:style-name="T2"><text:line-break/><text:line-break/></text:span>面對民間日益高漲的「廢核」聲浪。掌權者不但不思考如何順應民意、解決核四爭議，反而不顧人民生命的安危以及國土環境的毀壞，以混淆是非的說詞與不光明的手段，企圖繼續興建、運轉核四廠，這樣的做法不但擴大了人民和政府之間的嫌隙，更形成台灣民主政治的危機。<text:span text:style-name="T2"><text:line-break/><text:line-break/></text:span>如果絕大多數國家主人主張停建核四，掌權者卻仍有辦法以不光明的手段凌駕民意、續建核四，那麼我們的民主體制，就失去了正常的功能而陷入危機。而失去功能的民主體制，就不可能保護我們免於暴政的欺凌；更不可能形成共同的國民意志、以面對未來的內、外挑戰。<text:span text:style-name="T2"><text:line-break/><text:line-break/></text:span>各位親友，為了合理解決核四紛爭，更為了維護與落實我們好不容易得來的民主體制，讓掌權者遵從多數國家主人的意志，我將自<text:span text:style-name="T2">4</text:span>月<text:span text:style-name="T2">22</text:span>日起開始「禁食」行動，以此懇請台灣人民採取各種積極有力的方法，共同來敦促權責機關「停建核四」。<text:span text:style-name="T2"><text:line-break/><text:line-break/></text:span>林義雄<text:span text:style-name="T2"><text:s/></text:span>敬上<text:span text:style-name="T2"><text:line-break/><text:line-break/>2014</text:span>年<text:span text:style-name="T2">4</text:span>月<text:span text:style-name="T2">15</text:span>日<text:span text:style-name="T2"><text:line-break/><text:line-break/></text:span>附註：<text:span text:style-name="T2"><text:line-break/><text:line-break/></text:span>一、這封信，本來在<text:span text:style-name="T2">3</text:span>月<text:span text:style-name="T2">16</text:span>日就擬妥，原計畫要在<text:span text:style-name="T2">3</text:span>月<text:span text:style-name="T2">24</text:span>日發表後隨即開始禁食；但因<text:span text:style-name="T2">18</text:span>日發生青年學生佔領立院行動，所以延擱了下來。<text:span text:style-name="T2"><text:line-break/><text:line-break/></text:span>二、「強建核四」和「強推服貿」本質上都是掌權者蔑視廣大民意，不顧國家安危、人民生計的強橫作為。此種踐踏民主的惡行，每一個人都應該竭盡所能極力反抗。因此，我決定自<text:span text:style-name="T2">4</text:span>月<text:span text:style-name="T2">22</text:span>日接續原計畫進行禁食。<text:span text:style-name="T2"><text:line-break/><text:line-break/>===========<text:line-break/></text:span>林義雄反核禁食<text:span text:style-name="T2"><text:s/></text:span>民進黨：感佩<text:span text:style-name="T2"><text:line-break/></text:span>中央社中央社<text:span text:style-name="T2"><text:s/>– 2014</text:span>年<text:span text:style-name="T2">4</text:span>月<text:span text:style-name="T2">16</text:span>日<text:span text:style-name="T2"><text:line-break/><text:line-break/></text:span>（中央社記者蘇龍麒台北<text:span text:style-name="T2">15</text:span>日電）民主進步黨發言人張惇涵今天表示，前民進黨主席林義雄聲明將為停建核四禁食，令人萬分感佩與萬分不忍。<text:span text:style-name="T2"><text:line-break/><text:line-break/></text:span>林義雄下午發表公開信，為「落實民主，停建核四」等訴求，將自<text:span text:style-name="T2">22</text:span>日起在義光教會「禁食」。<text:span text:style-name="T2"><text:line-break/><text:line-break/></text:span>張惇涵指出，「非核家園」主張白紙黑字寫在民進黨黨綱中，可說是民主進步黨的<text:span text:style-name="T2">DNA</text:span>。民進黨與林義雄同樣都主張「停建核四」，「停建核四」也是台灣高達<text:span text:style-name="T2">7</text:span>成的主流民意，馬政府卻一而再、再而三霸凌多數民意，一次又一次把台灣的人民、台灣的安全與台灣的下一代逼入絕境。<text:span text:style-name="T2"><text:line-break/><text:line-break/></text:span>他表示，這一年多來，從議場到街頭，從舉辦活動乃至綠能政策的推出，民進黨上下為「停建核四」做了諸多努力，民進黨主席蘇貞昌也一再強調「<text:span text:style-name="T2">2014</text:span>終結核四」是民進黨今年<text:span text:style-name="T2">3</text:span>大重點任務之一。</text:p>
      <text:p text:style-name="P1"><text:span text:style-name="T3">陳真</text:span><text:s/>  |  2014.04.16 02:25   |   <text:a xlink:type="simple" xlink:href="http://palinfo.habago.org/Entry?Command=Information_PrintForum&amp;iPage=449#FORUM32230"><text:span text:style-name="T1">#</text:span></text:a></text:p>
      <text:p text:style-name="P2"><text:span text:style-name="T2">(</text:span>再續<text:span text:style-name="T2">)<text:line-break/><text:line-break/></text:span>如前所說，林義雄<text:span text:style-name="T2">1978</text:span>年書上一席話，打動我年少心靈，他說：<text:span text:style-name="T2"><text:line-break/><text:line-break/>"</text:span>我相信：政治是一種科學。我願抱著「對就是對，錯就是錯」是非分明的態度，投身政治。民主的過程緩慢而瑣碎，我們必須忍受民主的「平淡」。<text:span text:style-name="T2">"<text:line-break/><text:line-break/>20</text:span>年後，我逐漸發現，在他眼裏，政治似乎比較像是一種宗教，而且是排他性很強、認為自己是絕對真理的那樣一種宗教。<text:span text:style-name="T2"><text:line-break/><text:line-break/></text:span>把政治看成一種宗教，我倒還能忍受，但如果這門宗教所依據的教旨竟隨敵我之不同而有不同運作與解釋方式，那麼，這樣一種宗教其實比較像幫派，所謂教條，竟然可以彈性調整。簡單說：眾生一律平等，但凡我幫眾，相對於敵方，將<text:span text:style-name="T2"><text:s/>"</text:span>更<text:span text:style-name="T2">" </text:span>平等。<text:span text:style-name="T2"><text:line-break/><text:line-break/></text:span>舉個例：<text:span text:style-name="T2"><text:line-break/><text:line-break/></text:span>核四公投促進會在大約<text:span text:style-name="T2">1995</text:span>年準備創立之初，他們找上我，說打算成立一個核四公投促進會，同時發起一個環島千里苦行的運動，希望能把核四廠興建與否的問題交付全民公投，希望我能找一些醫生護士，弄個隨隊醫療團。<text:span text:style-name="T2"><text:line-break/><text:line-break/></text:span>我一聽是千里苦行，心裏浮現的是甘地當年製鹽長征那樣一種走到哪就路邊睡到哪、餐風露宿、極度體能考驗的苦行。所以我一口就答應幫這個忙。<text:span text:style-name="T2"><text:line-break/><text:line-break/></text:span>後來發現，原來苦行不但不苦，而且還蠻爽的，吃精緻美食，住那種我平常連多看一眼都不敢看的豪華飯店。有一回，我實在是一忍再忍忍不住，於是就內部開砲說這也叫苦行嗎？有個林義雄的核心幕僚很不屑地回答說：<text:span text:style-name="T2">"</text:span>你是在說什麼？！三千多元一晚的旅館也叫豪華？！<text:span text:style-name="T2">" </text:span>我默然。<text:span text:style-name="T2"><text:line-break/><text:line-break/></text:span>當時我經常東西兩岸往返看診，常在台北住旅館，住一晚從不會超過六百元。如果三四千元的旅館也叫苦行，那我真希望人生每天都能吃這種苦。<text:span text:style-name="T2"><text:line-break/><text:line-break/></text:span>不過，苦行不苦不是我現在要說的。我要說的是：核四公投促進會的成立宗旨絕非反核，而是說重大政策若有爭議，應交付全民公投，由眾人做出決定，並為自己的決定承擔後果。<text:span text:style-name="T2"><text:line-break/><text:line-break/></text:span>林義雄說，這才是民主真諦，民主國家的人民應該學習如何當個主人，為自己的決定承擔後果。少數應服從多數的決定，多數也要尊重少數人的發言權利。<text:span text:style-name="T2"><text:line-break/><text:line-break/></text:span>我能認同這個想法，於是我跟醫院請了許多假，參與了大部份的環島<text:span text:style-name="T2"><text:s/>"</text:span>苦行<text:span text:style-name="T2">" </text:span>行程。<text:span text:style-name="T2"><text:line-break/><text:line-break/></text:span>幾年後，阿扁在林義雄的強烈提拔下，打敗許信良，代表該黨參選總統並獲勝。阿扁的政見之一就是承諾在他當選後的當年年底之前，也就是當選後半年內，就會把核四的興建與否，交付全民公投決定。<text:span text:style-name="T2"><text:line-break/><text:line-break/></text:span>結果，阿扁從<text:span text:style-name="T2">2000</text:span>到<text:span text:style-name="T2">2008</text:span>足足當了八年總統，但他們過去所熱烈吹捧的核四公投呢？毫無蹤影。不但不公投，核四預算還一再追加。之間核四確曾一度停工，但因經濟影響重大，旋即又恢復興建。<text:span text:style-name="T2"><text:line-break/><text:line-break/></text:span>八年是很漫長的時間，林義雄及其核四公投促進會，有沒有逼阿扁發起公投？沒有。但林義雄確曾在<text:span text:style-name="T2">2002</text:span>年左右公開表示：一個硬要興建核四廠的政府，沒有任何存在的價值。他還說：一個政府，如果不肯舉行核四公投，那就是不尊重人民基本權利，這樣一種公職人員應立即撤職，因為這種人不適合擔任民主國家的公職，這樣一種不願同意發起核四公投的政治人物，更是一定要逼他下台才行。<text:span text:style-name="T2"><text:line-break/><text:line-break/></text:span>結果呢？有沒有哪個民進黨政府公職人被撤職查辦？有沒有哪個民進黨政治人物因此下台？沒有，一個也沒有。而且，這個<text:span text:style-name="T2"><text:s/>"</text:span>沒有任何存在價值的政府<text:span text:style-name="T2">"</text:span>，林義雄照樣在<text:span text:style-name="T2">2004</text:span>年繼續支持，照樣連任。他們原本所鼓吹歌頌、讓人民學習怎麼當主人的民主萬靈丹<text:span text:style-name="T2">--</text:span>核四公投呢？一點影子也沒有，彷彿根本沒有這回事。<text:span text:style-name="T2"><text:line-break/><text:line-break/></text:span>可是，當馬英九一上台，核四公投乃是民主神聖萬靈丹的聲音又旋即出現。而且，每逢選舉就會拿出來操弄一番。於是，就在去年，國民黨決定同意透過公投確立核四的興建與否。<text:span text:style-name="T2"><text:line-break/><text:line-break/></text:span>很奇怪的是，林義雄和民進黨此時卻誓死反對，說核四公投是民主的惡作劇，是在捉弄人民，侮辱人民的智慧云云，誰要主張核四公投，誰就是捉弄人民的無恥政客；主張已經投入幾千億的核四不應公投，必須直接廢止興建。<text:span text:style-name="T2"><text:line-break/><text:line-break/></text:span>我不知道各位究竟怎麼想的？就我而言，實在非常痛苦，因為我有著一個正常人的基本正常理性，我沒有辦法把頭腦做這樣一種分裂式思考。<text:span text:style-name="T2"><text:line-break/><text:line-break/></text:span>同樣一個東西，一下可以說成這樣，說得如此神聖，誰要反對核四公投，誰就是民主公敵；一下卻又能說成那樣，誰要是主張核四公投，誰就是在藐視人民智慧，誰就是無恥政客；至於若有人膽敢支持核四繼續興建，簡直就是萬惡不赦的人類公敵。<text:span text:style-name="T2"><text:line-break/><text:line-break/></text:span>天底下，斷然沒有<text:span text:style-name="T2"><text:s/>"</text:span>凡是硬要興建核電廠的政府便無任何存在價值<text:span text:style-name="T2">" </text:span>的這樣一種普世價值宣稱。幾乎每個國家都有核電廠，難道世界上所有政府都沒有任何存在價值？<text:span text:style-name="T2"><text:line-break/><text:line-break/></text:span>如果有人一定要如此認定，那我也沒什麼話好說，可是，這話顯然應該改成<text:span text:style-name="T2"><text:s/>"</text:span>凡是硬要興建核電廠的<text:span text:style-name="T2"><text:s/>'</text:span>敵人政府<text:span text:style-name="T2">'</text:span>，都沒有任何存在價值。<text:span text:style-name="T2">" </text:span>至於<text:span text:style-name="T2"><text:s/>"</text:span>我方<text:span text:style-name="T2">" </text:span>政府呢？要蓋幾個核電廠似乎都沒關係，追加多少預算也沒關係，政府及一票政客不但有存在價值，而且還繼續大力幫他們助選呢。<text:span text:style-name="T2"><text:line-break/><text:line-break/></text:span>我絕不認為林義雄是<text:span text:style-name="T2"><text:s/>"</text:span>故意<text:span text:style-name="T2">" </text:span>操弄，他不是那樣的人，問題是，一個以為自己很中立的人，事實上所做所為不一定真的中立。許多時候，人沒法看清自己之所為。但林義雄之外的那些綠色生物，當然全是操弄議題、翻雲覆雨的高手。<text:span text:style-name="T2"><text:line-break/><text:line-break/></text:span>核四蓋不蓋，不是一種價值選擇，更不是一種蘊含必然對錯的普世價值。核四蓋不蓋，純粹只是一種利害考量，而無絕對性的對錯。<text:span text:style-name="T2"><text:line-break/><text:line-break/></text:span>而且，一個人即便他反核電，也不一定要反核四，非核家園目標難道不能逐步進行？即便你反核四，你仍然得尊重別人或許有跟你不一樣的判斷與選擇。<text:span text:style-name="T2"><text:line-break/><text:line-break/></text:span>如果這事影響重大，那就透過公投來做個決定，而不是眼看各種選舉又要到了，我敢打賭，肯定又要開始把一些純屬利害判斷的相對性政策給神聖化成一種<text:span text:style-name="T2"><text:s/>"</text:span>你若不支持我方說法便是全民公敵<text:span text:style-name="T2">" </text:span>的絕對價值。<text:span text:style-name="T2"><text:line-break/><text:line-break/></text:span>當然，這島上的人喜歡這樣搞事情以尋求刺激，我也沒什麼話好說，畢竟我這些話十幾年來都不知道講過幾百幾千次了，講得也挺累。慢慢我也覺悟了，想講話的動機也越來越低，反正即便是瘋狂也是一種自由，人們愛怎麼樣就由他怎麼樣；剩下的，就只是我個人看要怎麼想法子圖個清靜的問題。<text:span text:style-name="T2"><text:line-break/><text:line-break/></text:span>我發現，世上任何勢力再怎麼強大，哪怕它強大到可以瞬間擊毀整個銀河系的所有星星，但我身上恰恰有一樣東西能勝過這一切，是無論如何都拿不走、贏不了而且也打不散的，那就是我心裏那架鋼琴。如王洛賓所說，<text:span text:style-name="T2">"</text:span>手斷了，心還在彈，沒有人能使我離開音樂<text:span text:style-name="T2">"</text:span>。<text:span text:style-name="T2"><text:line-break/><text:line-break/></text:span>我看許多鳥人，左右逢源，叱吒威風，我們簡直連他的一根汗毛都打不過，但有一事他絕對贏不了，那就是我的尊敬，我的愛。<text:span text:style-name="T2"><text:line-break/><text:line-break/></text:span>我能理解聲望如日中天、獲得舉世尊崇的羅素為何如此在意維根斯坦對他的一點點評語，稍有批評，羅素每次就好像就很受傷的樣子，有時還得趕緊衝回家找阿那達哭訴。原因無它，因為得到一個當真的人的尊敬很重要。對我而言，也許人生很難有比這更重要的事了。</text:p>
      <text:p text:style-name="P1"><text:span text:style-name="T3">陳真</text:span><text:s/>  |  2014.04.15 17:20   |   <text:a xlink:type="simple" xlink:href="http://palinfo.habago.org/Entry?Command=Information_PrintForum&amp;iPage=449#FORUM32229"><text:span text:style-name="T1">#</text:span></text:a></text:p>
      <text:p text:style-name="P3"><text:span text:style-name="T2">(</text:span>續<text:span text:style-name="T2">)<text:line-break/><text:line-break/></text:span>唸高一時，有一段時間就住在台北牯嶺街，租屋對面就是一排舊書店。李敖、柏楊的書，差不多就從那個時候開始接觸，兩人的書當時仍是禁忌，要買十分不容易。書店老闆看到我來，經常提早關上大門，避免惹上危險，然後偷偷塞給我幾本書，封面經常被撕掉，改成明星豔照做偽裝。<text:span text:style-name="T2"><text:line-break/><text:line-break/></text:span>有一天，我在一堆雜亂無章的舊書裏，找到一本林義雄寫的<text:span text:style-name="T2"><text:s/>"</text:span>從蘭陽到霧峰<text:span text:style-name="T2">"</text:span>，書內頁還有他的親筆簽名，寫著<text:span text:style-name="T2"><text:s/>"</text:span>敬贈蔣渭川，敬請雅正，弟林義雄<text:span text:style-name="T2">"</text:span>。<text:span text:style-name="T2"><text:line-break/><text:line-break/></text:span>蔣渭川就是蔣渭水的弟弟，二二八事件發生後，曾受陳儀之託，替國民黨政府向台灣人民喊話，但後來連自己都受到國民黨軍隊攻擊。之後曾擔任國民黨的內政部次長。<text:span text:style-name="T2"><text:line-break/><text:line-break/></text:span>林義雄那本書出版於<text:span text:style-name="T2">1978</text:span>年，但蔣渭川早在<text:span text:style-name="T2">1975</text:span>年便過世，為何仍有贈書之舉，令人費解。不過，筆跡我會認，確實是林義雄的筆跡沒錯。這書我仍完好保存於手邊，常想問林這件事，但一直忘了問。<text:span text:style-name="T2"><text:line-break/><text:line-break/></text:span>不過，為何送死者書不是我現在要說的；我要說的是，這書裏頭有一些話對於當時年幼的我產生巨大的影響，讓我十分感動。林義雄是這麼寫的：<text:span text:style-name="T2"><text:line-break/><text:line-break/>"</text:span>我相信政治是一種科學。我願抱著「對就是對，錯就是錯」是非分明的態度，投身政治。因為，我們的政治如果永遠停留在宮闈式的勾心鬥角、「三國演義」式的「鬥智遊戲」裏，政治就永遠不可能成為「眾人之事」；我們所熱切期待的民主社會也將永遠無法實現。<text:span text:style-name="T2"><text:line-break/><text:line-break/></text:span>我相信，民主的過程緩慢而瑣碎，我們必須明白這一點，而且要忍受民主的「平淡」。世界不停變動，問題層出不窮，我們要解決東一個西一個迎頭而來的問題才能建立一個理想、完整的社會。「五百年必有聖人出」、「聖人一出，天下太平」的想法是荒唐的；如果真是這樣，我不知道另外那四百九十九年怎麼辦？我想，寧可度過五百年平淡的歲月，也不要有四百九十九年痛苦的日子。<text:span text:style-name="T2">"<text:line-break/><text:line-break/></text:span>高中畢業後，我成為一名公開活動的黨外人士，印了第一張名片，上面就引用了這幾句話：<text:span text:style-name="T2"> <text:line-break/><text:line-break/>"</text:span>我相信─政治是一種科學。我願抱著「對就是對，錯就是錯」是非分明的態度，投身政治。<text:span text:style-name="T2">"<text:line-break/><text:line-break/>"</text:span>我相信，民主的過程緩慢而瑣碎，我們必須忍受民主的「平淡」。<text:span text:style-name="T2">"<text:line-break/><text:line-break/></text:span>當然，這些話我至今仍然相信，只是已經不再相信當初講這些話的林義雄。林先生人格正直，無庸置疑，但人格之正直並無法保證其人一切言行同樣值得尊敬。<text:span text:style-name="T2"><text:line-break/><text:line-break/></text:span>差不多二十年後也就是大約<text:span text:style-name="T2">1998</text:span>年左右，我方才明白，說是這樣說，但林義雄顯然不是把政治當科學，而是當成宗教，而且是無法忍受異端的那種宗教態度。<text:span text:style-name="T2"><text:line-break/><text:line-break/></text:span>他也似乎沒法忍受民主<text:span text:style-name="T2"><text:s/>"</text:span>緩慢而瑣碎<text:span text:style-name="T2">" </text:span>的<text:span text:style-name="T2"><text:s/>"</text:span>平淡<text:span text:style-name="T2">"</text:span>，因此老是有驚人之舉，動不動就要包圍這裏包圍那裏，驚天動地地總是強迫對方要<text:span text:style-name="T2"><text:s/>"</text:span>修正<text:span text:style-name="T2">"</text:span>，而不是透過<text:span text:style-name="T2"><text:s/>"</text:span>緩慢而瑣碎<text:span text:style-name="T2">" </text:span>的方式去闡揚理念，解決爭議。<text:span text:style-name="T2"><text:line-break/><text:line-break/></text:span>我當然不是說不應該抗爭，而是說，一個現代社會的層層機制，就像一種遊戲，遊戲規則複雜而瑣碎，但其設立基本上並不偏向特定內容，而只關注形式本身。就好像不管象棋圍棋西洋棋，下棋的規則只問形式之完善與否，而不因參賽者身份或意識形態而有不同考量。只要基本形式確立了，剩下的就只是<text:span text:style-name="T2"><text:s/>"</text:span>緩慢而瑣碎的平淡<text:span text:style-name="T2">"</text:span>。這份<text:span text:style-name="T2"><text:s/>"</text:span>平淡<text:span text:style-name="T2">" </text:span>的社會圖像，讓年少的我十分感動。<text:span text:style-name="T2"><text:line-break/><text:line-break/></text:span>這很像數學運作。在數學的世界裏，只要一套運算方式確立了，剩下的其實就只是<text:span text:style-name="T2"><text:s/>"</text:span>緩慢而瑣碎的平淡<text:span text:style-name="T2">"</text:span>。任何答案都引不起我的興趣，因為它們平淡無奇，但這份<text:span text:style-name="T2"><text:s/>"</text:span>平淡<text:span text:style-name="T2">" </text:span>本身卻是我們安身立命的基礎。<text:span text:style-name="T2"><text:line-break/><text:line-break/></text:span>動輒揭竿而起，刺激是挺刺激，但那其實意味著我們沒法忍受民主緩慢而瑣碎的平淡，稍有不順己意，便要翻桌重來，就像泰國一天到晚在政變那樣，好像永遠都沒法好好下一盤棋，沒法尊重棋局的基本規則。也許哪一天，住家路邊少裝了一盞路燈都能因此揭竿而起，翻桌不認帳，要求遂行己意。<text:span text:style-name="T2"><text:line-break/><text:line-break/></text:span>這類無法忍受民主的平淡者，動不動就很喜歡說這是歷史重要時刻，這是民主存亡的關鍵。當我仍在綠營時，我就常嘲諷<text:span text:style-name="T2"><text:s/>"</text:span>同志<text:span text:style-name="T2">"</text:span>，我說，依你們的想法或說法，我很想知道，究竟有沒有哪些時候不是歷史重要時刻？究竟有沒有哪一次選舉或哪一次事件<text:span text:style-name="T2"><text:s/>"</text:span>不是<text:span text:style-name="T2">" </text:span>民主存亡的關鍵？<text:span text:style-name="T2"><text:line-break/><text:line-break/></text:span>我倒是一點都不相信一個現代社會哪來那麼多生死存亡的關鍵。只要基本遊戲規則訂了，剩下的就只是緩慢而瑣碎的平淡，而無任何激情可言。<text:span text:style-name="T2"><text:line-break/><text:line-break/></text:span>形式與普世價值才是一切問題的根本，需要激情以對，而內容則只能訴諸緩慢而瑣碎的平淡。<text:span text:style-name="T2"><text:line-break/><text:line-break/></text:span>一個人如果成立一個<text:span text:style-name="T2"><text:s/>"185</text:span>促進會<text:span text:style-name="T2">"</text:span>，另一個人成立<text:span text:style-name="T2"><text:s/>"369</text:span>推廣社<text:span text:style-name="T2">"</text:span>，對此我沒意見，也許有人認為<text:span text:style-name="T2"><text:s/>185</text:span>很重要，有人覺得<text:span text:style-name="T2">369</text:span>才是社會出路，結果如何，同樣得進入基本形式中去進行緩慢而瑣碎的爭議與協商。<text:span text:style-name="T2"><text:line-break/><text:line-break/></text:span>至於得出何種結論，老實說我也不關心，因為內容之為物，本應瑣碎而平淡。這題在某種狀況條件下演算得出<text:span text:style-name="T2">5</text:span>，那題在另一種狀況條件下演算得出<text:span text:style-name="T2">8</text:span>，不管<text:span text:style-name="T2">5</text:span>或<text:span text:style-name="T2">8</text:span>，都只是相對性的瑣碎之物，我既是個具有正常理性的人，我怎麼會對一種相對性的東西欲仙欲死很激情呢？我又不是頭殼壞去。<text:span text:style-name="T2"><text:line-break/><text:line-break/></text:span>但形式的運作卻很重要。林義雄是幫我跟劍橋寫推薦信的人，但就在我出國前一年，<text:span text:style-name="T2">1996</text:span>年，林義雄因為主張總統直選聚眾抗爭違反集遊法。屢次傳喚不到，本應拘提或通緝。但檢方卻害怕林義雄，不敢惹他，竟然說無法拘提也無法發佈通緝，因為不知道他家在哪，也不知道慈林辦公室在哪。<text:span text:style-name="T2"><text:line-break/><text:line-break/></text:span>這很荒唐。要查到他住哪還不容易。明明是不敢抓，卻假裝說不知道他家在哪裏，拖了一兩年還是說不知道他住哪。我實在看不下去，於是就寫了一封檢舉信，附上身份證影本，具名檢舉通緝犯林義雄的家和辦公室地址，恭請警方立即前往逮人。<text:span text:style-name="T2"><text:line-break/><text:line-break/></text:span>我之所以檢舉剛剛幫自己寫研究所推薦信的推薦人，當然不是要找他麻煩，而是我相信，任何一個人要怎麼抗爭都行，但法律該怎麼辦就該怎麼辦，而不是遇強則弱，遇弱就變得很強。甘地違法無數，但他始終堅持接受法律制裁，因為這才是一個文明社會之所以賴以存在的重要基礎。<text:span text:style-name="T2"><text:line-break/><text:line-break/></text:span>越是落後野蠻社會，越是重視內容，重視意識形態之區分敵我，甚至以此為賞罰依據。但一個文明社會卻理應排斥<text:span text:style-name="T2"><text:s/>"</text:span>內容<text:span text:style-name="T2">" </text:span>之滲透。就像下棋一樣，不能說因為哪個參賽者很凶，或觀念很愛國很正確，或動不動就要翻桌翻盤，於是就讓他連<text:span text:style-name="T2"><text:s/>"</text:span>車<text:span text:style-name="T2">" </text:span>都能像<text:span text:style-name="T2"><text:s/>"</text:span>炮<text:span text:style-name="T2">" </text:span>那樣翻山越嶺，給予種種特殊待遇。<text:span text:style-name="T2"><text:line-break/><text:line-break/></text:span>至於王丹所說，一個翻桌翻盤的<text:span text:style-name="T2">A</text:span>行為出現，無法推論出<text:span text:style-name="T2">BCDEFG</text:span>等等的類似翻桌翻盤行為也會跟著出現，因此無法推論出翻盤翻桌的結果將發生，因此桌盤都很安全，運作無虞。<text:span text:style-name="T2"><text:line-break/><text:line-break/></text:span>這樣一個推論，恐怕連打零分都很難，因為根本不知所云。甲搶銀行，無法推論出乙丙丁也會跟著來搶，因此銀行很安全。有這種推論嗎？<text:span text:style-name="T2"><text:line-break/><text:line-break/></text:span>而且，事實應該這樣說：甲搶銀行，乙丙丁戊己庚辛一片叫好，而且凡是對搶銀行不敬者一概都會遭到可怕嚴懲，因此銀行很安全。世上有這種推論嗎？<text:span text:style-name="T2"><text:line-break/><text:line-break/></text:span>我常覺得，你要教一個聰明的學生，幾句話便行，但要教一個笨蛋，卻往往一個小觀念恐怕都得寫上一本書來教才行，因為他的腦子和想法一團混亂，你得慢慢幫他抽絲剝繭，清理頭緒。<text:span text:style-name="T2"><text:line-break/><text:line-break/></text:span>這些都還沒問題，但若一個笨蛋笨到嚇死人，但他卻以為自己好聰明，簡直就是天才，於是你才剛說兩句不同意見，他馬上就會怒罵你沒資格當老師，燒你的書，叫你辭職下台，說你根本什麼都不懂，不懂政治學，不懂非暴力的民不從哲學，什麼都不懂，真是可恥齷齪的老師，要你乾脆去死算了。這種學生你能教嗎？而這樣一種類型的頭殼壞去學生，恰恰是這個窩囊反智蠢血沸騰的圓仔花運動的基本特色。</text:p>
      <text:p text:style-name="P1"><text:span text:style-name="T3">陳真</text:span><text:s/>  |  2014.04.15 12:22   |   <text:a xlink:type="simple" xlink:href="http://palinfo.habago.org/Entry?Command=Information_PrintForum&amp;iPage=449#FORUM32228"><text:span text:style-name="T1">#</text:span></text:a></text:p>
      <text:p text:style-name="P2">現實上，我們因為各種主客觀因素或利害需求或不同理性程度等等無數原因，對於不同命題賦予不同評價地位；你覺得很棒的，我可能覺得很爛，反之亦然。但概念上，所有命題地位卻一律平等，這意思是說，命題本身不會有先驗性的優劣；優劣只存在於你我之間而非概念之間。<text:span text:style-name="T2"><text:line-break/><text:line-break/></text:span>殺死一隻狗，引人憤怒，但殺死一隻螞蟻卻波紋不興。這並不是因為這兩者命題地位具有先驗性的價值高低，而是因為後天評價不同。一個社會的形成、發展與運作，自然不可能<text:span text:style-name="T2"><text:s/>"</text:span>事先<text:span text:style-name="T2">" </text:span>替大家決定哪些命題道德優先，故應獲得特殊待遇，因此，基本上，一個社會之運作若有妥善存在的可能性，唯有關注所有命題形式，而非關注特定命題內容，因為內容是說不準的，人為偏差的。<text:span text:style-name="T2"><text:line-break/><text:line-break/></text:span>如果有人以一種純粹主觀甚至是社會機制運作之外的所謂多數決，來賦予某個事物優越於其它命題的特殊道德地位，那意味著這套社會機制是無法存在的，因為機制之上竟還有個太上皇式的、根據命題內容進行審查來給予不同評價地位的一套私密運作存在。<text:span text:style-name="T2"><text:line-break/><text:line-break/></text:span>就像小說<text:span text:style-name="T2"><text:s/>"</text:span>動物農莊<text:span text:style-name="T2"><text:s/>" </text:span>裏那些革命成功之後的豬一樣，豬仔們認為，因為自己的某種價值優先性，所以他們決定立法保障有些動物比其他動物<text:span text:style-name="T2"><text:s/>"</text:span>更<text:span text:style-name="T2">" </text:span>平等。<text:span text:style-name="T2"><text:line-break/><text:line-break/></text:span>之所以說它是私密<text:span text:style-name="T2">(PRIVATE)</text:span>運作，相對於公眾<text:span text:style-name="T2">(PUBLIC)</text:span>；一套私密運作的特色是：不特定社會大眾根本沒法掌握它，在這套私密運作中會產生何種結論、以及這套結論如何產生，全然說不準，全然不透光，比任何一種原初社會的運作都還要隱密，人家酋長如何產生、如何決策，如何替換，總還是有個公眾依據。<text:span text:style-name="T2"><text:line-break/><text:line-break/></text:span>那樣一種自以為多數便可為所欲為的私密運作方式，甚至連黑幫組織都還遠遠不如。人家黑幫老大怎麼產生、堂口如何運作，總是都還有一套公眾性的規矩在。但那樣一種自以為多數便可為所欲為的私密運作，卻完全不透光，大有一種立地為王的軍閥、土匪架式，簡單說就是一種暴民概念。<text:span text:style-name="T2"><text:line-break/><text:line-break/></text:span>再說，遊行人數究竟是警方估計的<text:span text:style-name="T2">11</text:span>萬人也好，或是自行灌水的<text:span text:style-name="T2">50</text:span>萬人也罷，仍然都只是一小撮人。我講的一小撮人基本上並非以數人頭為依歸，而是以公私有別來判斷。今天即便是<text:span text:style-name="T2">2300</text:span>萬人全數湧上街頭，它依然是概念上的一小撮，因為這套運作方式根本無從理解、無從參與，它不是一種制度性可供遵循運作的一套機制。換句話說，不管人數多少，再多也沒用，在一套私密運作下，它只是一群無法透過個別意志表達以有效形成集體意志的烏合之眾。<text:span text:style-name="T2"><text:line-break/><text:line-break/></text:span>民主無它，個別而已；你是你，我是我，互不相屬，各自表態，形成有效意見。但烏合之眾卻聚焦在特定一二人身上，關注其一顰一笑，醜態百出。<text:span text:style-name="T2"><text:line-break/><text:line-break/></text:span>暴民現象或烏合現象本身自然也無好無壞，但你不能一方面說要民主，一方面卻又熱烈擁戴自以為多數便可為所欲為的暴民文化，兩者概念沒法共存。<text:span text:style-name="T2"><text:line-break/><text:line-break/></text:span>暴民現象只當出現在更換整個體制之時。套句科哲流行用語，暴民現象無非就是革命，出現在企圖轉變整個<text:span text:style-name="T2"><text:s/>"</text:span>典範<text:span text:style-name="T2">"(PARADIGM)</text:span>、整套社會機制或整個政權之時，意味著此時我們不要幹它媽的什麼民主法治了，我們只要人多，想幹啥都行。<text:span text:style-name="T2"><text:line-break/><text:line-break/></text:span>我不反對革命，但因為某種非關價值的技術行政起而革命是低能可笑的；宣稱自己無罪更是窩囊。革命是要砍頭的，怎麼會無罪？套句毛澤東的話，革命又不是請客吃飯。<text:span text:style-name="T2"><text:line-break/><text:line-break/></text:span>這種自以為多數或自以為絕對正義便可為所欲為的心態，套句<text:span text:style-name="T2">Karl Popper</text:span>的說法，恰恰是民主開放社會的敵人，一種過不慣現代社會文明生活的野蠻落後特徵。<text:span text:style-name="T2"><text:line-break/><text:line-break/><text:line-break/></text:span>這種自以為多數或自以為絕對正義便可為所欲為的私密運作如果行得通，那麼，我們唯有透過打仗才有可能分出高下，因為它缺乏一套數人頭的機制，卻極度熱衷於打破敵人的頭。<text:span text:style-name="T2"><text:line-break/><text:line-break/></text:span>這種自以為多數或自以為絕對正義便可為所欲為的私密運作如果行得通，那麼，社會的發展將陷入完全不可預測的狀態，它將失去一種基本的、穩定的方向，而訴諸於偶發的、私密的各種隨機事件的任意發散，沒有任何公眾參與、藉以形成眾人意志的有效管道。<text:span text:style-name="T2"><text:line-break/><text:line-break/></text:span>這種自以為多數或自以為絕對正義便可為所欲為的心態或私密運作如果行得通，我們還需要政府嗎？大家只能想辦法形成自己的小軍閥，彼此對抗或戰鬥，想辦法用各種手段打破敵人的頭，撕毀敵人的臉。<text:span text:style-name="T2"><text:line-break/><text:line-break/></text:span>這種自以為多數或自以為絕對正義便可為所欲為的心態如果那麼高貴，那麼，任何一個獨裁政權都很好辦事了。例如黨外時代，眾暴寡很普遍，俺是正義一方，多數一方，我要怎麼整你蹧踏你都行。<text:span text:style-name="T2"><text:line-break/><text:line-break/></text:span>例如，蔣經國<text:span text:style-name="T2">1987</text:span>年解除戒嚴之前，主張戒嚴根本就是所謂全民熱烈擁戴的共識，歷次民調之共識程度均高達<text:span text:style-name="T2">98-99%</text:span>以上。剩下的<text:span text:style-name="T2">1%-2%</text:span>就是人人喊打的過街老鼠。<text:span text:style-name="T2"><text:line-break/><text:line-break/>1986</text:span>年<text:span text:style-name="T2">5</text:span>月<text:span text:style-name="T2">19</text:span>號，鄭南榕發起台灣第一次的群眾運動，目標是反戒嚴。我從頭參加到結束，持續至深夜。參加之前，風聲鶴唳，畢竟是史上第一次，你沒法預知後果將如何。跟許多參與者一樣，我得事先寫下遺書，交待好後事，因為很有可能一去不回。<text:span text:style-name="T2"><text:line-break/><text:line-break/></text:span>為什麼僅僅只是表達一種對於戒嚴的反對意見卻得冒著生命危險？難道不就是那樣一種自以為多數或自以為絕對正義便可為所欲為的主流心態與暴民思維起了絕對作用。面對<text:span text:style-name="T2">99%</text:span>的民意，你的意見不管在哪說出，都會讓你註定成為人人唾棄的過街老鼠，非常非常痛苦。<text:span text:style-name="T2"><text:line-break/><text:line-break/></text:span>可是，所謂民主或自由的概念難道不該就是捍衛少數甚至是僅僅<text:span text:style-name="T2">1%</text:span>的極少數？怎麼反而卻聚焦、歌頌、鼓舞多數一方為所欲為的特權？我不太喜歡講陳腔濫調，但姑且套句伏爾泰的話，我雖不贊成你說的話，但我誓死擁護你有說這話的權力。但是，那樣一種自以為多數或自以為絕對正義便可為所欲為的心態卻以其多數蠻力及完全不見光不透明的私密運作方式，視異己為敵，努力傷害少數人理應命題概念一律平等的存在空間，使之噤若寒蟬，否則便以正義大旗及暴民洶湧之姿盡情給予傷害做為懲罰。<text:span text:style-name="T2"><text:line-break/><text:line-break/></text:span>面對這樣一種自以為多數或自以為絕對正義便可為所欲為的私密大旗，當它如此凶猛時，你能如何？當體制已蕩然無存，難道不就只能淪於鬥爭？就像泰國一年到頭各路群眾鬥爭個不停那樣，各自宣稱是正義一方，因此可為所欲為，不從不敬者便是敵人；對於敵人當然就是努力傷害之。這大約也就是台灣過去十多年來綠衛兵文化之縮影。<text:span text:style-name="T2"><text:line-break/><text:line-break/></text:span>至於王丹先生講什麼邏輯不邏輯的，當然是一片裝模作樣的傻話。經驗世界跟邏輯怎麼會扯上關係？就算自然科學或社會科學的推論也沒有人那樣推的。自己設定一個奇怪的答案，然後藉以推翻自己所擬定的奇怪前提與奇怪推論，這種思考品質，只能打零分。<text:span text:style-name="T2"><text:line-break/><text:line-break/></text:span>不過，一個人不會思考並不是什麼需要譴責的事，需要譴責的是連理都不講，只想造謠攻擊抹黑那樣一種自以為多數或自以為絕對正義便可為所欲為的暴民心態。<text:span text:style-name="T2"><text:line-break/><text:line-break/></text:span>有人因為<text:span text:style-name="T2"><text:s/>A </text:span>理由搶銀行，基本上對此我沒啥意見，我有意見的是，<text:span text:style-name="T2"><text:s/>A </text:span>理由據當事人自己說很正義很正確，搶銀行難道因此就變得如此光輝燦爛？那我們是不是要把社會導向一個根據內容辦事而不依據形式運作的野蠻叢林？只要某種內容合乎王丹先生所私密設定的幾個條件，便是可歌可泣的民主壯舉。這種思維很原始，很復古，很像中古世紀宗教裁判所那個年代來的人。<text:span text:style-name="T2"><text:line-break/><text:line-break/></text:span>我很喜歡<text:span text:style-name="T2">KARL POPPER</text:span>這個人，也喜歡他的文筆和思路之清晰，但我倒不一定認同他的想法。分析哲學上或科學哲學上的想法，百分之百不認同，至於政治哲學上的認同度雖高卻也不是很高。他這方面最有名的就是<text:span text:style-name="T2"><text:s/>"</text:span>開放社會及其敵人<text:span text:style-name="T2">" </text:span>這本書。<text:span text:style-name="T2"><text:line-break/><text:line-break/></text:span>我自認對於開放社會的敵人之認識也許要比他更深入一些，或許那是因為我親眼見識、親身經歷反對開放的<text:span text:style-name="T2">"</text:span>敵人<text:span text:style-name="T2">" </text:span>們怎麼打著開放紅旗反紅旗。台灣，美國，以色列，以及西方列強等等這一大票所謂民主自由國家以及那些民主自由三句不離嘴的民主人士們，在在提供給我們無數絕佳的例子。<text:span text:style-name="T2"><text:line-break/><text:line-break/>===================<text:line-break/></text:span>系主任勸返校<text:span text:style-name="T2"><text:s/></text:span>遭嗆：推薦信不找你寫<text:span text:style-name="T2"><text:line-break/><text:line-break/></text:span>作者：<text:span text:style-name="T2"><text:s/></text:span>胡欣男╱台北報導<text:span text:style-name="T2"><text:s/>| <text:line-break/><text:line-break/>2014</text:span>年<text:span text:style-name="T2">4</text:span>月<text:span text:style-name="T2">14</text:span>日<text:span text:style-name="T2"><text:line-break/></text:span>中國時報【胡欣男╱台北報導】<text:span text:style-name="T2"><text:line-break/><text:line-break/></text:span>「同學們，回學校上課吧。勇氣，如果欠缺智慧，終將流於躁進盲動。能力，一旦沒有慈悲，必會帶來冷漠敵對。」世新大學廣電系主任謝旭洲<text:span text:style-name="T2">3</text:span>月底在臉書發表這篇文章，竟引起學生激烈反彈，不但在臉書引發筆戰，還有原本請託他寫推薦信的學生嗆：「不找你寫了！」<text:span text:style-name="T2"><text:line-break/><text:line-break/></text:span>世新廣電<text:span text:style-name="T2">4</text:span>年級學生張亞力談到太陽花學運時，道出內心的感嘆。他說，系主任謝旭洲一直是系上高人氣老師，跟學生就像朋友一樣，一篇有感而發單純要學生理性、冷靜返校上課的貼文，竟引來激烈筆戰和對老師的批評，讓他對這些攻擊的學生失望透了。<text:span text:style-name="T2"><text:line-break/><text:line-break/></text:span>張亞力說，有同學甚至留下侮辱的字句，老師只好刪除情緒性留言，並另外發文說：「你們一旦決定了（參加學運），就要為自己的行為負責，無論如何，最高原則是守法、注意安全、別讓家人擔心。」<text:span text:style-name="T2"><text:line-break/><text:line-break/></text:span>沒想到，<text:span text:style-name="T2">1</text:span>位要申請研究所的大四生，本來請謝旭洲寫推薦信，竟因不滿謝要學生返校的發言，怒批謝不懂「公民不服從」的真諦，沒民主價值觀，直接告訴謝：「推薦信你不用寫了，我覺得你不適合！」<text:span text:style-name="T2"><text:line-break/><text:line-break/></text:span>張亞力說，如今學運告一段落，但系上以往融洽氣氛不再，撕裂的關係「回不去了。」他說，大陸友人觀察台灣這陣子學運，把那句諷刺的名言傳給他：「不到台灣，不知文革還在搞！」讓他哭笑不得。<text:span text:style-name="T2"><text:line-break/><text:line-break/>===============<text:line-break/></text:span>系主任勸返校<text:span text:style-name="T2"><text:s/></text:span>生嗆幫寫推薦信都羞恥<text:span text:style-name="T2"><text:line-break/></text:span>民視民視<text:span text:style-name="T2"><text:s/>– 2014</text:span>年<text:span text:style-name="T2">4</text:span>月<text:span text:style-name="T2">14</text:span>日<text:span text:style-name="T2"><text:s/></text:span>下午<text:span text:style-name="T2">8:01<text:line-break/><text:line-break/></text:span>學運落幕，學生們紛紛回到校園上課，但不少同學反應，師生之間的氣氛有些不一樣了，拿世新大學為例，學運期間，學校廣電系系主任謝旭洲，在臉書上<text:span text:style-name="T2">PO</text:span>文，勸同學們回學校上課吧！但此舉引來學生批評，甚至嗆說，請這樣的老師寫推薦信，都感到羞恥。<text:span text:style-name="T2"><text:line-break/><text:line-break/>=====================<text:line-break/></text:span>發言惹爭議<text:span text:style-name="T2"><text:s/></text:span>吳妍華致歉<text:span text:style-name="T2"><text:line-break/></text:span>中廣新聞網中廣新聞網<text:span text:style-name="T2"><text:s/>– 2014</text:span>年<text:span text:style-name="T2">4</text:span>月<text:span text:style-name="T2">11</text:span>日<text:span text:style-name="T2"><text:line-break/><text:line-break/></text:span>太陽花學運剛退場，交大校長吳妍華昨天一席「對不起，沒把學生教好」話語，引發軒然大波，吳妍華今天向全校生和校友發表公開信，澄清並非因為覺得交大學生丟臉才向警察道歉，而是覺得這些累積的社會問題，是教育或政策制定者該反思。<text:span text:style-name="T2">(</text:span>陳映竹報導<text:span text:style-name="T2">)<text:line-break/><text:line-break/></text:span>對於言論惹爭議，交大校長吳妍華向全校師生發出聲明，強調自己向警察道歉，不是交大學生做了丟臉的事，是為大批警察為了維持學運治安而苦道歉，吳妍華認為，學運是社會多年累積的問題，服貿議題只是一個導火線，他教書三十多年了，鼓勵學生獨立思考，這封信其實是一個教育工作者的反思。<text:span text:style-name="T2"><text:line-break/><text:line-break/></text:span>除了師生不滿，交大校友、聖揚科技創辦人兼執行長邱繼弘更揚言暫停提供獎學金給交大，等交大校長換人之後再跟他聯絡，吳妍華說，邱繼弘可能只有看到媒體片面報導，有機會將親自溝通釐清誤會。</text:p>
      <text:p text:style-name="P1"><text:span text:style-name="T3">楊世主</text:span><text:s/>  |  2014.04.15 12:03   |   <text:a xlink:type="simple" xlink:href="http://palinfo.habago.org/Entry?Command=Information_PrintForum&amp;iPage=449#FORUM32227"><text:span text:style-name="T1">#</text:span></text:a></text:p>
      <text:p text:style-name="P3">邏輯是甚麼？有普世皆準的邏輯嗎？這樣講怪怪的<text:span text:style-name="T2">...</text:span>這篇如果改名叫<text:span text:style-name="T2">"</text:span>請用王丹的邏輯說服我<text:span text:style-name="T2">"</text:span>會不會比較切題？我比較相信不同物種有不同的品嘗邏輯，即便吃同樣的東西，有人說臭豆腐香，有人說很臭，所以想要說服王丹的人要用王丹的邏輯才能說服他，否則一切都是雞同鴨講，問題是你得變成跟王丹一樣的人才行，因為同物種之間才能用邏輯溝通，要不然多點退讓給予空間，要不訂個法律共同遵守，才是共處之道<text:span text:style-name="T2">.</text:span></text:p>
      <text:p text:style-name="P1"><text:span text:style-name="T3">懷軒</text:span><text:s/>  |  2014.04.15 03:44   |   <text:a xlink:type="simple" xlink:href="http://palinfo.habago.org/Entry?Command=Information_PrintForum&amp;iPage=449#FORUM32226"><text:span text:style-name="T1">#</text:span></text:a></text:p>
      <text:p text:style-name="P2">朋友傳來了來了一篇扯到不行的文章。在我看來絲毫沒有邏輯、沒有分析的<text:span text:style-name="T2">"</text:span>邏輯與分析<text:span text:style-name="T2">"</text:span>文章。如果王丹寫的這樣一種低能的東西叫作邏輯叫做分析，那還真是顛覆了我腦子理所謂的邏輯與理性。<text:span text:style-name="T2"><text:line-break/><text:line-break/>~~~~~~~~~~~~~~~~~~~~~~~~~~~~~~~~~~~~~~~~~~~~~~~~~<text:line-break/><text:line-break/>http://www.appledaily.com.tw/realtimenews/article/new/20140414/378553/<text:line-break/><text:line-break/></text:span>王丹：請用邏輯說服我<text:span text:style-name="T2"><text:line-break/>2014</text:span>年<text:span text:style-name="T2">04</text:span>月<text:span text:style-name="T2">14</text:span>日<text:span text:style-name="T2">00:13 <text:line-break/></text:span>圍繞這一次台灣的太陽花學運，反對方最常見的說法，就是「如果有不同意見就採用佔領立法院的方法，那以後大家一有不同意見就佔領立法院，政府還怎麼運轉？」這樣的質疑聽起來義正詞嚴，也似乎很有道理，但是其實完全錯誤。<text:span text:style-name="T2"><text:line-break/><text:line-break/></text:span>錯誤之處主要是缺乏邏輯基礎。讓我試著來分析一下：如果我們把「如果有不同意見就佔領立法院」當作<text:span text:style-name="T2">A</text:span>，「以後大家一有不同意見就佔領立法院」當作<text:span text:style-name="T2">B</text:span>，「政府還怎麼運轉」當作<text:span text:style-name="T2">C</text:span>，這裡的推論過程就是「因為<text:span text:style-name="T2">A</text:span>導致了<text:span text:style-name="T2">B</text:span>，而<text:span text:style-name="T2">B</text:span>導致了<text:span text:style-name="T2">C</text:span>，所以<text:span text:style-name="T2">A</text:span>也導致了<text:span text:style-name="T2">C</text:span>」。這裡的邏輯錯誤在於，雖然<text:span text:style-name="T2">B</text:span>導致<text:span text:style-name="T2">C</text:span>可以成立，但是無法證明<text:span text:style-name="T2">A</text:span>導致了<text:span text:style-name="T2">C</text:span>。因為<text:span text:style-name="T2">A</text:span>導致<text:span text:style-name="T2">B</text:span>這件事是無法證明的。<text:span text:style-name="T2"><text:line-break/><text:line-break/></text:span>換句話說，如果你要證明「有人佔領立法院，就會導致大家都會去佔領立法院」的話，你首先就要證明「大家一有不同意見就會去佔領立法院」這件事能夠成立，如果你不能先證明這件事情一定會出現，就沒有根據去指責今天太陽花學生們佔領立法院會導致政府無法運作或者天下大亂。而你能證明「因為有人佔領過立法院，所以以後動不動就會有人去佔領立法院」這件事嗎？當然不能。<text:span text:style-name="T2"><text:line-break/><text:line-break/></text:span>因為第一，這根本就是假設性的問題。未來會不會有人動不動就去佔領立法院，這是誰也說不準的事情。你不能用一個不確定的前提，來對現實進行確定性的判斷，這是最基本的常識。<text:span text:style-name="T2"><text:line-break/><text:line-break/></text:span>第二，這樣的說法完全忽略了太陽花學運背後反映出的種種積累而成的社會矛盾。事實上，這一次學生佔領立法院的行動，是得到了相當廣泛的民意支持的，這從全台灣各校學生雲集立法院外場，各種媒體的民調，<text:span text:style-name="T2">50</text:span>萬人的上街，知識界和社運界的力挺，國際媒體的正面評價，在在都可以證明。即使是作為抗議對象的馬政府，也一再強調「肯定學生對社會的關心」。<text:span text:style-name="T2"><text:line-break/><text:line-break/></text:span>學運訴求所揭示出的人民對代議制的不信任，對兩岸關係發展態勢的擔憂，以及對社會不公平的不滿，使得他們得到了這樣廣泛的支持。這，才是他們能夠佔領立法院成功的關鍵。如果學生佔領立法院的目的就是為了個人目的，請問會有這麼多力量的支持嗎？沒有這樣的支持，他們的佔領行動可能成功嗎？答案當然是否定的。所以，問題不在於佔領的行動，而在於這個行動背後的人民的呼聲。<text:span text:style-name="T2"><text:line-break/><text:line-break/></text:span>要出現佔領立法院這樣的行動，不是誰都可以做得來的，這要具備幾個條件：<text:span text:style-name="T2">1. </text:span>確實不是為了私人利益，<text:span text:style-name="T2">2. </text:span>確實表達了廣大人民的呼聲，<text:span text:style-name="T2">3. </text:span>行動本身得到外界的高度認同，<text:span text:style-name="T2">4. </text:span>組織者也願意承擔衝撞法律的刑事責任。請問，這樣的條件，有幾個人，幾項行動能夠具備？那種「以後大家動不動就會去佔領立法院」的假設根本就不可能成立，這只是無限誇大，只是對他人的恐嚇，或者自我恐嚇而已。<text:span text:style-name="T2"><text:line-break/><text:line-break/></text:span>其實，這樣的缺乏邏輯基礎的似是而非的論點所在多有。比如「如果允許遊行示威的自由，那人民天天上街怎麼辦」（誰有那個時間天天上街啊？！）「要是允許新疆獨立，那山東是不是也可以獨立」（人家山東幹嘛要獨立啊？去趟山西就要辦護照誰願意啊？！）等等。這樣的邏輯的根本問題就是：用很少可能會出現的極端的情況，去否定一個基本價值的普遍合理性。還有什麼，比這個更荒謬的嗎？<text:span text:style-name="T2"><text:line-break/><text:line-break/></text:span>如何評價學生佔領立法院的行動，可以有不同觀點，我也很願意聽取。但是，請你用邏輯說服我，不要瞎掰。</text:p>
      <text:p text:style-name="P1"><text:span text:style-name="T3">陳真</text:span><text:s/>  |  2014.04.14 15:31   |   <text:a xlink:type="simple" xlink:href="http://palinfo.habago.org/Entry?Command=Information_PrintForum&amp;iPage=449#FORUM32225"><text:span text:style-name="T1">#</text:span></text:a></text:p>
      <text:p text:style-name="P3">國中時，忘了是受到什麼傻話的刺激<text:span text:style-name="T2">(</text:span>可能是公民與道德或蔣總統語錄之類的東西<text:span text:style-name="T2">)</text:span>，心靈很痛苦，為了挽救眼看即將墮入痛苦深淵的靈魂，我發明了一種遊戲，整天邀同學玩。我雖是遊戲的發明者，但玩起來成績不佳，總是輸給大多數同學。<text:span text:style-name="T2"><text:line-break/><text:line-break/></text:span>這遊戲玩法很簡單，就是努力說讓人受不了的傻話蠢話，越蠢、越折磨人類的正常<text:span text:style-name="T2">IQ</text:span>和心靈越好。例如有人舉手問老師說等一會兒考試能不能戴帽，老師反問，為何要戴帽？同學說不戴帽哪來靈感？考題會答不出來。<text:span text:style-name="T2"><text:line-break/><text:line-break/></text:span>參賽者努力說完各種傻話，放學前由眾人評判，不夠傻的就要接受橡皮筋彈耳朵的處罰。我經常是被處罰的那一個。這顯示了我真的沒有說傻話的藝術天分，我很害怕違反真實，難怪我始終沒有意願想成為一名作家，倒覺得自己似乎有點哲學本事從微妙中求取真實。<text:span text:style-name="T2"><text:line-break/><text:line-break/></text:span>當然，我也不是每次都輸，也曾贏過幾次。例如我故意彎腰低頭小心翼翼進教室，老師問怎麼了？我答曰，<text:span text:style-name="T2">"</text:span>我腿長，怕撞到頭。<text:span text:style-name="T2">" </text:span>其實我那時沒有家庭可吃三餐，經常餓到昏倒，長得挺矮。同學聽到我<text:span text:style-name="T2"><text:s/>"</text:span>腿長<text:span text:style-name="T2">" </text:span>的回答，很多人做嘔吐狀，於是我就贏得了說傻話的比賽。</text:p>
      <text:p text:style-name="P1"><text:span text:style-name="T3">陳真</text:span><text:s/>  |  2014.04.14 15:05   |   <text:a xlink:type="simple" xlink:href="http://palinfo.habago.org/Entry?Command=Information_PrintForum&amp;iPage=449#FORUM32224"><text:span text:style-name="T1">#</text:span></text:a></text:p>
      <text:p text:style-name="P2">昨晚準備用餐，打開電視想看有沒有周星馳，不料又是圓仔花的新聞，看到青蘋果電視台說這些小表哥小表妹是為了旁人認為不可能的理想誓死如歸的切格瓦拉，嚇得我顧不得差點打翻手上熱茶，趕緊轉台。<text:span text:style-name="T2"><text:line-break/><text:line-break/></text:span>原來這些小表哥小表妹不但是思想家，行動家，民主鬥士，人權舵手，甚至還是視死如歸的烈士呢。<text:span text:style-name="T2"><text:line-break/><text:line-break/></text:span>每個時代總會有一些左右逢源者<text:span text:style-name="T2">(</text:span>特別是學界的人<text:span text:style-name="T2">)</text:span>或團體，整天講一些令人瞠目結舌的搞笑言論。但你可別真的取笑他們，這些人其實不得了的，不管怎麼改朝換代，永遠都站在那既安全又舒服而且又正義的一方。套句我同學的自況，他很慶幸自己總是<text:span text:style-name="T2"><text:s/>"</text:span>覺醒得剛剛好<text:span text:style-name="T2">"</text:span>；<text:span text:style-name="T2"><text:s/></text:span>總是覺醒在最爽的一個時間點，覺醒在一種最爽的覺醒程度上，不會太快太過，也不會太慢太不足。<text:span text:style-name="T2"><text:line-break/><text:line-break/></text:span>顛覆語言是不犯法的，而且同時又能培養文藝氣息，何樂不為？死守語言基本意義，只能怪自己腦筋太硬，怪不得別人。<text:span text:style-name="T2"><text:line-break/><text:line-break/></text:span>但不管語言、概念如何玩弄，只消把握住一件事就行：如果他們是那光，那我就是那黑暗；總之兩者不但不共一軛，而且還正反互斥就是。<text:span text:style-name="T2"><text:line-break/><text:line-break/></text:span>有人說，別讓顏色影響感情。這話是不對的。應該說，別讓藍綠影響生意才對。如果一門生意會受影響，那就趕緊消除顏色的緊張以免生意飛掉或飯碗不保。自從我痛罵醫院老闆公開散佈謠言後就挺後悔，每天醫院電話一來我都很緊張，擔心連人生僅剩的一個飯碗都不保。下回長官若再散佈謠言，我下定決心馬上給予歌頌。<text:span text:style-name="T2"><text:line-break/><text:line-break/></text:span>生意或飯碗可別讓顏色影響了。你賣紅茶，客人來了，是個綠色生物，你能不賣嗎？但若說顏色不應影響感情那肯定大錯特錯。國外的各種顏色或許無關乎感情，但島內藍綠卻恰恰就是做為一個人的情感基礎，簡單說，藍綠恰恰反映了一種品味、氣息，一種世界觀，從顏色光譜的差距，你絕對可以極為精準地看出人與人之間的心靈距離。這不是你要不要讓顏色影響的問題，而是它註定了一種事實，只是看你要不要去正視這個事實而已。<text:span text:style-name="T2"><text:line-break/><text:line-break/></text:span>至於我自己呢，我知道在某個重要的、近乎宗教的意義上，我和比方說白狼，就算不是一路的，至少也算個鄰居。至於小表哥小表妹或是背後那些更為光明一萬倍的老表們，仍是老話，他們是光，那我便是那黑暗，絕沒法兜在一塊。<text:span text:style-name="T2"><text:line-break/><text:line-break/></text:span>陳真<text:span text:style-name="T2"><text:line-break/><text:line-break/>===============<text:line-break/></text:span>搞笑的挺學運教授：馬英九的鬥爭手法非常殘酷！<text:span text:style-name="T2"><text:line-break/><text:line-break/>2014/04/12 11:57<text:line-break/><text:line-break/></text:span>作者<text:span text:style-name="T2">: </text:span>范蘭欽<text:span text:style-name="T2"><text:line-break/><text:line-break/></text:span>「從閣員全體動員，到百業老闆的集結，黨工與名嘴聲嘶力竭的叫囂，到動用國家資源去封鎖各種媒體，以至於連大學校長都驅策如犬馬。這種鋪天蓋地，「必欲去之而後快」的殘酷鬥爭手法，一點都不像金溥聰過去的競選文宣，反而酷似大陸歷來的鬥爭手法而從不曾在台灣看過。」<text:span text:style-name="T2"><text:line-break/><text:line-break/></text:span>你知道這段文字是誰寫的嗎？他在講什麼？原來作者是清大教授彭明輝，他在講馬英九政府。<text:span text:style-name="T2"><text:line-break/><text:line-break/></text:span>哈哈！太搞笑了！尤其看到「殘酷鬥爭手法」這幾個字，我在想，彭教授，您可不可以再寫實一點？讓我們見識一下「殘酷鬥爭手法」有多麼殘酷，好嗎？<text:span text:style-name="T2"><text:line-break/><text:line-break/></text:span>坦白說，看了彭教授的言論，我忽然明白，毛澤東為什麼要如此對待知識份子。先聲明，我絕對反對毛澤東的做法，但是，有些知識份子的犯賤，也的確令人討厭無比！<text:span text:style-name="T2"><text:line-break/><text:line-break/></text:span>想要看更多的搞笑文章嗎？我毫不吝嗇地推薦彭教授的部落格：<text:span text:style-name="T2"><text:line-break/><text:line-break/>http://mhperng.blogspot.tw/2014/04/blog-post_11.html#more</text:span></text:p>
      <text:p text:style-name="P4"/>
      <text:p text:style-name="P1"><text:span text:style-name="T3">陳真</text:span><text:s/>  |  2014.04.12 04:33   |   <text:a xlink:type="simple" xlink:href="http://palinfo.habago.org/Entry?Command=Information_PrintForum&amp;iPage=450#FORUM32223"><text:span text:style-name="T1">#</text:span></text:a></text:p>
      <text:p text:style-name="P2">台灣的綠衛兵文化差不多已經發展到一種極致，這些小表哥小表妹，就跟蛆一樣，一大堆，嚇死人，攻擊力非常強。所謂卿本佳人，奈何做蛆？我常納悶，他們難道不想好好當個像樣的人？<text:span text:style-name="T2"><text:line-break/><text:line-break/></text:span>台灣人有兩種基本性格，一而二，二而一，一體之兩面，有其一必有其二。<text:span text:style-name="T2"><text:line-break/><text:line-break/></text:span>一是窩囊猥瑣，只要人少勢弱便噤若寒蟬，唯唯諾諾；你看台灣留學生在海外往往就是這副德性。一是一窩蜂精神，仗著數目多、氣燄盛，囂張得意，為所欲為。<text:span text:style-name="T2"><text:line-break/><text:line-break/></text:span>你能想像，假設今天統派或親中者又佔了優勢，成為主流，出現的<text:span text:style-name="T2"><text:s/>"</text:span>蛆嚇人<text:span text:style-name="T2">" </text:span>局面肯定還是跟現在一樣，稍有不敬，便有你受的。而學生恰恰是不管潮流如何流轉之中，最為保守反動、最容易被操弄、最缺乏大腦與理想性的一群人。不敢說古往今來盡皆如此，至少過去這幾十年就是這樣，而且逐步變本加厲。<text:span text:style-name="T2"><text:line-break/><text:line-break/></text:span>在台北念高中時，有好長一陣子，台北火車站地下道牆上掛滿抗議布條，路過學生，個個帶著奮勇愛國、自我感動的激昂表情在上頭簽名。<text:span text:style-name="T2"><text:line-break/><text:line-break/></text:span>布條上寫些什麼呢？寫著應該把康寧祥、陳婉真等等一些努力想破壞社會、出賣國家的漢奸給<text:span text:style-name="T2"><text:s/>"</text:span>空拋大陸<text:span text:style-name="T2">" "</text:span>滾出台灣<text:span text:style-name="T2">" </text:span>甚至主張直接槍斃。<text:span text:style-name="T2"><text:line-break/><text:line-break/></text:span>學運愛國熱潮，在這島上始終不曾間斷，卻也始終都站在主流思維那一邊，差別只是在於把漢奸改成台奸，把賣國改成賣台，本質上一點也沒變。<text:span text:style-name="T2"><text:line-break/><text:line-break/></text:span>從漢奸到台奸，兩種奸的白高帽我都戴過，而且戴得挺習慣，想拿都拿不下來。幾十年來，不管哪一種聲音是主流，我永遠都是<text:span text:style-name="T2"><text:s/>"</text:span>共匪同路人<text:span text:style-name="T2">"</text:span>，要我<text:span text:style-name="T2"><text:s/>"</text:span>滾出台灣<text:span text:style-name="T2">"</text:span>。滾出我不會，我又不是水桶；飛出倒是一直在著手研究。<text:span text:style-name="T2"><text:line-break/><text:line-break/></text:span>上述那樣一種又是一窩蜂又是噤若寒蟬的民族性，估計幾百年恐怕都改不了；主流勢力稍一鼓吹，便蜂湧而起，氣燄囂張。這不單是一種道德上的敗壞，同時也是一種智力上的無能。一個稍微有點頭腦的人，決計不會像個瓦斯爐一樣，讓人開開關關，蠢血沸騰。<text:span text:style-name="T2"><text:line-break/><text:line-break/>1986</text:span>年，許信良以叛亂通緝犯身份，幾度闖關回台要求受審，國民黨把他原機遣返，並下令把接機群眾打得血流滿地，相當可怕<text:span text:style-name="T2">(</text:span>跟現在這種所謂驅離，相差十萬八千里<text:span text:style-name="T2">)</text:span>；不但打，而且情治人員還自己翻警車、砸警車、在鏡頭前演出<text:span text:style-name="T2"><text:s/>"</text:span>對警察丟擲石頭<text:span text:style-name="T2">" </text:span>的畫面，自導自演所謂<text:span text:style-name="T2"><text:s/>"</text:span>暴動<text:span text:style-name="T2">" </text:span>場面，然後嫁禍給接機群眾。這事同樣也在學生族群中掀起一股愛國熱潮。<text:span text:style-name="T2"><text:line-break/><text:line-break/></text:span>兩次接機我都有參加。隔天，狼狽回到學校，進入圖書館讀書，全館師生紛紛抬頭，投來敵意鄙視及厭惡眼光。我入座讀書，當做沒看見。席間，有個同班同學忍不住對我開罵。一個罵，引來兩個罵，於是一堆人不顧圖書館安寧，放聲對我叫囂。<text:span text:style-name="T2"><text:line-break/><text:line-break/></text:span>你知道，當主流群眾相信某種價值或某種主流媒體所刻意散佈的錯誤資訊時，你是不可能說服他們的。當時的中時和聯合報，恰恰就像現在的自由時報以及已經變綠色的蘋果日報。<text:span text:style-name="T2"><text:line-break/><text:line-break/></text:span>我當時沒法回應眾人的辱罵，於是只回了一句<text:span text:style-name="T2"><text:s/>"</text:span>預言<text:span text:style-name="T2">"</text:span>，我說<text:span text:style-name="T2">:"</text:span>你們不妨記住今天這個日子，有一天，你們會發現自己錯得離譜。<text:span text:style-name="T2">"<text:line-break/><text:line-break/></text:span>我的預言迄今仍未實現，因為群眾似乎永遠都站在卑劣錯誤的一方，他們總是隨形勢移轉得相當自然，過去舉藍旗，今天拿綠旗，一點轉換的困難都沒有。<text:span text:style-name="T2"><text:line-break/><text:line-break/></text:span>我問過幾個過去忠黨愛國的同學，他們似乎完全不覺得自己曾經是錯的，依然繼續忠黨愛國，只是黨國顏色換了而已。不知道是真的健忘若此，或其實根本不在乎什麼對錯，而只是一窩蜂跟著主流勢力走便是。<text:span text:style-name="T2"><text:line-break/><text:line-break/></text:span>殷海光據說每次新學期上課，總在黑板上寫下幾個大字：<text:span text:style-name="T2">"</text:span>做一個不受人惑的人<text:span text:style-name="T2">"</text:span>。這話講了容易，做起來卻不簡單。它不光是一種道德能力，同時也牽涉到一種智能。<text:span text:style-name="T2"><text:line-break/><text:line-break/></text:span>至於所謂反服貿，我實在沒法體會，一個人，只要智能正常，怎麼會去反對這樣一個大好機會？實在令人費解。我至今還沒聽到一個基本像樣的反對理由，除了造謠瞎掰，還是造謠瞎掰，要不就是唱一些毫無現實意義的左派高調。當然，我不是說服貿完美，但它顯然利遠遠大於弊。<text:span text:style-name="T2"><text:line-break/><text:line-break/></text:span>不管如何，它基本上就只是一種工具理性的利害考量，而不是一種價值判斷，本質上就跟台南鐵路地下化工程究竟是要東移或南移一樣，牽涉各種利害考量，但它不是一種價值判斷。今天如果有人因為反對東移而去佔領市政府、警察局，那麼，反對南移的人是不是也該有權力佔領市政府、警察局？<text:span text:style-name="T2"><text:line-break/><text:line-break/></text:span>如果大家希望這樣搞，其實我也沒意見。但如果說這樣惡搞的目的是為了保護民主保護自由，那就真的是頭殼壞去了，要不就是眛著良心胡扯。我們不可能一方面要民主，一方面卻又好像完全過不慣民主生活。<text:span text:style-name="T2"><text:line-break/><text:line-break/></text:span>唯有當你認為一個政權已經失去存在的正當性時，那你當然可以佔領國會佔領行政中心，進而取代原有政權，所謂政變就是這樣。但政變總還是得需要一個足以相對應的理由，總不能因為咱家門口缺了盞路燈就要政變。<text:span text:style-name="T2"><text:line-break/><text:line-break/></text:span>全世界最喜歡政變的國家大概就是泰國。我發現，不管在政治文化上或人民的政治素養上，台灣簡直就是以泰國為榜樣。你看泰國，整天紅黃對抗，這顏色打那顏色，學生或群眾動不動就佔領這裏佔領那裏，高唱許多漂亮口號，蠢血沸騰，政變個不停。我都數不清他們這幾年究竟政變幾次了，外人實在搞不清楚他們到底在吵什麼，也許這樣吵吵鬧鬧很開心吧。但這終究不是文明指標，而比較像一種落後國家的典型特徵。<text:span text:style-name="T2"><text:line-break/><text:line-break/></text:span>英國學生很衝動的，但一點都不低能。以劍橋為例，他們曾經因為女王的老公發表種族歧視言論而要求解除其劍橋校長之榮譽職位，也曾因為劍橋某些學院投資軍火工業而佔領一些系所；伊拉克戰爭期間，許多劍橋學生更長期守候在某條通往飛彈基地的道路上，以鐵鍊互相捆綁成人龍，企圖阻礙軍車通過而吃了不少官司。其所作所為，出於一種普世價值的判斷，而不是出於瑣碎而微不足道的任何技術性利害考量。<text:span text:style-name="T2"><text:line-break/><text:line-break/></text:span>手段和目的是無法切割的。首先，任何崇高的目的都不可能美化手段的卑鄙；卑鄙就是卑鄙，卑鄙不會因為目的的崇高而淨化。<text:span text:style-name="T2"><text:line-break/><text:line-break/></text:span>其次，手段之如何，得依你之目的之屬性而定。為了多如牛毛的技術問題的其中之一而發動革命般的舉動，那其實只是顯示了一種低能和虛榮，一種落後野蠻社會的特徵。<text:span text:style-name="T2"><text:line-break/><text:line-break/></text:span>一個人，就算他反對服貿<text:span text:style-name="T2">(</text:span>我難以理解<text:span text:style-name="T2">)</text:span>，那他依然在道德上還是應該反對這樣一種眾暴寡、囂張跋扈的綠衛兵文化及挑撥族群仇恨的卑鄙言行才對；同時在智能上也不該認同這種低能兒戲般的政變舉動及反民主的唯我獨尊思維。<text:span text:style-name="T2"><text:line-break/><text:line-break/></text:span>陳真<text:span text:style-name="T2"><text:line-break/>==================<text:line-break/></text:span>沒把學生教好？　<text:span text:style-name="T2">6</text:span>千人串連校長「踹共」<text:span text:style-name="T2"><text:line-break/><text:line-break/>TVBS</text:span>作者：<text:span text:style-name="T2"><text:s/></text:span>何宜信　陳世明<text:span text:style-name="T2"><text:s/>| <text:line-break/><text:line-break/>2014</text:span>年<text:span text:style-name="T2">4</text:span>月<text:span text:style-name="T2">11</text:span>日<text:span text:style-name="T2"><text:line-break/><text:line-break/></text:span>太陽花學運都已經要落幕，沒想到交大校長吳研華，在一場交大校友的捐款活動中，有感而發向外界道歉，表示沒有把學生教好，結果引發學生反彈，甚至在臉書串聯要當面向校長抗議，短短<text:span text:style-name="T2">12</text:span>小時，就有<text:span text:style-name="T2">6</text:span>千多人表示要參加，甚至喊出要校長下台，吳研華今天也出面澄清，說是<text:span text:style-name="T2">30</text:span>幾年教育生涯，仍造成社會紛爭，是在責怪自己，不是針對交大學生。<text:span text:style-name="T2"><text:line-break/><text:line-break/><text:line-break/><text:line-break/><text:line-break/><text:line-break/></text:span>交大校長吳研華：「其實應該要道歉的，應該是我們這些作教育的，因為沒有把學生教好。」<text:span text:style-name="T2"><text:line-break/><text:line-break/></text:span>就是交大校長吳研華這句話，引起學生反彈，有人立刻在臉書回嗆「我們學得很好，對不起，我們沒有把校長教好」，還號召學生要向校長當面問清楚，立刻獲得<text:span text:style-name="T2">6</text:span>千多人表態參加。交大學生：「我覺得她應該要收回那句話。」<text:span text:style-name="T2"><text:line-break/><text:line-break/></text:span>交大學生：「就我個人認為，我是認為有點小失言，道歉的話我覺得還可以再看看。」<text:span text:style-name="T2"><text:line-break/><text:line-break/></text:span>學生大多希望校長收回這句話，或是道歉把話說清楚，不過臉書上有更激進的學生，已經嗆聲要換校長。交大校長吳研華：「『很抱歉』這句話不是表示交大的學生沒教好，是社會的問題我們<text:span text:style-name="T2">(</text:span>教育者<text:span text:style-name="T2">)</text:span>要共同來承擔，責怪自己，不是責怪學生。」<text:span text:style-name="T2"><text:line-break/><text:line-break/></text:span>吳研華也立刻在交大敵霸閣臉書對自己的發言不當，發表道歉聲明，也有其他同學幫忙緩頰，沒想到就在太陽花退出立法院後，又因為交大校長這席話，讓爭議持續延燒。</text:p>
      <text:p text:style-name="P1"><text:span text:style-name="T3">陳真</text:span><text:s/>  |  2014.04.11 14:18   |   <text:a xlink:type="simple" xlink:href="http://palinfo.habago.org/Entry?Command=Information_PrintForum&amp;iPage=450#FORUM32222"><text:span text:style-name="T1">#</text:span></text:a></text:p>
      <text:p text:style-name="P3"><text:span text:style-name="T2">(</text:span>續<text:span text:style-name="T2">)<text:line-break/><text:line-break/>1988</text:span>年，我忙著寫台灣兒童人權報告，並花了大約一年多的時間，籌畫成立了台灣第一個兒童福利與兒童人權團體。記得有一天，跟一些<text:span text:style-name="T2"><text:s/>"</text:span>民進黨同志<text:span text:style-name="T2">" </text:span>碰面，夜裏在其住處吃吃喝喝，我談到雛妓之慘絕人寰且人數眾多；而且，當時大陸還很窮，人口販子從大陸販賣許多大陸年輕女孩來台賣淫。<text:span text:style-name="T2"><text:line-break/><text:line-break/></text:span>我細細講到種種可悲處，<text:span text:style-name="T2">"</text:span>同志們<text:span text:style-name="T2">" </text:span>鴉雀無聲。忽然，有人打破沉默說，<text:span text:style-name="T2">"</text:span>這都是國民黨害的。恁爸越聽越生氣，聽得歸卵泡火<text:span text:style-name="T2">(</text:span>整個睪丸都是火氣<text:span text:style-name="T2">)</text:span>，不如等一下來去<text:span text:style-name="T2"><text:s/>'</text:span>開<text:span text:style-name="T2">' </text:span>好了。<text:span text:style-name="T2">"</text:span>開<text:span text:style-name="T2">" </text:span>什麼？開查某，也就是嫖妓玩女人。<text:span text:style-name="T2"><text:line-break/><text:line-break/></text:span>我聽了愣住。對方說：<text:span text:style-name="T2">"</text:span>陳真你別緊張，我們都是嫖成年的，不會嫖雛妓。<text:span text:style-name="T2">" </text:span>另一個幫腔說：<text:span text:style-name="T2">"</text:span>對啊，我們<text:span text:style-name="T2"><text:s/>'</text:span>開<text:span text:style-name="T2">' </text:span>都是<text:span text:style-name="T2"><text:s/>'</text:span>開<text:span text:style-name="T2">' </text:span>大陸來的，我們不會欺負自己人。<text:span text:style-name="T2">"<text:line-break/><text:line-break/></text:span>接下來還講些什麼我忘了。我只記得我馬上出言不遜。其中有個<text:span text:style-name="T2"><text:s/>"</text:span>同志<text:span text:style-name="T2">" </text:span>藉酒壯膽，衝過來說我看不起他們，要跟我單挑打架。<text:span text:style-name="T2"><text:line-break/><text:line-break/></text:span>這幾個人，我不點名了，他們後來有的當立委，有的縣長沒選上，有的當上阿扁的部會首長大官，而且全部是政壇上所謂的清新形象牌。<text:span text:style-name="T2"><text:line-break/><text:line-break/></text:span>我常想起那一個夜晚，很多人聽我講過這件事。也許我那時候就應該要清醒了，可我卻遲了將近十年之後才總算學會怎麼看清人事物的真正面貌與內在價值。</text:p>
      <text:p text:style-name="P1"><text:span text:style-name="T3">陳真</text:span><text:s/>  |  2014.04.11 13:24   |   <text:a xlink:type="simple" xlink:href="http://palinfo.habago.org/Entry?Command=Information_PrintForum&amp;iPage=450#FORUM32221"><text:span text:style-name="T1">#</text:span></text:a></text:p>
      <text:p text:style-name="P2">台灣的各大所謂社運團體，包括環保聯盟、醫界聯盟或人權團體例如國際特赦組織等等，我都是創辦人，而且不是掛名，而是一磚一瓦，一字一句、從無到有給建立起來，甚至我還是台灣恐怕是唯一一個曾經參與過三個黨的建立的建黨黨員：<text:span text:style-name="T2"><text:line-break/><text:line-break/></text:span>首先是許信良<text:span text:style-name="T2">1986</text:span>年<text:span text:style-name="T2">5</text:span>月<text:span text:style-name="T2">1</text:span>日成立於美國準備遷黨回台造成桃園機場事件的<text:span text:style-name="T2"><text:s/>"</text:span>台灣民主黨<text:span text:style-name="T2">"</text:span>，我是台灣僅有的三個黨員之一，介紹入黨的就是鄭南榕；接著是同年成立的民進唬爛黨，接著是<text:span text:style-name="T2">1996</text:span>或<text:span text:style-name="T2">97</text:span>成立號稱傳承國際綠色思維其實只是傳承了島內綠營思維的<text:span text:style-name="T2"><text:s/>"</text:span>綠黨<text:span text:style-name="T2">"</text:span>。<text:span text:style-name="T2"><text:line-break/><text:line-break/></text:span>所有這些團體和所有這些黨，早在上個世紀末我就退得一乾二淨，一個也不剩，羞與為伍。原因無它，六個字足以形容：掛羊頭賣狗肉。<text:span text:style-name="T2"><text:line-break/><text:line-break/></text:span>一個人費盡青青血淚，忍受痛苦，付出巨大代價，到頭來卻養出一堆掛羊頭賣狗肉的極右仇恨團體或與綠營沆瀣一氣的尾巴團體，此種失落，難以言喻。<text:span text:style-name="T2"><text:line-break/><text:line-break/></text:span>一個事情的完成，往往得花費千百年的時光，就像一個浪潮裏的小浪花，沒法期待親眼見識日後種種。一棵樹長很大，巍峨壯闊，千百年光陰，當年種樹者卻早已灰飛凐滅。這本屬事物必然。充足的時光將會照顧這一切。但話雖如此，若事物並非向前，而是向後迅速倒退，畸形怪狀，百病叢生，植樹人心中做何感想？<text:span text:style-name="T2"><text:line-break/><text:line-break/></text:span>會不會哪一天，連動保團體都有了顏色而且抹黑、仇視大陸貓狗，說他們比血統純正的台灣動物低等，因此不配享有動物權？<text:span text:style-name="T2"><text:line-break/><text:line-break/></text:span>這島瘋成這副德性，要是真有這一天，其實我也不會訝異了。</text:p>
      <text:p text:style-name="P1"><text:span text:style-name="T3">陳真</text:span><text:s/>  |  2014.04.11 12:17   |   <text:a xlink:type="simple" xlink:href="http://palinfo.habago.org/Entry?Command=Information_PrintForum&amp;iPage=450#FORUM32220"><text:span text:style-name="T1">#</text:span></text:a></text:p>
      <text:p text:style-name="P3">阿扁有句口頭禪：<text:span text:style-name="T2">"</text:span>阿扁錯了嗎？<text:span text:style-name="T2">" "</text:span>阿扁錯了嗎？<text:span text:style-name="T2">" </text:span>阿扁當然沒有錯，他說得對極了，台灣的確就是美國在台軍政府所直接管轄。不管藍綠，都很聽話。特別是綠的，從來就是把自己當狗，把美國人當主人一樣孝順。<text:span text:style-name="T2"><text:line-break/><text:line-break/></text:span>對此我其實也沒有意見，我有意見的部份，從來就只是針對謊言。孔子說，疾夫舍曰欲之而必為之辭。你明明要的是這個，何必講一堆什麼民主法治自由人權的？你明明就是向來不遺餘力地挑撥對中國人的仇恨，明明就是政治鬥爭，明明就是抹黑造謠，何必講得那麼富麗堂皇？我們又不是今天才認識各位，又不是今天才知道各位的品性、屬性和意圖，何必自欺欺人講得光明燦爛？<text:span text:style-name="T2"><text:line-break/><text:line-break/></text:span>教父有句話深得我心。他說：你別胡扯，因為那<text:span text:style-name="T2"><text:s/>"</text:span>等於是在侮辱我的智商，這會讓我非常生氣。<text:span text:style-name="T2">" </text:span>生氣我是不敢啦，噁心倒是非常。<text:span text:style-name="T2"><text:line-break/><text:line-break/></text:span>我常想起聖經上似乎有句話說，<text:span text:style-name="T2">"</text:span>你看別人都要覺得比自己強。<text:span text:style-name="T2">" </text:span>我很喜歡這句話，可我總做不到。對於大多數人我確實覺得大夥都比俺強，不但強，而且要強很多；我算是對世界比較沒有助益的一群。但我並不是看每個人都覺得比自己強，例如我看綠色生物就覺得自己比他們強多了，好歹我對世界對人心、人性並沒有那麼大的危害。<text:span text:style-name="T2"><text:line-break/><text:line-break/></text:span>所謂反服貿，講一堆什麼民主法治人權自由產業發展有的沒的，其實全是胡扯瞎掰，很難想像怎麼有人會信。難道他是外國來的？對這個島一無所知？<text:span text:style-name="T2"><text:line-break/><text:line-break/></text:span>就如美國四處燒殺擄掠，也是講一堆民主法治人權自由等等，如果有人會信，我真是會懷疑此人若非智商有問題、現實判斷力嚴重不佳，便是心眼邪門不正直。<text:span text:style-name="T2"><text:line-break/><text:line-break/></text:span>說來我也不怎麼聰明，因為我也是被騙了十多年之後，大約在<text:span text:style-name="T2">1994</text:span>年左右才慢慢察覺，咦？奇怪。嘴裏都說民主自由法治人權愛台灣，為啥一切所做所為卻完全背道而馳？愛權力，愛新台幣<text:span text:style-name="T2">(</text:span>美鈔更好<text:span text:style-name="T2">)</text:span>，愛風光，愛名愛利，恐怕才是真相，而那些什麼民主自由法治人權愛鄉愛土的漂亮辭兒，從來就只是一種手段，一種攻擊敵人的武器。<text:span text:style-name="T2"><text:line-break/><text:line-break/>1995</text:span>年吧？在台中弄了個讀書會，讀趙剛的<text:span text:style-name="T2"><text:s/>"</text:span>小心國家族<text:span text:style-name="T2">"</text:span>，受益良多，林義雄也來參加過兩回。我還記得有一次，我還有模有樣跟他討論這件事，我說，總不能老是把這些漂亮辭彙當工具使用，它們本身就應該是一種目的，雖然它們是否是一種概念上完美的目的倒不一定，但永遠拿它當手段，那我們到底是在追求什麼？<text:span text:style-name="T2"><text:line-break/><text:line-break/></text:span>林義雄是個好人，他聽不懂我在說什麼，但我相信跟他一樣真的聽不懂的人並不多，特別是鎂光燈前那些人，不管政界學界醫界文化界以及現在多了個噁心到爆的人權界，個個吃香喝辣，智商一個比一個高，不會聽不懂。至於一些在底下搖旗吶喊的，諸多心存良善，無可否認，但他們遲早得清醒，看清這些極其簡單的事實。<text:span text:style-name="T2"><text:line-break/><text:line-break/></text:span>一個人的良善，例如林義雄，並不足以確保其行事之正直；一個人以為自己很理性，並不等於其行事作風真的很理性；一個人以為自己大公無私不偏不倚，並不等於他真的很公正。<text:span text:style-name="T2"><text:line-break/><text:line-break/></text:span>例如我其實也蠻仰慕蔣經國之為人正直，但這無法確保其行事之良莠。愛因斯坦的話值得我們深思，他說，道德和智能有著一種密切關係。簡單說，行事對錯，除了良心，還得有點智商，否則你很可能為虎作倀或誤入魔道卻不自知，還以為自己很可歌可泣呢。<text:span text:style-name="T2"><text:line-break/><text:line-break/></text:span>陳真<text:span text:style-name="T2"><text:line-break/>===============<text:line-break/><text:line-break/></text:span>出關播種》「自由台灣陣線」退場與否<text:span text:style-name="T2"><text:s/></text:span>傍晚作決定<text:span text:style-name="T2"> <text:line-break/><text:line-break/>2014</text:span>年<text:span text:style-name="T2">04</text:span>月<text:span text:style-name="T2">10</text:span>日<text:span text:style-name="T2"><text:line-break/><text:line-break/></text:span>社運團體以及學運成員共數十人，下午在美國在台協會台北辦事處前高舉旗幟大喊口號，除了抗議<text:span text:style-name="T2">AIT</text:span>理事卜道維日前發表文章批評台灣學運，抗議民眾同時更向<text:span text:style-name="T2">AIT</text:span>遞交給美國總統歐巴馬的一封信，控訴馬英九血腥打壓學運，要求美方向馬總統提出嚴厲譴責。<text:span text:style-name="T2"> <text:line-break/><text:line-break/></text:span>退不退？　<text:span text:style-name="T2">16</text:span>公民團體傍晚決定<text:span text:style-name="T2"> <text:line-break/><text:line-break/></text:span>太陽花學運今晚<text:span text:style-name="T2">6</text:span>時出關，但有<text:span text:style-name="T2">16</text:span>個公民團體合組「自由台灣陣線」，將死守立院正門廣場。陣線主要成員來自「基進側翼」，總召妖西今表示，既然學運決議撤出議場，除非可號召一兩萬人，否則只有守在立院正門「政治效益不高」。<text:span text:style-name="T2"><text:line-break/><text:line-break/></text:span>妖西下午與「<text:span text:style-name="T2">908</text:span>台灣國總部」赴美國在台協會遞交陳情書，盼美方對馬政府在<text:span text:style-name="T2">324</text:span>行政院驅離學生事件提出嚴厲譴責。<text:span text:style-name="T2"><text:line-break/><text:line-break/></text:span>另外，妖西也透露基進側翼年底可能會與政黨或學者黃國昌的「公民組合」合作，推出市議員參選人，目標是希望從今年選到<text:span text:style-name="T2">2016</text:span>年。政黨部分，目前有跟台聯接洽，但還沒有定案。（陳培煌╱台北報導）</text:p>
      <text:p text:style-name="P1"><text:span text:style-name="T3">陳真</text:span><text:s/>  |  2014.04.10 14:27   |   <text:a xlink:type="simple" xlink:href="http://palinfo.habago.org/Entry?Command=Information_PrintForum&amp;iPage=450#FORUM32219"><text:span text:style-name="T1">#</text:span></text:a></text:p>
      <text:p text:style-name="P2">清大連貼出這樣一篇溫吞四平八穩的文字也不行，馬上又說成什麼<text:span text:style-name="T2"><text:s/>"</text:span>跟黑道站在一起<text:span text:style-name="T2">"</text:span>之類。綠油油的主流社會，對之稍有失敬都不行。<text:span text:style-name="T2"><text:line-break/><text:line-break/></text:span>在這事情上，我就是跟白狼一樣的想法。一個人，只要他稍微還相信一點文明社會的基本價值，難道他會得出不同的結論？<text:span text:style-name="T2"><text:line-break/><text:line-break/></text:span>群魔亂舞期間，我總盡量避著鋪天蓋地而來的主流之聲或報導，但偶而還是會接觸到這麼一些。在電視上，看到一些我所認識、品性極端卑劣的人，包括文化界、學界、醫界、人權界、社運界等等，義正辭嚴拿著麥克風，有的好像還擔任什麼來賓幹部或發言人之類，講著救國救民的高昂語言，感覺十分異樣。<text:span text:style-name="T2"><text:line-break/><text:line-break/></text:span>此事雖屬理所當然，畢竟什麼樣的東西就會吸引什麼樣品味的人的<text:span text:style-name="T2"><text:s/>"</text:span>熱血<text:span text:style-name="T2">"</text:span>，但觀之仍覺詭異；這年頭，語言、概念幾乎全數失去它原有的基本意義。<text:span text:style-name="T2"><text:line-break/><text:line-break/></text:span>當然，我不是說每一個都是壞蛋，而是說人們總是依循著某種品味聚集。品味自然就涉及到善惡美醜的評價。<text:span text:style-name="T2"><text:line-break/><text:line-break/></text:span>概念就像個網，沒法單獨而立。持有<text:span text:style-name="T2">A</text:span>概念，意味著持有有關<text:span text:style-name="T2"><text:s/>A </text:span>的整個家族概念，構成一種說是品味也好，世界觀也罷。別小看哪怕只是一個句子，一段措詞，一個隱喻，乃至一聲嘆息，它都能洩露有關它的主人的一整個世界。<text:span text:style-name="T2"><text:line-break/><text:line-break/></text:span>羅素說，<text:span text:style-name="T2">"</text:span>戰爭中，或許看不清對錯<text:span text:style-name="T2">(right or wrong)</text:span>，但分得清左右<text:span text:style-name="T2">(right or left)</text:span>。<text:span text:style-name="T2">" </text:span>姑不論一件流行事物本身的對錯，當流行一來，你很清楚可以看見彼此，察覺彼此之間的根本差異。就像大團圓一樣，各自品味幾乎全兜攏在一塊了。<text:span text:style-name="T2"><text:line-break/><text:line-break/></text:span>陳真<text:span text:style-name="T2"><text:line-break/>=============<text:line-break/></text:span>服貿衝突<text:span text:style-name="T2"><text:s/></text:span>社會矛盾價值錯亂<text:span text:style-name="T2"><text:line-break/><text:line-break/></text:span>【聯合報╱劉容生／清大教授兼台灣聯合大學系統副校長<text:span text:style-name="T2">(</text:span>新竹市<text:span text:style-name="T2">)</text:span>】<text:span text:style-name="T2"><text:line-break/>2014.04.07<text:line-break/><text:line-break/></text:span>我們一群熱血青年學生，為了反對服貿協議，三月十八日翻牆衝進立法院，占據了國會議場迄今。<text:span text:style-name="T2"><text:line-break/><text:line-break/></text:span>整個事件的過程，舞台屬於示威的學生；麥克風掌握在少數的學生領袖；鎂光燈強調了流血衝突的畫面；媒體更不顧新聞道德，以頭版凸顯了激烈的抗爭以搶攻收視率，再加上名嘴、名流等在旁加油添醋、興風作浪、藍綠政客破口對罵。受保護的學生站在國會議長的台上，在螢幕上的畫面，慷慨激昂地號召全國民眾，怒嗆民意支持度不到十趴的馬總統。<text:span text:style-name="T2"><text:line-break/><text:line-break/></text:span>真理和正義似乎都站在嗆聲大的一邊，整個社會似乎沒有人敢站出來對示威的學生說嚴厲譴責的話。我們的教育界，學生的師長們，少數發聲的都是站在學生一邊的，多數人不論同情或不同情學生都保持沉默，只有極少數願意冒犯高漲的民情，委婉地說學生行為不妥。<text:span text:style-name="T2"><text:line-break/><text:line-break/></text:span>四月二日突然冒出一個黑道出身的白狼，說出了社會大眾不敢說的話，打了學生一個學校不敢打的耳光。這是怎麼回事？我們社會竟然淪落到要黑道來教導我們的孩子？訓責我們選出來的民代？這是一個多麼矛盾的社會？事實上服貿衝突正是我們社會存在許許多多矛盾，導致價值錯亂的產物。請看：<text:span text:style-name="T2"><text:line-break/><text:line-break/></text:span><text:span text:style-name="T5">‧</text:span>我們的學生反對服貿程序不合法，社會卻容忍學生以非法手段占據國會。<text:span text:style-name="T2"><text:line-break/><text:line-break/></text:span><text:span text:style-name="T5">‧</text:span>我們的學生非法地占領國會，我們的立委卻公然地支持學生這些非法行為。<text:span text:style-name="T2"><text:line-break/><text:line-break/></text:span><text:span text:style-name="T5">‧</text:span>我們不防地讓學生衝進立院，立院院長卻不許警員進去執法。<text:span text:style-name="T2"><text:line-break/><text:line-break/></text:span><text:span text:style-name="T5">‧</text:span>我們學校教導我們孩子待人要有禮貌，尊重他人，社會卻容忍學生在立法院對著我們的教育部長大聲說「說謊、偽善」，電視上公然對國家的官員和領袖口出惡言。<text:span text:style-name="T2"><text:line-break/><text:line-break/></text:span><text:span text:style-name="T5">‧</text:span>我們都說民主政治制度下不容暴力，我們卻容忍我們的立委們經常以暴力行為出現在議會。難怪今天學生也上行下效，學得唯妙唯肖。<text:span text:style-name="T2"><text:line-break/><text:line-break/></text:span><text:span text:style-name="T5">‧</text:span>我們早期限制台商投資大陸、擔心台灣資金外流、現在反對陸資來台，又擔心失去政治自主。<text:span text:style-name="T2"><text:line-break/><text:line-break/></text:span><text:span text:style-name="T5">‧</text:span>我們不少人希望追求政治上的自主獨立，獨立的口號在選舉時就搬出來爭取選票，但民進黨執政八年，獨立的理想到最後還是不得不與國際政治現實妥協，推動獨立未來只會更加艱難。追求獨立，台灣民眾特別是年輕人，需要知道的是一個清楚而可行的途逕和接受獨立必須付出的代價。<text:span text:style-name="T2"><text:line-break/><text:line-break/></text:span><text:span text:style-name="T5">‧</text:span>我們也有人希望終極與大陸統一，但在國民黨以多數黨執政，仍然打著「不獨、不統、不武」為護身符。但用負面辭彙只能表述現況，人民需要的是一個清晰的遠景和了解統一帶來的後果。<text:span text:style-name="T2"><text:line-break/><text:line-break/></text:span><text:span text:style-name="T5">‧</text:span>多數在台灣生活的人可能是希望維持現狀，但現狀是在快速的改變中，而且時間不是站在台灣這邊。要維持優勢的唯一可能，是不斷提升國際競爭力，建構一個尊重法治，自由民主而且開放、尊重禮教之大同和諧的社會。讓台灣成為世界華人的首選，把他們的子女送到台灣來受教育，就如很多家長把子女送到哈佛、劍橋一樣，到那時我們的青年會成為大陸、亞洲甚至全世界羨慕的對象。<text:span text:style-name="T2"><text:line-break/><text:line-break/></text:span>我們必須面對現實，全國同心協力，排除藍綠政黨的惡鬥和政治的內耗，消除這些造成我們社會矛盾的因素，為未來台灣人民重新定義出一套共同的價值標準，尋回一個有共識的國家定位。若不這樣，類似這次學運還會不斷的出現，只是主角和情景不同罷了！<text:span text:style-name="T2"><text:line-break/><text:line-break/></text:span>【<text:span text:style-name="T2">2014/04/07 </text:span>聯合報】<text:span text:style-name="T2"><text:line-break/><text:line-break/>===============<text:line-break/></text:span>陳為廷：監督條例若過政院版<text:span text:style-name="T2"><text:s/></text:span>包圍府<text:span text:style-name="T2"><text:line-break/><text:line-break/></text:span>自由時報<text:span text:style-name="T2"><text:s/>– 2014</text:span>年<text:span text:style-name="T2">4</text:span>月<text:span text:style-name="T2">9</text:span>日<text:span text:style-name="T2"><text:s/></text:span>上午<text:span text:style-name="T2">6:10<text:line-break/></text:span>〔自由時報記者陳彥廷、蘇芳禾、謝文華／台北報導〕太陽花學運學生代表陳為廷昨晚召開記者會表示，針對馬總統前晚回應學生的五點聲明，學生們要嚴正聲明，與馬江政府沒有任何共識！他並嗆馬，「已經沒人跟你站在同一邊，請不要詮釋為大家跟馬政府站在同立場」！<text:span text:style-name="T2"><text:line-break/><text:line-break/></text:span>陳為廷昨凌晨透過網路直播與網友對話，被問到若最後通過的兩岸協議監督條例是行政院版，他說「那大家就再攻進來，或是包圍總統府」，如果真的通過政院版或王金平不守承諾，「就是我們下次動員的時候！」<text:span text:style-name="T2"><text:line-break/><text:line-break/></text:span>林飛帆昨中午到立院門口用國台語向公投護台灣聯盟的長輩們說明退場決策時也嗆說，馬前天講那些屁話沒有用啦，只會激起更大反彈。前晚電視螢幕一半是學生開記者會，一半是馬講話，「大家看得都『真肚爛』！」<text:span text:style-name="T2"><text:line-break/><text:line-break/></text:span>林接著說，重點是王院長講話後，<text:span text:style-name="T2"><text:s/></text:span>馬一副收割姿態來跟大家摸摸頭說：「啊沒事沒事」，馬其實幹在心底，很「驚」啦，因為他輸到脫褲啦！我們打壞了他們所有的政治安排，現在我們可以直接的說，中共可能都要再評估要不要再找他當代理人！</text:p>
      <text:p text:style-name="P1"><text:span text:style-name="T3">陳真</text:span><text:s/>  |  2014.04.09 14:02   |   <text:a xlink:type="simple" xlink:href="http://palinfo.habago.org/Entry?Command=Information_PrintForum&amp;iPage=450#FORUM32218"><text:span text:style-name="T1">#</text:span></text:a></text:p>
      <text:p text:style-name="P3">那幾十個工會團體的反服貿聲明中說，工人運動就是要反對一切貿易協定。很難想像這麼怪異的話也能公開寫出來。這意味著這些團體根本不知道自己在說什麼，純粹胡言亂語。<text:span text:style-name="T2"><text:line-break/><text:line-break/></text:span>金大中是左派總統，但中日韓自由貿易區恰恰就是他在<text:span text:style-name="T2">2002</text:span>年所積極推動的一個構想。古巴卡斯楚夠左派了吧，但古巴在美國貿易圍堵下，不也千方百計努力和全世界幾十個國家簽訂各種貿易協定或互惠條款，不然怎麼活？哪有什麼我是左派，我是工運人士，所以我反對一切貿易協定的這種蠢話。<text:span text:style-name="T2"><text:line-break/><text:line-break/></text:span>既然要貿易，當然就得呼朋引類簽署各種有利於己的協定。當全世界彼此結盟互惠做生意，難道你有可能自己種菜自己吃，像魯賓遜一樣？台灣是不是瘋了？<text:span text:style-name="T2"><text:line-break/><text:line-break/></text:span>你可以反對<text:span text:style-name="T2"><text:s/>"</text:span>某個<text:span text:style-name="T2">" </text:span>貿易協定的內容，但天底下沒有人會反對<text:span text:style-name="T2"><text:s/>"</text:span>所有貿易協定<text:span text:style-name="T2">"</text:span>。就連古巴那樣的絕對社會主義國家，近年來甚至還打算花幾千億打造一個自由貿易區，並且積極與周邊國家進行經濟結盟。<text:span text:style-name="T2"><text:line-break/><text:line-break/></text:span>這話並不是說自由貿易的精神頂瓜瓜，別急著戴我右派高帽。這話只是說，生活並非兒戲，這世界並不是一個孤島，你一個人或許有可能學魯濱遜漂流荒島自己種菜自己吃，但一個社會或一個國家勢必就得跟全世界打交道、做生意，你不可能自己關起門來當宅男，自己孵豆苗吃。當別人紛紛結成一夥，彼此互惠往來時，你若不參一腳，難道打算在場邊當啦啦隊？<text:span text:style-name="T2"><text:line-break/><text:line-break/></text:span>這話並不是說自由貿易的精神頂瓜瓜，這話只是說，這些都只是一種出自理性的利害考量而非具有絕對價值的道德判斷。你當然可以反對任何事物，但你總得說出一個比你所反對的事物更好的且具可行性的選項來，否則我們實在不知道你的反對有何意義可言？<text:span text:style-name="T2"><text:line-break/><text:line-break/></text:span>俺在此鄭重宣佈：俺反對消費主義，反對一切消費。但我一邊喊一邊在星巴克喝咖啡，喝完還得去家樂福採購，然後周年慶快到了，俺剛好可以拿消費點券去買個烤麵包機。晚上酒足飯飽之餘，俺再來繼續發表聲明，反對消費主義，反對一切消費。<text:span text:style-name="T2"><text:line-break/><text:line-break/></text:span>華人菁英往往有一種避免銅臭的傾向，藉以顯清高，於是在一個事情中，動不動就泡起道德牌方便麵，支持弱勢！堅持理念！喊聲很響，但究竟要怎麼做才能如此道德美妙卻管它娘的。凡事以宣稱代替論證，有這麼一種命名主義的調調，彷彿凡事只要給它一個美美的名稱，於是便大功告成。<text:span text:style-name="T2"><text:line-break/><text:line-break/></text:span>台南就是這樣，以命名代替政績，好多景點，都是聽起來會嚇壞人的，例如成大校門口有個大約能擺上五輛汽車的一小塊光禿禿的地，卻命名為<text:span text:style-name="T2"><text:s/>"</text:span>成大公園<text:span text:style-name="T2">"</text:span>。一出火車站，馬上會看到一個牌子巍巍峨峨寫著什麼東安歷史文化園區之類，這<text:span text:style-name="T2"><text:s/>"</text:span>園區<text:span text:style-name="T2">" </text:span>究竟在哪，我一時還無法參透。<text:span text:style-name="T2"><text:line-break/><text:line-break/></text:span>我在安平某個蚊子館，我是說文化創意館，看到一個很像是小學大約二年級學生做的窗簾，上面歪歪斜斜黏幾個貝殼，大門牌子上卻寫著<text:span text:style-name="T2">: </text:span>精緻文創，風華再現。<text:span text:style-name="T2"><text:line-break/><text:line-break/></text:span>命名主義就是這麼回事。我家附近有個爛泥巴坑，每當下起雨來，雨水蜿蜒，沿著草叢流竄，儼然就像一片亞馬遜叢林了，我打算建議市政府在旁豎立一碑，就寫著<text:span text:style-name="T2"><text:s/>"</text:span>府城亞馬遜園區<text:span text:style-name="T2">"</text:span>。這年頭，凡事用喊的真是比較快，喊對喊錯無所謂，反正無人在乎，大家爽就好，至於內容為何就管它娘了。<text:span text:style-name="T2"><text:line-break/><text:line-break/></text:span>陳真<text:span text:style-name="T2"><text:line-break/><text:line-break/>===========<text:line-break/></text:span>經長：多國暫停與台經貿談判<text:span text:style-name="T2"><text:line-break/><text:line-break/></text:span>中央社中央社<text:span text:style-name="T2"><text:s/>– 2014</text:span>年<text:span text:style-name="T2">4</text:span>月<text:span text:style-name="T2">9</text:span>日<text:span text:style-name="T2"> <text:line-break/><text:line-break/></text:span>（中央社記者戴雅真台北<text:span text:style-name="T2">9</text:span>日電）經濟部長張家祝今天表示，由於民間抗爭兩岸服務貿易協議，許多國家目前對與台灣的經貿談判改採觀望態度，今年度的雙邊會商都已暫停。<text:span text:style-name="T2"><text:line-break/><text:line-break/></text:span>立法院經濟、財政委員會今天召開聯席委員會，邀請張家祝報告並備詢。<text:span text:style-name="T2"><text:line-break/><text:line-break/></text:span>媒體詢問服貿爭議是否已影響進行中的對外經貿談判？張家祝表示，目前確實很多國家因為台灣的服貿爭議，存觀望態度，包括雙邊會商等今年原訂計畫，目前都是「暫停」。<text:span text:style-name="T2"><text:line-break/><text:line-break/></text:span>張家祝說，反服貿對台灣經濟發展衝擊很大，且全面廣泛，包括台灣和中國大陸經貿關係的建立，以及其他國家怎麼看台灣處理和中國大陸的經貿問題，影響台灣能否走向國際。兩岸貨品貿易協議也一定會因此「卡關」。<text:span text:style-name="T2"><text:line-break/><text:line-break/></text:span>新加坡總理李顯龍昨天表示，海峽兩岸服務貿易協議是好協議，不簽可惜。對此，張家祝表示，新加坡很積極簽訂自由貿易協定（<text:span text:style-name="T2">FTA</text:span>），非常瞭解雙邊、多邊自由貿易協定對於國家發展的重要性。<text:span text:style-name="T2"><text:line-break/><text:line-break/></text:span>對於南韓和澳洲昨天正式簽署韓澳自由貿易協定，張家祝說，南韓一向積極與他國洽簽自由貿易協定，加上韓澳自由貿易協定，南韓已和<text:span text:style-name="T2">49</text:span>個國家簽訂<text:span text:style-name="T2">FTA</text:span>，令人憂心的是南韓許多產品與台灣重疊，一旦南韓有諸多優惠，台灣產品在與南韓有簽<text:span text:style-name="T2">FTA</text:span>的國家，競爭力會大幅落後，衝擊非常大。<text:span text:style-name="T2">1030409<text:line-break/><text:line-break/>============<text:line-break/></text:span>服貿卡關<text:span text:style-name="T2"><text:s/></text:span>不利台參與區域整合<text:span text:style-name="T2"><text:line-break/><text:line-break/></text:span>中央社<text:span text:style-name="T2"><text:s/>– 2014</text:span>年<text:span text:style-name="T2">4</text:span>月<text:span text:style-name="T2">5</text:span>日<text:span text:style-name="T2"><text:line-break/><text:line-break/></text:span>（中央社記者黃巧雯台北<text:span text:style-name="T2"><text:s/>5</text:span>日電）兩岸服貿協議卡關，除了影響後續貨品貿易談判外，經濟部憂心忡忡地表示，今年原預定跟<text:span text:style-name="T2">7</text:span>、<text:span text:style-name="T2">8</text:span>個國家進行<text:span text:style-name="T2">FTA</text:span>可行性研究，但現在全數停擺，各國都在觀望服貿後續發展。<text:span text:style-name="T2"><text:line-break/><text:line-break/></text:span>反海峽兩岸服務貿易協議學生占據立法院議場至今，院會持續停擺，本會期重要議案之一的兩岸服務貿易協議案也受到影響。<text:span text:style-name="T2"><text:line-break/><text:line-break/></text:span>兩岸服務貿易協議早在<text:span text:style-name="T2">102</text:span>年<text:span text:style-name="T2"><text:s/>6</text:span>月<text:span text:style-name="T2">21</text:span>日完成簽署，比起後續<text:span text:style-name="T2">7</text:span>月、<text:span text:style-name="T2">11</text:span>月簽署的台紐經濟合作協定、台星經濟夥伴協定時程來得早，眼見台紐經濟合作協定早就在<text:span text:style-name="T2">102</text:span>年<text:span text:style-name="T2">12</text:span>月生效，台星經濟夥伴協定也將在<text:span text:style-name="T2">4</text:span>月<text:span text:style-name="T2">19</text:span>日生效，更顯得諷刺。<text:span text:style-name="T2"><text:line-break/><text:line-break/></text:span>兩岸服務貿易協議原先預計有助台商搶占大陸市場，占得先機，隨著服貿協議遲遲無法生效，這份「先機」、台商的機會也逐漸流失。<text:span text:style-name="T2"><text:line-break/><text:line-break/></text:span>以電子商務為例，根據兩岸服貿協議內容，陸方開放台灣電子商務業者在福建設點，持股上限可達<text:span text:style-name="T2">55%</text:span>，但因服貿協議延宕生效，後續上海自貿區對外資也同等開放。<text:span text:style-name="T2"><text:line-break/><text:line-break/></text:span>值得注意的是，服貿協議遲遲無法生效，也牽動兩岸貨品貿易協議涉及約<text:span text:style-name="T2">8000</text:span>項產品關稅的談判進度。<text:span text:style-name="T2"><text:line-break/><text:line-break/></text:span>經濟部長張家祝近日曾坦言，在目前服貿延誤的狀況下，生效日期遙遙無期，貨貿沒辦法如期在年中談完，甚至年底前也不樂觀。<text:span text:style-name="T2"><text:line-break/><text:line-break/></text:span>外界預期，陸韓自由貿易協定（<text:span text:style-name="T2">FTA</text:span>）將在年底談完，經濟部憂心，屆時恐產生台灣競爭力消長、引資困難、失業率上升及低薪的連鎖反應。<text:span text:style-name="T2"><text:line-break/><text:line-break/></text:span>由於張家祝年初曾一度信心滿滿認為，今年有機會簽署<text:span text:style-name="T2">1</text:span>個以上的<text:span text:style-name="T2">FTA</text:span>，隨著服貿延宕，張家祝透露，原本預定跟<text:span text:style-name="T2">7</text:span>、<text:span text:style-name="T2">8</text:span>個國家進行<text:span text:style-name="T2">FTA</text:span>可行性研究，但現在全數停擺，各國都在觀望服貿後續發展。<text:span text:style-name="T2"><text:line-break/><text:line-break/></text:span>張家祝更不諱言地表示，兩岸服貿協議若沒有通過，根本不用談貨貿，跨太平洋夥伴協定（<text:span text:style-name="T2">TPP</text:span>）、區域全面經濟夥伴協定（<text:span text:style-name="T2">RCEP</text:span>），也將變成空談。<text:span text:style-name="T2"><text:line-break/><text:line-break/></text:span>近期立法院院會受反服貿影響停擺多日，兩岸服貿協議過去所爭取的先機正一點一滴流失，而服貿協議過與不過，除了攸關台灣競爭力提升，更將影響其他國家看待台灣參加<text:span text:style-name="T2">TPP</text:span>、<text:span text:style-name="T2">RCEP</text:span>的決心，台灣未來到底要走向國際，還是原地踏步，值得深思。<text:span text:style-name="T2">1030405</text:span></text:p>
      <text:p text:style-name="P1"><text:span text:style-name="T3">陳真</text:span><text:s/>  |  2014.04.09 10:49   |   <text:a xlink:type="simple" xlink:href="http://palinfo.habago.org/Entry?Command=Information_PrintForum&amp;iPage=450#FORUM32217"><text:span text:style-name="T1">#</text:span></text:a></text:p>
      <text:p text:style-name="P2">維根斯坦跟羅素之間想法的差異之巨大，猶如兩個世界。從許多問題上可以看出這個根本差異，例如，羅素在<text:span text:style-name="T2"><text:s/>"</text:span>數學原理<text:span text:style-name="T2">" </text:span>一書中給<text:span text:style-name="T2"><text:s/>"=" (</text:span>等號<text:span text:style-name="T2">)</text:span>下了個數學定義，界定<text:span text:style-name="T2"><text:s/>a=a</text:span>之所謂同一性。<text:span text:style-name="T2"><text:line-break/><text:line-break/></text:span>但維根斯坦認為，等號不但多餘且邏輯上無法存在，同一性乃顯現於<text:span text:style-name="T2"><text:s/>"</text:span>符號的等同<text:span text:style-name="T2">"</text:span>，而非顯現於<text:span text:style-name="T2"><text:s/>"</text:span>等同的符號<text:span text:style-name="T2">" (</text:span>即等號<text:span text:style-name="T2">)</text:span>。<text:span text:style-name="T2">a</text:span>就是<text:span text:style-name="T2">a,</text:span>兩者之間給個等號就猶如說我是我，<text:span text:style-name="T2">1</text:span>是<text:span text:style-name="T2">1</text:span>一樣缺乏意義。<text:span text:style-name="T2"><text:line-break/><text:line-break/></text:span>你可以說，你對這個差異不感興趣，但你沒法說這兩者之間無甚差異。<text:span text:style-name="T2"><text:line-break/><text:line-break/></text:span>人們常喜歡說思想或思考如何重要，但重要的並不是你思考的結果，而是你如何思考。<text:span text:style-name="T2"><text:line-break/><text:line-break/></text:span>蘇格拉底或維根斯坦都沒有自己的思想，而只有思想的方法：或者說，他們沒有哲學，而只有哲學觀。他們並不耕種任何特定的果實，而只是形成一片土壤，在這土壤上栽種，跟你在羅素的土壤上栽種，結出的果實會長得完全不一樣。<text:span text:style-name="T2"><text:line-break/><text:line-break/></text:span>思想猶如一套數學體系，你想拿它來演算什麼都行，但它本身並不蘊含任何既定的答案。答案為何，得看你給的是什麼樣的題目。<text:span text:style-name="T2"><text:line-break/><text:line-break/></text:span>思考良莠無它，微妙而已。簡單來說就是這個跟那個不一樣。這只是思考最卑微起碼的一個必要條件，但卻很少人能做到。相反地，人們的思想通常像漿糊一樣，一大團，黏<text:span text:style-name="T2">TT,</text:span>亂七八糟全湊一起，丟過來扔過去。<text:span text:style-name="T2"><text:line-break/><text:line-break/></text:span>絕大多數時候，所謂溝通聊天或討論是多麼令人感到痛苦，你似乎永遠只能反覆澄清再澄清說我不是那個意思，我不曾有那樣的想法，我從沒說過那樣的話。<text:span text:style-name="T2"><text:line-break/><text:line-break/></text:span>如果兩個原子間的距離我都能清楚察覺，你怎麼會以為我會分不清或看不見一南一北兩輛大卡車之間的龐大距離？<text:span text:style-name="T2"><text:line-break/><text:line-break/></text:span>詩若因其微妙而足以救世界，哲學理應也有這番本事才對。<text:span text:style-name="T2"><text:line-break/><text:line-break/></text:span>柯波拉否認<text:span text:style-name="T2"><text:s/>"</text:span>現代啟示錄<text:span text:style-name="T2">" </text:span>是反戰電影，他說他只是反對謊言。同理，我也不反對任何思想，我只是反對一團漿糊似的東西。要是有人能把他的想法描述清楚了，我將對其任何想法均無意見。彷彿我能列出無窮的句子清單，然後請對方過目，直接請他打勾並挑出他確切所要表達的句子，我將對其所言毫無異議。<text:span text:style-name="T2"><text:line-break/><text:line-break/></text:span>許多時候，當我感到難以與言，這樣一個足以窮盡世上所有意義與概念的句子清單，便會強烈湧上心頭。</text:p>
      <text:p text:style-name="P1"><text:span text:style-name="T3">陳真</text:span><text:s/>  |  2014.04.09 01:31   |   <text:a xlink:type="simple" xlink:href="http://palinfo.habago.org/Entry?Command=Information_PrintForum&amp;iPage=450#FORUM32216"><text:span text:style-name="T1">#</text:span></text:a></text:p>
      <text:p text:style-name="P3">底下兩篇寫得不錯，特別是第一篇。作者所提的這些事，也只不過是十年前的事，但卻好像遠古時代的事那樣，自動為人們所遺忘。這意味著這島上的人們對是非曲直其實根本不感興趣，卻對敵我勝負充滿詭異病態的狂熱。<text:span text:style-name="T2"><text:line-break/><text:line-break/></text:span>台灣從來都不是一個需要用到大腦講理的地方，只看顏色分辨敵我，綠色生物更是如此<text:span text:style-name="T2"><text:s/>(</text:span>我好像從未見過一個例外<text:span text:style-name="T2">)</text:span>。他不是真的在乎自己嘴巴上所講的那些漂亮說法，而只是拿來做為一種打擊敵人的武器。就好像美國打算侵略他國時，民主就上菜了，可當對方好乖好聽話時，哪怕你怎麼獨裁血腥，統統視而不見，甚至大力支持。<text:span text:style-name="T2"><text:line-break/><text:line-break/></text:span>同理，明明是自己人幹的事，說是大功一件，可當<text:span text:style-name="T2"><text:s/>"</text:span>敵人<text:span text:style-name="T2">"</text:span>上台，把原來的事弄得更周延更透明了，卻反而成為賣台、反民主、反人道的滔天罪行。<text:span text:style-name="T2"><text:line-break/><text:line-break/></text:span>因為參加比賽，國中便飽覽文革史料，有時屈指一數，實難想像，我是不是在做夢？文革結束至今也不過三十多年，大陸竟從一個千萬餓殍的人間煉獄成為當今經濟大國。時間的力量很驚人的，浮沉起落，就在彈指之間。<text:span text:style-name="T2"><text:line-break/><text:line-break/></text:span>往往只是一個角度走偏，一個機會錯失，從此高下易位。猶如兩條交錯而過的線條，初時無甚差異，經過時間的複利效果一加乘，相差角度迅即往無窮處發散，越差越遠而難以回頭。<text:span text:style-name="T2"><text:line-break/><text:line-break/></text:span>當世界以一種不可思議的速度向前飛奔，卻有個自我滿意度非常高的島，活在一種完全封閉的仇中妄想中，做一些同樣非常不可思議的自我毀滅舉動。如果這就是大家所要的，我亦無話可說，但若要我歌頌，我歌不出來，因為愚智美醜事實是如此清楚。<text:span text:style-name="T2"><text:line-break/><text:line-break/></text:span>陳真<text:span text:style-name="T2"><text:line-break/>===============<text:line-break/></text:span>名家論壇》服貿不民主？陳以信：蔡英文自打嘴巴<text:span text:style-name="T2"><text:line-break/><text:line-break/>2014</text:span>年<text:span text:style-name="T2"><text:s/>03</text:span>月<text:span text:style-name="T2"><text:s/>25</text:span>日<text:span text:style-name="T2"><text:line-break/><text:line-break/></text:span>國民黨前發言人陳以信。（<text:span text:style-name="T2">NOWnews.com</text:span>資料照片）<text:span text:style-name="T2"><text:line-break/><text:line-break/></text:span>文／陳以信<text:span text:style-name="T2"><text:line-break/><text:line-break/></text:span>佔據立法院、衝進行政院控訴服貿審查程序「反民主」的抗議學生們一定不知道，他們所嚴厲指控對象，其實正是<text:span text:style-name="T2">12</text:span>年前的民進黨政府與陸委會主委蔡英文。<text:span text:style-name="T2"><text:line-break/><text:line-break/></text:span>這次爭議關鍵，在於將服貿協議其適用兩岸人民關係條例第<text:span text:style-name="T2">5</text:span>條第<text:span text:style-name="T2">2</text:span>項規定「（協議）其內容未涉及法律之修正或無須另以法律定之者，協議辦理機關應於協議簽署後<text:span text:style-name="T2">30</text:span>日內報請行政院核定，並送立法院備查」。既然法律明文規定只是「備查」，自然得以適用立法院職權行使法第<text:span text:style-name="T2">61</text:span>條規定：「各委員會審查行政命令，應於院會交付審查後<text:span text:style-name="T2">3</text:span>個月內完成之；逾期未完成者，視為已經審查。」<text:span text:style-name="T2"><text:line-break/><text:line-break/></text:span>此事引起公民團體反對，民進黨前主席蔡英文更公開質問馬英九總統：「兩岸服貿協議性質上等同於區域自由貿易協定（<text:span text:style-name="T2">FTA</text:span>），試問哪一個民主國家會將如此攸關人民權益、影響重大的涉外協議，當成行政部門可以片面決定的行政命令？不必經過國會審查、批准就可以自動生效？不讓人民有置喙的權利？」雖然這番話說的義正辭嚴，但蔡英文一定忘記了，<text:span text:style-name="T2">12</text:span>年前她的原始提案主張，就是打算讓行政部門片面決定即可。<text:span text:style-name="T2"><text:line-break/><text:line-break/></text:span>民國<text:span text:style-name="T2">91</text:span>年兩岸人民關係條例進行立法施行十年以來首度大幅翻修，由時任陸委會主委蔡英文提出行政院草案，立法院內政委員會由召委陳學聖擔任修法主席，筆者當時就是陳立委國會助理。其中最重要就是制定「複委託」機制，允許陸委會「委託」海基會，與大陸海協會簽署兩岸協議，當時蔡英文視為該次修法最大成就之一，這也正是服貿協議的法源基礎。<text:span text:style-name="T2"><text:line-break/><text:line-break/></text:span>不過<text:span text:style-name="T2">9</text:span>月底行政院送來草案中，第五條僅規定「其內容未涉及法律之修正或無須另以法律定之者，協議辦理機關應於協議簽署後<text:span text:style-name="T2">30</text:span>日內報請行政院核定（見院總字第<text:span text:style-name="T2">1554</text:span>號政府提案第<text:span text:style-name="T2">8786</text:span>號）。」蔡英文草案用意是，兩岸協議由行政機關自行核定即可，立法院根本用不著置喙。換言之，如果當年此案依她版本通過，今日根本沒有學生佔據國會這回事，因為服貿協議去年<text:span text:style-name="T2">7</text:span>月就會由行政院直接核定生效了。<text:span text:style-name="T2"><text:line-break/><text:line-break/></text:span>但當時國民黨深覺此案不妥，因此<text:span text:style-name="T2">10</text:span>月初由立委陳學聖領銜提出修正案，共有國親兩黨<text:span text:style-name="T2">43</text:span>位立委與民進黨<text:span text:style-name="T2">1</text:span>位立委李文忠連署。在第<text:span text:style-name="T2">5</text:span>條第<text:span text:style-name="T2">2</text:span>項內加上「並送立法院備查（見院總字第<text:span text:style-name="T2">1554</text:span>號委員提案第<text:span text:style-name="T2">4379</text:span>號）」等字眼，藉以避免行政機關規避立法部門監督，最後併案審查獲得通過，這才破了蔡英文的局。也就是說，今日國會得有理由審查服貿，還是當年國民黨汗馬功勞，民進黨今日卻連一聲謝也沒有。<text:span text:style-name="T2"><text:line-break/><text:line-break/></text:span>甚至在委員會詢答時，陳學聖特別說明此舉是希望讓立法院「有主動知道之權」，蔡英文眼見無法拒絕，竟然臨時想出特別加上「必要時以機密方式處理」等字眼。換言之，她竟還認為如有必要時，兩岸協議可以「黑箱」處理。試問：如果她這樣做不算「反民主」，怎樣才算「反民主」呢？<text:span text:style-name="T2"><text:line-break/><text:line-break/></text:span>如今民進黨不僅刻意忽略這段歷史，蔡英文竟還敢問馬英九「如何向歷史交待」？筆者倒是很好奇民進黨與蔡英文要如何向抗議學生交待他們這段「反民主」的過往歷史呢？<text:span text:style-name="T2"><text:line-break/><text:line-break/></text:span>（陳以信為國民黨前發言人，英國倫敦大學亞非學院台灣研究中心副研究員，為<text:span text:style-name="T2">NOWnews.com</text:span>《今日新聞》名家專欄作者）<text:span text:style-name="T2"><text:line-break/><text:line-break/>===================<text:line-break/></text:span>時論－反服貿是奪權的戲碼<text:span text:style-name="T2"><text:s/>(</text:span>節錄<text:span text:style-name="T2">)<text:line-break/><text:line-break/>2014-04-08<text:line-break/></text:span>中國時報<text:span text:style-name="T2"><text:line-break/></text:span>劉玉珍<text:span text:style-name="T2"> <text:line-break/><text:line-break/><text:line-break/></text:span>如果說反服貿團體占據立法院、攻占行政院是王金平跟蔡英文共謀奪權戲碼，不會有人相信，但不妨細看<text:span text:style-name="T2">3</text:span>月<text:span text:style-name="T2">18</text:span>日晚上<text:span text:style-name="T2">10</text:span>點多反服貿團體翻牆攻入立法院，占據議場開始後一連串招數。<text:span text:style-name="T2"><text:line-break/><text:line-break/></text:span>　一、<text:span text:style-name="T2">3</text:span>月<text:span text:style-name="T2">18</text:span>日晚上，暴民學生是空手翻牆進入立法院議場，可隔天早上媒體拍出的畫面卻是攻佔者倚身一堆睡袋，睡袋同顏色、同品牌，場內還有許多吃的、喝的，表示東西是大批訂購，事先就送入議場。議場歸立法院管，非開議期間不會開啟議場，除非上面交代。<text:span text:style-name="T2"><text:line-break/><text:line-break/></text:span>　二、當抗議者違法打、砸、強占國會時，照說應馬上要求警方以現行犯逮捕，雖不須採強制手段，但也應用盡方法排除，結果是立法院提供空調，在議場接通風管，還可在裡面看電影。這些處處替違法者考量的措施，立法院誰有那個膽提出？<text:span text:style-name="T2"><text:line-break/><text:line-break/></text:span>　三、暴民學生在立法院叫囂要脅或到行政院打、砸、鬧、偷時，只要是跟執政黨有關單位、個人都謾罵，不放過，卻從不批評立法院長主持會議的黑箱作法，也不批評民進黨阻撓議事的過失，更從沒侵擾過院長辦公室。<text:span text:style-name="T2"><text:line-break/><text:line-break/></text:span>　四、各界要求政府必須依法處理這群非法闖占者時，王金平以大法官解釋回應說「立法院長的警察權，僅限立委行為；不能動用警察權驅離霸占國會的學生」，「外界對警察權有所誤會，國會自主是針對立委，現在在議場內的不是立委，這不是警察權問題而已，包含社會治安問題。」大法官針對《立法委員行為法》第七條的解釋，僅在界定立法院長對立委議場議事行為的規範方法。學生霸占國會議場，讓立法委員無法行使職權，已經是暴民行為，跟立法院議事程序引發的立委紀律何干？</text:p>
      <text:p text:style-name="P1"><text:span text:style-name="T3">陳真</text:span><text:s/>  |  2014.04.09 00:52   |   <text:a xlink:type="simple" xlink:href="http://palinfo.habago.org/Entry?Command=Information_PrintForum&amp;iPage=450#FORUM32215"><text:span text:style-name="T1">#</text:span></text:a></text:p>
      <text:p text:style-name="P2">謝謝承原，可惜周四俺有夜診，下班都十點了。<text:span text:style-name="T2"><text:line-break/><text:line-break/></text:span>在台灣想看個電影真不容易，常得南北奔波。想再看小武就是特別難。<text:span text:style-name="T2"><text:line-break/><text:line-break/></text:span>國難當前，共匪謀我日亟，匪片滲台，大家仍應提高警覺，平日踏實做好思想武裝工作，可別中了共匪文化毒素。<text:span text:style-name="T2"><text:line-break/><text:line-break/></text:span>賈樟柯說：「這是一部關於現實焦灼的電影，一些美好的東西正在從我們的生活迅速消失。我們面對坍塌，身處困境，生命再次變得孤獨，從而顯得高貴。」<text:span text:style-name="T2"><text:line-break/><text:line-break/></text:span>我特別喜歡後面這兩句。離了群，落了單，生命在孤獨中似乎才尋回一點久違的尊嚴。</text:p>
      <text:p text:style-name="P1"><text:span text:style-name="T3">蔡承原</text:span><text:s/>  |  2014.04.08 17:30   |   <text:a xlink:type="simple" xlink:href="http://palinfo.habago.org/Entry?Command=Information_PrintForum&amp;iPage=450#FORUM32214"><text:span text:style-name="T1">#</text:span></text:a></text:p>
      <text:p text:style-name="P6">Dear <text:span text:style-name="T3">陳真</text:span>,<text:line-break/><text:line-break/><text:span text:style-name="T3">電影報馬仔又來了，這次小武</text:span><text:s/>4/10(<text:span text:style-name="T3">四</text:span>)19:00<text:span text:style-name="T3">在新竹市文化局影像博物館，看有沒有機會了。</text:span><text:line-break/><text:line-break/>https://www.facebook.com/photo.php?fbid=770686609610759&amp;set=pcb.770688069610613&amp;type=1&amp;theater</text:p>
      <text:p text:style-name="P1"><text:span text:style-name="T3">陳真</text:span><text:s/>  |  2014.04.08 12:00   |   <text:a xlink:type="simple" xlink:href="http://palinfo.habago.org/Entry?Command=Information_PrintForum&amp;iPage=450#FORUM32213"><text:span text:style-name="T1">#</text:span></text:a></text:p>
      <text:p text:style-name="P2">在電視上喵到一位其實形象還不錯的工運人士鄭<text:span text:style-name="T2">xx</text:span>講服貿，前後大約<text:span text:style-name="T2">10</text:span>秒鐘，見他<text:span text:style-name="T2"><text:s/>"</text:span>義憤<text:span text:style-name="T2">" </text:span>填膺。但我道德鄙俗，完全沒法體會這麼崇高的道德情操。他說，政府編列九百多億預算做為補助可能受影響的產業，但這些錢是納稅人的錢，怎麼不去跟受惠的產業要錢？<text:span text:style-name="T2"><text:line-break/><text:line-break/></text:span>諸如像這樣一些意見，與其說是意見，不如說是姿態，擺個道德姿態，彷彿俺很關心弱勢，你看，俺多麼義憤。但我其實完完全全不相信會有任何一個人會有這樣的義憤，若有的話，那他豈不是應該從出生憤怒到老，而且對幾乎生活中的每一個事情都必須憤怒？<text:span text:style-name="T2"><text:line-break/><text:line-break/></text:span>首先，他該憤怒四大超商，可惡的資本主義，侵蝕甘媽店的弱勢生存空間。接著，他也該憤怒各大電影院，害咱家這種五零年代就有的古老小戲院根本沒法生存。然後，他更應該拒絕去超市買東西才對，這些跨國資本淹沒了幾乎所有小商店和傳統菜市場。<text:span text:style-name="T2"><text:line-break/><text:line-break/></text:span>同時，他也應該憤怒捷運或公車的存在，因為這嚴重傷害了計程車司機的生存空間。更可惡的是，消滅了我從小最愛坐的三輪車，可憐的三輪車伕們，連謀口飯吃的機會都被可惡的捷運和公車給剝奪了。<text:span text:style-name="T2"><text:line-break/><text:line-break/></text:span>而且，他也應該痛恨所有大小商店才對，只要有店面或攤位的都應一概痛恨，因為這剝奪了個體戶夜裏挑扁擔賣豆花賣燒肉粽的生存權。是可忍，孰不可忍？<text:span text:style-name="T2"><text:line-break/><text:line-break/></text:span>要是真有道德這麼崇高、如此悲天憫人的人，我們不禁還是很納悶，那你到底是希望一個社會應該要怎麼發展你才不會義憤？<text:span text:style-name="T2"><text:line-break/><text:line-break/></text:span>至於說什麼要補助受影響者應該跟受惠者要錢，這也是胡扯。一個政府又不是幫派收保護費，技術上如何可能這樣做？就算廖添丁也不知道該搶哪一家來補助另一家吧？<text:span text:style-name="T2"><text:line-break/><text:line-break/></text:span>再說，做小生意的倒也不一定是什麼弱勢。我的房東在菜市場裏賣魚，身家財產數億。她若哪天在賣魚生意上吃了點政策上的虧，那又如何？<text:span text:style-name="T2"><text:line-break/><text:line-break/></text:span>我不是說不能補助，也不是說不能學廖添丁劫富濟貧，而是說，一個人大約只能在原則上提出看法，而沒法憑空唱高調指導每個細節，因為唱高調很容易，俺在此鄭重主張：每位窮人一年給五百萬安家費，這樣我也會唱，但沒有理性根據地亂唱一通有任何意義嗎？<text:span text:style-name="T2"><text:line-break/><text:line-break/></text:span>退一萬步說，就算某種技術性的意見很有意義，那它也僅僅只是一種技術性的問題，而非道德問題，因此擺出奇奇怪怪的一些道德姿態彷彿俺多麼悲天憫人、多麼關心弱勢，那真的很噁心，純粹自欺欺人。<text:span text:style-name="T2"><text:line-break/><text:line-break/></text:span>國外的左派我多少還信一些，至於台灣的號稱左派們，大家都是內行人，我覺得就不用那樣裝了。我過去參與勞陣<text:span text:style-name="T2"><text:s/>(</text:span>勞工陣線<text:span text:style-name="T2">) </text:span>很深，參與時間也很長，差不多從賴勁麟他們在勞支會那個時候開始就參與了，大約是<text:span text:style-name="T2">30</text:span>年前了。從無數所謂工運人士身上，我倒是見識到真正資產階級的優渥。<text:span text:style-name="T2"><text:line-break/><text:line-break/></text:span>當然，我不是說每一個<text:span text:style-name="T2"><text:s/>"</text:span>都<text:span text:style-name="T2">" </text:span>這樣。也許有例外，但我一時想不起來。唯一可以確定的是，我絕對比台灣所有左派人士或工運人士都還過得更像個無產階級的工人生活。若有人對這一點不服，大可挑明站出來。<text:span text:style-name="T2"><text:line-break/><text:line-break/></text:span>一個人的生活如何，不一定能使他講的話更有道德說服力，但一個人如果總是有那麼多奇奇怪怪的道德高姿態，那他就應該在生活上行為上和言語姿態上取得最基本的一致性才對。</text:p>
      <text:p text:style-name="P4"/>
      <text:p text:style-name="P1"><text:span text:style-name="T3">陳真</text:span><text:s/>  |  2014.04.08 01:10   |   <text:a xlink:type="simple" xlink:href="http://palinfo.habago.org/Entry?Command=Information_PrintForum&amp;iPage=451#FORUM32212"><text:span text:style-name="T1">#</text:span></text:a></text:p>
      <text:p text:style-name="P2">什麼最紅？什麼最夯？爆紅爆夯爆奶，帶你們來看看。這島上永不間斷就這幾句話。旁人無感，我則痛苦萬分，難以忍受。<text:span text:style-name="T2"><text:line-break/><text:line-break/></text:span>即使做為一個忍功已達七段最高境界的忍教教主，也實在受不了。不管生前死後，我真的都沒法待在這種地方。生前若逃不了，死後總行。大不了土葬改火焚，就剩那一把灰，總灑得出去吧。<text:span text:style-name="T2"><text:line-break/><text:line-break/></text:span>一個人，假若生了小孩，讓他在這樣一種缺氧腐爛的小池塘中跟污泥相濡以沫，或許祖上有德，尚能出污泥而不染，但生命並非只求不染，總該還有點應有的基本養份。我看每條狗尚且應該如此，何況是人。<text:span text:style-name="T2"><text:line-break/><text:line-break/></text:span>幾個整天似乎除了反覆講甩哥美女這個觀點之外再無其它熱情的晚輩朋友，之前連王金平是誰也沒聽過，現在竟也成為駐守立院捍衛民主的綠衛兵，還問我要不要加入呢。<text:span text:style-name="T2"><text:line-break/><text:line-break/></text:span>護士也是。服貿哪個服哪個貿都說不清，現在也是熱血沸騰的愛台急先鋒。智障難道是會傳染？<text:span text:style-name="T2"><text:line-break/><text:line-break/></text:span>平常遇人肯定又要說起，我總趕緊說天氣說三餐說命理，盡力避開話題，怕萬一扯上，難免有所不敬。<text:span text:style-name="T2"><text:line-break/><text:line-break/></text:span>前陣子，成大歷史系一位王老師，內部會議言談中不慎對鄭南榕發表一些或許有點不著重點但亦無傷大雅的感想，竟馬上變成公敵，眾矢之的，雖趕緊一再認錯悔改，甚至全系老師還幫忙一起寫悔過書，依然可怕攻擊與騷擾不斷。但我實在不知道這位老師犯了什麼錯？<text:span text:style-name="T2"><text:line-break/><text:line-break/></text:span>十九世紀英國有褻瀆法，不准開上帝玩笑。莊嚴法條，終究還是成為笑柄而廢除。最後一個因此入獄者，只不過是說耶穌像馬戲團裏騎著驢子逗趣的小丑。<text:span text:style-name="T2"><text:line-break/><text:line-break/></text:span>此人為廢此法，不惜以身試法，對上帝玩笑開個不停。太太過世後，更加沒有後顧之憂，直把監牢當成家了。但上帝沒怪他亂開玩笑，反倒人間這些兔崽子凶狠作態。<text:span text:style-name="T2"><text:line-break/><text:line-break/></text:span>這人叫<text:span text:style-name="T2"><text:s/>John William Gott</text:span>，他也許不怎麼虔誠，沒有按三餐禱告，但我常想，他跟神的距離恐怕比我們都要近。最後一次入獄因為在牢裏做苦工，嚴重傷了健康，出獄後旋即英年早逝，但褻瀆法也隨之告終，從此你大可開上帝玩笑。<text:span text:style-name="T2"><text:line-break/><text:line-break/></text:span>但台灣比人家英國十九世紀的狀況還更猛，開上帝玩笑沒關係，但愛台烈士比上帝偉大，可不能容你放肆，否則保證有你受的，保證讓你天天雞犬不寧，連夜裏在校園走著都會害怕遭到攻擊。<text:span text:style-name="T2"><text:line-break/><text:line-break/></text:span>然而，這樣一些嚇死人的綠衛兵，卻個個自比為捍衛言論自由的鄭南榕。我真無言了。<text:span text:style-name="T2"><text:line-break/><text:line-break/></text:span>陳真<text:span text:style-name="T2"><text:line-break/>===========<text:line-break/></text:span>學運熱經濟樂　話題商品爆紅缺貨<text:span text:style-name="T2"><text:line-break/><text:line-break/>TVBS</text:span>作者：<text:span text:style-name="T2"><text:s/></text:span>許甫<text:span text:style-name="T2"><text:s/>| TVBS – 2014</text:span>年<text:span text:style-name="T2">4</text:span>月<text:span text:style-name="T2">7</text:span>日<text:span text:style-name="T2"><text:s/></text:span>下午<text:span text:style-name="T2">10:52<text:line-break/><text:line-break/></text:span>學運熱經濟樂　話題商品爆紅缺貨<text:span text:style-name="T2"><text:line-break/><text:line-break/></text:span>太陽花學運不但炒熱「兩岸服貿」議題，也意外製造許多商機，像是林飛帆的復古眼鏡兩週賣光，軍綠色外套賣到斷貨，還有許多因學運話題而生的商品，像是太陽餅、屏東蛋糕到香蕉<text:span text:style-name="T2">KUSO</text:span>產品，就連附近便利商店，速食店都因為學運，意外創造商機。</text:p>
      <text:p text:style-name="P1"><text:span text:style-name="T3">陳真</text:span><text:s/>  |  2014.04.07 17:35   |   <text:a xlink:type="simple" xlink:href="http://palinfo.habago.org/Entry?Command=Information_PrintForum&amp;iPage=451#FORUM32211"><text:span text:style-name="T1">#</text:span></text:a></text:p>
      <text:p text:style-name="P3">人的心靈或腦袋有兩門作用，一頭愛美，另一頭愛乾淨，兩者都能讓人感到愉悅。風花雪月微妙動人，美不勝收，邏輯理性純粹而寧靜，沒有一點噪音，更不可能有謊言瞎掰的一絲存活空間。我由是愛之甚深。世上要是沒有這兩樣東西，生命真不知道該怎麼活。一些書，一些影像，有如音樂，時不時就會在腦海響起，揮之不去。<text:span text:style-name="T2"><text:line-break/><text:line-break/></text:span>這兩天，每到深夜，不知道為什麼，老常想起維根斯坦的<text:span text:style-name="T2"><text:s/>Tractatus</text:span>的<text:span text:style-name="T2"><text:s/>5.53-5.5571</text:span>。誰要能看懂這幾段，大約就算懂了他的思想的一大半了。<text:span text:style-name="T2"><text:line-break/><text:line-break/>http://www.docin.com/p-65563438.html<text:line-break/><text:line-break/></text:span>一切故事似乎可以從羅素在<text:span text:style-name="T2"><text:s/>"</text:span>數學原理<text:span text:style-name="T2">" 13.01</text:span>中對於等號<text:span text:style-name="T2"><text:s/>(=)</text:span>的定義說起。<text:span text:style-name="T2">"=" </text:span>這東西到底是不是多餘的？甚至邏輯上也許根本不可能存在這樣一種東西，因為它既無法獨立存在，亦無從依靠，它不是一種關係，也非任何概念的內在本質，它似乎比較像是一種妄想，就猶如妄想<text:span text:style-name="T2"><text:s/>"</text:span>我<text:span text:style-name="T2">" </text:span>存在這世上一樣。<text:span text:style-name="T2"><text:line-break/><text:line-break/></text:span>俺跌了一跤，喊著：<text:span text:style-name="T2">"</text:span>噢，好痛。<text:span text:style-name="T2">" </text:span>究竟誰在痛？當然是<text:span text:style-name="T2"><text:s/>"</text:span>我<text:span text:style-name="T2">" </text:span>在痛，這點我不需經過確認就能篤定。問題是<text:span text:style-name="T2"><text:s/>"</text:span>我<text:span text:style-name="T2">" </text:span>在哪呢？除了<text:span text:style-name="T2"><text:s/>"</text:span>我<text:span text:style-name="T2">"</text:span>，還會有誰？如果不會有誰了，那講<text:span text:style-name="T2"><text:s/>"</text:span>我<text:span text:style-name="T2">" </text:span>便是多餘。就如<text:span text:style-name="T2">5.542</text:span>所說，主詞終究可省略，剩下的無非就只是個<text:span text:style-name="T2">P</text:span>字<text:span text:style-name="T2">(proposition--</text:span>命題<text:span text:style-name="T2">)</text:span>，一個句子。<text:span text:style-name="T2"><text:line-break/><text:line-break/></text:span>都已經是十多年的事，翻滾爛熟了，但有些東西就像曲子一樣，突然就會在腦海自動播放，感動甚深。<text:span text:style-name="T2"><text:line-break/><text:line-break/></text:span>哲學上有一種說法叫<text:span text:style-name="T2"><text:s/>"</text:span>維根斯坦的庸俗主義<text:span text:style-name="T2">"</text:span>，簡單說就是不明就理或斷章取義，硬是從維根斯坦什麼也沒說的邏輯思維中，弄出許多話來。咱心知肚明，他雖然什麼也沒說，但他老兄心裏頭一定是在想些什麼，要不然他不會那麼在意邏輯與數學的基礎曲直完善與否。<text:span text:style-name="T2"><text:line-break/><text:line-break/></text:span>弄出話來無妨，但你得知道這一切故事究竟怎麼寫下。它不是用話語寫成，而是用式子當音符，寫出一首首動人樂章。<text:span text:style-name="T2"><text:line-break/><text:line-break/></text:span>說美是美，倒也是一番悲劇。就像唐吉訶德把風車當巨人打一樣，正常人決計不會這樣幹的。我若跟人說我光是研究數學<text:span text:style-name="T2"><text:s/>"</text:span>等號<text:span text:style-name="T2">" (=)</text:span>有無可能存在，有無可能寫下例如<text:span text:style-name="T2"><text:s/>"a=a" </text:span>這樣的等式，就耗費了人的一生最美好的十年青春，恐怕連自己有時都免不了要懷疑自己是不是瘋了，就一個等號嘛，有那麼重要嗎？我也想說服自己淡忘這些無關國仇家恨、家計民生的小事兒，可就是忘不了，好像不管我怎麼努力就是沒法脫離它的魔掌，一見風車就當巨人打。<text:span text:style-name="T2"><text:line-break/><text:line-break/></text:span>當我難逃一己宿命，羅素的話倒還有點慰藉效果。他說，研究哲學、數學，無非就是浪費時間，但在這一切時光的浪費中，我得到快樂，因此也沒法說它浪費了。沈從文說得更好，我一無所有，沒啥可浪費的，只能浪費生命。</text:p>
      <text:p text:style-name="P1"><text:span text:style-name="T3">陳真</text:span><text:s/>  |  2014.04.07 15:46   |   <text:a xlink:type="simple" xlink:href="http://palinfo.habago.org/Entry?Command=Information_PrintForum&amp;iPage=451#FORUM32210"><text:span text:style-name="T1">#</text:span></text:a></text:p>
      <text:p text:style-name="P2">政治的事，寫來滿紙污穢，風花雪月可就美麗多了。<text:span text:style-name="T2"><text:line-break/><text:line-break/></text:span>陳真<text:span text:style-name="T2"><text:line-break/><text:line-break/>================<text:line-break/></text:span>《堂吉訶德》前言<text:span text:style-name="T2"><text:line-break/><text:line-break/></text:span>作者：塞萬提斯<text:span text:style-name="T2"><text:line-break/></text:span>楊絳譯<text:span text:style-name="T2"><text:line-break/><text:line-break/><text:line-break/></text:span>清閒的讀者，這部書是我頭腦的産兒，我當然指望它說不盡的美好、漂亮、聰明。可是按自然界的規律，物生其類，我也不能例外。世上一切不方便的事、一切煩心刺耳的聲音，都聚集在監牢裏，那裏誕生的孩子，免不了皮肉乾瘦，脾氣古怪，心思彆扭。我無才無學，我頭腦裏構想的故事，也正相仿佛。<text:span text:style-name="T2"><text:line-break/><text:line-break/></text:span>如果生活安閒，居處幽靜，面對清泉曠野，又值天氣晴和，心情舒泰，那麽，最艱於生育的文藝女神也會多産，而且生的孩子能使世人驚奇喜歡。有的爸爸溺愛不明，兒子又蠢又醜，他看來只覺韶秀聰明，津津向朋友們誇讚兒子的伶俐逗趣。我呢，雖然好象是《堂吉訶德》的爸爸，卻是個後爹。<text:span text:style-name="T2"><text:line-break/><text:line-break/></text:span>親愛的讀者，我不願隨從時下的風氣，象別人那樣，簡直含著眼淚。求你對我這個兒子大度包容，別揭他的短。你既不是親戚，又不是朋友；你有自己的靈魂；你也象頭等聰明人一樣有自由意志；你是在自己家裏，一切自主，好比帝王徵稅一樣；你也知道這句老話：<text:span text:style-name="T2">“</text:span>在自己的大衣掩蓋下，可以隨意殺死國王。<text:span text:style-name="T2">”</text:span>所以你不受任何約束，也不擔承任何義務。你對這個故事有什麽意見，不妨直說：說它不好，沒人會責怪；說它好，也不會得到酬謝。<text:span text:style-name="T2"><text:line-break/><text:line-break/></text:span>我只想講個樸素的故事，不用前言和開卷例有的一大串十四行詩呀、俏皮短詩呀、贊詞呀等等裝點。我不妨告訴你，我寫這部書雖然費心，卻不象寫目前這篇前言這樣吃力。我好多次提起筆又放下，不知該寫什麽。<text:span text:style-name="T2"><text:line-break/><text:line-break/></text:span>一次我面前攤著紙，耳上夾著筆，胳膊支在書桌上，手托著腮，苦苦思索。忽然來了一位很有風趣、很有識見的朋友。他瞧我出神，問我想什麽呢。我直言不諱，說我得要爲堂吉訶德的傳記寫一篇前言，正在動腦經，覺得真是一樁苦事，簡直怕寫，甚至連這位大勇士的傳記也不想出版了。<text:span text:style-name="T2"><text:line-break/><text:line-break/>“</text:span>我這個故事乾燥得象蘆葦，沒一點生髮，文筆枯澀，思想貧薄，毫無學識，也不象別的書上那樣書頁的邊上有引證，書尾有注釋。我多少年來沒沒無聞，早已被人遺忘，現在年紀一大把，寫了這樣一部作品和大家見面；讀者從古以來是對作者制定法律的人，想到他們的議論，怎不栗栗畏懼呢？<text:span text:style-name="T2">”<text:line-break/><text:line-break/>“</text:span>別的書儘管滿紙荒唐，卻處處引證亞理斯多德、柏拉圖和大夥的大哲學家，一看就知道作者是個博雅之士，令人肅然起敬。瞧他們引用《聖經》吧，誰不說他們可以跟聖托馬斯一類的神學大家比美呢？他們非常巧妙，上一句寫情人如醉如癡，下一句就宣揚基督教的寶訓，絕不有傷風化，讀來聽來津津有味。<text:span text:style-name="T2">”<text:line-break/><text:line-break/>“</text:span>我書上可什麽都沒有。書頁的邊上沒有引證，書尾沒有注釋。人家書上參考了哪些作者，卷首都有一個按字母排列的名表，從亞理斯多德起，直到塞諾封，以至索伊洛或塞歐克西斯爲止，儘管一個是愛罵人的批評家，一個是畫家。我壓根兒不知道自己參考了哪幾位作者，開不出這種名表。而且卷頭也沒有十四行詩；至少沒有公爵、侯爵、伯爵、主教、貴夫人或著名詩人爲我作詩。其實我有兩三個朋友還是行家呢，如果我向他們求詩，他們准會答應，他們的詩決不輸國內最著名的詩人。<text:span text:style-name="T2">”<text:line-break/><text:line-break/></text:span>我接著說：<text:span text:style-name="T2"><text:line-break/><text:line-break/>“</text:span>總而言之，老哥啊，我決計還是讓堂吉訶德先生埋沒在拉<text:span text:style-name="T2">·</text:span>曼卻的文獻庫裏吧，等上天派人來把剛才講的種種點綴品一一補齊再說。我自己覺得才疏學淺，沒這個本事。而且我生性懶惰，爲這麽幾首自己也能做的詩奔走求人，覺得大可不必。所以我剛才直在發呆。你聽了我這番話，就知道我確有道理了。<text:span text:style-name="T2">”<text:line-break/><text:line-break/></text:span>我的朋友聽我講完，在自己腦門上拍了一巴掌，哈哈大笑道：<text:span text:style-name="T2"><text:line-break/><text:line-break/>“</text:span>嗐，老哥啊，我認識你這麽久，一直沒看清你，今天才開了眼睛。我向來以爲你幹什麽事都聰明靈俐，現在看來，你跟我料想的真是天懸地隔。你這麽一副圓活的頭腦，困難再大，你也能應付自如；這一點點不足道的細事，很容易辦，怎麽竟會把你難倒，弄得束手無策呢？說老實話，不是你沒有本事，你太懶，太不動腦經了。我這話也許你還不信吧？那麽，你留心聽我說。著名的堂吉訶德是遊俠騎士的光輝和榜樣，你寫了他的故事卻顧慮重重，說有許多缺點，竟不敢出版。可是你瞧吧，我一眨眼可以把你那些顧慮一掃而空，把你說的缺陷全補救過來。<text:span text:style-name="T2">”<text:line-break/><text:line-break/></text:span>我說：<text:span text:style-name="T2">“</text:span>你講吧，你打算怎樣彌補那些缺陷，掃除我的顧慮呢？<text:span text:style-name="T2">”<text:line-break/><text:line-break/></text:span>他說：<text:span text:style-name="T2">“</text:span>第一，你那部書的開頭不是欠些十四行詩、俏皮短詩和贊詞嗎？作者不又得是達官貴人嗎？這事好辦。你只需費點兒心自己做幾首，隨意捏造個作者的名字，假借印度胡安長老也行，假借特拉比松達的皇帝也行；我聽說他們都是有名的詩人。就算不是，有些學究或學士背後攻擊，說你搗鬼，你可以只當耳邊風。他們證明了你寫的是謊話，也不能剁掉你寫下這句謊話的手呀。<text:span text:style-name="T2"><text:line-break/><text:line-break/>“</text:span>至於引文並在書頁邊上注明出處，那也容易。你總記得些拉丁文的片言隻語，反正書上一查就有，費不了多少事，你只要在適當的地方引上就行。比如你講到自由和奴役，就可以引<text:span text:style-name="T2"><text:line-break/><text:line-break/></text:span>爲黃金出賣自由，並非好事。<text:span text:style-name="T2"><text:line-break/><text:line-break/></text:span>然後在書頁的邊上注明這是霍拉斯或什麽人的話。如果你講到死神的權力就可以引<text:span text:style-name="T2"><text:line-break/><text:line-break/></text:span>死神踐踏平民的茅屋，<text:span text:style-name="T2"><text:line-break/></text:span>照樣也踐踏帝王的城堡。<text:span text:style-name="T2"><text:line-break/><text:line-break/></text:span>如果講到上帝命令我們對敵人也該友愛，你馬上借重《聖經》，一翻就能找到上帝的金口聖旨供你引用：<text:span text:style-name="T2">‘</text:span>我告訴你們，要愛你們的仇敵<text:span text:style-name="T2">’</text:span>。如果你講到惡念，就引用《福音》<text:span text:style-name="T2">‘</text:span>從心裏發出來的惡念<text:span text:style-name="T2">’</text:span>。如果講到朋友不可靠，那麽加東的對句詩是現成的：<text:span text:style-name="T2"><text:line-break/><text:line-break/></text:span>你交運的時候，總有許多朋友；<text:span text:style-name="T2"><text:line-break/></text:span>一旦天氣陰霾，你就孤獨了。<text:span text:style-name="T2"><text:line-break/><text:line-break/></text:span>你用了這類零星的拉丁詩文，人家至少也把你看成精通古典的學者。這個年頭兒，做個精通古典的學者大可名利雙收呢<text:span text:style-name="T2">!<text:line-break/><text:line-break/>“</text:span>至於書尾的注釋，也有千穩萬妥的辦法。如果你書上講到什麽巨人，就說他是巨人歌理亞斯。這本來並不費事，可是借此就能有一大篇注解。你可以說：<text:span text:style-name="T2">‘</text:span>據《列王記》，巨人歌理亞斯或歌裏亞脫是斐利斯人，他是牧人大衛在泰瑞賓托山谷狠狠地擲了一枚石子打死的。<text:span text:style-name="T2">’</text:span>你查查出于哪一章，就注上。<text:span text:style-name="T2"><text:line-break/><text:line-break/>“</text:span>你如要賣弄自己精通古典文學和世界地理，可以變著法兒在故事裏提到塔霍河，你馬上又有了呱呱叫的注解。你可以說：<text:span text:style-name="T2">‘</text:span>塔霍河以西班牙的一位國王得名，發源某處，沿著里斯本名城的城牆，流入海洋，相傳河底有金沙<text:span text:style-name="T2">’</text:span>等等。<text:span text:style-name="T2"><text:line-break/><text:line-break/></text:span>如果你講到竊賊，我熟悉加戈的故事，可以講給你聽。如果你講到妓女，咱們這裏有個蒙鐸涅都主教，他可以把拉米亞、拉依達和茀蘿拉借給你，爲你的注解生色不少。<text:span text:style-name="T2"><text:line-break/><text:line-break/></text:span>如果你講到狠心的女人，奧維德詩裏有個美狄亞可用；如果講到女魔術家和女巫，荷馬有咖裏普索，維吉爾有西爾塞；如果講到英勇的將領，胡琉<text:span text:style-name="T2">·</text:span>凱撒在《戈爾之戰和內戰史的注釋》裏，把他自己供你引用了，普魯塔克的書上還有上千個亞歷山大呢。<text:span text:style-name="T2"><text:line-break/><text:line-break/></text:span>如果講到愛情，你只需略懂土司咖納語，可以參考雷翁<text:span text:style-name="T2">·</text:span>艾佈雷歐，隨你要多少注釋，他都能供應。如果你不願到國外去找，那麽國內馮塞咖《對上帝的愛》，已把這方面的資料削繁提要，供你和其他大才子利用。<text:span text:style-name="T2"><text:line-break/><text:line-break/></text:span>反正你只要在故事裏提到這些名字，或牽涉到剛才講的那些事情，注釋和引文不妨都歸我包辦。我向上帝發誓，一定把你書頁邊上的空白全都填滿，書的末尾還要費掉四大張紙爲你注釋呢。<text:span text:style-name="T2"><text:line-break/><text:line-break/>“</text:span>咱們再瞧瞧人家有而你沒有的那份作家姓名表吧。彌補這點缺陷很容易。你只要找一份詳細的作家姓名表，象你說的那樣按字母次序排列的。你就照單全抄。儘管你分明是弄玄虛，因爲你無須參考那麽多作者，可是你不必顧慮，說不定有人死心眼，真以爲你這部朴質無文的故事裏繁征博引了所有的作家呢。這一大張姓名表即使沒有別的用，至少平白爲你的書增添意想不到的聲望。況且你究竟是否參考了這些作者，不幹別人的事，誰也不會費心去考證。<text:span text:style-name="T2">"<text:line-break/><text:line-break/>"</text:span>還有一層，你認爲自己書上欠缺的種種點綴品，照我看來，全都沒有必要。你這部書是攻擊騎士小說的；這種小說，亞理斯多德沒想到，聖巴西琉也沒說起，西賽羅也不懂得。你這部奇情異想的故事，不用精確的核實，不用天文學的觀測，不用幾何學的證明，不用修辭學的辯護，也不準備向誰說教，把文學和神學攪和在一起──一切虔信基督教的人都不該採用這種雜拌兒文體來表達思想。你只需做到一點：描寫的時候摹仿真實：摹仿得愈親切，作品就愈好。<text:span text:style-name="T2"><text:line-break/><text:line-break/></text:span>你這部作品的宗旨不是要消除騎士小說在社會上、在群衆之間的聲望和影響嗎？那麽，你不必借用哲學家的格言、《聖經》的教訓、詩人捏造的故事、修辭學的演說、聖人的奇迹等等。你乾脆只求一句句話說得響亮，說得有趣，文字要生動，要合適，要連綴得好；盡你的才力，把要講的話講出來，把自己的思想表達清楚，不亂不澀。你還須設法叫人家讀了你的故事，能解悶開心，快樂的人愈加快樂，愚笨的不覺厭倦，聰明的愛它新奇，正經的不認爲無聊，謹小慎微的也不吝稱讚。<text:span text:style-name="T2"><text:line-break/><text:line-break/></text:span>總而言之，你只管抱定宗旨，把騎士小說的那一套掃除乾淨。那種小說並沒有什麽基礎，可是厭惡的人雖多，喜歡的人更多呢。你如能貫徹自己的宗旨，功勞就不小了。<text:span text:style-name="T2">”<text:line-break/><text:line-break/></text:span>我悄悄兒聽著，他的議論句句中聽，我一無爭辯，完全贊成，決計照他的話來寫前言。和藹的讀者，你從這篇前言裏，可以看到我這位朋友多麽聰明；我束手無策的時候，恰好找到這位軍師，運氣多好；你能讀到這樣一部直筆的信史，也大可慶幸。<text:span text:style-name="T2"><text:line-break/><text:line-break/></text:span>據蒙帖艾爾郊原的居民傳說，鼎鼎大名的堂吉訶德<text:span text:style-name="T2">·</text:span>台<text:span text:style-name="T2">·</text:span>拉<text:span text:style-name="T2">·</text:span>曼卻是多年來當地最純潔的情人、最勇敢的騎士。可是我覺得他那位侍從桑丘<text:span text:style-name="T2">·</text:span>潘沙，把無聊的騎士小說裏各個侍從的滑稽都會集在一身了。我向你介紹了那位超越凡俗、可敬可慕的騎士倒不想賣功，只希望你感謝我介紹了這位呱呱叫的侍從。<text:span text:style-name="T2"><text:line-break/><text:line-break/></text:span>我的話完了。希望上帝保佑你健康，也不忘了照顧我。再會吧<text:span text:style-name="T2">!</text:span></text:p>
      <text:p text:style-name="P1"><text:span text:style-name="T3">陳真</text:span><text:s/>  |  2014.04.07 14:51   |   <text:a xlink:type="simple" xlink:href="http://palinfo.habago.org/Entry?Command=Information_PrintForum&amp;iPage=451#FORUM32209"><text:span text:style-name="T1">#</text:span></text:a></text:p>
      <text:p text:style-name="P3"><text:span text:style-name="T2">(</text:span>續<text:span text:style-name="T2">)<text:line-break/><text:line-break/></text:span>我對現象本身的分析推測議論向來不感興趣，但之前有人轉貼一留言說美方不贊成綠衛兵，或甚至還有那幾個工會發表聲明說什麼服貿是美帝的資主義霸權宰制之類，一堆傻話。<text:span text:style-name="T2"><text:line-break/><text:line-break/></text:span>對此，我要說的是，阿扁是對的。阿扁曾經說：台灣只是美國軍政府控制下的一個傀儡，而他做為總統純粹只是給美軍跑腿，代為發號施令，執行美方意志。<text:span text:style-name="T2"><text:line-break/><text:line-break/></text:span>我雖不可能以具體事證來證實這個說法，但一個人，如果他稍稍微微懂一點點點點台灣政治，那他肯定會同意阿扁的良心告白其實只是一個普通常識。<text:span text:style-name="T2"><text:line-break/><text:line-break/></text:span>美方控制台灣政治之深，遠遠超過一個宗主國對於其殖民地的控制程度，我沒法舉出客觀事證，但一個人就算沒見過豬走路，總該見過豬肉。不論是哪一黨哪一派，都得聽命於美國。<text:span text:style-name="T2"><text:line-break/><text:line-break/></text:span>你可別天真到以為王金平敢決定這樣做或那樣做，背後如果不是有美國爸爸在撐腰、下指導棋，他連想給自己的哪根手指頭抓抓癢都沒法自己做出決定。<text:span text:style-name="T2"><text:line-break/><text:line-break/></text:span>美國在台軍政府半個世紀來的最高指導原則很簡單：打擊中國。而台灣說穿了就是美國人養的一條狗，美國人非常不喜歡看到這條狗對他心目中的最大敵人中國表示任何友善。<text:span text:style-name="T2"><text:line-break/><text:line-break/></text:span>半個世紀來，台灣政治始終不曾改變這個基本命題，所謂國內政治，其實全是國際政治的一個投影，但我們卻選舉選得很開心，拉綠打藍搞得不亦樂乎。<text:span text:style-name="T2"><text:line-break/><text:line-break/></text:span>棋子本身是沒有思維能力的，車馬炮甚至不知道有人要它飛天越嶺拐馬步，還以為自己充滿自由意志什麼亞洲民主典範呢，真是愛說笑。</text:p>
      <text:p text:style-name="P1"><text:span text:style-name="T3">陳真</text:span><text:s/>  |  2014.04.07 14:29   |   <text:a xlink:type="simple" xlink:href="http://palinfo.habago.org/Entry?Command=Information_PrintForum&amp;iPage=451#FORUM32208"><text:span text:style-name="T1">#</text:span></text:a></text:p>
      <text:p text:style-name="P2">在所謂西方民主國家，別說絕對不可能容忍你佔領國會或政府機構哪怕只是一秒鐘，在英國，就算只是躺在馬路上刻意阻礙交通，你都得有一兩年牢獄之災的心理準備。因此，在抗爭之前，你得自己想清楚你能付出多大的代價，決定要參與活動的程度。<text:span text:style-name="T2"><text:line-break/><text:line-break/></text:span>更重要的是，若因此遭受各項法律制裁，絕不會有人控訴什麼司法迫害司法追殺之類的。你如果這樣講話，人家會認為你頭殼壞去。你不能一方面刻意違法以製造衝突，一方面卻又窩窩囊囊地認為你應豁免於一個文明社會所應有的法律制裁，老是嬌滴滴地喊無辜喊國家欺負倫家。<text:span text:style-name="T2"><text:line-break/><text:line-break/></text:span>這樣的話，我們實在不知道你究竟是希望社會變得更文明還是變得更恐怖更野蠻？只要恁爸愛台灣國，只要恁爸高唱民主自由，只要恁爸宣稱各種漂亮的智障口號，然後便認為自己應豁免於一切典章法制之外可以為所欲為，否則就是司法迫害。<text:span text:style-name="T2"><text:line-break/><text:line-break/></text:span>蘇格拉底是完全可以逃走免於一死的，甘地入獄幾十次，從不做無罪辯解，相反地，他總是要求庭上判以最重刑罰，因為他說法律的賞罰精神是維持一個文明社會的基本重要價值。<text:span text:style-name="T2"><text:line-break/><text:line-break/></text:span>當然，我講這些跟偉大的綠色生物無關，不是說給他們聽的。他們文化水平太強了，愛國愛鄉愛民主的目標如此崇高，這些反動落後封建墮落的小觀念小情操，沒法跟他們湊在一起。<text:span text:style-name="T2"><text:line-break/><text:line-break/></text:span>一早打開電視，竟看到王金平一一跟立法院那些小表哥小表妹握手致意，一邊握，一邊還表示感謝，<text:span text:style-name="T2">"</text:span>您們辛苦了<text:span text:style-name="T2">"</text:span>，<text:span text:style-name="T2">"</text:span>多保重<text:span text:style-name="T2">"</text:span>，<text:span text:style-name="T2">"</text:span>謝謝謝謝<text:span text:style-name="T2">"</text:span>，只差沒有問早餐菜色還可以吧，昨晚那些爛片好不好看？晚上冷不冷，有沒有蓋被被？<text:span text:style-name="T2"><text:line-break/><text:line-break/></text:span>我真不敢相信我的眼睛。這社會真是被魔鬼附了身，病到徹底了。那是不是以後立法院不但歡迎而且拜託甚至感謝大家隨時來佔領？只要佔領者思想正確到爆就可以？<text:span text:style-name="T2"><text:line-break/><text:line-break/></text:span>你從一個政治人物的一些乍看無甚希奇的言行，其實絕對就能看出他們內心的一切心機盤算以及各種妖魔鬼怪。例如胡志強，郝龍斌也是，百般呵護讚美綠衛兵。這些政客真是聰明過了頭了，知道嬌滴滴的綠衛兵是天之驕子不能惹，知道選票何在，知道主流思維是什麼，馬上就都知道怎麼表態、怎麼調整說法。</text:p>
      <text:p text:style-name="P1"><text:span text:style-name="T3">陳真</text:span><text:s/>  |  2014.04.07 11:12   |   <text:a xlink:type="simple" xlink:href="http://palinfo.habago.org/Entry?Command=Information_PrintForum&amp;iPage=451#FORUM32207"><text:span text:style-name="T1">#</text:span></text:a></text:p>
      <text:p text:style-name="P3"><text:span text:style-name="T2">Disgusting! </text:span>真是噁到爆<text:span text:style-name="T2">!<text:line-break/><text:line-break/></text:span>綠色生物老早就幾乎是這鬼島的王了，長年以來努力製造一種讓人噤若寒蟬的思想高壓環境，只能愛台灣國，不容異議；而且，整天歪曲歷史，瞎掰虛構，藉以做為一種政治鬥爭，行事作風從來不擇手段。<text:span text:style-name="T2"><text:line-break/><text:line-break/></text:span>眾人敢怒不敢言。我則是連怒也不敢怒了，只覺可悲。歷史要是重來，時光若是倒流，我絕不浪費人生一秒鐘去做我過去所做的那些事，毫無意義可言，彷彿一種難堪的污點。<text:span text:style-name="T2"><text:line-break/><text:line-break/></text:span>連我這種亡命之徒都早已夾著尾巴做人，對綠色生物不敢不敬。在這樣一種言論高壓下，綠色生物竟說自己是言論自由的民主鬥士，真不知道該怎麼形容現實之荒唐與不可思議。<text:span text:style-name="T2"><text:line-break/><text:line-break/></text:span>陳真<text:span text:style-name="T2"><text:line-break/><text:line-break/>==============<text:line-break/></text:span>批「一國兩區」是謊言　陳為廷臉書<text:span text:style-name="T2">PO</text:span>文：主張台灣獨立<text:span text:style-name="T2"><text:line-break/><text:line-break/>NOWnewsNOWnews – 2014</text:span>年<text:span text:style-name="T2">4</text:span>月<text:span text:style-name="T2">7</text:span>日<text:span text:style-name="T2"> <text:line-break/></text:span>台北報導<text:span text:style-name="T2"><text:line-break/><text:line-break/><text:line-break/></text:span>反服貿太陽花學運，至今已經進入第<text:span text:style-name="T2">21</text:span>天，今<text:span text:style-name="T2">(7)</text:span>日適逢鄭南榕逝世<text:span text:style-name="T2">25</text:span>周年，學運人士表示，上午<text:span text:style-name="T2">8</text:span>點半起將會在議場內舉辦一系列紀念鄭南榕的活動。學運領袖之一的陳為廷，凌晨左右在臉書<text:span text:style-name="T2">PO</text:span>文，主張「台灣獨立」，並批評馬政府自欺欺人地主張主權及於中國大陸的「一國兩區」，則是個明顯的謊言。此留言一出，湧入近<text:span text:style-name="T2">1.5</text:span>萬人按讚。<text:span text:style-name="T2"><text:line-break/><text:line-break/></text:span>陳為廷在臉書提到，「我至今不懂為什麼「兩國論」可以成為「問題」、為什麼台獨可以是個「陰謀」？」陳為廷認為，「台灣作為一個主權獨立（但在法理上不完整）的國家、爭取它更高的自主，是一件再自然不過的事。而馬政府自欺欺人地主張主權及於中國大陸的「一國兩區」，則是個明顯的謊言。」<text:span text:style-name="T2"><text:line-break/><text:line-break/><text:line-break/><text:line-break/></text:span>陳為廷還提到「我們不是「為了台獨而搞某某運動」。事實上，這根本是個假命題。爭取國家的自主，與民主的深化，本質上就是一體兩面。許多時候，則根本是同一件事。就算統媒、馬政府可能有機會藉此「抹黑」，我還是得大聲地説。因為我覺得，如果自己因為這種「風險」而選擇對鄭南榕噤聲。我將感到無地自容。」<text:span text:style-name="T2"><text:line-break/><text:line-break/></text:span>臉書<text:span text:style-name="T2">PO</text:span>文還提到「我叫陳為廷，我主張台灣獨立。」</text:p>
      <text:p text:style-name="P1"><text:span text:style-name="T3">陳真</text:span><text:s/>  |  2014.04.06 16:31   |   <text:a xlink:type="simple" xlink:href="http://palinfo.habago.org/Entry?Command=Information_PrintForum&amp;iPage=451#FORUM32206"><text:span text:style-name="T1">#</text:span></text:a></text:p>
      <text:p text:style-name="P2">過去很長某段年代，不管大人小孩寫作文，不管是寫中秋賞月、郊遊踏青、看電影捉蟋蟀，乃至寫到媽媽弄了隻螃蟹給俺吃的溫情，最後照例都要來上幾句<text:span text:style-name="T2"><text:s/>"</text:span>想念大陸水深火熱的同胞<text:span text:style-name="T2">"</text:span>，心懷憂思，不知道同胞們幾時才能像咱們這樣幸福美滿，有月可賞，有蟋蟀可玩。<text:span text:style-name="T2"><text:line-break/><text:line-break/></text:span>這類<text:span text:style-name="T2"><text:s/>"</text:span>論述<text:span text:style-name="T2">" </text:span>依舊，只是換了口號或轉移了陣地。這兩天收到底下這樣一篇聲明，便是一例。<text:span text:style-name="T2"><text:line-break/><text:line-break/></text:span>十幾年前剛出國念書時，因為網路興起的緣故，方才知道原來台灣讀書人是那副模樣。那時不是有段很長時間，進步界很喜歡講宰制講霸權嗎？動不動就宰制一下，罵人霸權一番。似乎沒有一個現象不能套用霸權宰制的說法。<text:span text:style-name="T2"><text:line-break/><text:line-break/></text:span>可是，一個辭彙如果變得像個方便麵似的，隨沖即食，隨地可用，無處不可使，那它還像個概念嗎？<text:span text:style-name="T2"><text:line-break/><text:line-break/></text:span>一個概念或一種見解或主張，如果它居然可以任意套用在幾乎所有情境，意味著這東西其實只是一種修辭，做為情緒表態或許還有點作用，但缺乏認知意義。就像罵人三字經一樣，並非真的想跟對方的娘上床。<text:span text:style-name="T2"><text:line-break/><text:line-break/></text:span>琴棋書畫吟詩做詞，修辭總是必要的，但理性議論中，修辭卻是低能的特徵。好比說一個醫生看病做診斷，他只消從症狀或細胞組織生化現象去分析，在不同判斷見解中競爭出個高下，他不需要也不應該發揮修辭學的本領。他不需要也不應該講<text:span text:style-name="T2"><text:s/>"</text:span>這病人看起來人很好啊，但有點累，不過身材不錯，頭髮烏溜溜，最近還考第一名呢<text:span text:style-name="T2">"</text:span>。<text:span text:style-name="T2"><text:line-break/><text:line-break/></text:span>至於底下這篇傻到爆的聲明，我實在不知道要從何批評起。任何一種論點，不管正反，你都能針對它提出異議，但如果今天拋出來的不是一個論點，而是一團奇怪難解的怪話，你從何批評起？你只能說不知所云，當事人肯定也完全不知道自己在說什麼。他只是想寫篇作文，搜索枯腸，把句子弄漂亮弄堂皇了就行，至於究竟是在說什麼，就管它娘的了。<text:span text:style-name="T2"><text:line-break/><text:line-break/></text:span>例如什麼<text:span text:style-name="T2"><text:s/>"</text:span>反對自由貿易的工人運動中，反對「服貿協議」理應是其中一環<text:span text:style-name="T2">"</text:span>，請問這話能理解嗎？有任何意義嗎？<text:span text:style-name="T2"><text:line-break/><text:line-break/></text:span>另外還有什麼：<text:span text:style-name="T2">"</text:span>台灣缺乏對於美國霸權的反省與戒心<text:span text:style-name="T2">..</text:span>反美霸權力道不足為由，而迴避檢討服貿協議對工人的影響，無異更讓貿易自由化的意識形態在台灣社會成為主流。<text:span text:style-name="T2">" <text:line-break/><text:line-break/></text:span>連這樣也能扯到美帝霸權，真是匪夷所思。而且，若真是左派，只問階級，不會特別強調什麼咱台灣人的利益。再說，美國打中國，在亞洲除了積極軍事佈署，更大的著力便是經貿。<text:span text:style-name="T2"><text:line-break/><text:line-break/></text:span>美國在亞洲大搞<text:span text:style-name="T2"><text:s/>TPP (</text:span>即跨太平洋經濟戰略夥伴協定<text:span text:style-name="T2">)</text:span>，無非就是為了對抗以中國為首的亞洲區域經濟結盟。台灣搞反中反華反服貿，美國恐怕半夜醒來小便都會偷笑，服貿怎麼會是什麼美帝的資本主義陰謀？<text:span text:style-name="T2"><text:line-break/><text:line-break/></text:span>當然，所有國家都很壞，但沒有一個國家是笨的。任何一個舉動或事件之影響評估肯定是細細密密很複雜的，不會蠢到只根據特定表面作為來決定一翻兩瞪眼的支持或反對與否。就好像民主輸出一樣，何時輸出，輸出給誰，怎麼個輸出法等等，全說不準的，你沒法單單根據表面現象之所謂民主與否來判斷任何一個國家的態度，唯一說得準的是利益之心。<text:span text:style-name="T2"><text:line-break/><text:line-break/></text:span>至於什麼此次反中反服貿鬧劇是在反省什麼財團養立委荼毒人民的代議政治，更屬瞎掰。這些綠到不行的學生們，跟民進黨根本就是一體的，互挺的，心手相連的，哪來什麼藉以反省財團立委的事。在台灣，就如白狼所說，如果有哪一個立委敢說他不給財團養，不和黑道混，那請他站出來接受我們的表揚。特別是民進黨，白狼說得對，這些人，好話說盡，壞事做絕，無恥到極點。<text:span text:style-name="T2"><text:line-break/><text:line-break/></text:span>這些人，以及周邊一堆幫腔、搖旗吶喊的尾巴團體或個人等等等，我可不是今天才認識他們，品性之差，難以想像。任何一個黑道的黑夜絕對都比這些人的大白天還要光明些。<text:span text:style-name="T2"><text:line-break/><text:line-break/></text:span>任何人要唱什麼高調都行，但不該睜眼說瞎話，因為那等於是在侮辱我們的基本智商，把我們當白癡胡扯。<text:span text:style-name="T2"><text:line-break/><text:line-break/></text:span>任何人要寫些蠢到爆的作文自然也不犯法，但那讀起來的確很難受。用點大腦，做點功課，弄清楚一些基本的<text:span text:style-name="T2">ABC</text:span>有那麼難嗎？<text:span text:style-name="T2"><text:line-break/><text:line-break/></text:span>陳真<text:span text:style-name="T2"><text:line-break/>=====================<text:line-break/></text:span>【工會及工運團體支持『反服貿、反自由貿易』共同聲明】<text:span text:style-name="T2"><text:line-break/><text:line-break/></text:span>距離今年五一勞動節遊行已經不到一個月，從<text:span text:style-name="T2">2009</text:span>年金融海嘯造成的失業潮以來，每年全台灣工會團體都會在這一天上街抗爭，針對政府政策提出工人訴求。而今年也有一件跟工人息息相關的政策議題正在沸騰，就是「兩岸服務貿易協議」，然而<text:span text:style-name="T2">3</text:span>月<text:span text:style-name="T2">26</text:span>日有部分勞工團體或理事長前往經濟部呼籲「儘快結束立院失序、早日落實服貿協議」，我們站在反對自由貿易、批判台灣代議政治的立場下，提出三點看法：<text:span text:style-name="T2"><text:line-break/><text:line-break/></text:span>一、「涓滴效應」是謊言，反對以自由貿易作為提高工人階級生活處境的可能性<text:span text:style-name="T2"><text:line-break/><text:line-break/></text:span>有人企圖以「涓滴效應」美化自由貿易與服貿，例如在該篇聲明中提到：『馬英九當初所提的『涓滴效應』，是上面積了水，水就自然會滴一點下來給勞工，但五年來，成效有限，這才是我們工人這十幾年來面臨的最大問題。』我們認為，各種自由化、全球化貿易協議的最主要結果，是加速了資本流動，極大化大資本家的利潤，但僱主並不會分享利潤給底層工人。所謂『自由貿易有助增長就業機會、提升勞動條件』的說法，不過是權貴階級聯手編織欺騙工人的謊言。根據主計處統計，<text:span text:style-name="T2">2011</text:span>年台灣最富<text:span text:style-name="T2">5%</text:span>與最貧<text:span text:style-name="T2">5%</text:span>家庭的貧富差距已達<text:span text:style-name="T2">96</text:span>倍；過去十年，台灣整體的實質薪資下滑<text:span text:style-name="T2">3.4%</text:span>，製造業下滑<text:span text:style-name="T2">0.38%</text:span>，而服務業的實質薪資下滑幅度卻高達<text:span text:style-name="T2">5.86%</text:span>，可見台灣目前即使有經濟成長，工人分配到的所得卻不斷下降，因此所有投身台灣工人運動的勞工團體皆應認清「涓滴效應」這種說法，只是再次欺騙工人的謊言。<text:span text:style-name="T2"><text:line-break/><text:line-break/></text:span>二、反服貿就是工人階級對自由貿易的監督之一環<text:span text:style-name="T2"><text:line-break/><text:line-break/></text:span>反對自由貿易的工人運動中，反對「服貿協議」理應是其中一環。近年台灣工人運動中，亦有對於<text:span text:style-name="T2">WTO</text:span>、美牛、美豬、自由經濟示範區等各項自由化議題的抗爭，雖然台灣社會長期在美國帝國主義的思想殖民下，缺乏對於美國霸權的反省與戒心，但這不應成為勞工團體因此作為迴避檢討服貿協議對台灣人民影響的理由。相反地，如果僅以台灣社會反美霸權力道不足為由，而迴避檢討服貿協議對工人的影響，無異更讓貿易自由化的意識形態在台灣社會成為主流。<text:span text:style-name="T2"><text:line-break/><text:line-break/></text:span>正因為台灣社會缺乏對於自由貿易的批判，勞工團體更應該把握本次學生運動受到重視的契機，加強我們有關階級意識與反對自由貿易、反對帝國主義的教育工作。<text:span text:style-name="T2"><text:line-break/><text:line-break/></text:span>三、失序的不是學生運動，而是代議政治及民主憲政<text:span text:style-name="T2"><text:line-break/><text:line-break/></text:span>台灣立法院原有的運作生態，也該是工人運動抗爭的對象。部分人士在該篇聲明中，以「失序」形容學生佔領立法院的狀況。但我們必須強調，在現在台灣立法院的運作生態中，絕大多數立法委員受到財團豢養，進而通過各種荼毒人民，剝奪人民財產之恐怖法條，其立法過程之粗糙，與對人民權益之忽視實在令人髮指。因此此次佔領立法院之行動，是現有政經結構脈絡下的結果，更具有反省代議政治長期失靈的歷史意義。因此，在面對服貿協議、自經區條例等重大政策，勞工團體也應該思考，回歸立法委員審議是否就是符合民主程序？還是應該藉此機會，對於人民參政的機制有更多檢討與反思？<text:span text:style-name="T2"><text:line-break/><text:line-break/></text:span>「兩岸服務貿易協議」披著貿易的外衣，骨子裡賣的，實際上是服務業資本的自由輸出。透過服貿協議，具競爭優勢的中資可進入台灣設店開業。新進資本一旦進入整體供過於求的服務業市場，勢將又帶起一波在地廠商削價以求生存的割喉戰，勞工也將在這樣的競爭中再度被犧牲。然而，對政府而言，全台過半的勞工生計問題竟然遠遠不如資方在中國的利益來得重要。這種以殘害勞工來換資方利益的自由貿易，勞工團體應該嚴正反對！<text:span text:style-name="T2"><text:line-break/><text:line-break/></text:span>「兩岸服務貿易協議」現今在朝野的操作下已然變成反中與否的對峙，但我們認為，真正的議題不在於反不反中，而是人民生計的問題。在現今勞資間完全失衡，國家經濟發展與工人實質薪資全然脫鉤的狀況下，任何站在資方立場的自由貿易政策，都只將形成對勞工更大的危害。站在勞動者的立場，我們反的是貪婪無止境的資方陽謀，同時反對與資方沆瀣一氣的走資政府與團體。今年五一勞動節的活動，我們主張勞工團體必須迎上這個爭議，針對目前的自由貿易與新自由主義政策提出批判，捍衛工人權益！<text:span text:style-name="T2"><text:line-break/><text:line-break/></text:span>共同聲明之工會、工運團體分別如下：<text:span text:style-name="T2"><text:line-break/><text:line-break/></text:span>「團結工聯」（全國自主勞工聯盟、台北市產業總工會）、「中華電信工會」、「全國教師工會總聯合會」、「台塑關係企業工會聯合會」、「大高雄總工會」、「宜蘭縣產業總工會」、「桃園縣產業總工會」、「新竹縣產業總工會」、「苗栗縣產業總工會」、「台南市產業總工會」、「新高市產業總工會」、「高雄市產業總工會」、「高雄市職業總工會」、「高雄市石化業產業總工會」、「全國關廠工人連線」、「人民火大行動聯盟」<text:span text:style-name="T2">…</text:span>等<text:span text:style-name="T2">17</text:span>個工會團體。</text:p>
      <text:p text:style-name="P1"><text:span text:style-name="T3">陳真</text:span><text:s/>  |  2014.04.05 19:31   |   <text:a xlink:type="simple" xlink:href="http://palinfo.habago.org/Entry?Command=Information_PrintForum&amp;iPage=451#FORUM32205"><text:span text:style-name="T1">#</text:span></text:a></text:p>
      <text:p text:style-name="P3">柏楊說，有隻貓，喵喵喵叫，很可愛。有一天，夕陽西下，影子拉長了，日頭越近西山，拉得越長。貓咪回頭一看，哇！不得了，俺好強啊，於是仰天怒吼，發出奇怪的叫聲，以為自己是條恐龍了。<text:span text:style-name="T2"><text:line-break/><text:line-break/></text:span>當然，這是寓言，有醜化貓狗之嫌，動物基本上是不會這樣的。但人可就不一定了。鎂光燈往身上一照，往往馬上就忘了我是誰，顧盼自雄，巍巍峨峨扮起嘴臉來。在這島上菁英界，少有例外。<text:span text:style-name="T2"><text:line-break/><text:line-break/></text:span>台灣的不管什麼運，基本上就繞著鎂光燈跑，燈越閃越興奮，燈熄則意興闌珊。爆奶爆紅爆夯三爆社會就是這樣，越爆就越興奮，嘴臉難看。越是窩囊者，燈光需求越強。老希望<text:span text:style-name="T2"><text:s/>"</text:span>全世界都在看<text:span text:style-name="T2">"</text:span>。一點屁大的事也總喜歡對<text:span text:style-name="T2"><text:s/>"</text:span>世界<text:span text:style-name="T2">" </text:span>轉播，渲染出一番<text:span text:style-name="T2"><text:s/>(</text:span>又是世界的<text:span text:style-name="T2">)</text:span>意義來。<text:span text:style-name="T2"><text:line-break/><text:line-break/></text:span>也許就在兩天前都還根本一無所知的東西，馬上能為之迅速熱血沸騰起來，甚至還會被自己的熱血感動死了呢。<text:span text:style-name="T2"><text:line-break/></text:span>因為鎂光燈聚焦了，意義膨漲了，各路千萬蜂兒都湧來了，吾往矣。向光性很強的蜂兒的特性就是這樣，跟<text:span text:style-name="T2"><text:s/>"</text:span>雖千萬人吾往矣<text:span text:style-name="T2">" </text:span>恰恰相反。套句唐吉訶德的話：<text:span text:style-name="T2">"</text:span>說得不客氣，就像螞蟻那麼一大群呢。<text:span text:style-name="T2">" </text:span>聲勢嚇人是很嚇人，噁心是很噁心，噁到爆，但其實也就只是這樣了。<text:span text:style-name="T2"><text:line-break/><text:line-break/></text:span>長久下來，我對人事琢磨出一點心得。好比一塊田，有人是播種的，有人是耕耘的，澆水，灌溉，一場艱辛，時候到了自然得收割。播種耕耘的往往倒下，總得有人收割。收割倒也不輕鬆。一切收獲為眾人共享。<text:span text:style-name="T2"><text:line-break/><text:line-break/></text:span>以上是理想圖案。但現實往往不是這樣。現實是：播種的儘管播種，耕耘的儘管耕耘，但一切收穫都還來不及收割就已經被一群害蟲給吃得一乾二淨，吃完還會發表論述創造規矩呢，就像<text:span text:style-name="T2"><text:s/>"</text:span>動物農莊<text:span text:style-name="T2">" </text:span>裏那些相信民主自由平等的豬。<text:span text:style-name="T2"><text:line-break/><text:line-break/></text:span>這些豬，很會論述，他們說，所有動物一律平等，但有些動物<text:span text:style-name="T2"><text:s/>"</text:span>更<text:span text:style-name="T2">"</text:span>平等。同理，大家都一律自由，但俺就是那頭應該<text:span text:style-name="T2"><text:s/>"</text:span>更<text:span text:style-name="T2">" </text:span>自由的豬；民主就是大家做主人，但事情該怎麼做，當然還是得俺說了算，因為總該有些動物<text:span text:style-name="T2"><text:s/>"</text:span>更<text:span text:style-name="T2">"</text:span>民主。<text:span text:style-name="T2"><text:line-break/><text:line-break/></text:span>這年頭，凡高唱民主自由或什麼碗糕公民之類字眼者，幾乎都屬<text:span text:style-name="T2"><text:s/>"</text:span>更<text:span text:style-name="T2">" </text:span>字輩生物。一切好康字眼只能當詩當笑話聽，開開胃，沒法當真的。這類生物其實過不慣民主，也看不慣自由，更甭說什麼人權法治了。<text:span text:style-name="T2"><text:line-break/><text:line-break/></text:span>陳真<text:span text:style-name="T2"><text:line-break/><text:line-break/>==================<text:line-break/></text:span>陳為廷：周六<text:span text:style-name="T2">3</text:span>場人民議會<text:span text:style-name="T2"><text:s/></text:span>全民皆可參與<text:span text:style-name="T2"><text:line-break/><text:line-break/></text:span>新頭殼作者：<text:span text:style-name="T2"><text:s/>NewTalk<text:line-break/>2014.04.04 </text:span>翁嫆琄<text:span text:style-name="T2">/</text:span>台北報導<text:span text:style-name="T2"><text:line-break/><text:line-break/>318</text:span>學運邁入第<text:span text:style-name="T2">18</text:span>天，學生代表林飛帆今<text:span text:style-name="T2">(4)</text:span>日宣布，立法院明天將召開「人民議場」，陳為廷晚間公布更多細節。陳為廷表示，人民議會將分成<text:span text:style-name="T2">3</text:span>時段展開，早上<text:span text:style-name="T2">9</text:span>點半在青島東路、下午<text:span text:style-name="T2">2</text:span>點半在議場、晚上<text:span text:style-name="T2">7</text:span>點半在濟南路。他指出，下週會將討論結果彙整成「人民議會意見書」，送給行政院及立法院參考。<text:span text:style-name="T2"><text:line-break/><text:line-break/></text:span>陳為廷說，繼<text:span text:style-name="T2">330</text:span>凱道活動有<text:span text:style-name="T2">50</text:span>萬人上街後，學生團體就開始思考，該如何進一步與民眾對話，因此希望透過人民議會的審議式民主討論方式，讓大家一起審議兩岸協議監督條例，之後也會再召開「公民憲政會議草根論壇」，並把大家一起討論的結果，彙整成「人民議會意見書」，送給行政院及立法院，希望能讓政府正視人民的聲音。<text:span text:style-name="T2"><text:line-break/><text:line-break/></text:span>明天召開的人民議會，除了廣邀民眾參與，也會邀請政府代表參加。上午<text:span text:style-name="T2">9</text:span>點半到<text:span text:style-name="T2">12</text:span>點半的青島東路場，將由政大公行系副教授杜文玲主持；下午<text:span text:style-name="T2">2</text:span>點半到<text:span text:style-name="T2">5</text:span>點半的議場內，則由台大政治所學生呂家華主持；晚上<text:span text:style-name="T2">7</text:span>點半到<text:span text:style-name="T2">10</text:span>點半的濟南路場，主持人是台大社會系教授范雲。這<text:span text:style-name="T2">3</text:span>場人民議會將分<text:span text:style-name="T2">15</text:span>至<text:span text:style-name="T2">20</text:span>人為<text:span text:style-name="T2">1</text:span>組，並由小組主持人帶領群眾討論。<text:span text:style-name="T2"><text:line-break/><text:line-break/></text:span>除了人民議會，之後也將舉辦「公民憲政會議草根論壇」，討論為何要舉辦公民憲政會議、會議內容、程序等。學生團體希望能透過審議式民主的方式，讓全民都能參與民主過程，深化民主價值，並補救代議制度的失靈。</text:p>
      <text:p text:style-name="P1"><text:span text:style-name="T3">陳真</text:span><text:s/>  |  2014.04.05 19:00   |   <text:a xlink:type="simple" xlink:href="http://palinfo.habago.org/Entry?Command=Information_PrintForum&amp;iPage=451#FORUM32204"><text:span text:style-name="T1">#</text:span></text:a></text:p>
      <text:p text:style-name="P2">哇，真可惜。我消息太不靈通了。昨晚在台中，要是早知道，就先不趕回台南而直接從台中趕去台北。下周兩場時間也不湊巧，得跑醫院。真是很可惜。<text:span text:style-name="T2"><text:line-break/><text:line-break/></text:span>前兩周去去高雄電影圖書館看雷奈和高達等人的<text:span text:style-name="T2"><text:s/>"</text:span>遠離越南<text:span text:style-name="T2">"</text:span>，順便問館方肯不肯上映小武。他們說只會演天註定。我說小武更好看啊。他們說，要看去台北看，然後就不理我了。</text:p>
      <text:p text:style-name="P1"><text:span text:style-name="T3">蔡承原</text:span><text:s/>  |  2014.04.05 17:59   |   <text:a xlink:type="simple" xlink:href="http://palinfo.habago.org/Entry?Command=Information_PrintForum&amp;iPage=451#FORUM32203"><text:span text:style-name="T1">#</text:span></text:a></text:p>
      <text:p text:style-name="P6">Dear <text:span text:style-name="T3">陳真</text:span>,<text:line-break/><text:line-break/><text:span text:style-name="T3">小武在真善美戲院還有兩場，希望對你有幫助。</text:span>http://j-ent.com.tw/ad/jiazhangke_0404-0410.jpg</text:p>
      <text:p text:style-name="P1"><text:span text:style-name="T3">秉叡</text:span><text:s/>  |  2014.04.05 10:49   |   <text:a xlink:type="simple" xlink:href="http://palinfo.habago.org/Entry?Command=Information_PrintForum&amp;iPage=451#FORUM32202"><text:span text:style-name="T1">#</text:span></text:a></text:p>
      <text:p text:style-name="P2">轉自王大師論壇<text:span text:style-name="T2"><text:line-break/><text:line-break/><text:line-break/></text:span>看看下面新聞，作個小預測：<text:span text:style-name="T2"><text:line-break/><text:line-break/></text:span>學運僵局<text:span text:style-name="T2"><text:s/></text:span>美方對民進黨失望？<text:span text:style-name="T2"><text:line-break/><text:line-break/></text:span>美方人士近日陸續對太陽花學運發言表態，據了解，一位美國重要人士近日在台灣會見政界人士時透露，美國政界、學界本有一群較同情民進黨者，現在都感到很失望，認為民進黨沒有真正想為重新執政做準備，只想利用此次事件讓馬英九總統下台，且依循的並非民主國家民主政治的方式。<text:span text:style-name="T2"><text:line-break/><text:line-break/></text:span>全文網址<text:span text:style-name="T2">: </text:span>學運僵局<text:span text:style-name="T2"><text:s/></text:span>美方對民進黨失望？<text:span text:style-name="T2"><text:s/>| </text:span>服貿爭議求解套<text:span text:style-name="T2"><text:s/>| </text:span>國內要聞<text:span text:style-name="T2"><text:s/>| </text:span>聯合新聞網<text:span text:style-name="T2"><text:s/>http://udn.com/NEWS/NATIONAL/NATS2/8592071.shtml#ixzz2xvokpT6t <text:line-break/>Power By udn.com <text:line-break/><text:line-break/></text:span>濕測：<text:span text:style-name="T2"><text:line-break/><text:line-break/>1. </text:span>學運會在下週莫名其妙斷金援，週五前結束、下週日臉書黑頭像降至<text:span text:style-name="T2">5</text:span>％。<text:span text:style-name="T2"><text:line-break/><text:line-break/>2. </text:span>社運<text:span text:style-name="T2">IPO</text:span>朝美豬發展、國會扭打一片，國際第三方組織突然呼籲豬肉安全、法案突然過關。<text:span text:style-name="T2"><text:line-break/><text:line-break/>3. </text:span>核四沒人敢再提，會有零星燭光晚會、鬆散遊行，但不會超過<text:span text:style-name="T2">1000</text:span>人。些許<text:span text:style-name="T2">IPO</text:span>活動。林陳偶插花、丟鞋、喊民主已死、台灣命不值錢。<text:span text:style-name="T2"><text:line-break/><text:line-break/>4. </text:span>服貿<text:span text:style-name="T2">6</text:span>月立法、<text:span text:style-name="T2">2015</text:span>年離岸人民幣中心開跑、<text:span text:style-name="T2">2018</text:span>年成為全球前三大中心。林陳偶插花、喊人民幣冥紙淹台，突然沒聲。<text:span text:style-name="T2"><text:line-break/><text:line-break/>5. 2016</text:span>仍然會由國民黨執政，最有可能人選朱立倫。國際第三方突然呼籲核四安全、核四商轉。美豬照吞。<text:span text:style-name="T2"><text:line-break/><text:line-break/>6. </text:span>林陳突然留美。<text:span text:style-name="T2">4</text:span>年後擔任綠營幕僚。<text:span text:style-name="T2">8</text:span>年後選立委。<text:span text:style-name="T2"><text:line-break/><text:line-break/></text:span>鬼島，看似日新月異，其實啥都沒變。<text:span text:style-name="T2"><text:line-break/><text:line-break/></text:span>延伸：<text:span text:style-name="T2"><text:line-break/><text:line-break/></text:span>服貿抗爭的一場空？一場夢？還是一場<text:span text:style-name="T2">Show</text:span>？<text:span text:style-name="T2"><text:line-break/>http://accrcw75.pixnet.net/blog/post/56386928<text:line-break/><text:line-break/></text:span>核四應由吳寶春團隊操刀<text:span text:style-name="T2"><text:line-break/>http://accrcw75.pixnet.net/blog/post/48981226</text:span></text:p>
      <text:p text:style-name="P4"/>
      <text:p text:style-name="P1"><text:span text:style-name="T3">陳真</text:span><text:s/>  |  2014.04.05 02:21   |   <text:a xlink:type="simple" xlink:href="http://palinfo.habago.org/Entry?Command=Information_PrintForum&amp;iPage=452#FORUM32201"><text:span text:style-name="T1">#</text:span></text:a></text:p>
      <text:p text:style-name="P2">剛收到楊絳的聯經版了，花了<text:span text:style-name="T2">540</text:span>元。在博客來買的。如下。<text:span text:style-name="T2"><text:line-break/><text:line-break/>http://www.books.com.tw/products/0010019786<text:line-break/><text:line-break/></text:span>但後來發現良哲提供的聯經出版社，售價僅<text:span text:style-name="T2">470</text:span>。如下。<text:span text:style-name="T2"><text:line-break/><text:line-break/>http://www.linkingbooks.com.tw/LNB/book/Book.aspx?ID=87006-03<text:line-break/><text:line-break/></text:span>顧不得舟車勞頓工作疲憊，十點多一回到家，迫不及待從第一頁讀起，都還沒讀到正文，光看楊絳的譯者序就挺感動了。至於其翻譯品質之高與注釋之用心，在此敢給各位打包票。<text:span text:style-name="T2"><text:line-break/><text:line-break/></text:span>之前說另兩位譯者給書名多弄出個<text:span text:style-name="T2"><text:s/>"</text:span>奇思異想的紳士<text:span text:style-name="T2">"</text:span>，原著似乎真有這一句，是我孤陋寡聞不識西文。<text:span text:style-name="T2"><text:line-break/><text:line-break/></text:span>楊絳序中提到，西班牙國王菲利普三世，有一天，在皇宮陽台上遠遠看到街上有個人捧著一本書獨自哈哈傻笑，國王對旁人說，這人若不是瘋了，就一定是在讀唐吉訶德，後來證實那人的確是在讀唐吉訶德。<text:span text:style-name="T2"><text:line-break/><text:line-break/></text:span>但楊絳引述<text:span text:style-name="T2">Charles Lamb</text:span>的說法，塞萬提斯創造唐吉訶德的意圖是眼淚而不是笑，是一切故事裏最讓人傷心的一個故事。<text:span text:style-name="T2"><text:line-break/><text:line-break/></text:span>我自己也這麼看。這書實在超好笑，但看完你會明白，這不是一齣喜劇，而是悲劇，而且說不定是讀者之中某些人仿彿天註定的個人悲劇。<text:span text:style-name="T2"><text:line-break/><text:line-break/></text:span>這樣一些讀者是哪樣一些人呢？套用楊絳的詞兒，就是那些<text:span text:style-name="T2"><text:s/>"</text:span>眼望雲天的幻想者<text:span text:style-name="T2">"</text:span>，若用我的說法，無非就是那些連走路都老抬頭看著天空的人。<text:span text:style-name="T2"><text:line-break/><text:line-break/></text:span>幾個月前我在澳洲的一座深山裏，就遇見這樣一個澳洲人，駐守一小木屋，數十年如一日望著夜晚的天空，像個牧羊人那樣，觀察每顆星辰的一舉一動。<text:span text:style-name="T2"><text:line-break/><text:line-break/></text:span>初見面，聽他講兩句我就知道這人瘋了，當下心裏十分感動。告別時，我見他桌上擺著三隻茶杯，上有九大行星圖。本想買兩隻，一隻留給自己，一隻送人，但後來竟考慮到現實問題想省錢，只買了一隻。離去後，立即感到懊惱，因為估計這輩子恐怕不一定有機會再見此人。<text:span text:style-name="T2"><text:line-break/><text:line-break/></text:span>底下是楊絳的譯者序<text:span text:style-name="T2">(</text:span>節錄，略修<text:span text:style-name="T2">)</text:span>，寫得很動人。<text:span text:style-name="T2"><text:line-break/><text:line-break/></text:span>陳真<text:span text:style-name="T2"><text:line-break/>=======================<text:line-break/></text:span>作者米塞萬提斯一生只是個傷殘軍士、潦倒的文人。後世對他的生平缺乏確切的資料。他是一名窮醫生的兒子，生於馬德里。生日不詳，只知他受洗的日子是<text:span text:style-name="T2">1547</text:span>年<text:span text:style-name="T2">10</text:span>月<text:span text:style-name="T2">9</text:span>日。我們也不知道他早年在哪上學<text:span text:style-name="T2">,</text:span>只知道一位深受人文主義影響的教師<text:span text:style-name="T2">Juan López de Hoyos </text:span>曾把他稱爲自己寵愛的學生。<text:span text:style-name="T2"><text:line-break/><text:line-break/>1569</text:span>年<text:span text:style-name="T2">,</text:span>塞萬提斯隨教皇派遣到西班牙的使者到了羅馬<text:span text:style-name="T2">:1570</text:span>年投入西班牙駐義大利的軍隊<text:span text:style-name="T2">,</text:span>充當一名小兵<text:span text:style-name="T2">;1571</text:span>年參戰<text:span text:style-name="T2">,</text:span>受了三處傷<text:span text:style-name="T2">,</text:span>左手從此殘廢。<text:span text:style-name="T2"><text:line-break/><text:line-break/>1572</text:span>年傷癒仍舊當兵<text:span text:style-name="T2">;1575</text:span>年回國途中<text:span text:style-name="T2">,</text:span>被海盜俘虜<text:span text:style-name="T2">,</text:span>在阿爾及爾做了五年奴隸<text:span text:style-name="T2">,</text:span>曾四次組織同夥基督徒逃亡都沒成功<text:span text:style-name="T2">;1580</text:span>年才由西班牙修士爲他募化得款<text:span text:style-name="T2">,</text:span>將之贖回。<text:span text:style-name="T2"> <text:line-break/><text:line-break/></text:span>塞萬提斯回國一貧如洗<text:span text:style-name="T2">,</text:span>當兵已無前途<text:span text:style-name="T2">,</text:span>靠寫作也難以維生<text:span text:style-name="T2">,1582</text:span>年曾謀求美洲官職<text:span text:style-name="T2">,</text:span>也沒成功，經常在外爲衣食奔走<text:span text:style-name="T2">,</text:span>只能偶爾和妻子團聚。<text:span text:style-name="T2"><text:line-break/><text:line-break/>1587</text:span>年<text:span text:style-name="T2">,</text:span>塞萬提斯得到一個差使<text:span text:style-name="T2">,</text:span>爲<text:span text:style-name="T2">“</text:span>無敵艦隊<text:span text:style-name="T2">”</text:span>在安達路西亞境內當採購員<text:span text:style-name="T2">,</text:span>有機會接觸許多城鎮各行各業的人<text:span text:style-name="T2">,</text:span>但事情不好辦<text:span text:style-name="T2">,</text:span>報酬又菲薄。<text:span text:style-name="T2"><text:line-break/><text:line-break/>1590</text:span>年<text:span text:style-name="T2">,</text:span>他再次謀求美洲官職<text:span text:style-name="T2">,</text:span>申請沒受到答理。<text:span text:style-name="T2">1594</text:span>年他當了格拉那達境內的收稅員。由於工作不順利<text:span text:style-name="T2">,</text:span>加上無妄之災<text:span text:style-name="T2">,</text:span>曾幾度入獄<text:span text:style-name="T2">;</text:span>據說《堂吉訶德》的第一部就是在塞維利亞的監獄裏動筆的。<text:span text:style-name="T2"> <text:line-break/><text:line-break/>1605</text:span>年<text:span text:style-name="T2">,</text:span>塞萬提斯五十八歲<text:span text:style-name="T2">,</text:span>《堂吉訶德》第一部出版<text:span text:style-name="T2">,</text:span>深受讀者歡迎。<text:span text:style-name="T2">1614</text:span>年<text:span text:style-name="T2">,</text:span>這本書的第二部才寫到五十九章<text:span text:style-name="T2">,</text:span>他忽見別人寫的《堂吉訶德》續篇出版，就趕緊寫完自己的第二部<text:span text:style-name="T2">,</text:span>於<text:span text:style-name="T2">1615</text:span>年出版。<text:span text:style-name="T2"><text:line-break/><text:line-break/></text:span>這部小說雖然享有盛名<text:span text:style-name="T2">,</text:span>但作者並沒有獲得實惠<text:span text:style-name="T2">,</text:span>依然還是個窮文人<text:span text:style-name="T2">,</text:span>在高雅的文壇上<text:span text:style-name="T2">,</text:span>也沒有博得地位。出版隔年<text:span text:style-name="T2">,1616</text:span>年<text:span text:style-name="T2">4</text:span>月<text:span text:style-name="T2">23</text:span>日去世，無人知道確切墓址。<text:span text:style-name="T2"> <text:line-break/><text:line-break/></text:span>《堂吉訶德》是舉世聞名的傑作<text:span text:style-name="T2">,</text:span>沒讀過這部小說的<text:span text:style-name="T2">,</text:span>往往也知道小說裏的堂吉訶德。這位奇情異想的西班牙紳士自命爲騎士<text:span text:style-name="T2">,</text:span>騎著一匹瘦馬<text:span text:style-name="T2">,</text:span>帶著一個侍從<text:span text:style-name="T2">,</text:span>自十七世紀以來幾乎走遍了世界。據作者塞萬提斯的戲語<text:span text:style-name="T2">,</text:span>他當初曾想把堂吉訶德送到中國來<text:span text:style-name="T2">,</text:span>因沒有路費而作罷論。<text:span text:style-name="T2"><text:line-break/><text:line-break/></text:span>可是中國雖然在作者心目中路途遙遠<text:span text:style-name="T2">,</text:span>堂吉訶德這個名字在中國卻並不陌生<text:span text:style-name="T2">,</text:span>許多人都知道<text:span text:style-name="T2">;</text:span>不但知道<text:span text:style-name="T2">,</text:span>還時常稱道<text:span text:style-name="T2">;</text:span>不但稱道堂吉訶德本人<text:span text:style-name="T2">,</text:span>還稱道他那一類的人。因爲堂吉訶德已成典型人物<text:span text:style-name="T2">,</text:span>他是西洋文學創作裏和哈姆雷特、浮士德等並稱的傑出典型。<text:span text:style-name="T2"> <text:line-break/><text:line-break/></text:span>但堂吉訶德究竟是怎樣的人<text:span text:style-name="T2">,</text:span>並不是大家都熟悉<text:span text:style-name="T2">,</text:span>更不是大家都瞭解。他有一個非常複雜的性格<text:span text:style-name="T2">,</text:span>各個時代、各個國家的讀者對他的理解都不相同。<text:span text:style-name="T2"><text:line-break/><text:line-break/></text:span>堂吉訶德初出世<text:span text:style-name="T2">,</text:span>大家只把他當作一個可笑的瘋子。但歷代讀者對他認識漸深<text:span text:style-name="T2">,</text:span>對他的性格愈有新發現<text:span text:style-name="T2">,</text:span>愈覺得過去的認識不充分<text:span text:style-name="T2">,</text:span>不完全。單就海涅一個人而論<text:span text:style-name="T2">,</text:span>他就說<text:span text:style-name="T2">,</text:span>他每隔五年讀一遍《堂吉訶德》<text:span text:style-name="T2">,</text:span>印象每次不同。<text:span text:style-name="T2"><text:line-break/><text:line-break/></text:span>這些形形色色的見解<text:span text:style-name="T2">,</text:span>在不同的時代各有偏向。堂吉訶德累積了歷代讀者對他的見解<text:span text:style-name="T2">,</text:span>性格愈加複雜了。我們要認識他的全貌<text:span text:style-name="T2">,</text:span>得認識他的各種面貌。<text:span text:style-name="T2"> <text:line-break/><text:line-break/></text:span>讀者最初看到的堂吉訶德是一個瘋癲可笑的騎士。《堂吉訶德》一出版風靡了西班牙<text:span text:style-name="T2">,</text:span>最欣賞這部小說的是少年和青年人。據記載<text:span text:style-name="T2">,</text:span>西班牙斐利普三世在王宮陽臺上看見一個學生一面看書一面狂笑<text:span text:style-name="T2">,</text:span>就說這學生一定在看《堂吉訶德》<text:span text:style-name="T2">,</text:span>不然一定是個瘋子。果然那學生是在讀《堂吉訶德》。<text:span text:style-name="T2"><text:line-break/><text:line-break/></text:span>但當時文壇上只把這部小說看作一個逗人發笑的滑稽故事<text:span text:style-name="T2">,</text:span>小販叫賣的通俗讀物。十七世紀西班牙批評家瓦爾伽斯<text:span text:style-name="T2">(Tomās Tomayo de Vargas)</text:span>說<text:span text:style-name="T2">:“</text:span>塞萬提斯不學無術<text:span text:style-name="T2">,</text:span>不過倒是個才子<text:span text:style-name="T2">,</text:span>他是西班牙最逗笑的作家。<text:span text:style-name="T2">”<text:line-break/><text:line-break/></text:span>雖然現代西班牙學者把塞萬提斯奉爲有學識的思想家和偉大的藝術家<text:span text:style-name="T2">,</text:span>然而，<text:span text:style-name="T2">“</text:span>不學無術<text:span text:style-name="T2">”</text:span>這句考語在西班牙卻已被稱引了將近三百年。可見長期以來西班牙人對塞萬提斯和《堂吉訶德》是怎樣理解的。<text:span text:style-name="T2"> <text:line-break/><text:line-break/></text:span>《堂吉訶德》最早受到重視是在英國<text:span text:style-name="T2">,</text:span>英國早斯的讀者也把堂吉訶德看作可笑的瘋子。艾狄生把《堂吉訶德》和勃特勒<text:span text:style-name="T2">(Samuel Butler)</text:span>的《胡迪布拉斯》<text:span text:style-name="T2">(Hudibras)</text:span>並稱爲誇張滑稽的作品。<text:span text:style-name="T2"><text:line-break/><text:line-break/></text:span>譚坡爾<text:span text:style-name="T2">(William Temple)</text:span>甚至責備塞萬提斯的諷刺用力過猛<text:span text:style-name="T2">,</text:span>不僅消滅了西班牙的騎士小說<text:span text:style-name="T2">,</text:span>連西班牙崇尚武俠的精神都消滅了。散文家斯蒂爾<text:span text:style-name="T2">(Richard Steele)</text:span>、小說家笛福、詩人拜倫等對塞萬提斯都有同樣的指責。<text:span text:style-name="T2"> <text:line-break/><text:line-break/></text:span>堂吉訶德是瘋子麽<text:span text:style-name="T2">?</text:span>堂吉訶德對桑丘說<text:span text:style-name="T2">:“</text:span>桑丘<text:span text:style-name="T2">,</text:span>讓他們管我叫瘋子吧<text:span text:style-name="T2">,</text:span>我還瘋得不夠<text:span text:style-name="T2">,</text:span>所以得不到他們的贊許。<text:span text:style-name="T2">”</text:span>這裏<text:span text:style-name="T2">,</text:span>堂吉訶德不是諷刺的對象<text:span text:style-name="T2">,</text:span>本身倒成為一名諷刺者。<text:span text:style-name="T2"><text:line-break/><text:line-break/></text:span>斐爾丁在他的小說《約瑟<text:span text:style-name="T2">·</text:span>安德魯斯》<text:span text:style-name="T2">(Joseph Andrews)</text:span>裏創造了一個亞當斯牧師。亞當斯牧師是個心熱腸軟的書呆子<text:span text:style-name="T2">,</text:span>瞧不見目前的現實世界<text:span text:style-name="T2">,</text:span>於是幹了不少傻事<text:span text:style-name="T2">,</text:span>受到種種欺負。斐爾丁自稱他這部小說模仿塞萬提斯<text:span text:style-name="T2">,</text:span>英國文壇上也一向把亞當斯牧師稱爲<text:span text:style-name="T2">“</text:span>堂吉訶德型<text:span text:style-name="T2">”</text:span>。<text:span text:style-name="T2"><text:line-break/><text:line-break/></text:span>英國文學作品裏以後又出現許多亞當斯牧師一類的<text:span text:style-name="T2">“</text:span>堂吉訶德<text:span text:style-name="T2">”</text:span>型人物。這類人物雖然可笑<text:span text:style-name="T2">,</text:span>同時又叫人同情敬愛。他們體現了英國人對堂吉訶德的理解。<text:span text:style-name="T2"><text:line-break/><text:line-break/></text:span>約翰生說<text:span text:style-name="T2">:“</text:span>堂吉訶德的失望招得我們又笑他<text:span text:style-name="T2">,</text:span>又憐他。我們可憐他的時候<text:span text:style-name="T2">,</text:span>會想到自己的失望<text:span text:style-name="T2">;</text:span>我們笑他的時候<text:span text:style-name="T2">,</text:span>自己心上明白<text:span text:style-name="T2">,</text:span>他並不比我們更可笑。<text:span text:style-name="T2">”<text:line-break/><text:line-break/></text:span>法國作家沒有像英國作家那樣把堂吉訶德融化在自己的文學裏<text:span text:style-name="T2">,</text:span>只是翻譯者把這位西班牙騎士改裝成法國紳士<text:span text:style-name="T2">,</text:span>引進了法國社會。弗洛利安<text:span text:style-name="T2">(JeanPierre Claris de Florian)</text:span>的譯本只求迎合法國人的喜好<text:span text:style-name="T2">,</text:span>不惜犧牲原文。他以爲《堂吉訶德》雖然逗笑<text:span text:style-name="T2">,</text:span>仍然有他的哲學<text:span text:style-name="T2">;</text:span>作者一方面取笑無益的偏見<text:span text:style-name="T2">,</text:span>對有益的道德非常尊重<text:span text:style-name="T2">;</text:span>堂吉訶德的言論只要不牽涉到騎士道<text:span text:style-name="T2">,</text:span>都從理性出發<text:span text:style-name="T2">,</text:span>教人愛好道德<text:span text:style-name="T2">,</text:span>堂吉訶德的瘋狂只是愛好道德而帶上偏執。<text:span text:style-name="T2"><text:line-break/><text:line-break/></text:span>他說，讀者對這點向來沒有充分理解<text:span text:style-name="T2">,</text:span>他翻譯的宗旨就是要闡明這一個道理。可以設想<text:span text:style-name="T2">,</text:span>弗洛利安筆下的堂吉訶德是一位有理性、講道德的法國紳士。<text:span text:style-name="T2"><text:line-break/><text:line-break/></text:span>以上兩種漂亮而不忠實的譯本早已被人遺忘<text:span text:style-name="T2">,</text:span>可是經譯者改裝的堂吉訶德在歐洲當時很受歡迎<text:span text:style-name="T2">,1682</text:span>年德文譯本就是從聖馬丁的法文譯本轉譯的。<text:span text:style-name="T2"> <text:line-break/><text:line-break/></text:span>英國詩人蒲柏也注意到堂吉訶德有理性、講道德的方面。他首先看到堂吉訶德那副嚴肅的神情<text:span text:style-name="T2">,</text:span>並且說他是<text:span text:style-name="T2">“</text:span>最講道德、最有理性的瘋子<text:span text:style-name="T2">,</text:span>我們雖然笑他<text:span text:style-name="T2">,</text:span>卻也敬他愛他<text:span text:style-name="T2">,</text:span>因爲我們可以笑自己敬愛的人<text:span text:style-name="T2">,</text:span>不帶一點惡意或輕鄙之心<text:span text:style-name="T2">”</text:span>。<text:span text:style-name="T2"><text:line-break/><text:line-break/></text:span>寇爾列支說<text:span text:style-name="T2">,</text:span>堂吉訶德象徵沒有判斷、沒有辨別力的理性和道德觀念<text:span text:style-name="T2">;</text:span>桑丘恰相反<text:span text:style-name="T2">,</text:span>他象徵沒有理性、沒有想象的常識<text:span text:style-name="T2">;</text:span>兩人合在一起<text:span text:style-name="T2">,</text:span>就是完整的智慧。<text:span text:style-name="T2"><text:line-break/><text:line-break/></text:span>他又說<text:span text:style-name="T2">,</text:span>堂吉訶德的感覺並沒有錯亂<text:span text:style-name="T2">,</text:span>不過他的想象力和純粹的理性都太強了<text:span text:style-name="T2">,</text:span>感覺所證明的結論如果不符合他的想象和理性<text:span text:style-name="T2">,</text:span>他就把自己的感覺撇開不顧。<text:span text:style-name="T2"><text:line-break/><text:line-break/></text:span>寇爾列支強調了堂吉訶德的道德觀念、他的理性和想象力。我們又看到了堂吉訶德的另一個面貌<text:span text:style-name="T2">:</text:span>他是嚴肅的道德家<text:span text:style-name="T2">,</text:span>他有很強的理性和想象<text:span text:style-name="T2">,</text:span>他是一個深可敬佩的人。<text:span text:style-name="T2"> <text:line-break/><text:line-break/></text:span>在十九世紀浪漫主義的影響下<text:span text:style-name="T2">,</text:span>堂吉訶德又變成一個悲劇性的角色。據十九世紀的浪漫主義者看來<text:span text:style-name="T2">,</text:span>堂吉訶德情願犧牲自己<text:span text:style-name="T2">,</text:span>一心要求實現一個現實世界所不容實現的理想<text:span text:style-name="T2">,</text:span>所以他又可笑又可悲。<text:span text:style-name="T2"><text:line-break/><text:line-break/></text:span>這類見解<text:span text:style-name="T2">,</text:span>各國都有例子。英國十九世紀批評家海茲利特<text:span text:style-name="T2">(William Hazlitt)</text:span>認爲《堂吉訶德》這個可笑的故事掩蓋著動人的、偉大的思想感情<text:span text:style-name="T2">,</text:span>叫人失笑<text:span text:style-name="T2">,</text:span>又叫人下淚。<text:span text:style-name="T2"><text:line-break/><text:line-break/></text:span>按照蘭姆<text:span text:style-name="T2">(Charles Lamb)</text:span>的意見<text:span text:style-name="T2">,</text:span>塞萬提斯創造堂吉訶德的意圖是眼淚<text:span text:style-name="T2">,</text:span>不是笑。<text:span text:style-name="T2"><text:line-break/><text:line-break/></text:span>拜倫慨歎堂吉訶德成了笑柄。他在《唐璜》<text:span text:style-name="T2">(Don Juan)</text:span>裏論到堂吉訶德<text:span text:style-name="T2">,</text:span>大致意思說<text:span text:style-name="T2">:</text:span>他也願意去鋤除強暴<text:span text:style-name="T2">——</text:span>或者阻止罪惡<text:span text:style-name="T2">,</text:span>可是塞萬提斯這部真實的故事叫人知道這是徒勞無功的<text:span text:style-name="T2">;</text:span>堂吉訶德一心追求正義<text:span text:style-name="T2">,</text:span>他的美德使他成了瘋子<text:span text:style-name="T2">,</text:span>落得狼狽不堪。<text:span text:style-name="T2"><text:line-break/><text:line-break/></text:span>這個故事之可笑正顯示了世事之可悲可歎<text:span text:style-name="T2">,</text:span>所以《堂吉訶德》是一切故事裏最傷心的故事<text:span text:style-name="T2">:</text:span>要去伸雪冤屈<text:span text:style-name="T2">,</text:span>救助苦難的人<text:span text:style-name="T2">,</text:span>獨力反抗強權的陣營<text:span text:style-name="T2">——</text:span>唉<text:span text:style-name="T2"><text:s/>,</text:span>這些崇高的志願不過是可笑的夢想罷了。<text:span text:style-name="T2"><text:line-break/><text:line-break/></text:span>法國夏都布里昂說<text:span text:style-name="T2">,</text:span>他只能用傷感的情緒去解釋塞萬提斯的作品和他那殘忍的笑。法國小說家福樓拜塑造的包法利夫人<text:span text:style-name="T2">,</text:span>一心追求戀愛的美夢<text:span text:style-name="T2">,</text:span>她和堂吉訶德一樣<text:span text:style-name="T2">,</text:span>要教書本裏的理想成爲現實<text:span text:style-name="T2">,</text:span>有些評論家就把她稱爲堂吉訶德式的人物。<text:span text:style-name="T2"><text:line-break/><text:line-break/></text:span>德國批評家弗利德利許<text:span text:style-name="T2">·</text:span>希雷格爾<text:span text:style-name="T2">(Friedrich Schlegel)</text:span>把堂吉訶德所表現的精神稱爲<text:span text:style-name="T2">“</text:span>悲劇性的荒謬<text:span text:style-name="T2">”(Tollheit)</text:span>或<text:span text:style-name="T2">“</text:span>悲劇性的傻氣<text:span text:style-name="T2">”(Dummheit)</text:span>。<text:span text:style-name="T2"><text:line-break/><text:line-break/></text:span>海涅批評堂吉訶德說<text:span text:style-name="T2">:“</text:span>這位好漢騎士想教早成陳迹的過去死裏回生<text:span text:style-name="T2">,</text:span>就和現在的事物衝撞<text:span text:style-name="T2">,</text:span>可憐他的手腳以至脊背都擦痛了<text:span text:style-name="T2">,</text:span>所以堂吉訶德主義是個笑話。這是我那時候的意見。後來我才知道還有樁不討好的傻事<text:span text:style-name="T2">,</text:span>那便是要教未來趕早在當今出現<text:span text:style-name="T2">,</text:span>而且只憑一匹駑馬<text:span text:style-name="T2">,</text:span>一副破盔甲<text:span text:style-name="T2">,</text:span>一個瘦弱殘軀<text:span text:style-name="T2">,</text:span>卻去攻打現時的緊要利害關頭。聰明人見了這一種堂吉訶德主義<text:span text:style-name="T2">,</text:span>直把他那乖覺的頭來搖<text:span text:style-name="T2">……”</text:span>但是堂吉訶德寧可舍掉性命<text:span text:style-name="T2">,</text:span>決不放棄理想。他使得海涅爲他傷心流淚<text:span text:style-name="T2">,</text:span>對他震驚傾倒。<text:span text:style-name="T2"><text:line-break/><text:line-break/></text:span>俄羅斯小說家屠格涅夫也有同樣的看法。堂吉訶德有不可動搖的信仰<text:span text:style-name="T2">,</text:span>他堅決相信<text:span text:style-name="T2">,</text:span>超越了他自身的存在<text:span text:style-name="T2">,</text:span>還有永恒的、普遍的、不變的東西<text:span text:style-name="T2">;</text:span>這些東西須一片至誠地努力爭取<text:span text:style-name="T2">,</text:span>方才能夠獲得。<text:span text:style-name="T2"><text:line-break/><text:line-break/></text:span>堂吉訶德爲了他信仰的真理<text:span text:style-name="T2">,</text:span>不辭艱苦<text:span text:style-name="T2">,</text:span>不惜犧牲性命。在他<text:span text:style-name="T2">,</text:span>人生只是手段<text:span text:style-name="T2">,</text:span>不是目的。他所以珍重自己的性命<text:span text:style-name="T2">,</text:span>無非爲了實現自己的理想。他活著是爲別人<text:span text:style-name="T2">,</text:span>爲自己的弟兄<text:span text:style-name="T2">,</text:span>爲了鋤除邪惡<text:span text:style-name="T2">,</text:span>爲了反抗魔術家和巨人等壓迫人類的勢力。只爲他堅信一個主義<text:span text:style-name="T2">,</text:span>一片熱情地願意爲這個主義盡忠<text:span text:style-name="T2">,</text:span>人家就把他當作瘋子<text:span text:style-name="T2">,</text:span>覺得他可笑。十九世紀讀者心目中那個可笑可悲的堂吉訶德<text:span text:style-name="T2">,</text:span>是他的又一種面貌。<text:span text:style-name="T2"> <text:line-break/><text:line-break/></text:span>以上只是從手邊很有限的材料裏<text:span text:style-name="T2">,</text:span>略舉十七、十八、十九世紀以來對於堂吉訶德的一些代表性的見解。究竟哪一種面貌<text:span text:style-name="T2">,</text:span>哪一種解釋是正確的呢<text:span text:style-name="T2">?</text:span>還是堂吉訶德一身兼有各種面貌<text:span text:style-name="T2">,</text:span>每種面貌不過表現他性格的一個方面呢<text:span text:style-name="T2">?</text:span>我們且撇開成見<text:span text:style-name="T2">,</text:span>直接從《堂吉訶德》裏來認認堂吉訶德。<text:span text:style-name="T2"> <text:line-break/><text:line-break/></text:span>堂吉訶德是個沒落的小貴族或紳士地主<text:span text:style-name="T2">(hidalgo),</text:span>因看騎士小說入迷<text:span text:style-name="T2">,</text:span>自命爲遊俠騎士<text:span text:style-name="T2">,</text:span>要遍遊世界去除強扶弱<text:span text:style-name="T2">,</text:span>維護正義和公道<text:span text:style-name="T2">,</text:span>實行他所祟信的騎士道。他單槍匹馬<text:span text:style-name="T2">,</text:span>帶了侍從桑丘<text:span text:style-name="T2">,</text:span>出門冒險<text:span text:style-name="T2">,</text:span>但受盡挫折<text:span text:style-name="T2">,</text:span>一事無成<text:span text:style-name="T2">,</text:span>回鄉鬱鬱而死。<text:span text:style-name="T2"> <text:line-break/><text:line-break/></text:span>據作者一再聲明<text:span text:style-name="T2">,</text:span>他寫這部小說<text:span text:style-name="T2">,</text:span>是爲了諷刺當時盛行的騎士小說。其實<text:span text:style-name="T2">,</text:span>作品的客觀效果超出作者主觀意圖<text:span text:style-name="T2">,</text:span>已是文學史上的常談。而且小說作者的聲明<text:span text:style-name="T2">,</text:span>就像小說裏的故事一樣<text:span text:style-name="T2">,</text:span>未可全信。但作者筆下的堂吉訶德<text:span text:style-name="T2">,</text:span>開始確是亦步亦趨地模仿騎士小說裏的英雄<text:span text:style-name="T2">;</text:span>作者確是用誇張滑稽的手法諷刺騎士小說。<text:span text:style-name="T2"><text:line-break/><text:line-break/></text:span>他處處把堂吉訶德和騎士小說裏的英雄對比取笑。騎士小說裏的英雄武力超人<text:span text:style-name="T2">,</text:span>戰無不勝。堂吉訶德卻是個哭喪著臉的瘦弱老兒<text:span text:style-name="T2">,</text:span>每戰必敗<text:span text:style-name="T2">,</text:span>除非對方措手不及。<text:span text:style-name="T2"><text:line-break/><text:line-break/></text:span>騎士小說裏的英雄往往有仙丹靈藥。堂吉訶德按方炮製了神油<text:span text:style-name="T2">,</text:span>喝下卻嘔吐得搜腸倒胃。騎士小說裏的英雄都有神駿的坐騎、堅固的盔甲。堂吉訶德的駑難得卻是一匹罕有的駑馬<text:span text:style-name="T2">,</text:span>而他那套黴爛的盔甲<text:span text:style-name="T2">,</text:span>還是拼湊充數的。<text:span text:style-name="T2"><text:line-break/><text:line-break/></text:span>遊俠騎士的意中人都是嬌貴無比的絕世美人。堂吉訶德的杜爾西內婭是一位像莊稼漢那麽壯碩的農村姑娘<text:span text:style-name="T2">;</text:span>堂吉訶德卻又說她尊貴無比、嬌美無雙。那位姑娘心目中壓根兒沒有堂吉訶德這麽個人<text:span text:style-name="T2">,</text:span>堂吉訶德卻模仿著小說裏的多情騎士<text:span text:style-name="T2">,</text:span>爲她憂傷憔悴<text:span text:style-name="T2">,</text:span>餓著肚子終夜歎氣。<text:span text:style-name="T2"><text:line-break/><text:line-break/></text:span>小說裏的騎士受了意中人的鄙夷<text:span text:style-name="T2">,</text:span>或因意中人幹了醜事<text:span text:style-name="T2">,</text:span>氣得發瘋<text:span text:style-name="T2">;</text:span>堂吉訶德卻無緣無故<text:span text:style-name="T2">,</text:span>硬要摸仿著發瘋。他儘管苦惱得作詩爲杜爾西內婭<text:span text:style-name="T2">“</text:span>哭哭啼啼<text:span text:style-name="T2">”,</text:span>他和他的情詩都只成了笑柄。<text:span text:style-name="T2"> <text:line-break/><text:line-break/></text:span>但堂吉訶德不僅是一個誇張滑稽的鬧劇角色。《堂吉訶德》也不僅是一部誇張滑稽的鬧劇作品。單純的鬧劇角色<text:span text:style-name="T2">,</text:span>不能充當一部長篇小說的主人公<text:span text:style-name="T2">,</text:span>讀者對他的興趣不能持久。<text:span text:style-name="T2"><text:line-break/><text:line-break/></text:span>塞萬提斯當初只打算寫一個短短的諷刺故事。他延長了故事<text:span text:style-name="T2">,</text:span>加添了一個侍從桑丘<text:span text:style-name="T2">,</text:span>人物的性格愈寫愈充實<text:span text:style-name="T2">,</text:span>愈生動。<text:span text:style-name="T2"><text:line-break/><text:line-break/></text:span>塞萬提斯不是把堂吉訶德寫成佛爾斯塔夫<text:span text:style-name="T2">(Falstaff)</text:span>式的懦夫<text:span text:style-name="T2">,</text:span>來和他主觀上的英勇騎士相對比<text:span text:style-name="T2">,</text:span>卻是把他寫成誇張式的模範騎士。凡是堂吉訶德認爲騎士應有的學識、修養以及大大小小的美德<text:span text:style-name="T2">,</text:span>他自己身上都有<text:span text:style-name="T2">;</text:span>不但有得充分<text:span text:style-name="T2">,</text:span>而且還過度一點。<text:span text:style-name="T2"><text:line-break/><text:line-break/></text:span>唐吉訶德學識非常廣博<text:span text:style-name="T2">,</text:span>常使桑丘驚佩傾倒。他不但是武士<text:span text:style-name="T2">,</text:span>還是詩人<text:span text:style-name="T2">;</text:span>不但有詩才<text:span text:style-name="T2">,</text:span>還有口才<text:span text:style-name="T2">,</text:span>能辯論<text:span text:style-name="T2">,</text:span>能說教<text:span text:style-name="T2">,</text:span>議論滔滔不斷<text:span text:style-name="T2">,</text:span>振振有理。他的忠貞、純潔、慷慨、斯文、勇敢、堅毅都超過常人<text:span text:style-name="T2">;</text:span>並且堅持真理<text:span text:style-name="T2">,</text:span>性命都不顧惜。<text:span text:style-name="T2"> <text:line-break/><text:line-break/></text:span>堂吉訶德雖然惹人發笑<text:span text:style-name="T2">,</text:span>他自己卻非常嚴肅。小丑可以裝出嚴肅的面貌來博笑<text:span text:style-name="T2">,</text:span>所謂冷面滑稽。因爲本人不知自己可笑<text:span text:style-name="T2">,</text:span>就越發可笑。堂吉訶德不止面貌嚴肅<text:span text:style-name="T2">,</text:span>他嚴肅入骨<text:span text:style-name="T2">,</text:span>嚴肅到靈魂深處。<text:span text:style-name="T2"><text:line-break/><text:line-break/></text:span>他要做遊俠騎士不是做著玩兒<text:span text:style-name="T2">,</text:span>卻是死心塌地<text:span text:style-name="T2">,</text:span>拚生捨命地做。他表面的誇張滑稽直貫徹他的思想感情。他哭喪著臉<text:span text:style-name="T2">,</text:span>披一身雜湊破舊的盔甲。待人接物總按照古禮<text:span text:style-name="T2">,</text:span>說話常學著騎士小說裏的腔吻<text:span text:style-name="T2">;</text:span>這是他外表的滑稽。<text:span text:style-name="T2"><text:line-break/><text:line-break/></text:span>他的思想感情和他的外表很一致。他認爲最幸福的黃金時代<text:span text:style-name="T2">,</text:span>人類只像森林裏的素食動物<text:span text:style-name="T2">,</text:span>餓了吃橡實<text:span text:style-name="T2">,</text:span>渴了飲溪水<text:span text:style-name="T2">,</text:span>冷了還不如動物身上有毛羽<text:span text:style-name="T2">,</text:span>現成可以禦寒。<text:span text:style-name="T2"><text:line-break/><text:line-break/></text:span>他死抱住自己的一套理想<text:span text:style-name="T2">,</text:span>滿腔熱忱<text:span text:style-name="T2">,</text:span>儘管在現實裏不斷地栽筋斗<text:span text:style-name="T2">,</text:span>始終沒有學到一點乖。堂吉訶德的嚴肅增加了他的可笑<text:span text:style-name="T2">,</text:span>同時也代他贏得了更深的同情和尊敬。<text:span text:style-name="T2"> <text:line-break/><text:line-break/></text:span>也許塞萬提斯在賦與堂吉訶德血肉生命的時候<text:span text:style-name="T2">,</text:span>他自己品性、思想、情感分了些給他。這並不是說塞萬提斯按著自己的形象創造堂吉訶德。他在創造這個人物的時候<text:span text:style-name="T2">,</text:span>是否有意識地從自己身上取材<text:span text:style-name="T2">,</text:span>還是只順手把自己現有的給了創造的人物<text:span text:style-name="T2">,</text:span>我們也無從斷言。我們只能說<text:span text:style-name="T2">,</text:span>堂吉訶德有些品質是塞萬提斯本人的品質。<text:span text:style-name="T2"> <text:line-break/><text:line-break/></text:span>譬如塞萬提斯曾在基督教國家聯合艦隊重創土耳其人的雷邦多戰役裏充當一名小兵。當時他已經病了好多天。但是他奮勇當先<text:span text:style-name="T2">,</text:span>第一個跳上敵艦<text:span text:style-name="T2">,</text:span>受了三處傷<text:span text:style-name="T2">,</text:span>殘廢了一隻手。《堂吉訶德》裏寫堂吉訶德看見三四十架風車<text:span text:style-name="T2">,</text:span>以爲是巨人<text:span text:style-name="T2">,</text:span>獨自一人衝殺上去拼命。<text:span text:style-name="T2"><text:line-break/><text:line-break/></text:span>儘管場合不同<text:span text:style-name="T2">,</text:span>兩人卻是同樣的奮不顧身。又譬如塞萬提斯被土耳其海盜俘虜<text:span text:style-name="T2">,</text:span>在阿爾及爾做了五年奴隸。他的主人是殺人不眨眼的魔君<text:span text:style-name="T2">,</text:span>常把奴隸割鼻子、割耳朵或活活地剝皮。塞萬提斯曾四次帶著大夥俘虜逃亡<text:span text:style-name="T2">,</text:span>每次事敗<text:span text:style-name="T2">,</text:span>他總把全部罪責獨自承當<text:span text:style-name="T2">,</text:span>拼著抽筋剝皮<text:span text:style-name="T2">,</text:span>不肯供出同謀。他的主人懾于他的氣魄<text:span text:style-name="T2">,</text:span>竟沒有淩辱他。<text:span text:style-name="T2"><text:line-break/><text:line-break/></text:span>塞萬提斯的膽量<text:span text:style-name="T2">,</text:span>和堂吉訶德向獅子挑戰的膽量<text:span text:style-name="T2">,</text:span>正也相似。可以說<text:span text:style-name="T2">,</text:span>沒有作者這種英雄胸懷<text:span text:style-name="T2">,</text:span>寫不出堂吉訶德這種英雄氣慨。<text:span text:style-name="T2"><text:line-break/><text:line-break/></text:span>塞萬提斯在這部小說裏時時稱頌兵士的美德<text:span text:style-name="T2">,</text:span>如勇敢、堅毅、吃苦、耐勞等等<text:span text:style-name="T2">,</text:span>這也都是騎士的美德<text:span text:style-name="T2">, </text:span>都是他所熟悉的道德和修養<text:span text:style-name="T2">,</text:span>也是他和堂吉訶德共有的品質。<text:span text:style-name="T2"> <text:line-break/><text:line-break/></text:span>塞萬提斯有時把自己的識見分給了堂吉訶德。小說裏再三說到堂吉訶德只要不涉及騎士道<text:span text:style-name="T2">,</text:span>他的頭腦很清楚<text:span text:style-name="T2">,</text:span>識見很高明。塞萬提斯偶爾喜歡在小說裏發發議論<text:span text:style-name="T2">,</text:span>常借小說裏的人物作自己的傳聲筒。例如神父對騎士小說的<text:span text:style-name="T2">“</text:span>裁判<text:span text:style-name="T2">”,</text:span>教長對騎士小說的批評<text:span text:style-name="T2">,</text:span>以及史詩可用散文寫的這點見解<text:span text:style-name="T2">,</text:span>教長對於戲劇的一套理論<text:span text:style-name="T2">,</text:span>分明都是作者本人的意見。<text:span text:style-name="T2"><text:line-break/><text:line-break/></text:span>堂吉訶德只要不議論騎士道<text:span text:style-name="T2">,</text:span>不模仿騎士小說<text:span text:style-name="T2">,</text:span>他就不是瘋人<text:span text:style-name="T2">,</text:span>借他的嘴來發議論就更爲方便。例如堂吉訶德論教育子女以及論詩和詩人<text:span text:style-name="T2">,</text:span>論翻譯<text:span text:style-name="T2">,</text:span>論武職的可貴、當兵的艱苦<text:span text:style-name="T2">,</text:span>以及隨口的談論<text:span text:style-name="T2">,</text:span>如說打仗受傷只有體面並不丟臉<text:span text:style-name="T2">,</text:span>鄙夫不指地位卑微的人<text:span text:style-name="T2">,</text:span>王公貴人而沒有知識都是凡夫俗子等等<text:span text:style-name="T2">,</text:span>都像塞萬提斯本人的話。堂吉訶德拾了他的唾餘<text:span text:style-name="T2">,</text:span>就表現爲很有識見的人。<text:span text:style-name="T2"> <text:line-break/><text:line-break/></text:span>也許塞萬提斯把自己的情感也分了一些給堂吉訶德。塞萬提斯一生困頓。《堂吉訶德》第一部出版以後<text:span text:style-name="T2">,</text:span>他還只是個又老又窮的軍士和小鄉紳。塞萬提斯曾假借堂吉訶德的話說<text:span text:style-name="T2">:“</text:span>這個世界專壓抑才子和傑作。<text:span text:style-name="T2">”<text:line-break/><text:line-break/></text:span>他在《巴拿索神山瞻禮記》裏寫詩神阿坡羅爲每個詩人備有座位<text:span text:style-name="T2">,</text:span>單單塞萬提斯沒有<text:span text:style-name="T2">,</text:span>只好站著。詩神叫他把大衣疊起<text:span text:style-name="T2">,</text:span>坐在上面。塞萬提斯回答說<text:span text:style-name="T2">:“</text:span>您大概沒注意<text:span text:style-name="T2">,</text:span>我沒有大衣。<text:span text:style-name="T2">”</text:span>他不但沒有座位<text:span text:style-name="T2">,</text:span>連大衣都沒有一件。這正是海涅說的<text:span text:style-name="T2">:“</text:span>詩人在作品裏吐露了隱衷。<text:span text:style-name="T2">”<text:line-break/><text:line-break/></text:span>塞萬提斯或許覺得自己一生追求理想<text:span text:style-name="T2">,</text:span>原來只是堂吉訶德式的幻想<text:span text:style-name="T2">;</text:span>他滿腔熱忱<text:span text:style-name="T2">,</text:span>原來只是堂吉訶德一般的瘋狂。堂吉訶德從不喪氣<text:span text:style-name="T2">,</text:span>可是到頭來只得自認失敗<text:span text:style-name="T2">,</text:span>他那時的失望和傷感<text:span text:style-name="T2">,</text:span>恐怕只是像堂吉訶德一般受盡挫折的塞萬提斯才能爲他描摹。<text:span text:style-name="T2"> <text:line-break/><text:line-break/></text:span>堂吉訶德的侍從桑丘<text:span text:style-name="T2">,</text:span>也是逐漸充實的。我們最初只看到他傻<text:span text:style-name="T2">,</text:span>漸漸看出他癡中有黠。可是他受到主人的恩惠感激不忘。明知跟著個瘋子不免吃虧倒楣<text:span text:style-name="T2">,</text:span>還是一片忠心<text:span text:style-name="T2">,</text:span>不肯背離主人。<text:span text:style-name="T2"><text:line-break/><text:line-break/></text:span>我們通常把桑丘說成堂吉訶德的陪襯<text:span text:style-name="T2">,</text:span>其實桑丘不僅陪<text:span text:style-name="T2">,</text:span>不僅襯<text:span text:style-name="T2">,</text:span>他是堂吉訶德的對照<text:span text:style-name="T2">,</text:span>好比兩鏡相對<text:span text:style-name="T2">,</text:span>彼此交映出無限深度。堂吉訶德抱著偉大的理想<text:span text:style-name="T2">,</text:span>一心想濟世救人<text:span text:style-name="T2">,</text:span>一眼只望著遙遠的過去和未來<text:span text:style-name="T2">,</text:span>竟看不見現實世界<text:span text:style-name="T2">,</text:span>也忘掉了自己是血肉之軀。<text:span text:style-name="T2"><text:line-break/><text:line-break/></text:span>桑丘念念只在一身一家的溫飽<text:span text:style-name="T2">,</text:span>一切從經驗出發<text:span text:style-name="T2">,</text:span>壓根兒不懂什麽理想。這樣一個腳踏實地的人<text:span text:style-name="T2">,</text:span>只爲貪圖做官發財<text:span text:style-name="T2">,</text:span>會給眼望雲天的幻想者所煽動<text:span text:style-name="T2">,</text:span>跟出去一同冒險。<text:span text:style-name="T2"><text:line-break/><text:line-break/></text:span>他們儘管日常相處而互相影響<text:span text:style-name="T2">,</text:span>性格還是迥不相同。堂吉訶德從理想方面<text:span text:style-name="T2">,</text:span>桑丘從現實方面<text:span text:style-name="T2">,</text:span>兩兩相照<text:span text:style-name="T2">,</text:span>他們的言行<text:span text:style-name="T2">,</text:span>都增添了意義<text:span text:style-name="T2">,</text:span>平凡的事物就此變得新穎有趣。堂吉訶德的所作所爲固然滑稽<text:span text:style-name="T2">,</text:span>卻不如他和桑丘主僕倆的對話奇妙逗趣而耐人尋味。<text:span text:style-name="T2"> <text:line-break/><text:line-break/></text:span>《堂吉訶德》裏歷次的冒險<text:span text:style-name="T2">,</text:span>無非叫我們在意想不到的境地<text:span text:style-name="T2">,</text:span>看到堂吉訶德一些新的品質<text:span text:style-name="T2">,</text:span>從他的行爲舉動<text:span text:style-name="T2">,</text:span>尤其和桑丘的談論裏<text:span text:style-name="T2">,</text:span>表現出他的奇情異想<text:span text:style-name="T2">,</text:span>由此顯出他性格上意想不到的方面。<text:span text:style-name="T2"><text:line-break/><text:line-break/></text:span>我們對堂吉訶德已經認識漸深<text:span text:style-name="T2">,</text:span>他的勇敢、堅忍等等美德使人敬重<text:span text:style-name="T2">,</text:span>他的學識使人欽佩<text:span text:style-name="T2">,</text:span>他受到挫折也博得同情。作者在故事的第一部裏<text:span text:style-name="T2">,</text:span>有時把堂吉訶德作弄得很粗暴<text:span text:style-name="T2">,</text:span>但他的嘲笑<text:span text:style-name="T2">,</text:span>隨著故事的進展<text:span text:style-name="T2">,</text:span>愈變愈溫和。<text:span text:style-name="T2"> <text:line-break/><text:line-break/></text:span>堂吉訶德究竟是可笑的瘋子<text:span text:style-name="T2">,</text:span>還是可悲的英雄呢<text:span text:style-name="T2">?</text:span>從他主觀出發<text:span text:style-name="T2">,</text:span>要說他是個悲劇的主角<text:span text:style-name="T2">,</text:span>但主觀上的悲劇主角<text:span text:style-name="T2">,</text:span>客觀上仍然可以是滑稽的鬧劇角色。塞萬提斯能設身處地<text:span text:style-name="T2">,</text:span>寫出他的可悲<text:span text:style-name="T2">;</text:span>同時又客觀地批判他<text:span text:style-name="T2">,</text:span>寫出他的可笑。堂吉訶德能逗人放懷大笑<text:span text:style-name="T2">,</text:span>但我們笑後回味<text:span text:style-name="T2">,</text:span>會嘗到眼淚的酸辛。作者嘲笑堂吉訶德<text:span text:style-name="T2">,</text:span>也仿佛在嘲笑自己。<text:span text:style-name="T2"> <text:line-break/><text:line-break/></text:span>作者把堂吉訶德寫成有血有肉的活人。堂吉訶德確是個古怪的瘋子<text:span text:style-name="T2">,</text:span>可是我們會看到許多人和他同樣的瘋<text:span text:style-name="T2">,</text:span>或自己覺得和他有相像之處<text:span text:style-name="T2">;</text:span>正如桑丘是個少見的傻子<text:span text:style-name="T2">,</text:span>而我們會看到許多人和他同樣的傻<text:span text:style-name="T2">,</text:span>或自己承認和他有相像之處。堂吉訶德不是怪物<text:span text:style-name="T2">,</text:span>卻是典型人物<text:span text:style-name="T2">,</text:span>他的古怪只增進了他性格的鮮明生動。<text:span text:style-name="T2"> <text:line-break/><text:line-break/></text:span>我們看一個具體的活人<text:span text:style-name="T2">,</text:span>不易看得全<text:span text:style-name="T2">,</text:span>也不能看得死<text:span text:style-name="T2">,</text:span>更不能用簡單的公式來概括。對堂吉訶德正也如此。這也許說明爲什麽《堂吉訶德》出版近四百年了<text:span text:style-name="T2">,</text:span>還不斷地有人在捉摸這部小說裏人物的性格</text:p>
      <text:p text:style-name="P1"><text:span text:style-name="T3">陳真</text:span><text:s/>  |  2014.04.04 04:50   |   <text:a xlink:type="simple" xlink:href="http://palinfo.habago.org/Entry?Command=Information_PrintForum&amp;iPage=452#FORUM32200"><text:span text:style-name="T1">#</text:span></text:a></text:p>
      <text:p text:style-name="P3">騎士，做為中世紀歐洲的一種封建貴族的象徵，賽萬提斯當時寫這小說，恰恰就是為了打擊嘲弄不食人間煙火、自以為淑世的所謂騎士精神。我記得他曾說過要藉這小說，打得騎士們片甲不留。<text:span text:style-name="T2"><text:line-break/><text:line-break/></text:span>但世事難料，當這世界有一天連好歹裝個樣子的傻帽都沒有時，我們反倒懷念起騎士來了。於是，可笑荒唐的唐吉訶德，非但贏得了同情，更激起人們心中那一點難以抹滅的善念以及對於美麗純真事物的渴望。<text:span text:style-name="T2"><text:line-break/><text:line-break/></text:span>底下這一引言，唐吉訶德給自己頒發了許多美德，連著魔發神經也算，在我讀來，純屬反諷，而非足以勉勵他人之正面表述。我常說我的優點宛如天上繁星，多到數不清，雖是事實，但差不多也就是這個意思。原本嘲諷，但角色之無害與天真，為了胸中那一點脫離現實的濟弱扶傾精神，落得一身悲劇，反倒引人垂淚。<text:span text:style-name="T2"><text:line-break/><text:line-break/></text:span>很多藍綠政客，或很多進步菁英，喜歡以唐吉訶德自況，其實天差地遠。阿德是個傻帽，傻到爆的，雲裏來霧裏去，根本沒把地心引力當一回事，跟這世界完全不搭嘎的，自閉在一種彷彿永恆狀態下的<text:span text:style-name="T2">"</text:span>石屋裏的小和尚<text:span text:style-name="T2">" </text:span>的生活樣貌，他跟那些精明伶俐得跟什麼一樣的菁英們，恰恰是完全不一樣的兩種生物。<text:span text:style-name="T2"><text:line-break/><text:line-break/></text:span>陳真<text:span text:style-name="T2"><text:line-break/>==============<text:line-break/><text:line-break/></text:span>賽凡提斯咖啡創業銘<text:span text:style-name="T2"><text:line-break/><text:line-break/>Cervantes café<text:line-break/><text:line-break/><text:line-break/></text:span>賽凡提斯（<text:span text:style-name="T2">1547-1616</text:span>），西班牙人。他寫的【堂‧吉訶德傳】，公認是文學史上第一本現代小說，<text:span text:style-name="T2">2002</text:span>年並被挪威諾貝爾學院推薦為世界最佳小說。主題圍繞在騎士、愛情與信仰上面，對人生充滿了激勵作用，譬如它說：<text:span text:style-name="T2"><text:line-break/><text:line-break/></text:span>「有時候你找一件東西，卻會得到別的一件。」<text:span text:style-name="T2"><text:line-break/><text:line-break/></text:span>「一門閉了一門開。」<text:span text:style-name="T2"><text:line-break/><text:line-break/></text:span>而最有啟發性的一段話，莫過於堂‧吉訶德自侃道：<text:span text:style-name="T2"><text:line-break/><text:line-break/></text:span>「我做了遊俠騎士以來，已經變得勇敢、文明、慷慨、豁達、高貴、有禮、敢作、敢為、和氣而耐性、吃得消勞苦、拘囚和著魔種種的了。」<text:span text:style-name="T2"><text:line-break/><text:line-break/></text:span>我們以這些美德與人們共勉，並用【賽凡提斯】為名，分沾他的榮耀與智慧。<text:span text:style-name="T2"><text:line-break/><text:line-break/></text:span>劉峯松<text:span text:style-name="T2">/</text:span>翁金珠<text:span text:style-name="T2"><text:s/></text:span>謹識<text:span text:style-name="T2"><text:line-break/><text:line-break/></text:span>西元<text:span text:style-name="T2">2007</text:span>年<text:span text:style-name="T2">1</text:span>月<text:span text:style-name="T2">31</text:span>日</text:p>
      <text:p text:style-name="P1"><text:span text:style-name="T3">陳真</text:span><text:s/>  |  2014.04.04 04:09   |   <text:a xlink:type="simple" xlink:href="http://palinfo.habago.org/Entry?Command=Information_PrintForum&amp;iPage=452#FORUM32199"><text:span text:style-name="T1">#</text:span></text:a></text:p>
      <text:p text:style-name="P2">那些翻譯，取自劉峰松老師網上所引用。<text:span text:style-name="T2"><text:line-break/><text:line-break/>http://www.cervantescafe.com.tw/1-2-1.htm<text:line-break/><text:line-break/></text:span>他的咖啡屋有個唐吉訶德的讀書會，前後讀了七、八十次才把整本書讀完，讀書會使用的是楊絳的版本。但這些引言，上冊引自遠景出版事業公司<text:span text:style-name="T2">1985</text:span>年版本，翻譯者是誰不知道。下冊引自楊絳。</text:p>
      <text:p text:style-name="P1"><text:span text:style-name="T3">鄭啟承</text:span><text:s/>  |  2014.04.03 14:46   |   <text:a xlink:type="simple" xlink:href="http://palinfo.habago.org/Entry?Command=Information_PrintForum&amp;iPage=452#FORUM32198"><text:span text:style-name="T1">#</text:span></text:a></text:p>
      <text:p text:style-name="P3">小時候看不懂字，媽媽便念故事書給我們聽，透過媽媽的嘴巴，我們便懂了故事。究竟是故事重要還是媽媽重要？或許都重要。對我來說當然是媽媽重要，只要是媽媽念的故事都是好故事。翻譯似乎就是個類似念故事書的活兒，講求信達雅，但就和所謂真善美一樣，排最後的總是最重要。信和達或許是一種專業，雅卻牽涉到一種美感和情感，說起來翻譯的好壞不只反映一個人的能力，更加反映了一個人的情感和信仰。看了陳真貼的那些唐吉訶德的字句，十分感動，光是這些好笑的句子就足以讓人陷入很深的憂鬱。不知是誰翻的？應該是楊絳吧，這樣的人這樣的句子十分貼合。<text:span text:style-name="T2"><text:line-break/><text:line-break/></text:span>我眼中的藝術就是這麼回事，愈好的藝術，往往承載愈巨大厚重的情感。悲喜的重量是不同的，快樂是沉澱在下頭的厚實悲傷所蒸發上來的氣體，人總是嚮往快樂一方，但溫暖的來源終究是那樣一些厚重的東西。<text:span text:style-name="T2"><text:line-break/><text:line-break/></text:span>就和才華一樣，人的情感深淺也是藏不住的。就像莫言，我不曾看過此人的任何作品，但單就他短短的幾篇文字，我就可以立刻明白這是什麼樣的一個人物，楊絳也一樣，其人已深得我心。<text:span text:style-name="T2"><text:line-break/><text:line-break/></text:span>很不幸我就是那個先看了麥田捕手的人，這本書讓人不管讀了什麼好作品，總是能清楚嗅到裡頭那層悲傷和憂鬱。書裡頭有一幕主角在旅館裡，想著一些女孩兒們的事，想著想著於是<text:span text:style-name="T2">”</text:span>我的性慾上來了<text:span text:style-name="T2">”</text:span>。<text:span text:style-name="T2">”</text:span>我的性慾上來了<text:span text:style-name="T2">”</text:span>，不知道為什麼看到了這句心裡十分地難過，難過到簡直無法振作了，這句話就這樣深深烙在腦海裡，時常出來折磨人。<text:span text:style-name="T2"><text:line-break/><text:line-break/></text:span>人很可悲，那些獸性重一點的，長不大的，生命中無時就受著上天的作弄。聰明一點的，懂的自己是一隻獸的，恐怕更加可悲。當一隻狗清楚明白自己是一隻狗而不是一個人，進而或吠或寫，講些狗的故事，究竟是給些誰看呢？那些離你生命較為親近的同類，事實上卻也不甚明白你這一切半人半狗的感受。</text:p>
      <text:p text:style-name="P1"><text:span text:style-name="T3">陳真</text:span><text:s/>  |  2014.04.03 13:00   |   <text:a xlink:type="simple" xlink:href="http://palinfo.habago.org/Entry?Command=Information_PrintForum&amp;iPage=452#FORUM32197"><text:span text:style-name="T1">#</text:span></text:a></text:p>
      <text:p text:style-name="P2">硯文，對不起，我記憶力退化了，聯想成另一個人的另一個代號。</text:p>
      <text:p text:style-name="P1">qegg   |  2014.04.03 11:59   |   <text:a xlink:type="simple" xlink:href="http://palinfo.habago.org/Entry?Command=Information_PrintForum&amp;iPage=452#FORUM32196"><text:span text:style-name="T1">#</text:span></text:a></text:p>
      <text:p text:style-name="P3">抱歉吱个声，我就是砚文。当时发不出留言我还以为是要用网名才行，所以用了<text:span text:style-name="T2">qegg</text:span>试了一下。</text:p>
      <text:p text:style-name="P1"><text:span text:style-name="T3">陳真</text:span><text:s/>  |  2014.04.03 03:20   |   <text:a xlink:type="simple" xlink:href="http://palinfo.habago.org/Entry?Command=Information_PrintForum&amp;iPage=452#FORUM32195"><text:span text:style-name="T1">#</text:span></text:a></text:p>
      <text:p text:style-name="P2"><text:span text:style-name="T2">qegg</text:span>的留言後台只找到一個，其它留言似乎不見了。<text:span text:style-name="T2"><text:line-break/><text:line-break/></text:span>根據所有人提供的資料，我大約知道要怎麼買了。<text:span text:style-name="T2"><text:line-break/><text:line-break/></text:span>重要譯者有三位：楊。孫。董。楊較有名，翻譯較靈活，但西班牙文造詣自然沒有其他兩位科班教授好，故引來學界一些批評。但我看楊的文字較傳神自然，其他兩位文筆得有點僵硬。<text:span text:style-name="T2"><text:line-break/><text:line-break/></text:span>例如罵楊亂翻的董，光是書名就譯成：<text:span text:style-name="T2">"</text:span>奇思異想的紳士──堂吉訶德．德．拉曼卻<text:span text:style-name="T2">"</text:span>，相當彆扭，似乎過於忠實所謂原文。我倒不認為在翻譯上這等忠實會真的比較忠實，語言之忠實是忠實於精神而非忠實於字面排列。再說，原文應該也沒有什麼<text:span text:style-name="T2"><text:s/>"</text:span>奇思異想<text:span text:style-name="T2">" </text:span>這些字，看起來也沒多忠實。<text:span text:style-name="T2"><text:line-break/><text:line-break/></text:span>不過，董的譯作由長江文藝出版社出版的那個版本加入法國一位著名畫家一兩百幅的畫。孫由北京十月文藝出版社出版的版本則有其它版本所沒有翻譯的十一首讚美詩。<text:span text:style-name="T2"><text:line-break/><text:line-break/></text:span>至於之前提到的那兩位偶像，在此：<text:span text:style-name="T2"><text:line-break/>http://www.cervantescafe.com.tw/1-1-1.htm<text:line-break/><text:line-break/></text:span>我之所以把彰基列為實習醫生的第一志願，只有一個目的，就是接近劉老師。我之所以仰慕他和翁老師，原因只有一個：善良。<text:span text:style-name="T2"><text:line-break/><text:line-break/></text:span>更早之前黨外那幾年，以及後來因為叛亂罪導致家破人亡、無法求職謀生、人見人怕、一再考取卻一再被各家醫院解聘<text:span text:style-name="T2">(</text:span>叛亂犯不能當醫師及公務員<text:span text:style-name="T2">)</text:span>因而走投無路最痛苦的那幾年，劉、翁兩位老師，待我不薄。<text:span text:style-name="T2"><text:line-break/><text:line-break/></text:span>那段最黑暗的時光，事實上也就一點也不黑暗了，反倒變成最美好的時光。一兩個月前我們還特地搭公車舊地重遊草屯、彰化、南投等地。<text:span text:style-name="T2"><text:line-break/><text:line-break/></text:span>記得在草屯某個巷口某棵樹旁有一個小攤販，粉圓冰非常好吃。當時連吃飯活命都仍極為困難，常常得四處想辦法跟同學借個幾百元，所以只去吃過幾次那家粉圓冰。二十幾年了，如今已找不到那攤販，景色已非，難以辨認，但依稀就在那個角落。<text:span text:style-name="T2"><text:line-break/><text:line-break/></text:span>我有時納悶，粉圓再好吃能好吃到什麼地步？為何能讓我們二十幾年來始終惦記著一種不可思議地好吃的感覺。也許那是因為就如唐吉訶德所說：<text:span text:style-name="T2">"</text:span>世上最開胃的東西就是飢餓，窮人吃飯最香。<text:span text:style-name="T2">" <text:line-break/><text:line-break/></text:span>我也一直記得高雄在我住的地方隔壁巷口有個小攤販的紅茶非常好喝，一杯五元。我曾痛下決心喝過幾次。每次喝完很後悔，罪惡感很重，很想再吐出來還給老闆娘，因為根本沒錢喝這東西，太奢侈了。<text:span text:style-name="T2"><text:line-break/><text:line-break/></text:span>感謝王老闆<text:span text:style-name="T2">(</text:span>王永慶<text:span text:style-name="T2">)</text:span>不畏強權硬是收留我。當我當上醫生後，七年的嚴重挨餓日子才解除，體重迅速從<text:span text:style-name="T2">44</text:span>左右回升到<text:span text:style-name="T2">70</text:span>。可是，當我有能力買杯紅茶而不需要有太大的罪惡感時，卻一點也不覺得這東西有啥好喝了。<text:span text:style-name="T2"><text:line-break/><text:line-break/></text:span>那家紅茶店如果還在，恐怕也不會讓我覺得美味而驚為天人了。當你有能力隨時接觸某個東西時，你不覺得有啥特別，就好像一個自由人沒法真正體會自由的滋味一樣。一個人，如果確信自己一定不會餓死，那麼，不管他幾天沒吃，都不可能體會或明白什麼叫饑餓。苦與樂，藍與黑，不知該說幸或不幸。<text:span text:style-name="T2"><text:line-break/><text:line-break/></text:span>至於這書，我就自己想辦法買，謝謝各位。小時候看的版本有二，其中之一就是<text:span text:style-name="T2">1960</text:span>那一版。見此：<text:span text:style-name="T2"><text:line-break/><text:line-break/>http://www.cervantescafe.com.tw/3-1-1.htm<text:line-break/><text:line-break/></text:span>中文世界有關唐吉訶德的翻譯版本多到數不清，但大多不全，而且版本變動往往也會隨之做內容調整，非常複雜。例如上面三位翻譯者的作品都曾一再以不同形式出版，但我注意到有的連頁數都有極大不同，這版顯示<text:span text:style-name="T2">1244</text:span>頁，加入插圖的版本卻反而只剩<text:span text:style-name="T2">471</text:span>頁，十分奇怪。</text:p>
      <text:p text:style-name="P1"><text:span text:style-name="T3">陳真</text:span><text:s/>  |  2014.04.02 15:26   |   <text:a xlink:type="simple" xlink:href="http://palinfo.habago.org/Entry?Command=Information_PrintForum&amp;iPage=452#FORUM32194"><text:span text:style-name="T1">#</text:span></text:a></text:p>
      <text:p text:style-name="P3">對不起，剛剛才看到硯文、<text:span text:style-name="T2">qegg</text:span>及偉煜的留言統統被系統擋在哈巴狗後院進不來。我去教訓了一下笨狗，現在所有留言都出現了。笨狗經常連我也擋。教訓幾次後就會記得誰能進來誰不行。<text:span text:style-name="T2"><text:line-break/><text:line-break/></text:span>謝謝三位，我先看看這些版本，有問題再請教。謝謝。<text:span text:style-name="T2"><text:line-break/><text:line-break/></text:span>至於鹿鹿，已有善心人士收養，傷口皮膚病也逐漸痊癒。請看：<text:span text:style-name="T2"><text:line-break/><text:line-break/>https://www.youtube.com/watch?v=c21M4kv3RvU&amp;feature=youtu.be<text:line-break/><text:line-break/></text:span>忙半天之後，種種辛苦，多少還是會有點幫助。就跟捐錢給難民一樣，你也許覺得捐點小錢無濟於事，實際上，還是會有幫助。如果嫌不夠，你可以設立長期約定，比方說每月固定捐兩千或五百隨你。</text:p>
      <text:p text:style-name="P1"><text:span text:style-name="T3">陳真</text:span><text:s/>  |  2014.04.02 15:06   |   <text:a xlink:type="simple" xlink:href="http://palinfo.habago.org/Entry?Command=Information_PrintForum&amp;iPage=452#FORUM32193"><text:span text:style-name="T1">#</text:span></text:a></text:p>
      <text:p text:style-name="P2">這些大腦進水的小表哥小表妹，不知道胡扯撒嬌還要撒多久。這個公民憲政會議構想真的非常好，但志氣有點太小了，建議應恭請<text:span text:style-name="T2"><text:s/></text:span>學生<text:span text:style-name="T2">(</text:span>空一格以示尊敬<text:span text:style-name="T2">)</text:span>為主體，擴大到全世界甚至宇宙層級，做為一個地球公民，探討舉世各項重大議題，同至也要兼顧外星人的人權，不能光只想到地球人。<text:span text:style-name="T2"><text:line-break/><text:line-break/></text:span>受不了綠色鬼島的，想耳根清靜的，想聽聞世界各種事物的，想要有走廊走路不用每天走在快車道上和汽車走一起的，相信紅綠燈是可靠的，受不了每天爆夯爆紅爆奶甩哥正妹的，想過點正常理性與基本文化生活的，想要坐車時或看電影時不用分分秒秒遭受此起彼落的巨大手機聲講電話聲與鹹酥雞臭味干擾的，相信大腦不是多餘器官的，相信肉體之外還有個心靈的，移民要趁早，依各國移民政策，五十歲以後通常就不符資格了。<text:span text:style-name="T2"><text:line-break/><text:line-break/></text:span>陳真<text:span text:style-name="T2"><text:line-break/><text:line-break/>=================<text:line-break/></text:span>馬是崩解體制首謀<text:span text:style-name="T2"><text:s/></text:span>學生訴求公民憲政會議<text:span text:style-name="T2"><text:line-break/><text:line-break/>NewTalk </text:span>新頭殼<text:span text:style-name="T2"><text:s/>| </text:span>新頭殼<text:span text:style-name="T2"><text:s/>– 2014</text:span>年<text:span text:style-name="T2">4</text:span>月<text:span text:style-name="T2">2</text:span>日<text:span text:style-name="T2"> <text:line-break/><text:line-break/></text:span>馬是崩解體制首謀<text:span text:style-name="T2"><text:s/></text:span>學生訴求公民憲政會議<text:span text:style-name="T2"><text:line-break/></text:span>新頭殼<text:span text:style-name="T2">newtalk2014.04.02 </text:span>林雨佑<text:span text:style-name="T2">/</text:span>台北報導<text:span text:style-name="T2"><text:line-break/><text:line-break/></text:span>太陽花學運指揮陳為廷和學者今（<text:span text:style-name="T2">2</text:span>）日上午在議場內舉行記者會指出，社會反對服貿的力道相當強勁，而針對學生們提出公民憲政會議的訴求，馬總統雖有回應將召開「經貿國是會議」，但他們認為馬、江<text:span text:style-name="T2">2</text:span>人本身就是體制的亂源，毫無召開會議的正當性，因此他們再度提出，召開由公民團體與學生為主體的「公民憲政會議」。<text:span text:style-name="T2"><text:line-break/><text:line-break/></text:span>陳為廷和學者們表示，占領國會行動進入第<text:span text:style-name="T2">3</text:span>週，社會支持的力道仍非常強勁，<text:span text:style-name="T2">330</text:span>遊行<text:span text:style-name="T2">50</text:span>萬人走上街頭，除了再度訴求「先立法再審查」外，更應提升到國家憲政體制的改革期望，因此再度提出「公民憲政會議」的要求，<text:span text:style-name="T2"><text:line-break/><text:line-break/></text:span>他們表示，總統馬英九在巨大壓力下，被迫回應各項訴求，針對學生「召開公民憲政會議」的訴求，馬江政府表示將召開「經貿國是會議」，但他們認為這依然是「表面承諾，實質欺騙」，典型的馬氏作風。<text:span text:style-name="T2"><text:line-break/><text:line-break/></text:span>陳為廷說，總統馬英九可以身兼黨主席，用府院黨的力量強力推動政策，完全不顧人民的聲音，讓矛盾越來越升高，所以公民和學生團體提出召開「公民憲政會議」。<text:span text:style-name="T2"><text:line-break/><text:line-break/></text:span>針對馬江政府所提的經貿國是會議，學生有<text:span text:style-name="T2">3</text:span>大反對意見：<text:span text:style-name="T2"><text:line-break/><text:line-break/>1.</text:span>反對由馬、江召開。這與當年李登輝總統願意進行改革，召開國是會議不同，馬、江本身就是當前諸多亂局的根源，因此毫無召開任何改革會議的正當性。<text:span text:style-name="T2"><text:line-break/><text:line-break/>2.</text:span>反對侷限在「經貿」議題，此事件引起重大憲政危機，任何改革會議的議程設定，都不應該僅侷限在經貿議題。<text:span text:style-name="T2"><text:line-break/><text:line-break/>3.</text:span>反對由工商團體主導，台灣歷年來的許多政策設定，工商團體已經擁有太大的發言權和影響力，甚至連國家公權力都遭到財團綁架，且憲政危機層次也不應由工商主導。<text:span text:style-name="T2"><text:line-break/><text:line-break/></text:span>因此學生對公民憲政會議提出<text:span text:style-name="T2">3</text:span>大要求：<text:span text:style-name="T2"><text:line-break/><text:line-break/>1.</text:span>公民憲政會議的籌備與召開，應以公民團體與學生為主體來進行。<text:span text:style-name="T2"><text:line-break/><text:line-break/>2.</text:span>公民憲政會議的主題，應該包括憲政體制改革與未來世代發展之基本政策原則，主要包括憲政體制、選舉與政黨制度、兩岸關係、社會正義與基本人權等幾大領域。<text:span text:style-name="T2"><text:line-break/><text:line-break/>3.</text:span>公民憲政會議的結論應該具有拘束力，並交由體制內的管道來加以執行。<text:span text:style-name="T2"><text:line-break/><text:line-break/></text:span>反服貿學者、中原大學經濟法律系副教授徐偉群指出，會發起這次的占領行動，就是因為已經找不到體制內的管道，而台灣民主的誕生就是從體制外出現的，這次希望能用全民性體制外的力量改變，透過以全民性為主體的公民憲政會議的改革力量，讓台灣民主重生。<text:span text:style-name="T2"><text:line-break/><text:line-break/></text:span>徐偉群指出，馬總統說經貿國是會議可取代公民憲政會議，解決憲政危機，其實是轉移焦點、顛倒是非的說法，經貿國是會議只會讓行政院可以獨斷地定義未來的經濟。<text:span text:style-name="T2"><text:line-break/><text:line-break/></text:span>徐偉群強調，此時與當年李登輝召開國是會議不同，因為崩解這個體制的首謀，就是握有最高權力者的馬英九，而握有行政權的江宜樺也是共犯，當然不可能把改革力量交給他們。<text:span text:style-name="T2"><text:line-break/><text:line-break/></text:span>徐偉群表示，公民憲政會議將以學生為主體召開，但相關機制則還要和各界公民團體廣泛交換意見。</text:p>
      <text:p text:style-name="P1"><text:span text:style-name="T3">陳真</text:span><text:s/>  |  2014.04.02 12:51   |   <text:a xlink:type="simple" xlink:href="http://palinfo.habago.org/Entry?Command=Information_PrintForum&amp;iPage=452#FORUM32192"><text:span text:style-name="T1">#</text:span></text:a></text:p>
      <text:p text:style-name="P3">大約從九零年代開始，如<text:span text:style-name="T2"><text:s/>Chomsky</text:span>所指出，美國發展出一套所謂<text:span text:style-name="T2"><text:s/>"</text:span>軍事人道主義<text:span text:style-name="T2">" </text:span>的概念與託辭，以人道為名，行軍事侵略之實。殺你八萬，救你三千，旨在進行毫無羞赧的掠奪與侵吞佔領。<text:span text:style-name="T2"><text:line-break/><text:line-break/></text:span>從最近幾年開始，<text:span text:style-name="T2">"</text:span>人道<text:span text:style-name="T2">" </text:span>退場，<text:span text:style-name="T2">"</text:span>民主<text:span text:style-name="T2">" </text:span>上市，加送<text:span text:style-name="T2"><text:s/>"</text:span>自由與人權<text:span text:style-name="T2">" </text:span>兩項紀念品，開始在中東、亞洲等國，鼓動<text:span text:style-name="T2"><text:s/>"</text:span>民主自由<text:span text:style-name="T2">" </text:span>風潮，發動所謂可歌可泣的人民抗爭，用一種宛如科學小飛俠大戰惡魔黨式的低能反智說法，透過主流媒體大力美化漂白之，刻意簡化或扭曲呈現其複雜政經內涵，實則背後武裝加持或提供各項資源給敵對政權的反對勢力，藉以在該國內部發起動亂或挑起戰爭，從中漁利並進一步顛覆政權或擴大其影響力。<text:span text:style-name="T2"><text:line-break/><text:line-break/></text:span>從阿富汗到伊拉克，從利比亞到敘利亞，被民主輸出者，一個比一個下場血腥而淒慘。<text:span text:style-name="T2"><text:line-break/><text:line-break/></text:span>根據聯合國難民署的報告，敘利亞三年戰亂已造成九百多萬的境內外難民，其總人口數也不過兩千兩百多萬，比台灣還少。四成的人口因戰亂失去家園，九百多萬人之中，兒童佔了五百五十萬。死亡人數至數天前的統計約十四萬六千人，成功締造近代戰爭史上最慘烈的一頁。<text:span text:style-name="T2"><text:line-break/><text:line-break/></text:span>如此慘重代價，美國認為是值得的，為什麼？因為死是死別人，好康是我得，而你呢？你將得到民主自由與人權的甜美果實。前些日子要不是普丁成功阻擋美國捏造所謂化武攻擊為藉口的軍事入侵，敘利亞傷亡人數將遠比目前更為慘重。<text:span text:style-name="T2"><text:line-break/><text:line-break/></text:span>這些事說了又如何？咱們真的在乎嗎？你會覺得很痛苦嗎？你會痛苦到很想逃離人群不想說話而只想一個人躲在孤獨處玩<text:span text:style-name="T2"><text:s/>"</text:span>石屋裏的小和尚<text:span text:style-name="T2">" </text:span>遊戲嗎？<text:span text:style-name="T2"><text:line-break/><text:line-break/></text:span>徐克有部片叫<text:span text:style-name="T2"><text:s/>"</text:span>深海尋人<text:span text:style-name="T2">"</text:span>，台譯<text:span text:style-name="T2"><text:s/>"</text:span>謎屍<text:span text:style-name="T2">"</text:span>。有個人一直在尋找他心中美麗的蓬萊仙島，有沒有找到不知道，應該是有，女友隨之而去，沒入大海。<text:span text:style-name="T2"><text:line-break/><text:line-break/></text:span>在某些時刻，我特別容易想起片中這首歌，也許那也正是我無時無刻很想做的一件事。<text:span text:style-name="T2"><text:line-break/><text:line-break/></text:span>深海尋人音樂<text:span text:style-name="T2"><text:s/>"</text:span>一萬年的序幕<text:span text:style-name="T2">"</text:span>：<text:span text:style-name="T2"><text:line-break/><text:line-break/>https://www.youtube.com/watch?v=xH-Q0h3ytz8&amp;list=PL7039193F7CBE24E4<text:line-break/><text:line-break/></text:span>另外，剛剛看到底下這樣一個在這鬼島上每天成千上萬氾濫於所謂<text:span text:style-name="T2"><text:s/>"</text:span>新聞<text:span text:style-name="T2">" </text:span>報導上的<text:span text:style-name="T2"><text:s/>"</text:span>新聞<text:span text:style-name="T2">"</text:span>。我經常想，難道這樣一種宛如空氣般瀰漫於鬼島上每個角落的低俗冷血，真的不會使你感到孤獨痛苦不堪、很想痛哭一場？人與人的心靈難道真有如此巨大的落差？<text:span text:style-name="T2"><text:line-break/><text:line-break/></text:span>三立<text:span text:style-name="T2"><text:s/>E</text:span>奶主播反服貿哦：<text:span text:style-name="T2"><text:line-break/><text:line-break/>https://tw.news.yahoo.com/e%E5%A5%B6%E4%B8%BB%E6%92%AD-%E7%A7%80%E6%9E%97%E9%A3%9B%E5%B8%86%E6%AC%BE%E7%9C%BC%E9%8F%A1-%E9%96%8B%E5%BF%83%E7%9B%B4%E8%AA%AA%E8%B6%85%E9%9C%B8%E6%B0%A3-033214067.html<text:line-break/><text:line-break/></text:span>至於敘利亞的小孩和大人，如果你想多少為他們做點什麼，這裏有一些管道，我覺得是安全可靠的。<text:span text:style-name="T2"><text:line-break/><text:line-break/>OXFAM: https://donate.oxfam.org.uk/emergency/syria<text:line-break/><text:line-break/>UNICEF</text:span>：<text:span text:style-name="T2">http://www.unicef.org.uk/landing-pages/donate-syria/<text:line-break/><text:line-break/>SAVE THR CHILDREN</text:span>：<text:span text:style-name="T2">https://secure.savethechildren.org.uk/donate/single?&amp;sourcecode=A12022004<text:line-break/><text:line-break/></text:span>台灣的世界展望會<text:span text:style-name="T2">(</text:span>我三十年前當過這組織的幹部，照顧貧窮兒童，但已脫離二十幾年，對這組織在台灣的分支運作情況並不清楚，但基本上世展會是十分可信的。<text:span text:style-name="T2">)</text:span>：<text:span text:style-name="T2"><text:line-break/><text:line-break/>http://i-payment.worldvision.org.tw/html/tw/donate/58.htm<text:line-break/><text:line-break/></text:span>底下是最近<text:span text:style-name="T2"><text:s/>UNICEF </text:span>針對敘利亞兒童戰亂處境所發表的一份報告：<text:span text:style-name="T2"><text:line-break/><text:line-break/>https://www.unicef.org.au/downloads/Publications-(1)/UNICEF_Report_Syria_Under_Siege.aspx</text:span></text:p>
      <text:p text:style-name="P1"><text:span text:style-name="T3">陳真</text:span><text:s/>  |  2014.04.02 02:22   |   <text:a xlink:type="simple" xlink:href="http://palinfo.habago.org/Entry?Command=Information_PrintForum&amp;iPage=452#FORUM32191"><text:span text:style-name="T1">#</text:span></text:a></text:p>
      <text:p text:style-name="P2">這篇寫得不錯。<text:span text:style-name="T2"><text:line-break/><text:line-break/></text:span>那些人搞到現在，究竟是在反什麼？我不相信有人能幫他們講出，不用多，就講出一個理由就好。<text:span text:style-name="T2"><text:line-break/><text:line-break/></text:span>荒腔走板的理由一直變來變去，除了修辭，還是修辭，大量空洞而毫無認知意義、純屬被害妄想的修辭，例如什麼中國奸商與國民黨聯手挾持台灣人之類毫無意義的修辭。<text:span text:style-name="T2"><text:line-break/><text:line-break/></text:span>反服貿當然也<text:span text:style-name="T2">OK</text:span>，但反服貿的<text:span text:style-name="T2"><text:s/>"</text:span>什麼<text:span text:style-name="T2">"? </text:span>我不相信有人能幫他們講出，不用多，就講出一個答案就好。充斥市面的，除了謠言，還是謠言，完全講不出一個道理來。實在荒唐。<text:span text:style-name="T2"><text:line-break/><text:line-break/></text:span>這些人，整天喊民主，民主難道不就是透過國會運作解決爭議？民主豈是一定要聽我的才叫民主？凡是不合我意者便是賣台，便是反民主。<text:span text:style-name="T2"><text:line-break/><text:line-break/></text:span>當然，一個事情，如果你覺得對社會發展非常不利，那你打算佔領哪裏都行，只要你願意付出代價，而不是既要違法，然後卻又一方面說自己無罪。<text:span text:style-name="T2"><text:line-break/><text:line-break/></text:span>一個事情，如果你覺得對社會發展非常不利，那你打算怎麼抗爭都行，但重點是，總得說出一個，只要一個就好，一個像樣的理由來，而不是搞半天，連自己到底是在反什麼都說不出個所以然，只會喊一些完全缺乏認知意義、不知所云的攻擊性修辭。實在非常難以想像，人，竟然可以蠢血沸騰到這種地步。<text:span text:style-name="T2"><text:line-break/><text:line-break/></text:span>當然，咱們在這島上住這麼久了，怎麼會不知道背後真正的理由，理由就是三反運動：反中、反馬，反國民黨，如此而已，其他所謂理由就隨他們瞎掰了，反正其支持者事實上也不是真的想要在理性上去思考問題。<text:span text:style-name="T2"><text:line-break/><text:line-break/></text:span>簡單說就是，凡屬<text:span text:style-name="T2"><text:s/>"</text:span>三反陣營<text:span text:style-name="T2">" </text:span>者，皆我同志，違逆我者，便屬敵人。向來綠營或親綠的一切政治操作便是如此，都不是真的在乎什麼是非曲直，絕不是真的要跟你講道理，而是藉著極大量的謠言、耳語和抹黑來動員群眾，打擊對手，傷害異己。<text:span text:style-name="T2"><text:line-break/><text:line-break/><text:line-break/></text:span>幾十年前，這些是舊國民黨所擅長使用的，曾幾何時，早已綠出於藍。<text:span text:style-name="T2"><text:line-break/><text:line-break/></text:span>這社會幾十年來有個基本特質，成為時勢主流者往往不是憑藉正直的手段及理性思維，而是比誰最下流，比誰最會操弄修辭。只要我方能贏，即便散佈一千個謊言也沒關係，不但沒關係，能傷敵者便是英雄，反之，對方只要稍微出一點小口誤或小錯，馬上誇大渲染一百倍，同時加上各種扭曲性或挑起仇恨性的修辭，努力大放送。<text:span text:style-name="T2"><text:line-break/><text:line-break/></text:span>看東南亞許多國家例如印度、巴基斯坦、泰國，基本上也是這樣搞的，非常投入，非常狂熱，簡直可歌可泣，但你不管怎麼努力理解，往往找不到一個足以論證是非曲直的理由，全是泥巴仗。<text:span text:style-name="T2"><text:line-break/><text:line-break/></text:span>至於歐洲，不管我喜歡或討厭這些國家，你可以很清楚看到，在他們的社會中，任何一種爭議，的的確確有個爭議的焦點，而這個焦點是理性層面可以分出高下的，因此，雙方總是努力講理由，避免在思考上或事實上犯錯，誰在理性程度上說服力高，自然就會比較容易得到大多數人的支持。<text:span text:style-name="T2"><text:line-break/><text:line-break/></text:span>任何一方在理性上特別是誠信上稍微犯了錯，人們往往就會馬上失去信任。兩種意見往往競爭得很激烈，但競爭的評價是來自於理性程度的高下，藉以取得說服力。<text:span text:style-name="T2"><text:line-break/><text:line-break/></text:span>但在台灣從來都不是這樣，人們好像完全不在乎是非美醜，而只在乎我方是否獲勝，甚至連基本事實也不在乎。我聽電視上，綠營的媒體以一兩個版面的篇幅說服貿若通過，將有幾百萬人就業將受影響。我不用查也知道這些謠言一定來自舊國民黨時代最會買票的國民黨人林榮三所辦的自由時報。這報紙我很納悶，它究竟有沒有講過一句真話，永不停止的撒謊造謠剪接竄改扭曲，而且無日無之的反中仇中族群挑撥。<text:span text:style-name="T2"><text:line-break/><text:line-break/></text:span>不過，這個所謂什麼幾百萬人將失業的謠言不是<text:span text:style-name="T2">ECFA</text:span>的時候就放送過了嗎？同樣一道菜，吃了又拉，拉出來之後又拿了請客，請支持者吃，支持者竟然還是再吃一遍。<text:span text:style-name="T2"><text:line-break/><text:line-break/></text:span>人類的基本理性能力竟能淪喪到這種地步，實在很難想像。將來說不定有一天，連一加一等於二都能說是中國的打壓所致或阿共仔的陰謀，然後支持者大聲叫讚。<text:span text:style-name="T2"><text:line-break/><text:line-break/></text:span>陳真<text:span text:style-name="T2"><text:line-break/>===============<text:line-break/>http://udn.com/NEWS/OPINION/X1/8584434.shtml<text:line-break/><text:line-break/></text:span>陳長文：反黑箱服貿？<text:span text:style-name="T2"><text:s/></text:span>更反黑箱國會！<text:span text:style-name="T2"> <text:line-break/><text:line-break/></text:span>【聯合報╱陳長文／法學教授、律師（台北市）】<text:span text:style-name="T2"><text:s/>2014.04.01.<text:line-break/><text:line-break/><text:line-break/></text:span>服貿爭議的癥結，從實體面來看，是抗爭者認為自己才是民意多數，但體制承認的，是在選舉中得到授權的民選政府（包括立法院）；而在程序上，抗爭者並不是認為政府違法，而是否定現行法律，要求修法後再審查。<text:span text:style-name="T2"><text:line-break/><text:line-break/></text:span>誰是民意，這在民主國家是個大哉問。但是，如果以民調、遊行、占領機關來決定誰是民意，抗爭領袖覺得這就是民主嗎？<text:span text:style-name="T2"><text:line-break/><text:line-break/></text:span>當然，選舉不是民主的全部，也非當選者即可為所欲為。服貿爭議給我們最大的教訓，是中華民國憲法欠缺即時解決憲政僵局的制度。最能釜底抽薪，彰顯最新民意的，莫過於解散國會權，可惜依法總統只能被動解散國會，而去年馬總統也未順勢解散國會。<text:span text:style-name="T2"><text:line-break/><text:line-break/></text:span>但是，憲法依然有讓民意決定的機制。例如，抗爭者可發動罷免立委；其實，只要成功罷免九位國民黨立委，國民黨就會失去多數席次。<text:span text:style-name="T2"><text:line-break/><text:line-break/></text:span>當然，罷免的門檻很高，但民主是「因為罷免很難，所以我選擇簡單的占領政府機關」這樣嗎？<text:span text:style-name="T2"><text:line-break/><text:line-break/></text:span>其次，既然抗爭者承認，「服貿審議無法源」的現狀，換句話說，也就是「依現行法律，服貿無需審議」。按兩岸人民關係條例的現行條文，無涉法律修正或無須以法律訂定的兩岸協議，僅需送立法院備查。若認為這就是「黑箱協議」，有其道理，但同樣的立場，又怎麼會對持續的「黑箱國會」無動於衷？<text:span text:style-name="T2"><text:line-break/><text:line-break/></text:span>就筆者的理解，抗爭者主要的訴求是「反黑箱」，而非「反服貿」，也就是程序正義。但在少數黨的杯葛已屬常態之下，就算監督條例立法，連會都開不成的立法院，要怎麼監督，怎麼透明，不一樣是黑箱嗎？<text:span text:style-name="T2"><text:line-break/><text:line-break/></text:span>因此，「先立法、再審議」的一個必要前提是，少數黨承諾未來不會非法杯葛兩岸協議的審查，國會議長承諾維持議事秩序。若抗爭者的訴求不包括這點，不正表示程序正義是表面，實質否決才是真正的立場，而這樣的立場，又豈是多數民意之所趨？<text:span text:style-name="T2">(</text:span>餘略<text:span text:style-name="T2">)<text:line-break/></text:span></text:p>
      <text:p text:style-name="P4"/>
      <text:p text:style-name="P1"><text:span text:style-name="T3">偉煜</text:span><text:s/>  |  2014.04.02 00:07   |   <text:a xlink:type="simple" xlink:href="http://palinfo.habago.org/Entry?Command=Information_PrintForum&amp;iPage=453#FORUM32189"><text:span text:style-name="T1">#</text:span></text:a></text:p>
      <text:p text:style-name="P2">阿真哥，你好<text:span text:style-name="T2"><text:line-break/><text:line-break/>www.amazon.cn</text:span>有董燕生、孫家孟和杨绛的譯作。但是，孫家孟和杨绛的譯作出版年份及出版社有出入。如你不方便購買，請來信告訴我需要的版本，我買到後，立刻為你寄來。<text:span text:style-name="T2"><text:line-break/><text:line-break/></text:span>偉煜</text:p>
      <text:p text:style-name="P1"><text:span text:style-name="T3">陳真</text:span><text:s/>  |  2014.04.01 22:55   |   <text:a xlink:type="simple" xlink:href="http://palinfo.habago.org/Entry?Command=Information_PrintForum&amp;iPage=453#FORUM32188"><text:span text:style-name="T1">#</text:span></text:a></text:p>
      <text:p text:style-name="P3">謝謝承原，這個版本應該約略等同台灣聯經那一版，見此：<text:span text:style-name="T2"><text:line-break/><text:line-break/>http://www.books.com.tw/products/0010019786<text:line-break/><text:line-break/></text:span>另外，良哲有告訴我一些，我得花點時間研究一下。<text:span text:style-name="T2"><text:line-break/><text:line-break/></text:span>各種版本各有褒貶，文字風格及翻譯理念各不同，但也各有一些基本差異，例如孫家孟那個版本據說包括其他版本沒有譯出的一些古詩，有的版本則附許多重要繪圖。<text:span text:style-name="T2"><text:line-break/><text:line-break/></text:span>小時候圖書資源少，能看的反而都是一些重要文學名著，看完它們之後，大約就對市面上各種文字完全失去了興趣，就好像看完金庸之後，應該不會想看其他人的武俠了，說武不武，俠更沒個影子。一個人，一旦見識過萬河星辰，大約對街上妖妖閃閃的霓虹燈不起作用了。<text:span text:style-name="T2"><text:line-break/><text:line-break/></text:span>現代人，不管老的小的，大概都不看什麼浮士德、杜斯妥也夫斯基了，但在我童年的六、七零年代，這些書卻很醒目，總是擺在書局最重要位置上，翻看兩頁就能入了迷。青澀年少，要不是有這些東西，真不知要怎麼打發漫漫長夜。<text:span text:style-name="T2"><text:line-break/><text:line-break/></text:span>楊絳說，錢鍾書總喜歡講<text:span text:style-name="T2"><text:s/>"</text:span>一條好漢只能在一本書裏稱雄<text:span text:style-name="T2">"</text:span>，例如關公的青龍偃月刀只有<text:span text:style-name="T2">80</text:span>斤重，怎敵得過李元霸的八百斤錘頭，但李元霸可別想來西游風光，老孫的金箍棒一支重量抵德過<text:span text:style-name="T2">20</text:span>支錘頭。楊絳驚嘆，錢鍾書怎能記得住這麼多細節，講起各路英雄的武器行頭來，如數家珍。<text:span text:style-name="T2"><text:line-break/><text:line-break/></text:span>其實這點本事我也有一些，很多書我熟到幾乎能倒著背了，就跟我看電影一樣，我能不藉助銀幕，光在腦海裏把劇情再重播一遍。若找我配音，我根本不需要看畫面，就知道接下來角色該喊出些什麼了。不是因為記憶力好，而是因為有些東西縈繞我心，揮之不去，甭說淡忘。<text:span text:style-name="T2"><text:line-break/><text:line-break/></text:span>很多書或作者，伴我度過痛苦的年少。某個高中暑假，看完旦丁神曲後，我似乎就此再也沒讀過什麼書了。黨外時，黨外拼命介紹中國毒素，於是我才又認識了被國民黨阻絕於外的沈從文、錢鍾書等等。但其實也看不多，特別是沈從文，全集我有，但不敢看，因為我還想向上提昇呢；心不能軟，精神尤其不能頹廢懈怠，務必奮發昂揚。</text:p>
      <text:p text:style-name="P1">qegg   |  2014.04.01 18:26   |   <text:a xlink:type="simple" xlink:href="http://palinfo.habago.org/Entry?Command=Information_PrintForum&amp;iPage=453#FORUM32187"><text:span text:style-name="T1">#</text:span></text:a></text:p>
      <text:p text:style-name="P2">我三個版本都找到了，淘寶網和大陸的亞馬遜有。可是我留言留了好幾次都留不上。</text:p>
      <text:p text:style-name="P1"><text:span text:style-name="T3">蔡承原</text:span><text:s/>  |  2014.04.01 18:17   |   <text:a xlink:type="simple" xlink:href="http://palinfo.habago.org/Entry?Command=Information_PrintForum&amp;iPage=453#FORUM32186"><text:span text:style-name="T1">#</text:span></text:a></text:p>
      <text:p text:style-name="P6">Dear<text:span text:style-name="T3">陳真</text:span>,<text:span text:style-name="T3">找了好幾個網站，只找到楊絳譯的二手版，希望對你有幫助。</text:span><text:line-break/>http://www.taaze.tw/sing.html?pid=12300013451</text:p>
      <text:p text:style-name="P1">Tina   |  2014.04.01 17:20   |   <text:a xlink:type="simple" xlink:href="http://palinfo.habago.org/Entry?Command=Information_PrintForum&amp;iPage=453#FORUM32185"><text:span text:style-name="T1">#</text:span></text:a></text:p>
      <text:p text:style-name="P5"><text:span text:style-name="T3">剛剛試訂，發現三、《奇想聯翩的紳士－－堂吉訶德．德．拉曼恰（上下卷）（套裝）》</text:span><text:line-break/><text:span text:style-name="T3">譯者</text:span>, <text:span text:style-name="T3">孫家孟</text:span>. <text:span text:style-name="T3">出版社</text:span>, <text:span text:style-name="T3">北京十月文藝出版社</text:span><text:s/>HK$106.00&lt;=<text:span text:style-name="T3">缺貨中</text:span><text:line-break/>http://www.cp1897.com.hk/product_info.php?BookId=7530206354 <text:line-break/>http://www.superbookcity.com/9787530206355.html <text:line-break/><text:line-break/><text:span text:style-name="T3">以下同樣是孫家孟先生翻譯的辦本，請參考：</text:span><text:line-break/><text:span text:style-name="T3">世界十大文豪：堂‧吉訶德</text:span>(<text:span text:style-name="T3">上下</text:span>)<text:span text:style-name="T3">（簡體書）</text:span><text:line-break/>• <text:span text:style-name="T3">出版社：</text:span><text:s/><text:span text:style-name="T3">譯林出版社</text:span><text:s/>• <text:span text:style-name="T3">出版日：</text:span>2012/04/01<text:span text:style-name="T3">譯者</text:span>:<text:span text:style-name="T3">孫家孟</text:span><text:line-break/>http://www.m.sanmin.com.tw/Product/Index/003007744 $293</text:p>
      <text:p text:style-name="P1">Tina   |  2014.04.01 16:39   |   <text:a xlink:type="simple" xlink:href="http://palinfo.habago.org/Entry?Command=Information_PrintForum&amp;iPage=453#FORUM32184"><text:span text:style-name="T1">#</text:span></text:a></text:p>
      <text:p text:style-name="P6"><text:span text:style-name="T3">有關堂吉訶德三個版本的銷售網站，請參考：</text:span><text:line-break/><text:span text:style-name="T3">一、堂吉訶德</text:span>(<text:span text:style-name="T3">上下</text:span>)<text:span text:style-name="T3">（簡體書）</text:span>(<text:span text:style-name="T3">較接近社插圖珍藏本</text:span>)<text:line-break/>• <text:span text:style-name="T3">出版社：</text:span><text:s/><text:span text:style-name="T3">人民文學出版社</text:span> <text:line-break/>• <text:span text:style-name="T3">出版日：</text:span>2013/04/01<text:line-break/><text:span text:style-name="T3">譯者：楊絳</text:span><text:line-break/>http://www.m.sanmin.com.tw/Product/Index/003813056 $244<text:line-break/><text:line-break/><text:span text:style-name="T3">二、堂吉呵德：世界文學名著典藏</text:span>(<text:span text:style-name="T3">全譯插圖本</text:span>)<text:span text:style-name="T3">（簡體書）</text:span><text:line-break/><text:span text:style-name="T3">譯者：董燕生</text:span><text:line-break/><text:span text:style-name="T3">出版社：</text:span><text:s/><text:span text:style-name="T3">長江文藝出版社</text:span><text:s/><text:span text:style-name="T3">出版日：</text:span>2011/06/01<text:line-break/>http://www.m.sanmin.com.tw/Product/Index/002580953 $224<text:line-break/>http://www.cp1897.com.hk/product_info.php?BookId=9787535433053 HK$96.00<text:line-break/><text:line-break/><text:span text:style-name="T3">三、《奇想聯翩的紳士－－堂吉訶德．德．拉曼恰（上下卷）（套裝）》</text:span><text:line-break/><text:span text:style-name="T3">譯者</text:span>, <text:span text:style-name="T3">孫家孟</text:span>. <text:span text:style-name="T3">出版社</text:span>, <text:span text:style-name="T3">北京十月文藝出版社</text:span><text:s/>HK$106.00<text:line-break/>http://www.cp1897.com.hk/product_info.php?BookId=7530206354 </text:p>
      <text:p text:style-name="P1"><text:span text:style-name="T3">谭砚文</text:span><text:s/>  |  2014.04.01 13:57   |   <text:a xlink:type="simple" xlink:href="http://palinfo.habago.org/Entry?Command=Information_PrintForum&amp;iPage=453#FORUM32183"><text:span text:style-name="T1">#</text:span></text:a></text:p>
      <text:p text:style-name="P2"><text:span text:style-name="T2"><text:line-break/></text:span>刚刚带有网址的留言好像被系统吃掉了，再写一次没有网址的版本。<text:span text:style-name="T2"><text:line-break/><text:line-break/></text:span>唐吉坷德的三本，杨绛的版本大陆的亚马逊有。网址就是亚马逊点<text:span text:style-name="T2">cn</text:span>。另外两本淘宝上有，如果你没法用淘宝，我可以帮你买。</text:p>
      <text:p text:style-name="P1"><text:span text:style-name="T3">谭砚文</text:span><text:s/>  |  2014.04.01 13:54   |   <text:a xlink:type="simple" xlink:href="http://palinfo.habago.org/Entry?Command=Information_PrintForum&amp;iPage=453#FORUM32182"><text:span text:style-name="T1">#</text:span></text:a></text:p>
      <text:p text:style-name="P6"><text:span text:style-name="T3">找到这几个，如果你不能用淘宝我可以帮你买。</text:span><text:line-break/><text:line-break/><text:line-break/>http://item.taobao.com/item.htm?spm=a230r.1.14.16.7MTRMd&amp;id=35203731493<text:line-break/><text:line-break/>http://www.amazon.cn/gp/product/B001BKF3SC/ref=ox_sc_act_title_1?ie=UTF8&amp;psc=1&amp;smid=ASI4GVTN26PMK<text:line-break/><text:line-break/>http://detail.tmall.com/item.htm?spm=a230r.1.14.107.oEYBmg&amp;id=21138143737</text:p>
      <text:p text:style-name="P1"><text:span text:style-name="T3">陳真</text:span><text:s/>  |  2014.04.01 12:50   |   <text:a xlink:type="simple" xlink:href="http://palinfo.habago.org/Entry?Command=Information_PrintForum&amp;iPage=453#FORUM32181"><text:span text:style-name="T1">#</text:span></text:a></text:p>
      <text:p text:style-name="P2">眾口喧囂，如果你覺得難受，不妨玩玩<text:span text:style-name="T2"><text:s/>"</text:span>石屋裡的和尚<text:span text:style-name="T2">" </text:span>的遊戲。這遊戲規定只能一個人玩。<text:span text:style-name="T2"><text:line-break/><text:line-break/></text:span>楊絳是這麼說的：<text:span text:style-name="T2"><text:line-break/><text:line-break/>"</text:span>鍾書小時最喜歡玩「石屋裡的和尚」。我聽他講得津津有味，以為是什麼有趣的遊戲；原來只是一人盤腿坐在帳子裡，放下帳門，披著一條被單，就是「石屋裡的和尚」。我不懂那有什麼好玩。他說好玩得很；晚上伯父伯母叫他早睡，他不肯，就玩「石屋裡的和尚」，玩得很樂。所謂「玩」，不過是一個人盤腿坐著自言自語。<text:span text:style-name="T2">"</text:span></text:p>
      <text:p text:style-name="P1"><text:span text:style-name="T3">陳真</text:span><text:s/>  |  2014.04.01 12:40   |   <text:a xlink:type="simple" xlink:href="http://palinfo.habago.org/Entry?Command=Information_PrintForum&amp;iPage=453#FORUM32180"><text:span text:style-name="T1">#</text:span></text:a></text:p>
      <text:p text:style-name="P3">楊絳說，她原本膽小，但在經歷了各式各樣的<text:span text:style-name="T2"><text:s/>"</text:span>運動<text:span text:style-name="T2">" </text:span>後，她變得不怕鬼了。言下之意是人比鬼似乎還可怕些。她說：<text:span text:style-name="T2">"</text:span>發動起來的群眾，就像通了電的機器人，隨著按鈕行動，都不是個<text:span text:style-name="T2"><text:s/>'</text:span>人<text:span text:style-name="T2">' </text:span>了。<text:span text:style-name="T2">" <text:line-break/><text:line-break/></text:span>還好，中國已經脫離了這樣的輪迴宿命。不管誰上誰下，不論台上台下，都不再搞運動了。<text:span text:style-name="T2"><text:line-break/><text:line-break/></text:span>她說：<text:span text:style-name="T2">"</text:span>我們如要逃跑，不是無路可走。可是一個人在緊要關頭，決定他何去何從的，也許總是他最基本的感情。<text:span text:style-name="T2">" <text:line-break/><text:line-break/>"</text:span>我們一生坎坷，暮年才有了一個可以安頓的居處，但老病相催，我們在人生道路上已走到盡頭了。九七年早春，阿瑗去世，九八年歲末，鍾書去世，我們三人就此失散了。世間好物不堅牢，彩雲易散琉璃脆。我清醒地看到以前是<text:span text:style-name="T2"><text:s/>'</text:span>我們家<text:span text:style-name="T2">' </text:span>的寓所，如今只是我一人旅途上的客栈。家在哪，我不知道，我還在尋覓歸途。<text:span text:style-name="T2">"</text:span></text:p>
      <text:p text:style-name="P1"><text:span text:style-name="T3">陳真</text:span><text:s/>  |  2014.04.01 12:19   |   <text:a xlink:type="simple" xlink:href="http://palinfo.habago.org/Entry?Command=Information_PrintForum&amp;iPage=453#FORUM32179"><text:span text:style-name="T1">#</text:span></text:a></text:p>
      <text:p text:style-name="P2">記得幾年前，一些學生出來反扁，馬上綠色生物就跳出來說這是假學運。學運當然有真有假，在我看來，那一次是真的，而不管是月亮花野雞花全是假的，純粹政治動員或主流非主流派系的一種政治鬥爭，但那一次是真的，所以僅小貓兩三隻。<text:span text:style-name="T2"><text:line-break/><text:line-break/></text:span>我在英國，越洋寫文支持並跟著同步禁食一天，結果馬上收到很多攻擊。有些比較文明，例如來自台大社會系幾位我之前沒聽過名字的老師，氣急敗壞寫信來說這是假學運，說帶頭的人過去是支持國民黨的，指證歷歷。<text:span text:style-name="T2"><text:line-break/><text:line-break/></text:span>我反駁說，如果這邏輯能通，為何清一色壓倒性的綠營學生便是偉大崇高的真學運？而一個國民黨的支持者起來搞的運動便是假學運？對方說，因為綠營的學生真心愛台灣，而國民黨的學生只是為了反民進黨。<text:span text:style-name="T2"><text:line-break/><text:line-break/></text:span>我一聽，就把這兩位老師往後的一連串持續來信設定成直接丟到垃垃桶，眼不見為淨，因為這其實沒什麼好談的了。<text:span text:style-name="T2"><text:line-break/><text:line-break/></text:span>一個人除非他真的非常不食人間煙火，否則理應明白眼前這一些鬧劇醜劇全是政治動員，什麼運也不是。<text:span text:style-name="T2"><text:line-break/><text:line-break/></text:span>不管過去或未來選舉勝負如何，很明顯地，大約至遲從<text:span text:style-name="T2">1998</text:span>年開始，所為本土思想本土勢力早已大獲全勝，這勝利只會持續擴大，不會減少，比諸過去的黨國折磨<text:span text:style-name="T2">50</text:span>年，這回這個獲勝的綠色黨國，少說也得一樣再折磨個<text:span text:style-name="T2">50</text:span>年。<text:span text:style-name="T2"><text:line-break/><text:line-break/></text:span>台灣政治一直就在這樣一種同樣的折磨遊戲下反覆輪迴，成為主流的多數一方，就努力虐待糟踏少數異己，我至今看不出將來有超脫輪迴的一個可能性或蛛絲馬跡存在，拔了這面旗，換另一面。<text:span text:style-name="T2"><text:line-break/><text:line-break/></text:span>當世界毫不留情地往前飛奔，而我們卻努力復古，把過去痛苦歷史近乎原音重現地再演一遍，而且還自我陶醉到不行。<text:span text:style-name="T2"><text:line-break/><text:line-break/></text:span>陳真<text:span text:style-name="T2"><text:line-break/>==============<text:line-break/>AIT</text:span>理事：學生占立院<text:span text:style-name="T2"><text:s/></text:span>非法<text:span text:style-name="T2"><text:line-break/><text:line-break/></text:span>中時電子報作者：<text:span text:style-name="T2"><text:s/></text:span>劉屏、舒子榕╱綜合報導<text:span text:style-name="T2"><text:s/>| </text:span>中時電子報<text:span text:style-name="T2"><text:s/>– 2014</text:span>年<text:span text:style-name="T2">3</text:span>月<text:span text:style-name="T2">31</text:span>日<text:span text:style-name="T2"><text:s/></text:span>上午<text:span text:style-name="T2">6:00<text:line-break/><text:line-break/></text:span>中國時報【劉屏、舒子榕╱綜合報導】<text:span text:style-name="T2"><text:line-break/><text:line-break/></text:span>著名的「尼爾森報導」刊出台海議題專家卜道維（<text:span text:style-name="T2">David Brown</text:span>）的觀點。卜道維毫不客氣的指出，不論台灣學生霸占立法院，或是民進黨霸占發言台，都是非法行為；如果在美國，是不會容許的。他認為這是民進黨的選舉手法。<text:span text:style-name="T2"><text:line-break/><text:line-break/></text:span>對於卜道維（本報資料照片）投書是代表個人或<text:span text:style-name="T2">AIT</text:span>，<text:span text:style-name="T2">AIT</text:span>昨晚仍未有正式回應。<text:span text:style-name="T2"><text:line-break/><text:line-break/></text:span>尼爾森報導（<text:span text:style-name="T2">Nelson Report</text:span>）刊登民進黨立委反服貿的公開信後，接著刊登卜道維的回應。卜道維是約翰霍普金斯大學高級國際研究學院（<text:span text:style-name="T2">SAIS</text:span>）教授，曾經做過外交官，能說流利國語。他另一個身分是美國在台協會（<text:span text:style-name="T2">AIT</text:span>）理事。<text:span text:style-name="T2"><text:line-break/><text:line-break/></text:span>卜道維寫道，民進黨的說法「略去了有關服貿爭議的大部份事實，就是民進黨從去年<text:span text:style-name="T2">6</text:span>月起即反對簽署，並阻撓立法院審議此一協議」；去年秋天開始的立院特別會期，民進黨「持續干擾有關此一協議之討論」；到<text:span text:style-name="T2">3</text:span>月<text:span text:style-name="T2">17</text:span>日的前一星期，民進黨一再阻止服貿協議進入立院委員會的審議，這應該就是何以國民黨強力在<text:span text:style-name="T2">3</text:span>月<text:span text:style-name="T2">18</text:span>日把協議由委員會進入院會討論。<text:span text:style-name="T2"><text:line-break/><text:line-break/></text:span>學生的反應快得出奇<text:span text:style-name="T2"><text:line-break/><text:line-break/></text:span>他寫道，學生的反應這麼快，當晚就占據了立法院，令人稱奇。「國民黨指控民進黨策動此事，很多人相信此一指控。據報導，一些民進黨政治人物當晚出現在現場；民進黨也在次日對學生的行動背書，並鼓勵全體黨員支持學生的非法占據」。<text:span text:style-name="T2"><text:line-break/><text:line-break/></text:span>台灣民主轉型的挑戰<text:span text:style-name="T2"><text:line-break/><text:line-break/></text:span>他表示，民進黨的問題在於自己是立法院的少數黨，所以只要涉及關鍵利益，或符合選舉動員的目標，民進黨會用盡一切方法阻止國民黨，「利用這些議題以獲取政治利益」。他說，台灣民主正在轉型，面臨一些挑戰，「有些挑戰是來自民進黨」。<text:span text:style-name="T2"><text:line-break/><text:line-break/></text:span>前美國國務院副發言人容安瀾表示，學生對服貿協議的種種關切，值得各界深入思考；但是學生不應以占據方式干擾政府運作，政治人物鼓動學生這樣做令人遺憾。<text:span text:style-name="T2"><text:line-break/><text:line-break/></text:span>容安瀾（<text:span text:style-name="T2">Alan Romberg</text:span>）現任智庫「史汀生中心」東亞部門主任。他回答媒體詢問時指出，如果協議有缺失，可以有各種途徑處理；如果不妥善處理，或者把協議分解的支離破碎，將對台灣未來談判協議產生惡果<text:span text:style-name="T2">--</text:span>不管台灣與大陸談判或與其他國家談判；這很可能傷害台灣經濟發展。</text:p>
      <text:p text:style-name="P4"/>
      <text:p text:style-name="P1"><text:span text:style-name="T3">陳真</text:span><text:s/>  |  2014.04.01 11:06   |   <text:a xlink:type="simple" xlink:href="http://palinfo.habago.org/Entry?Command=Information_PrintForum&amp;iPage=454#FORUM32178"><text:span text:style-name="T1">#</text:span></text:a></text:p>
      <text:p text:style-name="P2">唐湘龍那篇文章，因為咱們內部裏頭有人認為最好不要去招惹這些陰暗窩囊的勢力，而且這樣一些無俚頭純瞎搞的國內政治事端也非本站關注對象，所以那文章已被從首頁刪除。對此我也並不堅持非招惹不可。<text:span text:style-name="T2"><text:line-break/><text:line-break/></text:span>對於這些窩囊虛榮低能反智的瘋狂現象，怎麼惡搞瞎掰其實都<text:span text:style-name="T2">OK</text:span>，做為一個旁觀者，看見有人做蠢事卻還得意非凡，你也只能企圖出聲拉他一把，若出聲無效，那也就是他家的事了。<text:span text:style-name="T2"><text:line-break/><text:line-break/></text:span>所謂良禽擇木而棲，每一種生物總該去尋找他所應屬的一片天。陰歸陰，陽歸陽，互不相屬。<text:span text:style-name="T2"><text:line-break/><text:line-break/></text:span>房裏浴室地上有個死角，水沖不到，老是卡到陰，綠綠黃黃的，努力清一清，很快就又卡到陰，最後我想通了，浴室這麼大一間，這塊角落就由你去氾濫吧，頂多也只能氾濫到此而已。只要眼睛不去看它就不會彆扭。</text:p>
      <text:p text:style-name="P1"><text:span text:style-name="T3">陳真</text:span><text:s/>  |  2014.04.01 10:40   |   <text:a xlink:type="simple" xlink:href="http://palinfo.habago.org/Entry?Command=Information_PrintForum&amp;iPage=454#FORUM32177"><text:span text:style-name="T1">#</text:span></text:a></text:p>
      <text:p text:style-name="P3"><text:span text:style-name="T2">DISGUSTING!<text:line-break/><text:line-break/>==============<text:line-break/></text:span>林義雄︰青年義憤<text:span text:style-name="T2"><text:s/></text:span>沒人能對抗<text:span text:style-name="T2"><text:line-break/><text:line-break/></text:span>中時電子報作者：<text:span text:style-name="T2"><text:s/></text:span>陳文信╱台北報導<text:span text:style-name="T2"><text:s/>| </text:span>中時電子報<text:span text:style-name="T2"><text:s/>– 2014</text:span>年<text:span text:style-name="T2">3</text:span>月<text:span text:style-name="T2">29</text:span>日<text:span text:style-name="T2"><text:s/></text:span>上午<text:span text:style-name="T2">6:00</text:span>寄給朋友<text:span text:style-name="T2">0</text:span>中國時報【陳文信╱台北報導】<text:span text:style-name="T2"><text:line-break/><text:line-break/></text:span>反服貿青年發動<text:span text:style-name="T2">318</text:span>占領國會學運，前民進黨主席林義雄昨日發表〈請協力維護台灣民主命脈：沒有人能夠對抗發自青年純真心靈的義憤〉公開聲明。他表示自己將從本周六起陪伴學生，直到他們的行動結束，以此表示他的疼惜、關愛和感謝。<text:span text:style-name="T2"><text:line-break/><text:line-break/>2006</text:span>年，林義雄不滿民進黨背棄改革理念憤而退黨，今年初更傳出有意籌組新政團。由於他仍是民進黨人頗為敬重的大老，更有「民進黨神主牌」之稱，昨天聲明一出引來極大回響，許多網友紛紛轉貼直呼：「神來了！」<text:span text:style-name="T2"><text:line-break/><text:line-break/></text:span>他說，事件的起因是掌權者未經探詢民意、未做效益評估就和中國簽訂了服貿協議，並企圖以不光明的手法要立法院接受該協議；此種漠視民意、宰制國會的獨裁行徑，激起了眾多學生「民主淪亡」的危機感，因而進占立法院議場，訴求以正當的民主程序合理處理服貿爭議。<text:span text:style-name="T2"><text:line-break/><text:line-break/></text:span>林義雄指出，事件迄今已逾<text:span text:style-name="T2">10</text:span>天，但只看到掌權者的飾詞強辯，對學生訴求的藐視汙衊，甚至以警棍、盾牌痛毆手無寸鐵的學生，其粗暴蠻橫的程度，使人不敢相信這是依民主程序選出的掌權者，更不敢相信這種血腥鎮壓，會發生在<text:span text:style-name="T2">21</text:span>世紀的台灣，獨裁專制的陰影已籠罩在台灣上空。<text:span text:style-name="T2"><text:line-break/><text:line-break/></text:span>他表示，服貿跟任何政策一樣，自然有利也有弊，你我當然也可以贊成或反對。但是台灣先人奉獻自由和生命，以斑斑血淚爭取來的民主，卻不能任人踐踏摧毀。而這些學生所展現的熱誠、見義勇為、為鄉土奉獻、為維護民主命脈奮爭的精神，正是台灣所能擁有的最珍貴資產，確實值得我們善加呵護。<text:span text:style-name="T2"><text:line-break/><text:line-break/></text:span>林義雄表示，純真青年對不公不義所迸發出的義憤，是股無法抗拒的巨大力量，只是這股力量必須有深具良知的眾多人民做為後盾，他將從<text:span text:style-name="T2">3</text:span>月<text:span text:style-name="T2">29</text:span>日起每日到立法院陪伴學生，也懇請各界把這些學生當成自己的子女親人來疼惜呵護。</text:p>
      <text:p text:style-name="P1"><text:span text:style-name="T3">陳真</text:span><text:s/>  |  2014.04.01 04:06   |   <text:a xlink:type="simple" xlink:href="http://palinfo.habago.org/Entry?Command=Information_PrintForum&amp;iPage=454#FORUM32176"><text:span text:style-name="T1">#</text:span></text:a></text:p>
      <text:p text:style-name="P2">大約<text:span text:style-name="T2">1985</text:span>年，許成章告訴我一句台語諺語：<text:span text:style-name="T2">"</text:span>樂觀主義的皮，包厭世觀的愛<text:span text:style-name="T2">"</text:span>。他說這就是幽默的定義；表面上好笑，不正經，骨子裏卻包著悲愴的愛。<text:span text:style-name="T2"><text:line-break/><text:line-break/></text:span>許老先生還教了我一句台語諺語：<text:span text:style-name="T2">"</text:span>狗雞巴，香七里遠。<text:span text:style-name="T2">"</text:span>意思可能是說趣味相投者，遠遠千里外就能互相吸引到了。<text:span text:style-name="T2"><text:line-break/><text:line-break/></text:span>他花三十年編纂台語詞典，我去過他的工作室好幾次，滿屋的文件筆記，那時他都已經七八十歲了，一天仍工作十幾小時。我見他椅子上擺幾本書報雜誌，覺得納悶，他說是為了讓自己坐了不舒服，才不會工作時想睡覺。<text:span text:style-name="T2"><text:line-break/><text:line-break/></text:span>他那時已幾乎與世隔絕，見我常去，有一天，親口用台語吟了三捲唐詩宋詞的錄音帶送我，並囑我找機會幫他對外發表。可惜我辜負了這個請託，因為誰會想聽一個名不見經傳的老人用台語唸唐詩呢？<text:span text:style-name="T2"><text:line-break/><text:line-break/>1997</text:span>年出國前，我把這三捲錄音帶，連同我之前過去十幾年所親身經歷或他人提供的各種珍藏歷史文物好幾大箱，全數捐給了慈林。但我很快就後悔了，因為我感覺他們好像很愛乾淨，但歷史文物往往血跡斑斑，或在驚濤駭浪中臨場取得，豈有可能窗明几淨？<text:span text:style-name="T2"><text:line-break/><text:line-break/></text:span>更糟的是，在那個年代，看待那些相距頂多不過十幾年的東西，如果沒有一點特殊的識人與識物之明，是根本看不出那些東西的重要價值的。<text:span text:style-name="T2"><text:line-break/><text:line-break/>"</text:span>唐吉訶德<text:span text:style-name="T2">" </text:span>就像一首喜劇版的<text:span text:style-name="T2"><text:s/>"</text:span>麥田捕手<text:span text:style-name="T2">"</text:span>，兩書應合著看，但仍要有先後，才不會先入了悲劇出不來，人生熜還是得用<text:span text:style-name="T2"><text:s/>"</text:span>樂觀主義的皮，包厭世觀的愛<text:span text:style-name="T2">" </text:span>比較妥當些。<text:span text:style-name="T2"><text:line-break/><text:line-break/></text:span>還好我是先讀熟了唐吉訶德，上了國中才看麥田捕手，要不然恐怕每天都笑不出來。家裏有小朋友的，建議先買唐吉訶德給他看，麥田捕手則暫且列為禁書，等他到了約莫能正面理解負面事物的時候再看比較保險。<text:span text:style-name="T2"><text:line-break/><text:line-break/></text:span>若是要攜入墳墓，其實最好兩本都帶著，萬一天堂規定只能帶一本，我看還是帶唐吉訶德比較好玩些，怕天堂日子悶。<text:span text:style-name="T2"><text:line-break/><text:line-break/></text:span>唐吉訶德為了抑強扶弱、打擊惡龍而揭竿而起，成為遊俠騎士。而我呢，除了為自己，倒也為了同類；我總忘不了洞穴裏那些完全無法為自己言語的生物，任憑世界加諸任何罪與罰在他們身上。<text:span text:style-name="T2"><text:line-break/><text:line-break/></text:span>底下是從我的一位大我大約十六七歲的偶像<text:span text:style-name="T2">(</text:span>他也是唐迷<text:span text:style-name="T2">)</text:span>那邊所剪下的一些唐吉訶德的句子，還蠻好笑的，例如頭幾句，連著魔發神經都算美德了。<text:span text:style-name="T2"><text:line-break/><text:line-break/>--------<text:line-break/></text:span>我做了遊俠騎士以來，我已經變得勇敢、文明、慷慨、豁達、高貴、有禮、敢作、敢為、和氣而耐性，吃得消勞苦、拘囚和著魔種種的了。（<text:span text:style-name="T2">Ⅰ50</text:span>）<text:span text:style-name="T2"><text:line-break/><text:line-break/></text:span>凡做美女的都宜謹慎，如今為這一點小事笑得這個樣兒，實屬不成體統。（<text:span text:style-name="T2">Ⅰ2</text:span>）<text:span text:style-name="T2"><text:line-break/><text:line-break/></text:span>你生來是睡覺的，我生來是熬夜的。（<text:span text:style-name="T2">Ⅱ68</text:span>）<text:span text:style-name="T2"><text:line-break/><text:line-break/></text:span>老母雞一個蛋也孵，積少成多，有點小便宜，就算不失利。（<text:span text:style-name="T2">Ⅱ7</text:span>）<text:span text:style-name="T2"><text:line-break/><text:line-break/></text:span>我對自己靈魂上的一星半點，看得比全身還寶貴。（<text:span text:style-name="T2">Ⅱ43</text:span>）<text:span text:style-name="T2"><text:line-break/><text:line-break/></text:span>看到地球才那麼一點點大，從此我想做總督的熱腸就冷了一半。在一粒芥子上發號施令有什麼了不起呢？管轄幾個榛子大小的人有什麼尊嚴呢？（<text:span text:style-name="T2">Ⅱ42</text:span>）<text:span text:style-name="T2"><text:line-break/><text:line-break/></text:span>做遊俠騎士的人不管受了怎麼樣的傷，那怕肚腸掉出來，也是不許哼的。（<text:span text:style-name="T2">Ⅰ8</text:span>）<text:span text:style-name="T2"><text:line-break/><text:line-break/></text:span>我的舌頭碰上哪句就說出來，顧不得合適不合適。不過我以後留心，當了大官，不合身分的成語就不用。（<text:span text:style-name="T2">Ⅱ43</text:span>）<text:span text:style-name="T2"><text:line-break/><text:line-break/></text:span>走路要慢，說話要沉著，可是別像自己恭聽自己說話似的，凡是矯揉造做都討厭。（<text:span text:style-name="T2">Ⅱ43</text:span>）<text:span text:style-name="T2"><text:line-break/><text:line-break/></text:span>運命給我們安排的事兒，比我們自己所能願望的還好些。（<text:span text:style-name="T2">Ⅰ8</text:span>）<text:span text:style-name="T2"><text:line-break/><text:line-break/></text:span>天是要救好人的，惡人也常常要救，就是像我這樣沒有價值的人，他也還是不棄的。（<text:span text:style-name="T2">Ⅰ27</text:span>）<text:span text:style-name="T2"><text:line-break/><text:line-break/></text:span>他們容我有餘暇可把我的苦惱訴說給天聽，這比跟人談話總好得多。（<text:span text:style-name="T2">Ⅰ28</text:span>）<text:span text:style-name="T2"><text:line-break/><text:line-break/></text:span>我的信仰是吃娘奶一起吃進去的。（<text:span text:style-name="T2">Ⅱ63</text:span>）<text:span text:style-name="T2"><text:line-break/><text:line-break/></text:span>魔鬼是躲在十字架背後的。（<text:span text:style-name="T2">Ⅰ6</text:span>）<text:span text:style-name="T2"><text:line-break/><text:line-break/></text:span>說不定找錯的以為是缺點，其實彷佛臉上的痣，有時反增添了嫵媚。（<text:span text:style-name="T2">Ⅱ3</text:span>）<text:span text:style-name="T2"><text:line-break/><text:line-break/></text:span>小狗穿了麻紗褲，就不認自己的伙伴了。（<text:span text:style-name="T2">Ⅱ50</text:span>）<text:span text:style-name="T2"><text:line-break/><text:line-break/></text:span>真理即使混染在謊話裡，也會像油在水裡那樣浮現出來。（<text:span text:style-name="T2">Ⅱ50</text:span>）<text:span text:style-name="T2"><text:line-break/><text:line-break/></text:span>遊俠騎士於路上碰到了受苦的，背鍊條的，受壓迫的，就不問那些人到底是為了過失或是為了不幸纔弄到那種情境，那樣苦楚；他們就只因他們有難而幫助他們，單問他們苦楚不苦楚，不問他們犯罪不犯罪。（<text:span text:style-name="T2">Ⅰ30</text:span>）<text:span text:style-name="T2"><text:line-break/><text:line-break/></text:span>說得不客氣，就像螞蟻那麼一大群呢。（<text:span text:style-name="T2">Ⅱ6</text:span>）<text:span text:style-name="T2"><text:line-break/><text:line-break/></text:span>幹我這一行的，第一是壓硬不欺軟，就是說，扶助弱小，剷除強暴。（<text:span text:style-name="T2">Ⅱ52</text:span>）<text:span text:style-name="T2"><text:line-break/><text:line-break/></text:span>我的職業是援助一切苦人，不問死的活的。（<text:span text:style-name="T2">Ⅱ55</text:span>）<text:span text:style-name="T2"><text:line-break/><text:line-break/></text:span>別人的痛苦，一根頭髮都掛得住。（<text:span text:style-name="T2">Ⅱ28</text:span>）<text:span text:style-name="T2"><text:line-break/><text:line-break/></text:span>要求萬無一失，就不像個好漢了。（<text:span text:style-name="T2">Ⅱ41</text:span>）<text:span text:style-name="T2"><text:line-break/><text:line-break/></text:span>如果敵人逃跑，為他們建造一座銀橋。（<text:span text:style-name="T2">Ⅱ58</text:span>）<text:span text:style-name="T2"><text:line-break/><text:line-break/></text:span>有識見的人不該從細事來捉摸天意。西比翁到了非洲，上岸就摔一跤。他的軍士以為不吉利，可是他抱著土地說：「非洲啊，你休想逃跑，我已經把你牢牢抱住了！」（<text:span text:style-name="T2">Ⅱ</text:span>）<text:span text:style-name="T2"><text:line-break/><text:line-break/></text:span>這是編造起來給我們沒事的時候作消遣的；猶之乎在一切有組織的國度裏，都許有下棋，打網球，打彈子之類的遊戲，供那種沒事可做，或不應該工作，或不能工作的人當消遣，所以他們也就容許這樣的書編起來，印起來，原是假定天底下不會有誰笨到將它當做真正的歷史看的。（<text:span text:style-name="T2">Ⅰ32</text:span>）<text:span text:style-name="T2"><text:line-break/><text:line-break/></text:span>你們這些寂寞的樹木，從今後將做我隱居的伴侶，請你們把樹枝輕輕搖動，以示你們對我這人的歡迎！<text:span text:style-name="T2"><text:s/></text:span>（<text:span text:style-name="T2">Ⅰ25</text:span>）<text:span text:style-name="T2"><text:line-break/><text:line-break/></text:span>他們是法國的海盜，誰要碰上網去都要做魚的。（<text:span text:style-name="T2">Ⅰ41</text:span>）<text:span text:style-name="T2"><text:line-break/><text:line-break/></text:span>品行純潔的詩人，寫的詩也一定純潔。文筆是內心的喉舌。（<text:span text:style-name="T2">Ⅱ16</text:span>）<text:span text:style-name="T2"><text:line-break/><text:line-break/></text:span>這樣會豐富語言，語言是大伙兒應用出來的。（<text:span text:style-name="T2">Ⅱ43</text:span>）<text:span text:style-name="T2"><text:line-break/><text:line-break/></text:span>我不敢說自己是好的堂吉訶德，不過絕不是那個壞的。（<text:span text:style-name="T2">Ⅱ72</text:span>）<text:span text:style-name="T2"><text:line-break/><text:line-break/></text:span>邈兮斯人，勇毅絕倫，不畏強暴，不恤喪身，誰謂痴愚，震世立勛，慷慨豪俠，超凡絕塵，臨歿見真。（<text:span text:style-name="T2">Ⅱ74</text:span>）</text:p>
      <text:p text:style-name="P1"><text:span text:style-name="T3">陳真</text:span><text:s/>  |  2014.04.01 02:25   |   <text:a xlink:type="simple" xlink:href="http://palinfo.habago.org/Entry?Command=Information_PrintForum&amp;iPage=454#FORUM32175"><text:span text:style-name="T1">#</text:span></text:a></text:p>
      <text:p text:style-name="P3">就教各位網路高手，從網上何處能購買底下這幾個譯本之特定版本？博客來和露天拍賣都找過了。<text:span text:style-name="T2"><text:line-break/><text:line-break/>2001</text:span>年，二部全譯本，《堂吉訶德》，孫家孟譯，北京十月文藝出版社。<text:span text:style-name="T2"><text:line-break/><text:line-break/>2005</text:span>年，二部全譯本，《唐吉訶德》，楊絳譯，人民文學出版，社插圖珍藏本。<text:span text:style-name="T2"><text:line-break/><text:line-break/>2006</text:span>年，二部全譯本，《唐吉訶德》，董燕生譯，長江文藝出版社，插圖特裝修訂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